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21">
      <style:table-cell-properties fo:background-color="transparent"/>
    </style:style>
    <style:style style:name="ce9" style:family="table-cell" style:parent-style-name="Default" style:data-style-name="N121">
      <style:table-cell-properties fo:background-color="#f50057"/>
    </style:style>
    <style:style style:name="ce10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50057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" style:family="table-cell" style:parent-style-name="Default" style:data-style-name="N122">
      <style:table-cell-properties fo:background-color="#dde8cb"/>
      <style:text-properties fo:font-weight="normal" style:font-weight-asian="normal" style:font-weight-complex="normal"/>
    </style:style>
    <style:style style:name="ce4" style:family="table-cell" style:parent-style-name="Default" style:data-style-name="N122">
      <style:table-cell-properties fo:background-color="#dde8cb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gradient" draw:fill-color="#ffffff" draw:fill-gradient-name="Pastel_20_Bouquet" fo:min-height="75.83mm"/>
      <style:paragraph-properties style:writing-mode="lr-tb"/>
    </style:style>
    <style:style style:name="P1" style:family="paragraph">
      <loext:graphic-properties draw:fill="gradient" draw:fill-color="#ffffff" draw:fill-gradient-name="Pastel_20_Bouquet"/>
    </style:style>
  </office:automatic-styles>
  <office:body>
    <office:spreadsheet>
      <table:calculation-settings table:automatic-find-labels="false" table:use-regular-expressions="false" table:use-wildcards="true"/>
      <table:table table:name="Sheet2 update new filtering threshold" table:style-name="ta1">
        <table:shapes>
          <draw:frame draw:z-index="0" draw:name="Text Frame 1" draw:style-name="gr1" draw:text-style-name="P1" svg:width="174.59mm" svg:height="75.83mm" svg:x="269.96mm" svg:y="4.89mm">
            <draw:text-box>
              <text:p>Note:</text:p>
              <text:p>This is the mean of the all DoDs values distribution taken at the fines timestep 0.5Txnr for each discharge. The calculation is done dividing scour and deposition (the cumulative reach 1 at the end of the scour and 2 at the end of the deposition)</text:p>
              <text:p>Then the mean of the mean distribution for each discharge is computed.</text:p>
              <text:p/>
              <text:p>The aim of this calculation is to obtain the class limits to divide both scour and deposition in 5 classes (20% os scour – or dep- each)</text:p>
            </draw:text-box>
          </draw:frame>
        </table:shapes>
        <table:table-column table:style-name="co1" table:default-cell-style-name="ce8"/>
        <table:table-column table:style-name="co1" table:number-columns-repeated="5" table:default-cell-style-name="ce10"/>
        <table:table-column table:style-name="co1" table:default-cell-style-name="ce13"/>
        <table:table-row table:style-name="ro1">
          <table:table-cell office:value-type="string" calcext:value-type="string">
            <text:p>Script: DoD_value_distribution_v2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pan1</text:p>
          </table:table-cell>
          <table:table-cell office:value-type="string" calcext:value-type="string">
            <text:p>cumul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s_edge</text:p>
          </table:table-cell>
          <table:table-cell office:value-type="string" calcext:value-type="string">
            <text:p>q07_1</text:p>
          </table:table-cell>
          <table:table-cell office:value-type="string" calcext:value-type="string">
            <text:p>q10_2</text:p>
          </table:table-cell>
          <table:table-cell office:value-type="string" calcext:value-type="string">
            <text:p>q15_2</text:p>
          </table:table-cell>
          <table:table-cell office:value-type="string" calcext:value-type="string">
            <text:p>q15_3</text:p>
          </table:table-cell>
          <table:table-cell office:value-type="string" calcext:value-type="string">
            <text:p>q20_2</text:p>
          </table:table-cell>
          <table:table-cell table:style-name="ce7" office:value-type="string" calcext:value-type="string">
            <text:p>mean</text:p>
          </table:table-cell>
        </table:table-row>
        <table:table-row table:style-name="ro1">
          <table:table-cell office:value-type="float" office:value="-60" calcext:value-type="float">
            <text:p>-60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:.D4];[.F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9" calcext:value-type="float">
            <text:p>-59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:.D5];[.F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8" calcext:value-type="float">
            <text:p>-59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:.D6];[.F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7" calcext:value-type="float">
            <text:p>-59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7:.D7];[.F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6" calcext:value-type="float">
            <text:p>-59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8:.D8];[.F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5" calcext:value-type="float">
            <text:p>-59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9:.D9];[.F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4" calcext:value-type="float">
            <text:p>-59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0:.D10];[.F1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3" calcext:value-type="float">
            <text:p>-59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1:.D11];[.F1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2" calcext:value-type="float">
            <text:p>-59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2:.D12];[.F1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.1" calcext:value-type="float">
            <text:p>-59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3:.D13];[.F1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9" calcext:value-type="float">
            <text:p>-59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4:.D14];[.F1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9" calcext:value-type="float">
            <text:p>-58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5:.D15];[.F1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8" calcext:value-type="float">
            <text:p>-58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6:.D16];[.F1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7" calcext:value-type="float">
            <text:p>-58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7:.D17];[.F1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6" calcext:value-type="float">
            <text:p>-58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8:.D18];[.F1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5" calcext:value-type="float">
            <text:p>-58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19:.D19];[.F1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4" calcext:value-type="float">
            <text:p>-58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0:.D20];[.F2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3" calcext:value-type="float">
            <text:p>-58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1:.D21];[.F2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2" calcext:value-type="float">
            <text:p>-58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2:.D22];[.F2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.1" calcext:value-type="float">
            <text:p>-58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3:.D23];[.F2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8" calcext:value-type="float">
            <text:p>-58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4:.D24];[.F2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9" calcext:value-type="float">
            <text:p>-57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5:.D25];[.F2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8" calcext:value-type="float">
            <text:p>-57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6:.D26];[.F2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7" calcext:value-type="float">
            <text:p>-57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7:.D27];[.F2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6" calcext:value-type="float">
            <text:p>-57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8:.D28];[.F2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5" calcext:value-type="float">
            <text:p>-57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29:.D29];[.F2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4" calcext:value-type="float">
            <text:p>-57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0:.D30];[.F3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3" calcext:value-type="float">
            <text:p>-57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1:.D31];[.F3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2" calcext:value-type="float">
            <text:p>-57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2:.D32];[.F3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.1" calcext:value-type="float">
            <text:p>-57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3:.D33];[.F3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7" calcext:value-type="float">
            <text:p>-57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4:.D34];[.F3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9" calcext:value-type="float">
            <text:p>-56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5:.D35];[.F3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8" calcext:value-type="float">
            <text:p>-56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6:.D36];[.F3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7" calcext:value-type="float">
            <text:p>-56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7:.D37];[.F3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6" calcext:value-type="float">
            <text:p>-56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8:.D38];[.F3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5" calcext:value-type="float">
            <text:p>-56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39:.D39];[.F3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4" calcext:value-type="float">
            <text:p>-56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0:.D40];[.F4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3" calcext:value-type="float">
            <text:p>-56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1:.D41];[.F4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2" calcext:value-type="float">
            <text:p>-56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2:.D42];[.F4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.1" calcext:value-type="float">
            <text:p>-56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3:.D43];[.F4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6" calcext:value-type="float">
            <text:p>-56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4:.D44];[.F4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9" calcext:value-type="float">
            <text:p>-55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5:.D45];[.F4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8" calcext:value-type="float">
            <text:p>-55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6:.D46];[.F4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7" calcext:value-type="float">
            <text:p>-55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7:.D47];[.F4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6" calcext:value-type="float">
            <text:p>-55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8:.D48];[.F4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5" calcext:value-type="float">
            <text:p>-55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49:.D49];[.F4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4" calcext:value-type="float">
            <text:p>-55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0:.D50];[.F5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3" calcext:value-type="float">
            <text:p>-55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1:.D51];[.F5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2" calcext:value-type="float">
            <text:p>-55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2:.D52];[.F5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.1" calcext:value-type="float">
            <text:p>-55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3:.D53];[.F5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5" calcext:value-type="float">
            <text:p>-55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4:.D54];[.F5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9" calcext:value-type="float">
            <text:p>-54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5:.D55];[.F5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8" calcext:value-type="float">
            <text:p>-54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6:.D56];[.F5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7" calcext:value-type="float">
            <text:p>-54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7:.D57];[.F5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6" calcext:value-type="float">
            <text:p>-54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8:.D58];[.F5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5" calcext:value-type="float">
            <text:p>-54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59:.D59];[.F5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4" calcext:value-type="float">
            <text:p>-54.4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0:.D60];[.F6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3" calcext:value-type="float">
            <text:p>-54.3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1:.D61];[.F6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2" calcext:value-type="float">
            <text:p>-54.2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2:.D62];[.F6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.1" calcext:value-type="float">
            <text:p>-54.1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3:.D63];[.F6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4" calcext:value-type="float">
            <text:p>-54.0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4:.D64];[.F6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9" calcext:value-type="float">
            <text:p>-53.9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5:.D65];[.F6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8" calcext:value-type="float">
            <text:p>-53.8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6:.D66];[.F6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7" calcext:value-type="float">
            <text:p>-53.7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7:.D67];[.F6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6" calcext:value-type="float">
            <text:p>-53.6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8:.D68];[.F6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5" calcext:value-type="float">
            <text:p>-53.5</text:p>
          </table:table-cell>
          <table:table-cell table:number-columns-repeated="5" office:value-type="float" office:value="0" calcext:value-type="float">
            <text:p>0.000000</text:p>
          </table:table-cell>
          <table:table-cell table:style-name="ce5" table:formula="of:=AVERAGE([.B69:.D69];[.F6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4" calcext:value-type="float">
            <text:p>-53.4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074173" calcext:value-type="float">
            <text:p>0.00007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0:.D70];[.F7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3" calcext:value-type="float">
            <text:p>-53.3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074173" calcext:value-type="float">
            <text:p>0.00007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1:.D71];[.F7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2" calcext:value-type="float">
            <text:p>-53.2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2:.D72];[.F7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.1" calcext:value-type="float">
            <text:p>-53.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3:.D73];[.F7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3" calcext:value-type="float">
            <text:p>-53.0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4:.D74];[.F7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9" calcext:value-type="float">
            <text:p>-52.9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5:.D75];[.F7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8" calcext:value-type="float">
            <text:p>-52.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6:.D76];[.F7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7" calcext:value-type="float">
            <text:p>-52.7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148445" calcext:value-type="float">
            <text:p>0.00014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7:.D77];[.F7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6" calcext:value-type="float">
            <text:p>-52.6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8:.D78];[.F7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5" calcext:value-type="float">
            <text:p>-52.5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79:.D79];[.F7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4" calcext:value-type="float">
            <text:p>-52.4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0:.D80];[.F8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3" calcext:value-type="float">
            <text:p>-52.3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1:.D81];[.F8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2" calcext:value-type="float">
            <text:p>-52.2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2:.D82];[.F8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.1" calcext:value-type="float">
            <text:p>-52.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3:.D83];[.F8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2" calcext:value-type="float">
            <text:p>-52.0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4:.D84];[.F8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9" calcext:value-type="float">
            <text:p>-51.9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5:.D85];[.F8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8" calcext:value-type="float">
            <text:p>-51.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6:.D86];[.F8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7" calcext:value-type="float">
            <text:p>-51.7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22717" calcext:value-type="float">
            <text:p>0.00022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7:.D87];[.F8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6" calcext:value-type="float">
            <text:p>-51.6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8:.D88];[.F8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5" calcext:value-type="float">
            <text:p>-51.5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89:.D89];[.F8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4" calcext:value-type="float">
            <text:p>-51.4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0:.D90];[.F9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3" calcext:value-type="float">
            <text:p>-51.3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1:.D91];[.F9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2" calcext:value-type="float">
            <text:p>-51.2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2:.D92];[.F9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.1" calcext:value-type="float">
            <text:p>-51.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296791" calcext:value-type="float">
            <text:p>0.00029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3:.D93];[.F9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1" calcext:value-type="float">
            <text:p>-51.0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4:.D94];[.F9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9" calcext:value-type="float">
            <text:p>-50.9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5:.D95];[.F9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8" calcext:value-type="float">
            <text:p>-50.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6:.D96];[.F9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7" calcext:value-type="float">
            <text:p>-50.7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7:.D97];[.F9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6" calcext:value-type="float">
            <text:p>-50.6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8:.D98];[.F98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5" calcext:value-type="float">
            <text:p>-50.5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99:.D99];[.F99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4" calcext:value-type="float">
            <text:p>-50.4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0:.D100];[.F10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3" calcext:value-type="float">
            <text:p>-50.3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1:.D101];[.F10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2" calcext:value-type="float">
            <text:p>-50.2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2:.D102];[.F10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.1" calcext:value-type="float">
            <text:p>-50.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370521" calcext:value-type="float">
            <text:p>0.00037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3:.D103];[.F103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50" calcext:value-type="float">
            <text:p>-50.0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4:.D104];[.F104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49.9" calcext:value-type="float">
            <text:p>-49.9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5:.D105];[.F105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49.8" calcext:value-type="float">
            <text:p>-49.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6:.D106];[.F106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49.7" calcext:value-type="float">
            <text:p>-49.7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7:.D107];[.F107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-49.6" calcext:value-type="float">
            <text:p>-49.6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8:.D108];[.F108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.5" calcext:value-type="float">
            <text:p>-49.5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09:.D109];[.F109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.4" calcext:value-type="float">
            <text:p>-49.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0:.D110];[.F110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.3" calcext:value-type="float">
            <text:p>-49.3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1:.D111];[.F111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.2" calcext:value-type="float">
            <text:p>-49.2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2:.D112];[.F112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.1" calcext:value-type="float">
            <text:p>-49.1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3:.D113];[.F113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9" calcext:value-type="float">
            <text:p>-49.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4:.D114];[.F114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9" calcext:value-type="float">
            <text:p>-48.9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444793" calcext:value-type="float">
            <text:p>0.000445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5:.D115];[.F115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8" calcext:value-type="float">
            <text:p>-48.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6:.D116];[.F116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7" calcext:value-type="float">
            <text:p>-48.7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7:.D117];[.F117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6" calcext:value-type="float">
            <text:p>-48.6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8:.D118];[.F118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5" calcext:value-type="float">
            <text:p>-48.5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19:.D119];[.F119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4" calcext:value-type="float">
            <text:p>-48.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0:.D120];[.F120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3" calcext:value-type="float">
            <text:p>-48.3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1:.D121];[.F121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2" calcext:value-type="float">
            <text:p>-48.2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2:.D122];[.F122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.1" calcext:value-type="float">
            <text:p>-48.1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3:.D123];[.F123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8" calcext:value-type="float">
            <text:p>-48.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4:.D124];[.F124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9" calcext:value-type="float">
            <text:p>-47.9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5:.D125];[.F125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8" calcext:value-type="float">
            <text:p>-47.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6:.D126];[.F126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7" calcext:value-type="float">
            <text:p>-47.7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18523" calcext:value-type="float">
            <text:p>0.00051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7:.D127];[.F127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6" calcext:value-type="float">
            <text:p>-47.6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8:.D128];[.F128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5" calcext:value-type="float">
            <text:p>-47.5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29:.D129];[.F129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4" calcext:value-type="float">
            <text:p>-47.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0:.D130];[.F130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3" calcext:value-type="float">
            <text:p>-47.3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1:.D131];[.F131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2" calcext:value-type="float">
            <text:p>-47.2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2:.D132];[.F132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.1" calcext:value-type="float">
            <text:p>-47.1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3:.D133];[.F133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7" calcext:value-type="float">
            <text:p>-47.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4:.D134];[.F134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9" calcext:value-type="float">
            <text:p>-46.9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5:.D135];[.F135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8" calcext:value-type="float">
            <text:p>-46.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593904" calcext:value-type="float">
            <text:p>0.00059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6:.D136];[.F136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7" calcext:value-type="float">
            <text:p>-46.7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669285" calcext:value-type="float">
            <text:p>0.000669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7:.D137];[.F137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6" calcext:value-type="float">
            <text:p>-46.6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743557" calcext:value-type="float">
            <text:p>0.00074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8:.D138];[.F138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5" calcext:value-type="float">
            <text:p>-46.5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743557" calcext:value-type="float">
            <text:p>0.00074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39:.D139];[.F139])" office:value-type="float" office:value="0.000019984025" calcext:value-type="float">
            <text:p>0.000020</text:p>
          </table:table-cell>
        </table:table-row>
        <table:table-row table:style-name="ro1">
          <table:table-cell office:value-type="float" office:value="-46.4" calcext:value-type="float">
            <text:p>-46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1773" calcext:value-type="float">
            <text:p>0.00081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0:.D140];[.F140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6.3" calcext:value-type="float">
            <text:p>-46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1773" calcext:value-type="float">
            <text:p>0.00081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1:.D141];[.F141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6.2" calcext:value-type="float">
            <text:p>-46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1773" calcext:value-type="float">
            <text:p>0.00081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2:.D142];[.F142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6.1" calcext:value-type="float">
            <text:p>-46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1773" calcext:value-type="float">
            <text:p>0.00081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3:.D143];[.F143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6" calcext:value-type="float">
            <text:p>-46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1773" calcext:value-type="float">
            <text:p>0.00081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4:.D144];[.F144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5.9" calcext:value-type="float">
            <text:p>-45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0904077" calcext:value-type="float">
            <text:p>0.00009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92002" calcext:value-type="float">
            <text:p>0.00089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5:.D145];[.F145])" office:value-type="float" office:value="0.00004258595" calcext:value-type="float">
            <text:p>0.000043</text:p>
          </table:table-cell>
        </table:table-row>
        <table:table-row table:style-name="ro1">
          <table:table-cell office:value-type="float" office:value="-45.8" calcext:value-type="float">
            <text:p>-45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92002" calcext:value-type="float">
            <text:p>0.00089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6:.D146];[.F146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7" calcext:value-type="float">
            <text:p>-45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92002" calcext:value-type="float">
            <text:p>0.00089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7:.D147];[.F147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6" calcext:value-type="float">
            <text:p>-45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892002" calcext:value-type="float">
            <text:p>0.00089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8:.D148];[.F148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5" calcext:value-type="float">
            <text:p>-45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0966274" calcext:value-type="float">
            <text:p>0.000966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49:.D149];[.F149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4" calcext:value-type="float">
            <text:p>-45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04176" calcext:value-type="float">
            <text:p>0.00104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0:.D150];[.F150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3" calcext:value-type="float">
            <text:p>-45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80815" calcext:value-type="float">
            <text:p>0.00018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04176" calcext:value-type="float">
            <text:p>0.00104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1:.D151];[.F151])" office:value-type="float" office:value="0.000065187775" calcext:value-type="float">
            <text:p>0.000065</text:p>
          </table:table-cell>
        </table:table-row>
        <table:table-row table:style-name="ro1">
          <table:table-cell office:value-type="float" office:value="-45.2" calcext:value-type="float">
            <text:p>-45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04176" calcext:value-type="float">
            <text:p>0.00104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2:.D152];[.F152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5.1" calcext:value-type="float">
            <text:p>-45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04176" calcext:value-type="float">
            <text:p>0.00104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3:.D153];[.F153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5" calcext:value-type="float">
            <text:p>-45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04176" calcext:value-type="float">
            <text:p>0.00104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4:.D154];[.F154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9" calcext:value-type="float">
            <text:p>-44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18966" calcext:value-type="float">
            <text:p>0.001190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5:.D155];[.F155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8" calcext:value-type="float">
            <text:p>-44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6:.D156];[.F156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7" calcext:value-type="float">
            <text:p>-44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7:.D157];[.F157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6" calcext:value-type="float">
            <text:p>-44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8:.D158];[.F158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5" calcext:value-type="float">
            <text:p>-44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59:.D159];[.F159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4" calcext:value-type="float">
            <text:p>-44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0:.D160];[.F160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3" calcext:value-type="float">
            <text:p>-44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1:.D161];[.F161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2" calcext:value-type="float">
            <text:p>-44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26339" calcext:value-type="float">
            <text:p>0.00126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2:.D162];[.F162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.1" calcext:value-type="float">
            <text:p>-44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3:.D163];[.F163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4" calcext:value-type="float">
            <text:p>-44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4:.D164];[.F164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3.9" calcext:value-type="float">
            <text:p>-43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5:.D165];[.F165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3.8" calcext:value-type="float">
            <text:p>-43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271223" calcext:value-type="float">
            <text:p>0.000271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6:.D166];[.F166])" office:value-type="float" office:value="0.000087789775" calcext:value-type="float">
            <text:p>0.000088</text:p>
          </table:table-cell>
        </table:table-row>
        <table:table-row table:style-name="ro1">
          <table:table-cell office:value-type="float" office:value="-43.7" calcext:value-type="float">
            <text:p>-43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359687" calcext:value-type="float">
            <text:p>0.00036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7:.D167];[.F167])" office:value-type="float" office:value="0.000109905775" calcext:value-type="float">
            <text:p>0.000110</text:p>
          </table:table-cell>
        </table:table-row>
        <table:table-row table:style-name="ro1">
          <table:table-cell office:value-type="float" office:value="-43.6" calcext:value-type="float">
            <text:p>-43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359687" calcext:value-type="float">
            <text:p>0.00036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8:.D168];[.F168])" office:value-type="float" office:value="0.000109905775" calcext:value-type="float">
            <text:p>0.000110</text:p>
          </table:table-cell>
        </table:table-row>
        <table:table-row table:style-name="ro1">
          <table:table-cell office:value-type="float" office:value="-43.5" calcext:value-type="float">
            <text:p>-43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359687" calcext:value-type="float">
            <text:p>0.00036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69:.D169];[.F169])" office:value-type="float" office:value="0.000109905775" calcext:value-type="float">
            <text:p>0.000110</text:p>
          </table:table-cell>
        </table:table-row>
        <table:table-row table:style-name="ro1">
          <table:table-cell office:value-type="float" office:value="-43.4" calcext:value-type="float">
            <text:p>-43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450095" calcext:value-type="float">
            <text:p>0.00045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33746" calcext:value-type="float">
            <text:p>0.0013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0:.D170];[.F170])" office:value-type="float" office:value="0.000132507775" calcext:value-type="float">
            <text:p>0.000133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450095" calcext:value-type="float">
            <text:p>0.00045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1:.D171];[.F171])" office:value-type="float" office:value="0.000132507775" calcext:value-type="float">
            <text:p>0.000133</text:p>
          </table:table-cell>
        </table:table-row>
        <table:table-row table:style-name="ro1">
          <table:table-cell office:value-type="float" office:value="-43.2" calcext:value-type="float">
            <text:p>-43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450095" calcext:value-type="float">
            <text:p>0.00045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2:.D172];[.F172])" office:value-type="float" office:value="0.000132507775" calcext:value-type="float">
            <text:p>0.000133</text:p>
          </table:table-cell>
        </table:table-row>
        <table:table-row table:style-name="ro1">
          <table:table-cell office:value-type="float" office:value="-43.1" calcext:value-type="float">
            <text:p>-43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450095" calcext:value-type="float">
            <text:p>0.000450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3:.D173];[.F173])" office:value-type="float" office:value="0.000132507775" calcext:value-type="float">
            <text:p>0.000133</text:p>
          </table:table-cell>
        </table:table-row>
        <table:table-row table:style-name="ro1">
          <table:table-cell office:value-type="float" office:value="-43" calcext:value-type="float">
            <text:p>-43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538559" calcext:value-type="float">
            <text:p>0.00053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4:.D174];[.F174])" office:value-type="float" office:value="0.000154623775" calcext:value-type="float">
            <text:p>0.000155</text:p>
          </table:table-cell>
        </table:table-row>
        <table:table-row table:style-name="ro1">
          <table:table-cell office:value-type="float" office:value="-42.9" calcext:value-type="float">
            <text:p>-42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538559" calcext:value-type="float">
            <text:p>0.00053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5:.D175];[.F175])" office:value-type="float" office:value="0.000154623775" calcext:value-type="float">
            <text:p>0.000155</text:p>
          </table:table-cell>
        </table:table-row>
        <table:table-row table:style-name="ro1">
          <table:table-cell office:value-type="float" office:value="-42.8" calcext:value-type="float">
            <text:p>-42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538559" calcext:value-type="float">
            <text:p>0.00053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6:.D176];[.F176])" office:value-type="float" office:value="0.000154623775" calcext:value-type="float">
            <text:p>0.000155</text:p>
          </table:table-cell>
        </table:table-row>
        <table:table-row table:style-name="ro1">
          <table:table-cell office:value-type="float" office:value="-42.7" calcext:value-type="float">
            <text:p>-42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538559" calcext:value-type="float">
            <text:p>0.00053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1174" calcext:value-type="float">
            <text:p>0.001412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7:.D177];[.F177])" office:value-type="float" office:value="0.000154623775" calcext:value-type="float">
            <text:p>0.000155</text:p>
          </table:table-cell>
        </table:table-row>
        <table:table-row table:style-name="ro1">
          <table:table-cell office:value-type="float" office:value="-42.6" calcext:value-type="float">
            <text:p>-42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62831" calcext:value-type="float">
            <text:p>0.000628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8:.D178];[.F178])" office:value-type="float" office:value="0.000177061525" calcext:value-type="float">
            <text:p>0.000177</text:p>
          </table:table-cell>
        </table:table-row>
        <table:table-row table:style-name="ro1">
          <table:table-cell office:value-type="float" office:value="-42.5" calcext:value-type="float">
            <text:p>-42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62831" calcext:value-type="float">
            <text:p>0.000628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79:.D179];[.F179])" office:value-type="float" office:value="0.000177061525" calcext:value-type="float">
            <text:p>0.000177</text:p>
          </table:table-cell>
        </table:table-row>
        <table:table-row table:style-name="ro1">
          <table:table-cell office:value-type="float" office:value="-42.4" calcext:value-type="float">
            <text:p>-42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62831" calcext:value-type="float">
            <text:p>0.000628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0:.D180];[.F180])" office:value-type="float" office:value="0.000177061525" calcext:value-type="float">
            <text:p>0.000177</text:p>
          </table:table-cell>
        </table:table-row>
        <table:table-row table:style-name="ro1">
          <table:table-cell office:value-type="float" office:value="-42.3" calcext:value-type="float">
            <text:p>-42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62831" calcext:value-type="float">
            <text:p>0.000628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1:.D181];[.F181])" office:value-type="float" office:value="0.000177061525" calcext:value-type="float">
            <text:p>0.000177</text:p>
          </table:table-cell>
        </table:table-row>
        <table:table-row table:style-name="ro1">
          <table:table-cell office:value-type="float" office:value="-42.2" calcext:value-type="float">
            <text:p>-42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716774" calcext:value-type="float">
            <text:p>0.00071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2:.D182];[.F182])" office:value-type="float" office:value="0.000199177525" calcext:value-type="float">
            <text:p>0.000199</text:p>
          </table:table-cell>
        </table:table-row>
        <table:table-row table:style-name="ro1">
          <table:table-cell office:value-type="float" office:value="-42.1" calcext:value-type="float">
            <text:p>-42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716774" calcext:value-type="float">
            <text:p>0.00071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3:.D183];[.F183])" office:value-type="float" office:value="0.000199177525" calcext:value-type="float">
            <text:p>0.000199</text:p>
          </table:table-cell>
        </table:table-row>
        <table:table-row table:style-name="ro1">
          <table:table-cell office:value-type="float" office:value="-42" calcext:value-type="float">
            <text:p>-42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4:.D184];[.F184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9" calcext:value-type="float">
            <text:p>-41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5:.D185];[.F185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8" calcext:value-type="float">
            <text:p>-41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6:.D186];[.F186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7" calcext:value-type="float">
            <text:p>-41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48712" calcext:value-type="float">
            <text:p>0.0014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7:.D187];[.F187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6" calcext:value-type="float">
            <text:p>-41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63768" calcext:value-type="float">
            <text:p>0.00163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8:.D188];[.F188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5" calcext:value-type="float">
            <text:p>-41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89:.D189];[.F189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4" calcext:value-type="float">
            <text:p>-41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0:.D190];[.F190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3" calcext:value-type="float">
            <text:p>-41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1:.D191];[.F191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2" calcext:value-type="float">
            <text:p>-41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2:.D192];[.F192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.1" calcext:value-type="float">
            <text:p>-41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3:.D193];[.F193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1" calcext:value-type="float">
            <text:p>-41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4:.D194];[.F194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9" calcext:value-type="float">
            <text:p>-40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5:.D195];[.F195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8" calcext:value-type="float">
            <text:p>-40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6:.D196];[.F196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7" calcext:value-type="float">
            <text:p>-40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7:.D197];[.F197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6" calcext:value-type="float">
            <text:p>-40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8:.D198];[.F198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5" calcext:value-type="float">
            <text:p>-40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199:.D199];[.F199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4" calcext:value-type="float">
            <text:p>-40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0:.D200];[.F200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3" calcext:value-type="float">
            <text:p>-40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05238" calcext:value-type="float">
            <text:p>0.000805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1306" calcext:value-type="float">
            <text:p>0.001713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1:.D201];[.F201])" office:value-type="float" office:value="0.000221293525" calcext:value-type="float">
            <text:p>0.000221</text:p>
          </table:table-cell>
        </table:table-row>
        <table:table-row table:style-name="ro1">
          <table:table-cell office:value-type="float" office:value="-40.2" calcext:value-type="float">
            <text:p>-40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78813" calcext:value-type="float">
            <text:p>0.001788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2:.D202];[.F202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40.1" calcext:value-type="float">
            <text:p>-40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86361" calcext:value-type="float">
            <text:p>0.00186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3:.D203];[.F203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40" calcext:value-type="float">
            <text:p>-40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86361" calcext:value-type="float">
            <text:p>0.001864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4:.D204];[.F204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39.9" calcext:value-type="float">
            <text:p>-39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93734" calcext:value-type="float">
            <text:p>0.0019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5:.D205];[.F205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39.8" calcext:value-type="float">
            <text:p>-39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93734" calcext:value-type="float">
            <text:p>0.0019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6:.D206];[.F206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39.7" calcext:value-type="float">
            <text:p>-39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193734" calcext:value-type="float">
            <text:p>0.00193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7:.D207];[.F207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39.6" calcext:value-type="float">
            <text:p>-39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895646" calcext:value-type="float">
            <text:p>0.000896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8:.D208];[.F208])" office:value-type="float" office:value="0.000243895525" calcext:value-type="float">
            <text:p>0.000244</text:p>
          </table:table-cell>
        </table:table-row>
        <table:table-row table:style-name="ro1">
          <table:table-cell office:value-type="float" office:value="-39.5" calcext:value-type="float">
            <text:p>-39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09:.D209];[.F209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9.4" calcext:value-type="float">
            <text:p>-39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0:.D210];[.F210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9.3" calcext:value-type="float">
            <text:p>-39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1:.D211];[.F211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9.2" calcext:value-type="float">
            <text:p>-39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2:.D212];[.F212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9.1" calcext:value-type="float">
            <text:p>-39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3:.D213];[.F213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9" calcext:value-type="float">
            <text:p>-39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987171" calcext:value-type="float">
            <text:p>0.00098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4:.D214];[.F214])" office:value-type="float" office:value="0.000266776775" calcext:value-type="float">
            <text:p>0.000267</text:p>
          </table:table-cell>
        </table:table-row>
        <table:table-row table:style-name="ro1">
          <table:table-cell office:value-type="float" office:value="-38.9" calcext:value-type="float">
            <text:p>-38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07692" calcext:value-type="float">
            <text:p>0.001077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5:.D215];[.F215])" office:value-type="float" office:value="0.000289214025" calcext:value-type="float">
            <text:p>0.000289</text:p>
          </table:table-cell>
        </table:table-row>
        <table:table-row table:style-name="ro1">
          <table:table-cell office:value-type="float" office:value="-38.8" calcext:value-type="float">
            <text:p>-38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0871" calcext:value-type="float">
            <text:p>0.002087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6:.D216];[.F216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7" calcext:value-type="float">
            <text:p>-38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7:.D217];[.F217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6" calcext:value-type="float">
            <text:p>-38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8:.D218];[.F218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5" calcext:value-type="float">
            <text:p>-38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19:.D219];[.F219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4" calcext:value-type="float">
            <text:p>-38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20:.D220];[.F220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3" calcext:value-type="float">
            <text:p>-38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21:.D221];[.F221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2" calcext:value-type="float">
            <text:p>-38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22:.D222];[.F222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.1" calcext:value-type="float">
            <text:p>-38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23:.D223];[.F223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8" calcext:value-type="float">
            <text:p>-38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" calcext:value-type="float">
            <text:p>0.000000</text:p>
          </table:table-cell>
          <table:table-cell table:style-name="ce5" table:formula="of:=AVERAGE([.B224:.D224];[.F224])" office:value-type="float" office:value="0.000312134025" calcext:value-type="float">
            <text:p>0.000312</text:p>
          </table:table-cell>
        </table:table-row>
        <table:table-row table:style-name="ro1">
          <table:table-cell office:value-type="float" office:value="-37.9" calcext:value-type="float">
            <text:p>-37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25:.D225];[.F225])" office:value-type="float" office:value="0.000335694475" calcext:value-type="float">
            <text:p>0.000336</text:p>
          </table:table-cell>
        </table:table-row>
        <table:table-row table:style-name="ro1">
          <table:table-cell office:value-type="float" office:value="-37.8" calcext:value-type="float">
            <text:p>-37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26:.D226];[.F226])" office:value-type="float" office:value="0.000335694475" calcext:value-type="float">
            <text:p>0.000336</text:p>
          </table:table-cell>
        </table:table-row>
        <table:table-row table:style-name="ro1">
          <table:table-cell office:value-type="float" office:value="-37.7" calcext:value-type="float">
            <text:p>-37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16122" calcext:value-type="float">
            <text:p>0.002161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27:.D227];[.F227])" office:value-type="float" office:value="0.000335694475" calcext:value-type="float">
            <text:p>0.000336</text:p>
          </table:table-cell>
        </table:table-row>
        <table:table-row table:style-name="ro1">
          <table:table-cell office:value-type="float" office:value="-37.6" calcext:value-type="float">
            <text:p>-37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1686" calcext:value-type="float">
            <text:p>0.001169</text:p>
          </table:table-cell>
          <table:table-cell office:value-type="float" office:value="0.0000799361" calcext:value-type="float">
            <text:p>0.000080</text:p>
          </table:table-cell>
          <table:table-cell office:value-type="float" office:value="0.00231178" calcext:value-type="float">
            <text:p>0.002312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28:.D228];[.F228])" office:value-type="float" office:value="0.000335694475" calcext:value-type="float">
            <text:p>0.000336</text:p>
          </table:table-cell>
        </table:table-row>
        <table:table-row table:style-name="ro1">
          <table:table-cell office:value-type="float" office:value="-37.5" calcext:value-type="float">
            <text:p>-37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26027" calcext:value-type="float">
            <text:p>0.001260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1178" calcext:value-type="float">
            <text:p>0.002312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29:.D229];[.F229])" office:value-type="float" office:value="0.00037852445" calcext:value-type="float">
            <text:p>0.000379</text:p>
          </table:table-cell>
        </table:table-row>
        <table:table-row table:style-name="ro1">
          <table:table-cell office:value-type="float" office:value="-37.4" calcext:value-type="float">
            <text:p>-37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0:.D230];[.F230])" office:value-type="float" office:value="0.00040140695" calcext:value-type="float">
            <text:p>0.000401</text:p>
          </table:table-cell>
        </table:table-row>
        <table:table-row table:style-name="ro1">
          <table:table-cell office:value-type="float" office:value="-37.3" calcext:value-type="float">
            <text:p>-37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1:.D231];[.F231])" office:value-type="float" office:value="0.00040140695" calcext:value-type="float">
            <text:p>0.000401</text:p>
          </table:table-cell>
        </table:table-row>
        <table:table-row table:style-name="ro1">
          <table:table-cell office:value-type="float" office:value="-37.2" calcext:value-type="float">
            <text:p>-37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2:.D232];[.F232])" office:value-type="float" office:value="0.00040140695" calcext:value-type="float">
            <text:p>0.000401</text:p>
          </table:table-cell>
        </table:table-row>
        <table:table-row table:style-name="ro1">
          <table:table-cell office:value-type="float" office:value="-37.1" calcext:value-type="float">
            <text:p>-37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3:.D233];[.F233])" office:value-type="float" office:value="0.00040140695" calcext:value-type="float">
            <text:p>0.000401</text:p>
          </table:table-cell>
        </table:table-row>
        <table:table-row table:style-name="ro1">
          <table:table-cell office:value-type="float" office:value="-37" calcext:value-type="float">
            <text:p>-37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159586" calcext:value-type="float">
            <text:p>0.000160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4:.D234];[.F234])" office:value-type="float" office:value="0.00040140695" calcext:value-type="float">
            <text:p>0.000401</text:p>
          </table:table-cell>
        </table:table-row>
        <table:table-row table:style-name="ro1">
          <table:table-cell office:value-type="float" office:value="-36.9" calcext:value-type="float">
            <text:p>-36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5:.D235];[.F235])" office:value-type="float" office:value="0.0004212197" calcext:value-type="float">
            <text:p>0.000421</text:p>
          </table:table-cell>
        </table:table-row>
        <table:table-row table:style-name="ro1">
          <table:table-cell office:value-type="float" office:value="-36.8" calcext:value-type="float">
            <text:p>-36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6:.D236];[.F236])" office:value-type="float" office:value="0.0004212197" calcext:value-type="float">
            <text:p>0.000421</text:p>
          </table:table-cell>
        </table:table-row>
        <table:table-row table:style-name="ro1">
          <table:table-cell office:value-type="float" office:value="-36.7" calcext:value-type="float">
            <text:p>-36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38726" calcext:value-type="float">
            <text:p>0.002387</text:p>
          </table:table-cell>
          <table:table-cell office:value-type="float" office:value="0.0000942418" calcext:value-type="float">
            <text:p>0.000094</text:p>
          </table:table-cell>
          <table:table-cell table:style-name="ce5" table:formula="of:=AVERAGE([.B237:.D237];[.F237])" office:value-type="float" office:value="0.0004212197" calcext:value-type="float">
            <text:p>0.000421</text:p>
          </table:table-cell>
        </table:table-row>
        <table:table-row table:style-name="ro1">
          <table:table-cell office:value-type="float" office:value="-36.6" calcext:value-type="float">
            <text:p>-36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53672" calcext:value-type="float">
            <text:p>0.002537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38:.D238];[.F238])" office:value-type="float" office:value="0.00044478025" calcext:value-type="float">
            <text:p>0.000445</text:p>
          </table:table-cell>
        </table:table-row>
        <table:table-row table:style-name="ro1">
          <table:table-cell office:value-type="float" office:value="-36.5" calcext:value-type="float">
            <text:p>-36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61179" calcext:value-type="float">
            <text:p>0.002612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39:.D239];[.F239])" office:value-type="float" office:value="0.00044478025" calcext:value-type="float">
            <text:p>0.000445</text:p>
          </table:table-cell>
        </table:table-row>
        <table:table-row table:style-name="ro1">
          <table:table-cell office:value-type="float" office:value="-36.4" calcext:value-type="float">
            <text:p>-36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76099" calcext:value-type="float">
            <text:p>0.002761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40:.D240];[.F240])" office:value-type="float" office:value="0.00044478025" calcext:value-type="float">
            <text:p>0.000445</text:p>
          </table:table-cell>
        </table:table-row>
        <table:table-row table:style-name="ro1">
          <table:table-cell office:value-type="float" office:value="-36.3" calcext:value-type="float">
            <text:p>-36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3518" calcext:value-type="float">
            <text:p>0.001352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76099" calcext:value-type="float">
            <text:p>0.002761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41:.D241];[.F241])" office:value-type="float" office:value="0.00044478025" calcext:value-type="float">
            <text:p>0.000445</text:p>
          </table:table-cell>
        </table:table-row>
        <table:table-row table:style-name="ro1">
          <table:table-cell office:value-type="float" office:value="-36.2" calcext:value-type="float">
            <text:p>-36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44026" calcext:value-type="float">
            <text:p>0.001440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83517" calcext:value-type="float">
            <text:p>0.002835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42:.D242];[.F242])" office:value-type="float" office:value="0.00046689525" calcext:value-type="float">
            <text:p>0.000467</text:p>
          </table:table-cell>
        </table:table-row>
        <table:table-row table:style-name="ro1">
          <table:table-cell office:value-type="float" office:value="-36.1" calcext:value-type="float">
            <text:p>-36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44026" calcext:value-type="float">
            <text:p>0.001440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83517" calcext:value-type="float">
            <text:p>0.002835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43:.D243];[.F243])" office:value-type="float" office:value="0.00046689525" calcext:value-type="float">
            <text:p>0.000467</text:p>
          </table:table-cell>
        </table:table-row>
        <table:table-row table:style-name="ro1">
          <table:table-cell office:value-type="float" office:value="-36" calcext:value-type="float">
            <text:p>-36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44026" calcext:value-type="float">
            <text:p>0.001440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83517" calcext:value-type="float">
            <text:p>0.002835</text:p>
          </table:table-cell>
          <table:table-cell office:value-type="float" office:value="0.000188484" calcext:value-type="float">
            <text:p>0.000188</text:p>
          </table:table-cell>
          <table:table-cell table:style-name="ce5" table:formula="of:=AVERAGE([.B244:.D244];[.F244])" office:value-type="float" office:value="0.00046689525" calcext:value-type="float">
            <text:p>0.000467</text:p>
          </table:table-cell>
        </table:table-row>
        <table:table-row table:style-name="ro1">
          <table:table-cell office:value-type="float" office:value="-35.9" calcext:value-type="float">
            <text:p>-35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53067" calcext:value-type="float">
            <text:p>0.001531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90944" calcext:value-type="float">
            <text:p>0.002909</text:p>
          </table:table-cell>
          <table:table-cell office:value-type="float" office:value="0.000278089" calcext:value-type="float">
            <text:p>0.000278</text:p>
          </table:table-cell>
          <table:table-cell table:style-name="ce5" table:formula="of:=AVERAGE([.B245:.D245];[.F245])" office:value-type="float" office:value="0.000511899" calcext:value-type="float">
            <text:p>0.000512</text:p>
          </table:table-cell>
        </table:table-row>
        <table:table-row table:style-name="ro1">
          <table:table-cell office:value-type="float" office:value="-35.8" calcext:value-type="float">
            <text:p>-35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53067" calcext:value-type="float">
            <text:p>0.001531</text:p>
          </table:table-cell>
          <table:table-cell office:value-type="float" office:value="0.000238837" calcext:value-type="float">
            <text:p>0.000239</text:p>
          </table:table-cell>
          <table:table-cell office:value-type="float" office:value="0.00290944" calcext:value-type="float">
            <text:p>0.002909</text:p>
          </table:table-cell>
          <table:table-cell office:value-type="float" office:value="0.000278089" calcext:value-type="float">
            <text:p>0.000278</text:p>
          </table:table-cell>
          <table:table-cell table:style-name="ce5" table:formula="of:=AVERAGE([.B246:.D246];[.F246])" office:value-type="float" office:value="0.000511899" calcext:value-type="float">
            <text:p>0.000512</text:p>
          </table:table-cell>
        </table:table-row>
        <table:table-row table:style-name="ro1">
          <table:table-cell office:value-type="float" office:value="-35.7" calcext:value-type="float">
            <text:p>-35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62219" calcext:value-type="float">
            <text:p>0.001622</text:p>
          </table:table-cell>
          <table:table-cell office:value-type="float" office:value="0.000318089" calcext:value-type="float">
            <text:p>0.000318</text:p>
          </table:table-cell>
          <table:table-cell office:value-type="float" office:value="0.00298356" calcext:value-type="float">
            <text:p>0.002984</text:p>
          </table:table-cell>
          <table:table-cell office:value-type="float" office:value="0.000278089" calcext:value-type="float">
            <text:p>0.000278</text:p>
          </table:table-cell>
          <table:table-cell table:style-name="ce5" table:formula="of:=AVERAGE([.B247:.D247];[.F247])" office:value-type="float" office:value="0.000554592" calcext:value-type="float">
            <text:p>0.000555</text:p>
          </table:table-cell>
        </table:table-row>
        <table:table-row table:style-name="ro1">
          <table:table-cell office:value-type="float" office:value="-35.6" calcext:value-type="float">
            <text:p>-35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62219" calcext:value-type="float">
            <text:p>0.001622</text:p>
          </table:table-cell>
          <table:table-cell office:value-type="float" office:value="0.000318089" calcext:value-type="float">
            <text:p>0.000318</text:p>
          </table:table-cell>
          <table:table-cell office:value-type="float" office:value="0.00298356" calcext:value-type="float">
            <text:p>0.002984</text:p>
          </table:table-cell>
          <table:table-cell office:value-type="float" office:value="0.000278089" calcext:value-type="float">
            <text:p>0.000278</text:p>
          </table:table-cell>
          <table:table-cell table:style-name="ce5" table:formula="of:=AVERAGE([.B248:.D248];[.F248])" office:value-type="float" office:value="0.000554592" calcext:value-type="float">
            <text:p>0.000555</text:p>
          </table:table-cell>
        </table:table-row>
        <table:table-row table:style-name="ro1">
          <table:table-cell office:value-type="float" office:value="-35.5" calcext:value-type="float">
            <text:p>-35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62219" calcext:value-type="float">
            <text:p>0.001622</text:p>
          </table:table-cell>
          <table:table-cell office:value-type="float" office:value="0.000318089" calcext:value-type="float">
            <text:p>0.000318</text:p>
          </table:table-cell>
          <table:table-cell office:value-type="float" office:value="0.00298356" calcext:value-type="float">
            <text:p>0.002984</text:p>
          </table:table-cell>
          <table:table-cell office:value-type="float" office:value="0.000372331" calcext:value-type="float">
            <text:p>0.000372</text:p>
          </table:table-cell>
          <table:table-cell table:style-name="ce5" table:formula="of:=AVERAGE([.B249:.D249];[.F249])" office:value-type="float" office:value="0.0005781525" calcext:value-type="float">
            <text:p>0.000578</text:p>
          </table:table-cell>
        </table:table-row>
        <table:table-row table:style-name="ro1">
          <table:table-cell office:value-type="float" office:value="-35.4" calcext:value-type="float">
            <text:p>-35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71195" calcext:value-type="float">
            <text:p>0.001712</text:p>
          </table:table-cell>
          <table:table-cell office:value-type="float" office:value="0.000318089" calcext:value-type="float">
            <text:p>0.000318</text:p>
          </table:table-cell>
          <table:table-cell office:value-type="float" office:value="0.00305783" calcext:value-type="float">
            <text:p>0.003058</text:p>
          </table:table-cell>
          <table:table-cell office:value-type="float" office:value="0.000372331" calcext:value-type="float">
            <text:p>0.000372</text:p>
          </table:table-cell>
          <table:table-cell table:style-name="ce5" table:formula="of:=AVERAGE([.B250:.D250];[.F250])" office:value-type="float" office:value="0.0006005925" calcext:value-type="float">
            <text:p>0.000601</text:p>
          </table:table-cell>
        </table:table-row>
        <table:table-row table:style-name="ro1">
          <table:table-cell office:value-type="float" office:value="-35.3" calcext:value-type="float">
            <text:p>-35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71195" calcext:value-type="float">
            <text:p>0.001712</text:p>
          </table:table-cell>
          <table:table-cell office:value-type="float" office:value="0.000318089" calcext:value-type="float">
            <text:p>0.000318</text:p>
          </table:table-cell>
          <table:table-cell office:value-type="float" office:value="0.00305783" calcext:value-type="float">
            <text:p>0.003058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1:.D251];[.F251])" office:value-type="float" office:value="0.000622994" calcext:value-type="float">
            <text:p>0.000623</text:p>
          </table:table-cell>
        </table:table-row>
        <table:table-row table:style-name="ro1">
          <table:table-cell office:value-type="float" office:value="-35.2" calcext:value-type="float">
            <text:p>-35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71195" calcext:value-type="float">
            <text:p>0.001712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05783" calcext:value-type="float">
            <text:p>0.003058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2:.D252];[.F252])" office:value-type="float" office:value="0.0006429065" calcext:value-type="float">
            <text:p>0.000643</text:p>
          </table:table-cell>
        </table:table-row>
        <table:table-row table:style-name="ro1">
          <table:table-cell office:value-type="float" office:value="-35.1" calcext:value-type="float">
            <text:p>-35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20698" calcext:value-type="float">
            <text:p>0.003207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3:.D253];[.F253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5" calcext:value-type="float">
            <text:p>-35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28111" calcext:value-type="float">
            <text:p>0.003281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4:.D254];[.F254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4.9" calcext:value-type="float">
            <text:p>-34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table:style-name="ce11" office:value-type="float" office:value="0.0034293" calcext:value-type="float">
            <text:p>0.003429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5:.D255];[.F255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4.8" calcext:value-type="float">
            <text:p>-34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4293" calcext:value-type="float">
            <text:p>0.003429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6:.D256];[.F256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4.7" calcext:value-type="float">
            <text:p>-34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4293" calcext:value-type="float">
            <text:p>0.003429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7:.D257];[.F257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4.6" calcext:value-type="float">
            <text:p>-34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4293" calcext:value-type="float">
            <text:p>0.003429</text:p>
          </table:table-cell>
          <table:table-cell office:value-type="float" office:value="0.000461937" calcext:value-type="float">
            <text:p>0.000462</text:p>
          </table:table-cell>
          <table:table-cell table:style-name="ce5" table:formula="of:=AVERAGE([.B258:.D258];[.F258])" office:value-type="float" office:value="0.000665824" calcext:value-type="float">
            <text:p>0.000666</text:p>
          </table:table-cell>
        </table:table-row>
        <table:table-row table:style-name="ro1">
          <table:table-cell office:value-type="float" office:value="-34.5" calcext:value-type="float">
            <text:p>-34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50343" calcext:value-type="float">
            <text:p>0.003503</text:p>
          </table:table-cell>
          <table:table-cell office:value-type="float" office:value="0.000556179" calcext:value-type="float">
            <text:p>0.000556</text:p>
          </table:table-cell>
          <table:table-cell table:style-name="ce5" table:formula="of:=AVERAGE([.B259:.D259];[.F259])" office:value-type="float" office:value="0.0006893845" calcext:value-type="float">
            <text:p>0.000689</text:p>
          </table:table-cell>
        </table:table-row>
        <table:table-row table:style-name="ro1">
          <table:table-cell office:value-type="float" office:value="-34.4" calcext:value-type="float">
            <text:p>-34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397739" calcext:value-type="float">
            <text:p>0.000398</text:p>
          </table:table-cell>
          <table:table-cell office:value-type="float" office:value="0.00365264" calcext:value-type="float">
            <text:p>0.003653</text:p>
          </table:table-cell>
          <table:table-cell office:value-type="float" office:value="0.000556179" calcext:value-type="float">
            <text:p>0.000556</text:p>
          </table:table-cell>
          <table:table-cell table:style-name="ce5" table:formula="of:=AVERAGE([.B260:.D260];[.F260])" office:value-type="float" office:value="0.0006893845" calcext:value-type="float">
            <text:p>0.000689</text:p>
          </table:table-cell>
        </table:table-row>
        <table:table-row table:style-name="ro1">
          <table:table-cell office:value-type="float" office:value="-34.3" calcext:value-type="float">
            <text:p>-34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0362" calcext:value-type="float">
            <text:p>0.001804</text:p>
          </table:table-cell>
          <table:table-cell office:value-type="float" office:value="0.000477732" calcext:value-type="float">
            <text:p>0.000478</text:p>
          </table:table-cell>
          <table:table-cell office:value-type="float" office:value="0.00372772" calcext:value-type="float">
            <text:p>0.003728</text:p>
          </table:table-cell>
          <table:table-cell office:value-type="float" office:value="0.000556179" calcext:value-type="float">
            <text:p>0.000556</text:p>
          </table:table-cell>
          <table:table-cell table:style-name="ce5" table:formula="of:=AVERAGE([.B261:.D261];[.F261])" office:value-type="float" office:value="0.00070938275" calcext:value-type="float">
            <text:p>0.000709</text:p>
          </table:table-cell>
        </table:table-row>
        <table:table-row table:style-name="ro1">
          <table:table-cell office:value-type="float" office:value="-34.2" calcext:value-type="float">
            <text:p>-34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477732" calcext:value-type="float">
            <text:p>0.000478</text:p>
          </table:table-cell>
          <table:table-cell office:value-type="float" office:value="0.00372772" calcext:value-type="float">
            <text:p>0.003728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2:.D262];[.F262])" office:value-type="float" office:value="0.00075466675" calcext:value-type="float">
            <text:p>0.000755</text:p>
          </table:table-cell>
        </table:table-row>
        <table:table-row table:style-name="ro1">
          <table:table-cell office:value-type="float" office:value="-34.1" calcext:value-type="float">
            <text:p>-34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table:style-name="ce11" office:value-type="float" office:value="0.00063795" calcext:value-type="float">
            <text:p>0.000638</text:p>
          </table:table-cell>
          <table:table-cell office:value-type="float" office:value="0.00372772" calcext:value-type="float">
            <text:p>0.003728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3:.D263];[.F263])" office:value-type="float" office:value="0.00079472125" calcext:value-type="float">
            <text:p>0.000795</text:p>
          </table:table-cell>
        </table:table-row>
        <table:table-row table:style-name="ro1">
          <table:table-cell office:value-type="float" office:value="-34" calcext:value-type="float">
            <text:p>-34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0179" calcext:value-type="float">
            <text:p>0.003802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4:.D264];[.F264])" office:value-type="float" office:value="0.00079472125" calcext:value-type="float">
            <text:p>0.000795</text:p>
          </table:table-cell>
        </table:table-row>
        <table:table-row table:style-name="ro1">
          <table:table-cell office:value-type="float" office:value="-33.9" calcext:value-type="float">
            <text:p>-33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5:.D265];[.F265])" office:value-type="float" office:value="0.00079472125" calcext:value-type="float">
            <text:p>0.000795</text:p>
          </table:table-cell>
        </table:table-row>
        <table:table-row table:style-name="ro1">
          <table:table-cell office:value-type="float" office:value="-33.8" calcext:value-type="float">
            <text:p>-33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6:.D266];[.F266])" office:value-type="float" office:value="0.00079472125" calcext:value-type="float">
            <text:p>0.000795</text:p>
          </table:table-cell>
        </table:table-row>
        <table:table-row table:style-name="ro1">
          <table:table-cell office:value-type="float" office:value="-33.7" calcext:value-type="float">
            <text:p>-33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645785" calcext:value-type="float">
            <text:p>0.000646</text:p>
          </table:table-cell>
          <table:table-cell table:style-name="ce5" table:formula="of:=AVERAGE([.B267:.D267];[.F267])" office:value-type="float" office:value="0.00079472125" calcext:value-type="float">
            <text:p>0.000795</text:p>
          </table:table-cell>
        </table:table-row>
        <table:table-row table:style-name="ro1">
          <table:table-cell office:value-type="float" office:value="-33.6" calcext:value-type="float">
            <text:p>-33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840545" calcext:value-type="float">
            <text:p>0.000841</text:p>
          </table:table-cell>
          <table:table-cell table:style-name="ce5" table:formula="of:=AVERAGE([.B268:.D268];[.F268])" office:value-type="float" office:value="0.00084341125" calcext:value-type="float">
            <text:p>0.000843</text:p>
          </table:table-cell>
        </table:table-row>
        <table:table-row table:style-name="ro1">
          <table:table-cell office:value-type="float" office:value="-33.5" calcext:value-type="float">
            <text:p>-33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89515" calcext:value-type="float">
            <text:p>0.001895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840545" calcext:value-type="float">
            <text:p>0.000841</text:p>
          </table:table-cell>
          <table:table-cell table:style-name="ce5" table:formula="of:=AVERAGE([.B269:.D269];[.F269])" office:value-type="float" office:value="0.00084341125" calcext:value-type="float">
            <text:p>0.000843</text:p>
          </table:table-cell>
        </table:table-row>
        <table:table-row table:style-name="ro1">
          <table:table-cell office:value-type="float" office:value="-33.4" calcext:value-type="float">
            <text:p>-33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87686" calcext:value-type="float">
            <text:p>0.003877</text:p>
          </table:table-cell>
          <table:table-cell office:value-type="float" office:value="0.000840545" calcext:value-type="float">
            <text:p>0.000841</text:p>
          </table:table-cell>
          <table:table-cell table:style-name="ce5" table:formula="of:=AVERAGE([.B270:.D270];[.F270])" office:value-type="float" office:value="0.00086653875" calcext:value-type="float">
            <text:p>0.000867</text:p>
          </table:table-cell>
        </table:table-row>
        <table:table-row table:style-name="ro1">
          <table:table-cell office:value-type="float" office:value="-33.3" calcext:value-type="float">
            <text:p>-33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395114" calcext:value-type="float">
            <text:p>0.003951</text:p>
          </table:table-cell>
          <table:table-cell office:value-type="float" office:value="0.000930151" calcext:value-type="float">
            <text:p>0.000930</text:p>
          </table:table-cell>
          <table:table-cell table:style-name="ce5" table:formula="of:=AVERAGE([.B271:.D271];[.F271])" office:value-type="float" office:value="0.00088894025" calcext:value-type="float">
            <text:p>0.000889</text:p>
          </table:table-cell>
        </table:table-row>
        <table:table-row table:style-name="ro1">
          <table:table-cell office:value-type="float" office:value="-33.2" calcext:value-type="float">
            <text:p>-33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417487" calcext:value-type="float">
            <text:p>0.004175</text:p>
          </table:table-cell>
          <table:table-cell office:value-type="float" office:value="0.001114" calcext:value-type="float">
            <text:p>0.001114</text:p>
          </table:table-cell>
          <table:table-cell table:style-name="ce5" table:formula="of:=AVERAGE([.B272:.D272];[.F272])" office:value-type="float" office:value="0.0009349025" calcext:value-type="float">
            <text:p>0.000935</text:p>
          </table:table-cell>
        </table:table-row>
        <table:table-row table:style-name="ro1">
          <table:table-cell office:value-type="float" office:value="-33.1" calcext:value-type="float">
            <text:p>-33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63795" calcext:value-type="float">
            <text:p>0.000638</text:p>
          </table:table-cell>
          <table:table-cell office:value-type="float" office:value="0.00417487" calcext:value-type="float">
            <text:p>0.004175</text:p>
          </table:table-cell>
          <table:table-cell office:value-type="float" office:value="0.001114" calcext:value-type="float">
            <text:p>0.001114</text:p>
          </table:table-cell>
          <table:table-cell table:style-name="ce5" table:formula="of:=AVERAGE([.B273:.D273];[.F273])" office:value-type="float" office:value="0.0009349025" calcext:value-type="float">
            <text:p>0.000935</text:p>
          </table:table-cell>
        </table:table-row>
        <table:table-row table:style-name="ro1">
          <table:table-cell office:value-type="float" office:value="-33" calcext:value-type="float">
            <text:p>-33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24899" calcext:value-type="float">
            <text:p>0.004249</text:p>
          </table:table-cell>
          <table:table-cell office:value-type="float" office:value="0.00130098" calcext:value-type="float">
            <text:p>0.001301</text:p>
          </table:table-cell>
          <table:table-cell table:style-name="ce5" table:formula="of:=AVERAGE([.B274:.D274];[.F274])" office:value-type="float" office:value="0.00100167475" calcext:value-type="float">
            <text:p>0.001002</text:p>
          </table:table-cell>
        </table:table-row>
        <table:table-row table:style-name="ro1">
          <table:table-cell office:value-type="float" office:value="-32.9" calcext:value-type="float">
            <text:p>-32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198766" calcext:value-type="float">
            <text:p>0.001988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32406" calcext:value-type="float">
            <text:p>0.004324</text:p>
          </table:table-cell>
          <table:table-cell office:value-type="float" office:value="0.00139837" calcext:value-type="float">
            <text:p>0.001398</text:p>
          </table:table-cell>
          <table:table-cell table:style-name="ce5" table:formula="of:=AVERAGE([.B275:.D275];[.F275])" office:value-type="float" office:value="0.00102602225" calcext:value-type="float">
            <text:p>0.001026</text:p>
          </table:table-cell>
        </table:table-row>
        <table:table-row table:style-name="ro1">
          <table:table-cell office:value-type="float" office:value="-32.8" calcext:value-type="float">
            <text:p>-32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08018" calcext:value-type="float">
            <text:p>0.002080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32406" calcext:value-type="float">
            <text:p>0.004324</text:p>
          </table:table-cell>
          <table:table-cell office:value-type="float" office:value="0.00169553" calcext:value-type="float">
            <text:p>0.001696</text:p>
          </table:table-cell>
          <table:table-cell table:style-name="ce5" table:formula="of:=AVERAGE([.B276:.D276];[.F276])" office:value-type="float" office:value="0.00112344225" calcext:value-type="float">
            <text:p>0.001123</text:p>
          </table:table-cell>
        </table:table-row>
        <table:table-row table:style-name="ro1">
          <table:table-cell office:value-type="float" office:value="-32.7" calcext:value-type="float">
            <text:p>-32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16993" calcext:value-type="float">
            <text:p>0.002170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39914" calcext:value-type="float">
            <text:p>0.004399</text:p>
          </table:table-cell>
          <table:table-cell office:value-type="float" office:value="0.00178514" calcext:value-type="float">
            <text:p>0.001785</text:p>
          </table:table-cell>
          <table:table-cell table:style-name="ce5" table:formula="of:=AVERAGE([.B277:.D277];[.F277])" office:value-type="float" office:value="0.00116828225" calcext:value-type="float">
            <text:p>0.001168</text:p>
          </table:table-cell>
        </table:table-row>
        <table:table-row table:style-name="ro1">
          <table:table-cell office:value-type="float" office:value="-32.6" calcext:value-type="float">
            <text:p>-32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16993" calcext:value-type="float">
            <text:p>0.002170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54879" calcext:value-type="float">
            <text:p>0.004549</text:p>
          </table:table-cell>
          <table:table-cell office:value-type="float" office:value="0.00178514" calcext:value-type="float">
            <text:p>0.001785</text:p>
          </table:table-cell>
          <table:table-cell table:style-name="ce5" table:formula="of:=AVERAGE([.B278:.D278];[.F278])" office:value-type="float" office:value="0.00116828225" calcext:value-type="float">
            <text:p>0.001168</text:p>
          </table:table-cell>
        </table:table-row>
        <table:table-row table:style-name="ro1">
          <table:table-cell office:value-type="float" office:value="-32.5" calcext:value-type="float">
            <text:p>-32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26145" calcext:value-type="float">
            <text:p>0.002261</text:p>
          </table:table-cell>
          <table:table-cell office:value-type="float" office:value="0.000718059" calcext:value-type="float">
            <text:p>0.000718</text:p>
          </table:table-cell>
          <table:table-cell office:value-type="float" office:value="0.00454879" calcext:value-type="float">
            <text:p>0.004549</text:p>
          </table:table-cell>
          <table:table-cell office:value-type="float" office:value="0.00188252" calcext:value-type="float">
            <text:p>0.001883</text:p>
          </table:table-cell>
          <table:table-cell table:style-name="ce5" table:formula="of:=AVERAGE([.B279:.D279];[.F279])" office:value-type="float" office:value="0.00121550725" calcext:value-type="float">
            <text:p>0.001216</text:p>
          </table:table-cell>
        </table:table-row>
        <table:table-row table:style-name="ro1">
          <table:table-cell office:value-type="float" office:value="-32.4" calcext:value-type="float">
            <text:p>-32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35397" calcext:value-type="float">
            <text:p>0.002354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462287" calcext:value-type="float">
            <text:p>0.004623</text:p>
          </table:table-cell>
          <table:table-cell office:value-type="float" office:value="0.00197212" calcext:value-type="float">
            <text:p>0.001972</text:p>
          </table:table-cell>
          <table:table-cell table:style-name="ce5" table:formula="of:=AVERAGE([.B280:.D280];[.F280])" office:value-type="float" office:value="0.00128085025" calcext:value-type="float">
            <text:p>0.001281</text:p>
          </table:table-cell>
        </table:table-row>
        <table:table-row table:style-name="ro1">
          <table:table-cell office:value-type="float" office:value="-32.3" calcext:value-type="float">
            <text:p>-32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44549" calcext:value-type="float">
            <text:p>0.002445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469835" calcext:value-type="float">
            <text:p>0.004698</text:p>
          </table:table-cell>
          <table:table-cell office:value-type="float" office:value="0.00197212" calcext:value-type="float">
            <text:p>0.001972</text:p>
          </table:table-cell>
          <table:table-cell table:style-name="ce5" table:formula="of:=AVERAGE([.B281:.D281];[.F281])" office:value-type="float" office:value="0.00130373025" calcext:value-type="float">
            <text:p>0.001304</text:p>
          </table:table-cell>
        </table:table-row>
        <table:table-row table:style-name="ro1">
          <table:table-cell office:value-type="float" office:value="-32.2" calcext:value-type="float">
            <text:p>-32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44549" calcext:value-type="float">
            <text:p>0.002445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499711" calcext:value-type="float">
            <text:p>0.004997</text:p>
          </table:table-cell>
          <table:table-cell office:value-type="float" office:value="0.00215597" calcext:value-type="float">
            <text:p>0.002156</text:p>
          </table:table-cell>
          <table:table-cell table:style-name="ce5" table:formula="of:=AVERAGE([.B282:.D282];[.F282])" office:value-type="float" office:value="0.00134969275" calcext:value-type="float">
            <text:p>0.001350</text:p>
          </table:table-cell>
        </table:table-row>
        <table:table-row table:style-name="ro1">
          <table:table-cell office:value-type="float" office:value="-32.1" calcext:value-type="float">
            <text:p>-32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53524" calcext:value-type="float">
            <text:p>0.002535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499711" calcext:value-type="float">
            <text:p>0.004997</text:p>
          </table:table-cell>
          <table:table-cell office:value-type="float" office:value="0.00215597" calcext:value-type="float">
            <text:p>0.002156</text:p>
          </table:table-cell>
          <table:table-cell table:style-name="ce5" table:formula="of:=AVERAGE([.B283:.D283];[.F283])" office:value-type="float" office:value="0.00137213025" calcext:value-type="float">
            <text:p>0.001372</text:p>
          </table:table-cell>
        </table:table-row>
        <table:table-row table:style-name="ro1">
          <table:table-cell office:value-type="float" office:value="-32" calcext:value-type="float">
            <text:p>-32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62565" calcext:value-type="float">
            <text:p>0.002626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507128" calcext:value-type="float">
            <text:p>0.005071</text:p>
          </table:table-cell>
          <table:table-cell office:value-type="float" office:value="0.00233518" calcext:value-type="float">
            <text:p>0.002335</text:p>
          </table:table-cell>
          <table:table-cell table:style-name="ce5" table:formula="of:=AVERAGE([.B284:.D284];[.F284])" office:value-type="float" office:value="0.00143953525" calcext:value-type="float">
            <text:p>0.001440</text:p>
          </table:table-cell>
        </table:table-row>
        <table:table-row table:style-name="ro1">
          <table:table-cell office:value-type="float" office:value="-31.9" calcext:value-type="float">
            <text:p>-31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62565" calcext:value-type="float">
            <text:p>0.002626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507128" calcext:value-type="float">
            <text:p>0.005071</text:p>
          </table:table-cell>
          <table:table-cell office:value-type="float" office:value="0.00242943" calcext:value-type="float">
            <text:p>0.002429</text:p>
          </table:table-cell>
          <table:table-cell table:style-name="ce5" table:formula="of:=AVERAGE([.B285:.D285];[.F285])" office:value-type="float" office:value="0.00146309775" calcext:value-type="float">
            <text:p>0.001463</text:p>
          </table:table-cell>
        </table:table-row>
        <table:table-row table:style-name="ro1">
          <table:table-cell office:value-type="float" office:value="-31.8" calcext:value-type="float">
            <text:p>-31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62565" calcext:value-type="float">
            <text:p>0.002626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514535" calcext:value-type="float">
            <text:p>0.005145</text:p>
          </table:table-cell>
          <table:table-cell office:value-type="float" office:value="0.00252681" calcext:value-type="float">
            <text:p>0.002527</text:p>
          </table:table-cell>
          <table:table-cell table:style-name="ce5" table:formula="of:=AVERAGE([.B286:.D286];[.F286])" office:value-type="float" office:value="0.00148744275" calcext:value-type="float">
            <text:p>0.001487</text:p>
          </table:table-cell>
        </table:table-row>
        <table:table-row table:style-name="ro1">
          <table:table-cell office:value-type="float" office:value="-31.7" calcext:value-type="float">
            <text:p>-31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71733" calcext:value-type="float">
            <text:p>0.002717</text:p>
          </table:table-cell>
          <table:table-cell office:value-type="float" office:value="0.000797311" calcext:value-type="float">
            <text:p>0.000797</text:p>
          </table:table-cell>
          <table:table-cell office:value-type="float" office:value="0.00514535" calcext:value-type="float">
            <text:p>0.005145</text:p>
          </table:table-cell>
          <table:table-cell office:value-type="float" office:value="0.00252681" calcext:value-type="float">
            <text:p>0.002527</text:p>
          </table:table-cell>
          <table:table-cell table:style-name="ce5" table:formula="of:=AVERAGE([.B287:.D287];[.F287])" office:value-type="float" office:value="0.00151036275" calcext:value-type="float">
            <text:p>0.001510</text:p>
          </table:table-cell>
        </table:table-row>
        <table:table-row table:style-name="ro1">
          <table:table-cell office:value-type="float" office:value="-31.6" calcext:value-type="float">
            <text:p>-31.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71733" calcext:value-type="float">
            <text:p>0.002717</text:p>
          </table:table-cell>
          <table:table-cell office:value-type="float" office:value="0.000877075" calcext:value-type="float">
            <text:p>0.000877</text:p>
          </table:table-cell>
          <table:table-cell office:value-type="float" office:value="0.00514535" calcext:value-type="float">
            <text:p>0.005145</text:p>
          </table:table-cell>
          <table:table-cell office:value-type="float" office:value="0.00252681" calcext:value-type="float">
            <text:p>0.002527</text:p>
          </table:table-cell>
          <table:table-cell table:style-name="ce5" table:formula="of:=AVERAGE([.B288:.D288];[.F288])" office:value-type="float" office:value="0.00153030375" calcext:value-type="float">
            <text:p>0.001530</text:p>
          </table:table-cell>
        </table:table-row>
        <table:table-row table:style-name="ro1">
          <table:table-cell office:value-type="float" office:value="-31.5" calcext:value-type="float">
            <text:p>-31.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71733" calcext:value-type="float">
            <text:p>0.002717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29486" calcext:value-type="float">
            <text:p>0.005295</text:p>
          </table:table-cell>
          <table:table-cell office:value-type="float" office:value="0.00252681" calcext:value-type="float">
            <text:p>0.002527</text:p>
          </table:table-cell>
          <table:table-cell table:style-name="ce5" table:formula="of:=AVERAGE([.B289:.D289];[.F289])" office:value-type="float" office:value="0.00155036" calcext:value-type="float">
            <text:p>0.001550</text:p>
          </table:table-cell>
        </table:table-row>
        <table:table-row table:style-name="ro1">
          <table:table-cell office:value-type="float" office:value="-31.4" calcext:value-type="float">
            <text:p>-31.4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80984" calcext:value-type="float">
            <text:p>0.002810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36913" calcext:value-type="float">
            <text:p>0.005369</text:p>
          </table:table-cell>
          <table:table-cell office:value-type="float" office:value="0.00252681" calcext:value-type="float">
            <text:p>0.002527</text:p>
          </table:table-cell>
          <table:table-cell table:style-name="ce5" table:formula="of:=AVERAGE([.B290:.D290];[.F290])" office:value-type="float" office:value="0.0015734875" calcext:value-type="float">
            <text:p>0.001573</text:p>
          </table:table-cell>
        </table:table-row>
        <table:table-row table:style-name="ro1">
          <table:table-cell office:value-type="float" office:value="-31.3" calcext:value-type="float">
            <text:p>-31.3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80984" calcext:value-type="float">
            <text:p>0.002810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44451" calcext:value-type="float">
            <text:p>0.005445</text:p>
          </table:table-cell>
          <table:table-cell office:value-type="float" office:value="0.00261361" calcext:value-type="float">
            <text:p>0.002614</text:p>
          </table:table-cell>
          <table:table-cell table:style-name="ce5" table:formula="of:=AVERAGE([.B291:.D291];[.F291])" office:value-type="float" office:value="0.0015951875" calcext:value-type="float">
            <text:p>0.001595</text:p>
          </table:table-cell>
        </table:table-row>
        <table:table-row table:style-name="ro1">
          <table:table-cell office:value-type="float" office:value="-31.2" calcext:value-type="float">
            <text:p>-31.2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44451" calcext:value-type="float">
            <text:p>0.005445</text:p>
          </table:table-cell>
          <table:table-cell office:value-type="float" office:value="0.0029045" calcext:value-type="float">
            <text:p>0.002905</text:p>
          </table:table-cell>
          <table:table-cell table:style-name="ce5" table:formula="of:=AVERAGE([.B292:.D292];[.F292])" office:value-type="float" office:value="0.0016907925" calcext:value-type="float">
            <text:p>0.001691</text:p>
          </table:table-cell>
        </table:table-row>
        <table:table-row table:style-name="ro1">
          <table:table-cell office:value-type="float" office:value="-31.1" calcext:value-type="float">
            <text:p>-31.1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44451" calcext:value-type="float">
            <text:p>0.005445</text:p>
          </table:table-cell>
          <table:table-cell office:value-type="float" office:value="0.0029045" calcext:value-type="float">
            <text:p>0.002905</text:p>
          </table:table-cell>
          <table:table-cell table:style-name="ce5" table:formula="of:=AVERAGE([.B293:.D293];[.F293])" office:value-type="float" office:value="0.0016907925" calcext:value-type="float">
            <text:p>0.001691</text:p>
          </table:table-cell>
        </table:table-row>
        <table:table-row table:style-name="ro1">
          <table:table-cell office:value-type="float" office:value="-31" calcext:value-type="float">
            <text:p>-31.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51878" calcext:value-type="float">
            <text:p>0.005519</text:p>
          </table:table-cell>
          <table:table-cell office:value-type="float" office:value="0.00300188" calcext:value-type="float">
            <text:p>0.003002</text:p>
          </table:table-cell>
          <table:table-cell table:style-name="ce5" table:formula="of:=AVERAGE([.B294:.D294];[.F294])" office:value-type="float" office:value="0.0017151375" calcext:value-type="float">
            <text:p>0.001715</text:p>
          </table:table-cell>
        </table:table-row>
        <table:table-row table:style-name="ro1">
          <table:table-cell office:value-type="float" office:value="-30.9" calcext:value-type="float">
            <text:p>-30.9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59386" calcext:value-type="float">
            <text:p>0.005594</text:p>
          </table:table-cell>
          <table:table-cell office:value-type="float" office:value="0.00300188" calcext:value-type="float">
            <text:p>0.003002</text:p>
          </table:table-cell>
          <table:table-cell table:style-name="ce5" table:formula="of:=AVERAGE([.B295:.D295];[.F295])" office:value-type="float" office:value="0.0017151375" calcext:value-type="float">
            <text:p>0.001715</text:p>
          </table:table-cell>
        </table:table-row>
        <table:table-row table:style-name="ro1">
          <table:table-cell office:value-type="float" office:value="-30.8" calcext:value-type="float">
            <text:p>-30.8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09573" calcext:value-type="float">
            <text:p>0.000957</text:p>
          </table:table-cell>
          <table:table-cell office:value-type="float" office:value="0.00559386" calcext:value-type="float">
            <text:p>0.005594</text:p>
          </table:table-cell>
          <table:table-cell office:value-type="float" office:value="0.00300188" calcext:value-type="float">
            <text:p>0.003002</text:p>
          </table:table-cell>
          <table:table-cell table:style-name="ce5" table:formula="of:=AVERAGE([.B296:.D296];[.F296])" office:value-type="float" office:value="0.0017151375" calcext:value-type="float">
            <text:p>0.001715</text:p>
          </table:table-cell>
        </table:table-row>
        <table:table-row table:style-name="ro1">
          <table:table-cell office:value-type="float" office:value="-30.7" calcext:value-type="float">
            <text:p>-30.7</text:p>
          </table:table-cell>
          <table:table-cell office:value-type="float" office:value="0" calcext:value-type="float">
            <text:p>0.000000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103729" calcext:value-type="float">
            <text:p>0.001037</text:p>
          </table:table-cell>
          <table:table-cell office:value-type="float" office:value="0.00559386" calcext:value-type="float">
            <text:p>0.005594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297:.D297];[.F297])" office:value-type="float" office:value="0.0017568375" calcext:value-type="float">
            <text:p>0.001757</text:p>
          </table:table-cell>
        </table:table-row>
        <table:table-row table:style-name="ro1">
          <table:table-cell office:value-type="float" office:value="-30.6" calcext:value-type="float">
            <text:p>-30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103729" calcext:value-type="float">
            <text:p>0.001037</text:p>
          </table:table-cell>
          <table:table-cell office:value-type="float" office:value="0.00559386" calcext:value-type="float">
            <text:p>0.005594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298:.D298];[.F298])" office:value-type="float" office:value="0.001780887525" calcext:value-type="float">
            <text:p>0.001781</text:p>
          </table:table-cell>
        </table:table-row>
        <table:table-row table:style-name="ro1">
          <table:table-cell office:value-type="float" office:value="-30.5" calcext:value-type="float">
            <text:p>-30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111723" calcext:value-type="float">
            <text:p>0.001117</text:p>
          </table:table-cell>
          <table:table-cell office:value-type="float" office:value="0.00566793" calcext:value-type="float">
            <text:p>0.005668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299:.D299];[.F299])" office:value-type="float" office:value="0.001800872525" calcext:value-type="float">
            <text:p>0.001801</text:p>
          </table:table-cell>
        </table:table-row>
        <table:table-row table:style-name="ro1">
          <table:table-cell office:value-type="float" office:value="-30.4" calcext:value-type="float">
            <text:p>-30.4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0137" calcext:value-type="float">
            <text:p>0.002901</text:p>
          </table:table-cell>
          <table:table-cell office:value-type="float" office:value="0.00111723" calcext:value-type="float">
            <text:p>0.001117</text:p>
          </table:table-cell>
          <table:table-cell office:value-type="float" office:value="0.0057422" calcext:value-type="float">
            <text:p>0.005742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300:.D300];[.F300])" office:value-type="float" office:value="0.001800872525" calcext:value-type="float">
            <text:p>0.001801</text:p>
          </table:table-cell>
        </table:table-row>
        <table:table-row table:style-name="ro1">
          <table:table-cell office:value-type="float" office:value="-30.3" calcext:value-type="float">
            <text:p>-30.3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9289" calcext:value-type="float">
            <text:p>0.002993</text:p>
          </table:table-cell>
          <table:table-cell office:value-type="float" office:value="0.00127687" calcext:value-type="float">
            <text:p>0.001277</text:p>
          </table:table-cell>
          <table:table-cell office:value-type="float" office:value="0.0057422" calcext:value-type="float">
            <text:p>0.005742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301:.D301];[.F301])" office:value-type="float" office:value="0.001863662525" calcext:value-type="float">
            <text:p>0.001864</text:p>
          </table:table-cell>
        </table:table-row>
        <table:table-row table:style-name="ro1">
          <table:table-cell office:value-type="float" office:value="-30.2" calcext:value-type="float">
            <text:p>-30.2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9289" calcext:value-type="float">
            <text:p>0.00299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03921" calcext:value-type="float">
            <text:p>0.006039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302:.D302];[.F302])" office:value-type="float" office:value="0.001883605025" calcext:value-type="float">
            <text:p>0.001884</text:p>
          </table:table-cell>
        </table:table-row>
        <table:table-row table:style-name="ro1">
          <table:table-cell office:value-type="float" office:value="-30.1" calcext:value-type="float">
            <text:p>-30.1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299289" calcext:value-type="float">
            <text:p>0.00299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03921" calcext:value-type="float">
            <text:p>0.006039</text:p>
          </table:table-cell>
          <table:table-cell office:value-type="float" office:value="0.00308869" calcext:value-type="float">
            <text:p>0.003089</text:p>
          </table:table-cell>
          <table:table-cell table:style-name="ce5" table:formula="of:=AVERAGE([.B303:.D303];[.F303])" office:value-type="float" office:value="0.001883605025" calcext:value-type="float">
            <text:p>0.001884</text:p>
          </table:table-cell>
        </table:table-row>
        <table:table-row table:style-name="ro1">
          <table:table-cell office:value-type="float" office:value="-30" calcext:value-type="float">
            <text:p>-30.0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08136" calcext:value-type="float">
            <text:p>0.003081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18881" calcext:value-type="float">
            <text:p>0.006189</text:p>
          </table:table-cell>
          <table:table-cell office:value-type="float" office:value="0.00327453" calcext:value-type="float">
            <text:p>0.003275</text:p>
          </table:table-cell>
          <table:table-cell table:style-name="ce5" table:formula="of:=AVERAGE([.B304:.D304];[.F304])" office:value-type="float" office:value="0.001952182525" calcext:value-type="float">
            <text:p>0.001952</text:p>
          </table:table-cell>
        </table:table-row>
        <table:table-row table:style-name="ro1">
          <table:table-cell office:value-type="float" office:value="-29.9" calcext:value-type="float">
            <text:p>-29.9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17341" calcext:value-type="float">
            <text:p>0.00317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2643" calcext:value-type="float">
            <text:p>0.006264</text:p>
          </table:table-cell>
          <table:table-cell office:value-type="float" office:value="0.00327453" calcext:value-type="float">
            <text:p>0.003275</text:p>
          </table:table-cell>
          <table:table-cell table:style-name="ce5" table:formula="of:=AVERAGE([.B305:.D305];[.F305])" office:value-type="float" office:value="0.001975195025" calcext:value-type="float">
            <text:p>0.001975</text:p>
          </table:table-cell>
        </table:table-row>
        <table:table-row table:style-name="ro1">
          <table:table-cell office:value-type="float" office:value="-29.8" calcext:value-type="float">
            <text:p>-29.8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17341" calcext:value-type="float">
            <text:p>0.00317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48933" calcext:value-type="float">
            <text:p>0.006489</text:p>
          </table:table-cell>
          <table:table-cell office:value-type="float" office:value="0.00327453" calcext:value-type="float">
            <text:p>0.003275</text:p>
          </table:table-cell>
          <table:table-cell table:style-name="ce5" table:formula="of:=AVERAGE([.B306:.D306];[.F306])" office:value-type="float" office:value="0.001975195025" calcext:value-type="float">
            <text:p>0.001975</text:p>
          </table:table-cell>
        </table:table-row>
        <table:table-row table:style-name="ro1">
          <table:table-cell office:value-type="float" office:value="-29.7" calcext:value-type="float">
            <text:p>-29.7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17341" calcext:value-type="float">
            <text:p>0.00317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63713" calcext:value-type="float">
            <text:p>0.006637</text:p>
          </table:table-cell>
          <table:table-cell office:value-type="float" office:value="0.00336134" calcext:value-type="float">
            <text:p>0.003361</text:p>
          </table:table-cell>
          <table:table-cell table:style-name="ce5" table:formula="of:=AVERAGE([.B307:.D307];[.F307])" office:value-type="float" office:value="0.001996897525" calcext:value-type="float">
            <text:p>0.001997</text:p>
          </table:table-cell>
        </table:table-row>
        <table:table-row table:style-name="ro1">
          <table:table-cell office:value-type="float" office:value="-29.6" calcext:value-type="float">
            <text:p>-29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17341" calcext:value-type="float">
            <text:p>0.00317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63713" calcext:value-type="float">
            <text:p>0.006637</text:p>
          </table:table-cell>
          <table:table-cell office:value-type="float" office:value="0.00336134" calcext:value-type="float">
            <text:p>0.003361</text:p>
          </table:table-cell>
          <table:table-cell table:style-name="ce5" table:formula="of:=AVERAGE([.B308:.D308];[.F308])" office:value-type="float" office:value="0.001996897525" calcext:value-type="float">
            <text:p>0.001997</text:p>
          </table:table-cell>
        </table:table-row>
        <table:table-row table:style-name="ro1">
          <table:table-cell office:value-type="float" office:value="-29.5" calcext:value-type="float">
            <text:p>-29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17341" calcext:value-type="float">
            <text:p>0.003173</text:p>
          </table:table-cell>
          <table:table-cell office:value-type="float" office:value="0.00135664" calcext:value-type="float">
            <text:p>0.001357</text:p>
          </table:table-cell>
          <table:table-cell office:value-type="float" office:value="0.00663713" calcext:value-type="float">
            <text:p>0.006637</text:p>
          </table:table-cell>
          <table:table-cell office:value-type="float" office:value="0.00346374" calcext:value-type="float">
            <text:p>0.003464</text:p>
          </table:table-cell>
          <table:table-cell table:style-name="ce5" table:formula="of:=AVERAGE([.B309:.D309];[.F309])" office:value-type="float" office:value="0.002022497525" calcext:value-type="float">
            <text:p>0.002022</text:p>
          </table:table-cell>
        </table:table-row>
        <table:table-row table:style-name="ro1">
          <table:table-cell office:value-type="float" office:value="-29.4" calcext:value-type="float">
            <text:p>-29.4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26547" calcext:value-type="float">
            <text:p>0.003265</text:p>
          </table:table-cell>
          <table:table-cell office:value-type="float" office:value="0.0014364" calcext:value-type="float">
            <text:p>0.001436</text:p>
          </table:table-cell>
          <table:table-cell office:value-type="float" office:value="0.00671131" calcext:value-type="float">
            <text:p>0.006711</text:p>
          </table:table-cell>
          <table:table-cell office:value-type="float" office:value="0.00365272" calcext:value-type="float">
            <text:p>0.003653</text:p>
          </table:table-cell>
          <table:table-cell table:style-name="ce5" table:formula="of:=AVERAGE([.B310:.D310];[.F310])" office:value-type="float" office:value="0.002112697525" calcext:value-type="float">
            <text:p>0.002113</text:p>
          </table:table-cell>
        </table:table-row>
        <table:table-row table:style-name="ro1">
          <table:table-cell office:value-type="float" office:value="-29.3" calcext:value-type="float">
            <text:p>-29.3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26547" calcext:value-type="float">
            <text:p>0.003265</text:p>
          </table:table-cell>
          <table:table-cell office:value-type="float" office:value="0.0014364" calcext:value-type="float">
            <text:p>0.001436</text:p>
          </table:table-cell>
          <table:table-cell office:value-type="float" office:value="0.00671131" calcext:value-type="float">
            <text:p>0.006711</text:p>
          </table:table-cell>
          <table:table-cell office:value-type="float" office:value="0.00374233" calcext:value-type="float">
            <text:p>0.003742</text:p>
          </table:table-cell>
          <table:table-cell table:style-name="ce5" table:formula="of:=AVERAGE([.B311:.D311];[.F311])" office:value-type="float" office:value="0.002135100025" calcext:value-type="float">
            <text:p>0.002135</text:p>
          </table:table-cell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35798" calcext:value-type="float">
            <text:p>0.003358</text:p>
          </table:table-cell>
          <table:table-cell office:value-type="float" office:value="0.0014364" calcext:value-type="float">
            <text:p>0.001436</text:p>
          </table:table-cell>
          <table:table-cell office:value-type="float" office:value="0.00685985" calcext:value-type="float">
            <text:p>0.006860</text:p>
          </table:table-cell>
          <table:table-cell office:value-type="float" office:value="0.00383657" calcext:value-type="float">
            <text:p>0.003837</text:p>
          </table:table-cell>
          <table:table-cell table:style-name="ce5" table:formula="of:=AVERAGE([.B312:.D312];[.F312])" office:value-type="float" office:value="0.002181787525" calcext:value-type="float">
            <text:p>0.002182</text:p>
          </table:table-cell>
        </table:table-row>
        <table:table-row table:style-name="ro1">
          <table:table-cell office:value-type="float" office:value="-29.1" calcext:value-type="float">
            <text:p>-29.1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35798" calcext:value-type="float">
            <text:p>0.003358</text:p>
          </table:table-cell>
          <table:table-cell office:value-type="float" office:value="0.0014364" calcext:value-type="float">
            <text:p>0.001436</text:p>
          </table:table-cell>
          <table:table-cell office:value-type="float" office:value="0.00685985" calcext:value-type="float">
            <text:p>0.006860</text:p>
          </table:table-cell>
          <table:table-cell office:value-type="float" office:value="0.00383657" calcext:value-type="float">
            <text:p>0.003837</text:p>
          </table:table-cell>
          <table:table-cell table:style-name="ce5" table:formula="of:=AVERAGE([.B313:.D313];[.F313])" office:value-type="float" office:value="0.002181787525" calcext:value-type="float">
            <text:p>0.002182</text:p>
          </table:table-cell>
        </table:table-row>
        <table:table-row table:style-name="ro1">
          <table:table-cell office:value-type="float" office:value="-29" calcext:value-type="float">
            <text:p>-29.0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45004" calcext:value-type="float">
            <text:p>0.003450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00731" calcext:value-type="float">
            <text:p>0.007007</text:p>
          </table:table-cell>
          <table:table-cell office:value-type="float" office:value="0.00393395" calcext:value-type="float">
            <text:p>0.003934</text:p>
          </table:table-cell>
          <table:table-cell table:style-name="ce5" table:formula="of:=AVERAGE([.B314:.D314];[.F314])" office:value-type="float" office:value="0.002248960025" calcext:value-type="float">
            <text:p>0.002249</text:p>
          </table:table-cell>
        </table:table-row>
        <table:table-row table:style-name="ro1">
          <table:table-cell office:value-type="float" office:value="-28.9" calcext:value-type="float">
            <text:p>-28.9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45004" calcext:value-type="float">
            <text:p>0.003450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00731" calcext:value-type="float">
            <text:p>0.007007</text:p>
          </table:table-cell>
          <table:table-cell office:value-type="float" office:value="0.00412316" calcext:value-type="float">
            <text:p>0.004123</text:p>
          </table:table-cell>
          <table:table-cell table:style-name="ce5" table:formula="of:=AVERAGE([.B315:.D315];[.F315])" office:value-type="float" office:value="0.002296262525" calcext:value-type="float">
            <text:p>0.002296</text:p>
          </table:table-cell>
        </table:table-row>
        <table:table-row table:style-name="ro1">
          <table:table-cell office:value-type="float" office:value="-28.8" calcext:value-type="float">
            <text:p>-28.8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54156" calcext:value-type="float">
            <text:p>0.003542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08104" calcext:value-type="float">
            <text:p>0.007081</text:p>
          </table:table-cell>
          <table:table-cell office:value-type="float" office:value="0.00422054" calcext:value-type="float">
            <text:p>0.004221</text:p>
          </table:table-cell>
          <table:table-cell table:style-name="ce5" table:formula="of:=AVERAGE([.B316:.D316];[.F316])" office:value-type="float" office:value="0.002343487525" calcext:value-type="float">
            <text:p>0.002343</text:p>
          </table:table-cell>
        </table:table-row>
        <table:table-row table:style-name="ro1">
          <table:table-cell office:value-type="float" office:value="-28.7" calcext:value-type="float">
            <text:p>-28.7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54156" calcext:value-type="float">
            <text:p>0.003542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08104" calcext:value-type="float">
            <text:p>0.007081</text:p>
          </table:table-cell>
          <table:table-cell office:value-type="float" office:value="0.00422054" calcext:value-type="float">
            <text:p>0.004221</text:p>
          </table:table-cell>
          <table:table-cell table:style-name="ce5" table:formula="of:=AVERAGE([.B317:.D317];[.F317])" office:value-type="float" office:value="0.002343487525" calcext:value-type="float">
            <text:p>0.002343</text:p>
          </table:table-cell>
        </table:table-row>
        <table:table-row table:style-name="ro1">
          <table:table-cell office:value-type="float" office:value="-28.6" calcext:value-type="float">
            <text:p>-28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54156" calcext:value-type="float">
            <text:p>0.003542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22949" calcext:value-type="float">
            <text:p>0.007229</text:p>
          </table:table-cell>
          <table:table-cell office:value-type="float" office:value="0.00432295" calcext:value-type="float">
            <text:p>0.004323</text:p>
          </table:table-cell>
          <table:table-cell table:style-name="ce5" table:formula="of:=AVERAGE([.B318:.D318];[.F318])" office:value-type="float" office:value="0.002369090025" calcext:value-type="float">
            <text:p>0.002369</text:p>
          </table:table-cell>
        </table:table-row>
        <table:table-row table:style-name="ro1">
          <table:table-cell office:value-type="float" office:value="-28.5" calcext:value-type="float">
            <text:p>-28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54156" calcext:value-type="float">
            <text:p>0.003542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22949" calcext:value-type="float">
            <text:p>0.007229</text:p>
          </table:table-cell>
          <table:table-cell office:value-type="float" office:value="0.00432295" calcext:value-type="float">
            <text:p>0.004323</text:p>
          </table:table-cell>
          <table:table-cell table:style-name="ce5" table:formula="of:=AVERAGE([.B319:.D319];[.F319])" office:value-type="float" office:value="0.002369090025" calcext:value-type="float">
            <text:p>0.002369</text:p>
          </table:table-cell>
        </table:table-row>
        <table:table-row table:style-name="ro1">
          <table:table-cell office:value-type="float" office:value="-28.4" calcext:value-type="float">
            <text:p>-28.4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63362" calcext:value-type="float">
            <text:p>0.003634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30376" calcext:value-type="float">
            <text:p>0.007304</text:p>
          </table:table-cell>
          <table:table-cell office:value-type="float" office:value="0.00442033" calcext:value-type="float">
            <text:p>0.004420</text:p>
          </table:table-cell>
          <table:table-cell table:style-name="ce5" table:formula="of:=AVERAGE([.B320:.D320];[.F320])" office:value-type="float" office:value="0.002416450025" calcext:value-type="float">
            <text:p>0.002416</text:p>
          </table:table-cell>
        </table:table-row>
        <table:table-row table:style-name="ro1">
          <table:table-cell office:value-type="float" office:value="-28.3" calcext:value-type="float">
            <text:p>-28.3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381805" calcext:value-type="float">
            <text:p>0.003818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37793" calcext:value-type="float">
            <text:p>0.007378</text:p>
          </table:table-cell>
          <table:table-cell office:value-type="float" office:value="0.00442033" calcext:value-type="float">
            <text:p>0.004420</text:p>
          </table:table-cell>
          <table:table-cell table:style-name="ce5" table:formula="of:=AVERAGE([.B321:.D321];[.F321])" office:value-type="float" office:value="0.002462557525" calcext:value-type="float">
            <text:p>0.002463</text:p>
          </table:table-cell>
        </table:table-row>
        <table:table-row table:style-name="ro1">
          <table:table-cell office:value-type="float" office:value="-28.2" calcext:value-type="float">
            <text:p>-28.2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00031" calcext:value-type="float">
            <text:p>0.004000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60307" calcext:value-type="float">
            <text:p>0.007603</text:p>
          </table:table-cell>
          <table:table-cell office:value-type="float" office:value="0.00442033" calcext:value-type="float">
            <text:p>0.004420</text:p>
          </table:table-cell>
          <table:table-cell table:style-name="ce5" table:formula="of:=AVERAGE([.B322:.D322];[.F322])" office:value-type="float" office:value="0.002508122525" calcext:value-type="float">
            <text:p>0.002508</text:p>
          </table:table-cell>
        </table:table-row>
        <table:table-row table:style-name="ro1">
          <table:table-cell office:value-type="float" office:value="-28.1" calcext:value-type="float">
            <text:p>-28.1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09283" calcext:value-type="float">
            <text:p>0.004093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60307" calcext:value-type="float">
            <text:p>0.007603</text:p>
          </table:table-cell>
          <table:table-cell office:value-type="float" office:value="0.00442033" calcext:value-type="float">
            <text:p>0.004420</text:p>
          </table:table-cell>
          <table:table-cell table:style-name="ce5" table:formula="of:=AVERAGE([.B323:.D323];[.F323])" office:value-type="float" office:value="0.002531252525" calcext:value-type="float">
            <text:p>0.002531</text:p>
          </table:table-cell>
        </table:table-row>
        <table:table-row table:style-name="ro1">
          <table:table-cell office:value-type="float" office:value="-28" calcext:value-type="float">
            <text:p>-28.0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27741" calcext:value-type="float">
            <text:p>0.004277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60307" calcext:value-type="float">
            <text:p>0.007603</text:p>
          </table:table-cell>
          <table:table-cell office:value-type="float" office:value="0.00450714" calcext:value-type="float">
            <text:p>0.004507</text:p>
          </table:table-cell>
          <table:table-cell table:style-name="ce5" table:formula="of:=AVERAGE([.B324:.D324];[.F324])" office:value-type="float" office:value="0.002599100025" calcext:value-type="float">
            <text:p>0.002599</text:p>
          </table:table-cell>
        </table:table-row>
        <table:table-row table:style-name="ro1">
          <table:table-cell office:value-type="float" office:value="-27.9" calcext:value-type="float">
            <text:p>-27.9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46463" calcext:value-type="float">
            <text:p>0.004465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67734" calcext:value-type="float">
            <text:p>0.007677</text:p>
          </table:table-cell>
          <table:table-cell office:value-type="float" office:value="0.00470378" calcext:value-type="float">
            <text:p>0.004704</text:p>
          </table:table-cell>
          <table:table-cell table:style-name="ce5" table:formula="of:=AVERAGE([.B325:.D325];[.F325])" office:value-type="float" office:value="0.002695065025" calcext:value-type="float">
            <text:p>0.002695</text:p>
          </table:table-cell>
        </table:table-row>
        <table:table-row table:style-name="ro1">
          <table:table-cell office:value-type="float" office:value="-27.8" calcext:value-type="float">
            <text:p>-27.8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55753" calcext:value-type="float">
            <text:p>0.004558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89947" calcext:value-type="float">
            <text:p>0.007899</text:p>
          </table:table-cell>
          <table:table-cell office:value-type="float" office:value="0.00479538" calcext:value-type="float">
            <text:p>0.004795</text:p>
          </table:table-cell>
          <table:table-cell table:style-name="ce5" table:formula="of:=AVERAGE([.B326:.D326];[.F326])" office:value-type="float" office:value="0.002741190025" calcext:value-type="float">
            <text:p>0.002741</text:p>
          </table:table-cell>
        </table:table-row>
        <table:table-row table:style-name="ro1">
          <table:table-cell office:value-type="float" office:value="-27.7" calcext:value-type="float">
            <text:p>-27.7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55753" calcext:value-type="float">
            <text:p>0.004558</text:p>
          </table:table-cell>
          <table:table-cell office:value-type="float" office:value="0.00151565" calcext:value-type="float">
            <text:p>0.001516</text:p>
          </table:table-cell>
          <table:table-cell office:value-type="float" office:value="0.00789947" calcext:value-type="float">
            <text:p>0.007899</text:p>
          </table:table-cell>
          <table:table-cell office:value-type="float" office:value="0.00479538" calcext:value-type="float">
            <text:p>0.004795</text:p>
          </table:table-cell>
          <table:table-cell table:style-name="ce5" table:formula="of:=AVERAGE([.B327:.D327];[.F327])" office:value-type="float" office:value="0.002741190025" calcext:value-type="float">
            <text:p>0.002741</text:p>
          </table:table-cell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64959" calcext:value-type="float">
            <text:p>0.004650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19706" calcext:value-type="float">
            <text:p>0.008197</text:p>
          </table:table-cell>
          <table:table-cell office:value-type="float" office:value="0.00488698" calcext:value-type="float">
            <text:p>0.004887</text:p>
          </table:table-cell>
          <table:table-cell table:style-name="ce5" table:formula="of:=AVERAGE([.B328:.D328];[.F328])" office:value-type="float" office:value="0.002807032525" calcext:value-type="float">
            <text:p>0.002807</text:p>
          </table:table-cell>
        </table:table-row>
        <table:table-row table:style-name="ro1">
          <table:table-cell office:value-type="float" office:value="-27.5" calcext:value-type="float">
            <text:p>-27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64959" calcext:value-type="float">
            <text:p>0.004650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19706" calcext:value-type="float">
            <text:p>0.008197</text:p>
          </table:table-cell>
          <table:table-cell office:value-type="float" office:value="0.00497379" calcext:value-type="float">
            <text:p>0.004974</text:p>
          </table:table-cell>
          <table:table-cell table:style-name="ce5" table:formula="of:=AVERAGE([.B329:.D329];[.F329])" office:value-type="float" office:value="0.002828735025" calcext:value-type="float">
            <text:p>0.002829</text:p>
          </table:table-cell>
        </table:table-row>
        <table:table-row table:style-name="ro1">
          <table:table-cell office:value-type="float" office:value="-27.4" calcext:value-type="float">
            <text:p>-27.4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483332" calcext:value-type="float">
            <text:p>0.004833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19706" calcext:value-type="float">
            <text:p>0.008197</text:p>
          </table:table-cell>
          <table:table-cell office:value-type="float" office:value="0.00497379" calcext:value-type="float">
            <text:p>0.004974</text:p>
          </table:table-cell>
          <table:table-cell table:style-name="ce5" table:formula="of:=AVERAGE([.B330:.D330];[.F330])" office:value-type="float" office:value="0.002874667525" calcext:value-type="float">
            <text:p>0.002875</text:p>
          </table:table-cell>
        </table:table-row>
        <table:table-row table:style-name="ro1">
          <table:table-cell office:value-type="float" office:value="-27.3" calcext:value-type="float">
            <text:p>-27.3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01736" calcext:value-type="float">
            <text:p>0.005017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34531" calcext:value-type="float">
            <text:p>0.008345</text:p>
          </table:table-cell>
          <table:table-cell office:value-type="float" office:value="0.0050634" calcext:value-type="float">
            <text:p>0.005063</text:p>
          </table:table-cell>
          <table:table-cell table:style-name="ce5" table:formula="of:=AVERAGE([.B331:.D331];[.F331])" office:value-type="float" office:value="0.002943080025" calcext:value-type="float">
            <text:p>0.002943</text:p>
          </table:table-cell>
        </table:table-row>
        <table:table-row table:style-name="ro1">
          <table:table-cell office:value-type="float" office:value="-27.2" calcext:value-type="float">
            <text:p>-27.2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11168" calcext:value-type="float">
            <text:p>0.005112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56773" calcext:value-type="float">
            <text:p>0.008568</text:p>
          </table:table-cell>
          <table:table-cell office:value-type="float" office:value="0.00525238" calcext:value-type="float">
            <text:p>0.005252</text:p>
          </table:table-cell>
          <table:table-cell table:style-name="ce5" table:formula="of:=AVERAGE([.B332:.D332];[.F332])" office:value-type="float" office:value="0.003013905025" calcext:value-type="float">
            <text:p>0.003014</text:p>
          </table:table-cell>
        </table:table-row>
        <table:table-row table:style-name="ro1">
          <table:table-cell office:value-type="float" office:value="-27.1" calcext:value-type="float">
            <text:p>-27.1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11168" calcext:value-type="float">
            <text:p>0.005112</text:p>
          </table:table-cell>
          <table:table-cell office:value-type="float" office:value="0.00159536" calcext:value-type="float">
            <text:p>0.001595</text:p>
          </table:table-cell>
          <table:table-cell office:value-type="float" office:value="0.00871627" calcext:value-type="float">
            <text:p>0.008716</text:p>
          </table:table-cell>
          <table:table-cell office:value-type="float" office:value="0.00525238" calcext:value-type="float">
            <text:p>0.005252</text:p>
          </table:table-cell>
          <table:table-cell table:style-name="ce5" table:formula="of:=AVERAGE([.B333:.D333];[.F333])" office:value-type="float" office:value="0.003013905025" calcext:value-type="float">
            <text:p>0.003014</text:p>
          </table:table-cell>
        </table:table-row>
        <table:table-row table:style-name="ro1">
          <table:table-cell office:value-type="float" office:value="-27" calcext:value-type="float">
            <text:p>-27.0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20336" calcext:value-type="float">
            <text:p>0.005203</text:p>
          </table:table-cell>
          <table:table-cell office:value-type="float" office:value="0.00167501" calcext:value-type="float">
            <text:p>0.001675</text:p>
          </table:table-cell>
          <table:table-cell office:value-type="float" office:value="0.00886472" calcext:value-type="float">
            <text:p>0.008865</text:p>
          </table:table-cell>
          <table:table-cell office:value-type="float" office:value="0.00525238" calcext:value-type="float">
            <text:p>0.005252</text:p>
          </table:table-cell>
          <table:table-cell table:style-name="ce5" table:formula="of:=AVERAGE([.B334:.D334];[.F334])" office:value-type="float" office:value="0.003056737525" calcext:value-type="float">
            <text:p>0.003057</text:p>
          </table:table-cell>
        </table:table-row>
        <table:table-row table:style-name="ro1">
          <table:table-cell office:value-type="float" office:value="-26.9" calcext:value-type="float">
            <text:p>-26.9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29768" calcext:value-type="float">
            <text:p>0.005298</text:p>
          </table:table-cell>
          <table:table-cell office:value-type="float" office:value="0.00175472" calcext:value-type="float">
            <text:p>0.001755</text:p>
          </table:table-cell>
          <table:table-cell office:value-type="float" office:value="0.00893899" calcext:value-type="float">
            <text:p>0.008939</text:p>
          </table:table-cell>
          <table:table-cell office:value-type="float" office:value="0.00525238" calcext:value-type="float">
            <text:p>0.005252</text:p>
          </table:table-cell>
          <table:table-cell table:style-name="ce5" table:formula="of:=AVERAGE([.B335:.D335];[.F335])" office:value-type="float" office:value="0.003100245025" calcext:value-type="float">
            <text:p>0.003100</text:p>
          </table:table-cell>
        </table:table-row>
        <table:table-row table:style-name="ro1">
          <table:table-cell office:value-type="float" office:value="-26.8" calcext:value-type="float">
            <text:p>-26.8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392" calcext:value-type="float">
            <text:p>0.005392</text:p>
          </table:table-cell>
          <table:table-cell office:value-type="float" office:value="0.00175472" calcext:value-type="float">
            <text:p>0.001755</text:p>
          </table:table-cell>
          <table:table-cell office:value-type="float" office:value="0.0092379" calcext:value-type="float">
            <text:p>0.009238</text:p>
          </table:table-cell>
          <table:table-cell office:value-type="float" office:value="0.00562479" calcext:value-type="float">
            <text:p>0.005625</text:p>
          </table:table-cell>
          <table:table-cell table:style-name="ce5" table:formula="of:=AVERAGE([.B336:.D336];[.F336])" office:value-type="float" office:value="0.003216927525" calcext:value-type="float">
            <text:p>0.003217</text:p>
          </table:table-cell>
        </table:table-row>
        <table:table-row table:style-name="ro1">
          <table:table-cell office:value-type="float" office:value="-26.7" calcext:value-type="float">
            <text:p>-26.7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57838" calcext:value-type="float">
            <text:p>0.005578</text:p>
          </table:table-cell>
          <table:table-cell office:value-type="float" office:value="0.00175472" calcext:value-type="float">
            <text:p>0.001755</text:p>
          </table:table-cell>
          <table:table-cell office:value-type="float" office:value="0.00946042" calcext:value-type="float">
            <text:p>0.009460</text:p>
          </table:table-cell>
          <table:table-cell office:value-type="float" office:value="0.00590249" calcext:value-type="float">
            <text:p>0.005902</text:p>
          </table:table-cell>
          <table:table-cell table:style-name="ce5" table:formula="of:=AVERAGE([.B337:.D337];[.F337])" office:value-type="float" office:value="0.003332947525" calcext:value-type="float">
            <text:p>0.003333</text:p>
          </table:table-cell>
        </table:table-row>
        <table:table-row table:style-name="ro1">
          <table:table-cell office:value-type="float" office:value="-26.6" calcext:value-type="float">
            <text:p>-26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57838" calcext:value-type="float">
            <text:p>0.005578</text:p>
          </table:table-cell>
          <table:table-cell office:value-type="float" office:value="0.00175472" calcext:value-type="float">
            <text:p>0.001755</text:p>
          </table:table-cell>
          <table:table-cell office:value-type="float" office:value="0.00953549" calcext:value-type="float">
            <text:p>0.009535</text:p>
          </table:table-cell>
          <table:table-cell office:value-type="float" office:value="0.0061677" calcext:value-type="float">
            <text:p>0.006168</text:p>
          </table:table-cell>
          <table:table-cell table:style-name="ce5" table:formula="of:=AVERAGE([.B338:.D338];[.F338])" office:value-type="float" office:value="0.003399250025" calcext:value-type="float">
            <text:p>0.003399</text:p>
          </table:table-cell>
        </table:table-row>
        <table:table-row table:style-name="ro1">
          <table:table-cell office:value-type="float" office:value="-26.5" calcext:value-type="float">
            <text:p>-26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76522" calcext:value-type="float">
            <text:p>0.005765</text:p>
          </table:table-cell>
          <table:table-cell office:value-type="float" office:value="0.00175472" calcext:value-type="float">
            <text:p>0.001755</text:p>
          </table:table-cell>
          <table:table-cell office:value-type="float" office:value="0.00953549" calcext:value-type="float">
            <text:p>0.009535</text:p>
          </table:table-cell>
          <table:table-cell office:value-type="float" office:value="0.0061677" calcext:value-type="float">
            <text:p>0.006168</text:p>
          </table:table-cell>
          <table:table-cell table:style-name="ce5" table:formula="of:=AVERAGE([.B339:.D339];[.F339])" office:value-type="float" office:value="0.003445960025" calcext:value-type="float">
            <text:p>0.003446</text:p>
          </table:table-cell>
        </table:table-row>
        <table:table-row table:style-name="ro1">
          <table:table-cell office:value-type="float" office:value="-26.4" calcext:value-type="float">
            <text:p>-26.4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85674" calcext:value-type="float">
            <text:p>0.005857</text:p>
          </table:table-cell>
          <table:table-cell office:value-type="float" office:value="0.00183482" calcext:value-type="float">
            <text:p>0.001835</text:p>
          </table:table-cell>
          <table:table-cell office:value-type="float" office:value="0.00960967" calcext:value-type="float">
            <text:p>0.009610</text:p>
          </table:table-cell>
          <table:table-cell office:value-type="float" office:value="0.00626194" calcext:value-type="float">
            <text:p>0.006262</text:p>
          </table:table-cell>
          <table:table-cell table:style-name="ce5" table:formula="of:=AVERAGE([.B340:.D340];[.F340])" office:value-type="float" office:value="0.003512425025" calcext:value-type="float">
            <text:p>0.003512</text:p>
          </table:table-cell>
        </table:table-row>
        <table:table-row table:style-name="ro1">
          <table:table-cell office:value-type="float" office:value="-26.3" calcext:value-type="float">
            <text:p>-26.3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595106" calcext:value-type="float">
            <text:p>0.005951</text:p>
          </table:table-cell>
          <table:table-cell office:value-type="float" office:value="0.00183482" calcext:value-type="float">
            <text:p>0.001835</text:p>
          </table:table-cell>
          <table:table-cell office:value-type="float" office:value="0.00975801" calcext:value-type="float">
            <text:p>0.009758</text:p>
          </table:table-cell>
          <table:table-cell office:value-type="float" office:value="0.00634875" calcext:value-type="float">
            <text:p>0.006349</text:p>
          </table:table-cell>
          <table:table-cell table:style-name="ce5" table:formula="of:=AVERAGE([.B341:.D341];[.F341])" office:value-type="float" office:value="0.003557707525" calcext:value-type="float">
            <text:p>0.003558</text:p>
          </table:table-cell>
        </table:table-row>
        <table:table-row table:style-name="ro1">
          <table:table-cell office:value-type="float" office:value="-26.2" calcext:value-type="float">
            <text:p>-26.2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13706" calcext:value-type="float">
            <text:p>0.006137</text:p>
          </table:table-cell>
          <table:table-cell office:value-type="float" office:value="0.00183482" calcext:value-type="float">
            <text:p>0.001835</text:p>
          </table:table-cell>
          <table:table-cell office:value-type="float" office:value="0.0100568" calcext:value-type="float">
            <text:p>0.010057</text:p>
          </table:table-cell>
          <table:table-cell office:value-type="float" office:value="0.00653485" calcext:value-type="float">
            <text:p>0.006535</text:p>
          </table:table-cell>
          <table:table-cell table:style-name="ce5" table:formula="of:=AVERAGE([.B342:.D342];[.F342])" office:value-type="float" office:value="0.003650732525" calcext:value-type="float">
            <text:p>0.003651</text:p>
          </table:table-cell>
        </table:table-row>
        <table:table-row table:style-name="ro1">
          <table:table-cell office:value-type="float" office:value="-26.1" calcext:value-type="float">
            <text:p>-26.1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22996" calcext:value-type="float">
            <text:p>0.006230</text:p>
          </table:table-cell>
          <table:table-cell office:value-type="float" office:value="0.00183482" calcext:value-type="float">
            <text:p>0.001835</text:p>
          </table:table-cell>
          <table:table-cell office:value-type="float" office:value="0.0103545" calcext:value-type="float">
            <text:p>0.010355</text:p>
          </table:table-cell>
          <table:table-cell office:value-type="float" office:value="0.00653485" calcext:value-type="float">
            <text:p>0.006535</text:p>
          </table:table-cell>
          <table:table-cell table:style-name="ce5" table:formula="of:=AVERAGE([.B343:.D343];[.F343])" office:value-type="float" office:value="0.003673957525" calcext:value-type="float">
            <text:p>0.003674</text:p>
          </table:table-cell>
        </table:table-row>
        <table:table-row table:style-name="ro1">
          <table:table-cell office:value-type="float" office:value="-26" calcext:value-type="float">
            <text:p>-26.0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22996" calcext:value-type="float">
            <text:p>0.006230</text:p>
          </table:table-cell>
          <table:table-cell office:value-type="float" office:value="0.00199407" calcext:value-type="float">
            <text:p>0.001994</text:p>
          </table:table-cell>
          <table:table-cell office:value-type="float" office:value="0.010652" calcext:value-type="float">
            <text:p>0.010652</text:p>
          </table:table-cell>
          <table:table-cell office:value-type="float" office:value="0.00673464" calcext:value-type="float">
            <text:p>0.006735</text:p>
          </table:table-cell>
          <table:table-cell table:style-name="ce5" table:formula="of:=AVERAGE([.B344:.D344];[.F344])" office:value-type="float" office:value="0.003763717525" calcext:value-type="float">
            <text:p>0.003764</text:p>
          </table:table-cell>
        </table:table-row>
        <table:table-row table:style-name="ro1">
          <table:table-cell office:value-type="float" office:value="-25.9" calcext:value-type="float">
            <text:p>-25.9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22996" calcext:value-type="float">
            <text:p>0.006230</text:p>
          </table:table-cell>
          <table:table-cell office:value-type="float" office:value="0.00199407" calcext:value-type="float">
            <text:p>0.001994</text:p>
          </table:table-cell>
          <table:table-cell office:value-type="float" office:value="0.0108012" calcext:value-type="float">
            <text:p>0.010801</text:p>
          </table:table-cell>
          <table:table-cell office:value-type="float" office:value="0.00673464" calcext:value-type="float">
            <text:p>0.006735</text:p>
          </table:table-cell>
          <table:table-cell table:style-name="ce5" table:formula="of:=AVERAGE([.B345:.D345];[.F345])" office:value-type="float" office:value="0.003763717525" calcext:value-type="float">
            <text:p>0.003764</text:p>
          </table:table-cell>
        </table:table-row>
        <table:table-row table:style-name="ro1">
          <table:table-cell office:value-type="float" office:value="-25.8" calcext:value-type="float">
            <text:p>-25.8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32037" calcext:value-type="float">
            <text:p>0.006320</text:p>
          </table:table-cell>
          <table:table-cell office:value-type="float" office:value="0.00199407" calcext:value-type="float">
            <text:p>0.001994</text:p>
          </table:table-cell>
          <table:table-cell office:value-type="float" office:value="0.0110239" calcext:value-type="float">
            <text:p>0.011024</text:p>
          </table:table-cell>
          <table:table-cell office:value-type="float" office:value="0.00673464" calcext:value-type="float">
            <text:p>0.006735</text:p>
          </table:table-cell>
          <table:table-cell table:style-name="ce5" table:formula="of:=AVERAGE([.B346:.D346];[.F346])" office:value-type="float" office:value="0.003786320025" calcext:value-type="float">
            <text:p>0.003786</text:p>
          </table:table-cell>
        </table:table-row>
        <table:table-row table:style-name="ro1">
          <table:table-cell office:value-type="float" office:value="-25.7" calcext:value-type="float">
            <text:p>-25.7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32037" calcext:value-type="float">
            <text:p>0.006320</text:p>
          </table:table-cell>
          <table:table-cell office:value-type="float" office:value="0.00207378" calcext:value-type="float">
            <text:p>0.002074</text:p>
          </table:table-cell>
          <table:table-cell office:value-type="float" office:value="0.0110982" calcext:value-type="float">
            <text:p>0.011098</text:p>
          </table:table-cell>
          <table:table-cell office:value-type="float" office:value="0.00673464" calcext:value-type="float">
            <text:p>0.006735</text:p>
          </table:table-cell>
          <table:table-cell table:style-name="ce5" table:formula="of:=AVERAGE([.B347:.D347];[.F347])" office:value-type="float" office:value="0.003806247525" calcext:value-type="float">
            <text:p>0.003806</text:p>
          </table:table-cell>
        </table:table-row>
        <table:table-row table:style-name="ro1">
          <table:table-cell office:value-type="float" office:value="-25.6" calcext:value-type="float">
            <text:p>-25.6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59662" calcext:value-type="float">
            <text:p>0.006597</text:p>
          </table:table-cell>
          <table:table-cell office:value-type="float" office:value="0.00207378" calcext:value-type="float">
            <text:p>0.002074</text:p>
          </table:table-cell>
          <table:table-cell office:value-type="float" office:value="0.0114704" calcext:value-type="float">
            <text:p>0.011470</text:p>
          </table:table-cell>
          <table:table-cell office:value-type="float" office:value="0.00682888" calcext:value-type="float">
            <text:p>0.006829</text:p>
          </table:table-cell>
          <table:table-cell table:style-name="ce5" table:formula="of:=AVERAGE([.B348:.D348];[.F348])" office:value-type="float" office:value="0.003898870025" calcext:value-type="float">
            <text:p>0.003899</text:p>
          </table:table-cell>
        </table:table-row>
        <table:table-row table:style-name="ro1">
          <table:table-cell office:value-type="float" office:value="-25.5" calcext:value-type="float">
            <text:p>-25.5</text:p>
          </table:table-cell>
          <table:table-cell office:value-type="float" office:value="0.0000962001" calcext:value-type="float">
            <text:p>0.000096</text:p>
          </table:table-cell>
          <table:table-cell office:value-type="float" office:value="0.00669094" calcext:value-type="float">
            <text:p>0.006691</text:p>
          </table:table-cell>
          <table:table-cell office:value-type="float" office:value="0.00207378" calcext:value-type="float">
            <text:p>0.002074</text:p>
          </table:table-cell>
          <table:table-cell office:value-type="float" office:value="0.0117693" calcext:value-type="float">
            <text:p>0.011769</text:p>
          </table:table-cell>
          <table:table-cell office:value-type="float" office:value="0.00691848" calcext:value-type="float">
            <text:p>0.006918</text:p>
          </table:table-cell>
          <table:table-cell table:style-name="ce5" table:formula="of:=AVERAGE([.B349:.D349];[.F349])" office:value-type="float" office:value="0.003944850025" calcext:value-type="float">
            <text:p>0.003945</text:p>
          </table:table-cell>
        </table:table-row>
        <table:table-row table:style-name="ro1">
          <table:table-cell office:value-type="float" office:value="-25.4" calcext:value-type="float">
            <text:p>-25.4</text:p>
          </table:table-cell>
          <table:table-cell office:value-type="float" office:value="0.000192735" calcext:value-type="float">
            <text:p>0.000193</text:p>
          </table:table-cell>
          <table:table-cell office:value-type="float" office:value="0.00669094" calcext:value-type="float">
            <text:p>0.006691</text:p>
          </table:table-cell>
          <table:table-cell office:value-type="float" office:value="0.00215371" calcext:value-type="float">
            <text:p>0.002154</text:p>
          </table:table-cell>
          <table:table-cell office:value-type="float" office:value="0.0119913" calcext:value-type="float">
            <text:p>0.011991</text:p>
          </table:table-cell>
          <table:table-cell office:value-type="float" office:value="0.00720477" calcext:value-type="float">
            <text:p>0.007205</text:p>
          </table:table-cell>
          <table:table-cell table:style-name="ce5" table:formula="of:=AVERAGE([.B350:.D350];[.F350])" office:value-type="float" office:value="0.00406053875" calcext:value-type="float">
            <text:p>0.004061</text:p>
          </table:table-cell>
        </table:table-row>
        <table:table-row table:style-name="ro1">
          <table:table-cell office:value-type="float" office:value="-25.3" calcext:value-type="float">
            <text:p>-25.3</text:p>
          </table:table-cell>
          <table:table-cell office:value-type="float" office:value="0.000192735" calcext:value-type="float">
            <text:p>0.000193</text:p>
          </table:table-cell>
          <table:table-cell office:value-type="float" office:value="0.00669094" calcext:value-type="float">
            <text:p>0.006691</text:p>
          </table:table-cell>
          <table:table-cell office:value-type="float" office:value="0.00215371" calcext:value-type="float">
            <text:p>0.002154</text:p>
          </table:table-cell>
          <table:table-cell office:value-type="float" office:value="0.0125107" calcext:value-type="float">
            <text:p>0.012511</text:p>
          </table:table-cell>
          <table:table-cell office:value-type="float" office:value="0.00720477" calcext:value-type="float">
            <text:p>0.007205</text:p>
          </table:table-cell>
          <table:table-cell table:style-name="ce5" table:formula="of:=AVERAGE([.B351:.D351];[.F351])" office:value-type="float" office:value="0.00406053875" calcext:value-type="float">
            <text:p>0.004061</text:p>
          </table:table-cell>
        </table:table-row>
        <table:table-row table:style-name="ro1">
          <table:table-cell office:value-type="float" office:value="-25.2" calcext:value-type="float">
            <text:p>-25.2</text:p>
          </table:table-cell>
          <table:table-cell office:value-type="float" office:value="0.000288935" calcext:value-type="float">
            <text:p>0.000289</text:p>
          </table:table-cell>
          <table:table-cell office:value-type="float" office:value="0.00687372" calcext:value-type="float">
            <text:p>0.006874</text:p>
          </table:table-cell>
          <table:table-cell office:value-type="float" office:value="0.00231381" calcext:value-type="float">
            <text:p>0.002314</text:p>
          </table:table-cell>
          <table:table-cell office:value-type="float" office:value="0.0129594" calcext:value-type="float">
            <text:p>0.012959</text:p>
          </table:table-cell>
          <table:table-cell office:value-type="float" office:value="0.0075892" calcext:value-type="float">
            <text:p>0.007589</text:p>
          </table:table-cell>
          <table:table-cell table:style-name="ce5" table:formula="of:=AVERAGE([.B352:.D352];[.F352])" office:value-type="float" office:value="0.00426641625" calcext:value-type="float">
            <text:p>0.004266</text:p>
          </table:table-cell>
        </table:table-row>
        <table:table-row table:style-name="ro1">
          <table:table-cell office:value-type="float" office:value="-25.1" calcext:value-type="float">
            <text:p>-25.1</text:p>
          </table:table-cell>
          <table:table-cell office:value-type="float" office:value="0.000383337" calcext:value-type="float">
            <text:p>0.000383</text:p>
          </table:table-cell>
          <table:table-cell office:value-type="float" office:value="0.00705386" calcext:value-type="float">
            <text:p>0.007054</text:p>
          </table:table-cell>
          <table:table-cell office:value-type="float" office:value="0.00231381" calcext:value-type="float">
            <text:p>0.002314</text:p>
          </table:table-cell>
          <table:table-cell office:value-type="float" office:value="0.0131074" calcext:value-type="float">
            <text:p>0.013107</text:p>
          </table:table-cell>
          <table:table-cell office:value-type="float" office:value="0.00769161" calcext:value-type="float">
            <text:p>0.007692</text:p>
          </table:table-cell>
          <table:table-cell table:style-name="ce5" table:formula="of:=AVERAGE([.B353:.D353];[.F353])" office:value-type="float" office:value="0.00436065425" calcext:value-type="float">
            <text:p>0.004361</text:p>
          </table:table-cell>
        </table:table-row>
        <table:table-row table:style-name="ro1">
          <table:table-cell office:value-type="float" office:value="-25" calcext:value-type="float">
            <text:p>-25.0</text:p>
          </table:table-cell>
          <table:table-cell office:value-type="float" office:value="0.000383337" calcext:value-type="float">
            <text:p>0.000383</text:p>
          </table:table-cell>
          <table:table-cell office:value-type="float" office:value="0.00714638" calcext:value-type="float">
            <text:p>0.007146</text:p>
          </table:table-cell>
          <table:table-cell office:value-type="float" office:value="0.00239392" calcext:value-type="float">
            <text:p>0.002394</text:p>
          </table:table-cell>
          <table:table-cell office:value-type="float" office:value="0.0134792" calcext:value-type="float">
            <text:p>0.013479</text:p>
          </table:table-cell>
          <table:table-cell office:value-type="float" office:value="0.00778121" calcext:value-type="float">
            <text:p>0.007781</text:p>
          </table:table-cell>
          <table:table-cell table:style-name="ce5" table:formula="of:=AVERAGE([.B354:.D354];[.F354])" office:value-type="float" office:value="0.00442621175" calcext:value-type="float">
            <text:p>0.004426</text:p>
          </table:table-cell>
        </table:table-row>
        <table:table-row table:style-name="ro1">
          <table:table-cell office:value-type="float" office:value="-24.9" calcext:value-type="float">
            <text:p>-24.9</text:p>
          </table:table-cell>
          <table:table-cell office:value-type="float" office:value="0.000383337" calcext:value-type="float">
            <text:p>0.000383</text:p>
          </table:table-cell>
          <table:table-cell office:value-type="float" office:value="0.00714638" calcext:value-type="float">
            <text:p>0.007146</text:p>
          </table:table-cell>
          <table:table-cell office:value-type="float" office:value="0.00255391" calcext:value-type="float">
            <text:p>0.002554</text:p>
          </table:table-cell>
          <table:table-cell office:value-type="float" office:value="0.0134792" calcext:value-type="float">
            <text:p>0.013479</text:p>
          </table:table-cell>
          <table:table-cell office:value-type="float" office:value="0.00778121" calcext:value-type="float">
            <text:p>0.007781</text:p>
          </table:table-cell>
          <table:table-cell table:style-name="ce5" table:formula="of:=AVERAGE([.B355:.D355];[.F355])" office:value-type="float" office:value="0.00446620925" calcext:value-type="float">
            <text:p>0.004466</text:p>
          </table:table-cell>
        </table:table-row>
        <table:table-row table:style-name="ro1">
          <table:table-cell office:value-type="float" office:value="-24.8" calcext:value-type="float">
            <text:p>-24.8</text:p>
          </table:table-cell>
          <table:table-cell office:value-type="float" office:value="0.000383337" calcext:value-type="float">
            <text:p>0.000383</text:p>
          </table:table-cell>
          <table:table-cell office:value-type="float" office:value="0.00723613" calcext:value-type="float">
            <text:p>0.007236</text:p>
          </table:table-cell>
          <table:table-cell office:value-type="float" office:value="0.00271339" calcext:value-type="float">
            <text:p>0.002713</text:p>
          </table:table-cell>
          <table:table-cell office:value-type="float" office:value="0.0138513" calcext:value-type="float">
            <text:p>0.013851</text:p>
          </table:table-cell>
          <table:table-cell office:value-type="float" office:value="0.00805003" calcext:value-type="float">
            <text:p>0.008050</text:p>
          </table:table-cell>
          <table:table-cell table:style-name="ce5" table:formula="of:=AVERAGE([.B356:.D356];[.F356])" office:value-type="float" office:value="0.00459572175" calcext:value-type="float">
            <text:p>0.004596</text:p>
          </table:table-cell>
        </table:table-row>
        <table:table-row table:style-name="ro1">
          <table:table-cell office:value-type="float" office:value="-24.7" calcext:value-type="float">
            <text:p>-24.7</text:p>
          </table:table-cell>
          <table:table-cell office:value-type="float" office:value="0.000383337" calcext:value-type="float">
            <text:p>0.000383</text:p>
          </table:table-cell>
          <table:table-cell office:value-type="float" office:value="0.00723613" calcext:value-type="float">
            <text:p>0.007236</text:p>
          </table:table-cell>
          <table:table-cell office:value-type="float" office:value="0.00271339" calcext:value-type="float">
            <text:p>0.002713</text:p>
          </table:table-cell>
          <table:table-cell office:value-type="float" office:value="0.014001" calcext:value-type="float">
            <text:p>0.014001</text:p>
          </table:table-cell>
          <table:table-cell office:value-type="float" office:value="0.00805003" calcext:value-type="float">
            <text:p>0.008050</text:p>
          </table:table-cell>
          <table:table-cell table:style-name="ce5" table:formula="of:=AVERAGE([.B357:.D357];[.F357])" office:value-type="float" office:value="0.00459572175" calcext:value-type="float">
            <text:p>0.004596</text:p>
          </table:table-cell>
        </table:table-row>
        <table:table-row table:style-name="ro1">
          <table:table-cell office:value-type="float" office:value="-24.6" calcext:value-type="float">
            <text:p>-24.6</text:p>
          </table:table-cell>
          <table:table-cell office:value-type="float" office:value="0.000572462" calcext:value-type="float">
            <text:p>0.000572</text:p>
          </table:table-cell>
          <table:table-cell office:value-type="float" office:value="0.00751406" calcext:value-type="float">
            <text:p>0.007514</text:p>
          </table:table-cell>
          <table:table-cell office:value-type="float" office:value="0.00279304" calcext:value-type="float">
            <text:p>0.002793</text:p>
          </table:table-cell>
          <table:table-cell office:value-type="float" office:value="0.0144461" calcext:value-type="float">
            <text:p>0.014446</text:p>
          </table:table-cell>
          <table:table-cell office:value-type="float" office:value="0.00814044" calcext:value-type="float">
            <text:p>0.008140</text:p>
          </table:table-cell>
          <table:table-cell table:style-name="ce5" table:formula="of:=AVERAGE([.B358:.D358];[.F358])" office:value-type="float" office:value="0.0047550005" calcext:value-type="float">
            <text:p>0.004755</text:p>
          </table:table-cell>
        </table:table-row>
        <table:table-row table:style-name="ro1">
          <table:table-cell office:value-type="float" office:value="-24.5" calcext:value-type="float">
            <text:p>-24.5</text:p>
          </table:table-cell>
          <table:table-cell office:value-type="float" office:value="0.000572462" calcext:value-type="float">
            <text:p>0.000572</text:p>
          </table:table-cell>
          <table:table-cell office:value-type="float" office:value="0.00751406" calcext:value-type="float">
            <text:p>0.007514</text:p>
          </table:table-cell>
          <table:table-cell office:value-type="float" office:value="0.00279304" calcext:value-type="float">
            <text:p>0.002793</text:p>
          </table:table-cell>
          <table:table-cell office:value-type="float" office:value="0.0146707" calcext:value-type="float">
            <text:p>0.014671</text:p>
          </table:table-cell>
          <table:table-cell office:value-type="float" office:value="0.00814044" calcext:value-type="float">
            <text:p>0.008140</text:p>
          </table:table-cell>
          <table:table-cell table:style-name="ce5" table:formula="of:=AVERAGE([.B359:.D359];[.F359])" office:value-type="float" office:value="0.0047550005" calcext:value-type="float">
            <text:p>0.004755</text:p>
          </table:table-cell>
        </table:table-row>
        <table:table-row table:style-name="ro1">
          <table:table-cell office:value-type="float" office:value="-24.4" calcext:value-type="float">
            <text:p>-24.4</text:p>
          </table:table-cell>
          <table:table-cell office:value-type="float" office:value="0.000572462" calcext:value-type="float">
            <text:p>0.000572</text:p>
          </table:table-cell>
          <table:table-cell office:value-type="float" office:value="0.00778203" calcext:value-type="float">
            <text:p>0.007782</text:p>
          </table:table-cell>
          <table:table-cell office:value-type="float" office:value="0.00287315" calcext:value-type="float">
            <text:p>0.002873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.00833014" calcext:value-type="float">
            <text:p>0.008330</text:p>
          </table:table-cell>
          <table:table-cell table:style-name="ce5" table:formula="of:=AVERAGE([.B360:.D360];[.F360])" office:value-type="float" office:value="0.0048894455" calcext:value-type="float">
            <text:p>0.004889</text:p>
          </table:table-cell>
        </table:table-row>
        <table:table-row table:style-name="ro1">
          <table:table-cell office:value-type="float" office:value="-24.3" calcext:value-type="float">
            <text:p>-24.3</text:p>
          </table:table-cell>
          <table:table-cell office:value-type="float" office:value="0.000666864" calcext:value-type="float">
            <text:p>0.000667</text:p>
          </table:table-cell>
          <table:table-cell office:value-type="float" office:value="0.0079634" calcext:value-type="float">
            <text:p>0.007963</text:p>
          </table:table-cell>
          <table:table-cell office:value-type="float" office:value="0.00287315" calcext:value-type="float">
            <text:p>0.002873</text:p>
          </table:table-cell>
          <table:table-cell office:value-type="float" office:value="0.0154174" calcext:value-type="float">
            <text:p>0.015417</text:p>
          </table:table-cell>
          <table:table-cell office:value-type="float" office:value="0.00833014" calcext:value-type="float">
            <text:p>0.008330</text:p>
          </table:table-cell>
          <table:table-cell table:style-name="ce5" table:formula="of:=AVERAGE([.B361:.D361];[.F361])" office:value-type="float" office:value="0.0049583885" calcext:value-type="float">
            <text:p>0.004958</text:p>
          </table:table-cell>
        </table:table-row>
        <table:table-row table:style-name="ro1">
          <table:table-cell office:value-type="float" office:value="-24.2" calcext:value-type="float">
            <text:p>-24.2</text:p>
          </table:table-cell>
          <table:table-cell office:value-type="float" office:value="0.000666864" calcext:value-type="float">
            <text:p>0.000667</text:p>
          </table:table-cell>
          <table:table-cell office:value-type="float" office:value="0.00814605" calcext:value-type="float">
            <text:p>0.008146</text:p>
          </table:table-cell>
          <table:table-cell office:value-type="float" office:value="0.00311267" calcext:value-type="float">
            <text:p>0.003113</text:p>
          </table:table-cell>
          <table:table-cell office:value-type="float" office:value="0.0154917" calcext:value-type="float">
            <text:p>0.015492</text:p>
          </table:table-cell>
          <table:table-cell office:value-type="float" office:value="0.00853184" calcext:value-type="float">
            <text:p>0.008532</text:p>
          </table:table-cell>
          <table:table-cell table:style-name="ce5" table:formula="of:=AVERAGE([.B362:.D362];[.F362])" office:value-type="float" office:value="0.005114356" calcext:value-type="float">
            <text:p>0.005114</text:p>
          </table:table-cell>
        </table:table-row>
        <table:table-row table:style-name="ro1">
          <table:table-cell office:value-type="float" office:value="-24.1" calcext:value-type="float">
            <text:p>-24.1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41782" calcext:value-type="float">
            <text:p>0.008418</text:p>
          </table:table-cell>
          <table:table-cell office:value-type="float" office:value="0.00319232" calcext:value-type="float">
            <text:p>0.003192</text:p>
          </table:table-cell>
          <table:table-cell office:value-type="float" office:value="0.0156412" calcext:value-type="float">
            <text:p>0.015641</text:p>
          </table:table-cell>
          <table:table-cell office:value-type="float" office:value="0.00862705" calcext:value-type="float">
            <text:p>0.008627</text:p>
          </table:table-cell>
          <table:table-cell table:style-name="ce5" table:formula="of:=AVERAGE([.B363:.D363];[.F363])" office:value-type="float" office:value="0.0052500635" calcext:value-type="float">
            <text:p>0.005250</text:p>
          </table:table-cell>
        </table:table-row>
        <table:table-row table:style-name="ro1">
          <table:table-cell office:value-type="float" office:value="-24" calcext:value-type="float">
            <text:p>-24.0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59669" calcext:value-type="float">
            <text:p>0.008597</text:p>
          </table:table-cell>
          <table:table-cell office:value-type="float" office:value="0.00351183" calcext:value-type="float">
            <text:p>0.003512</text:p>
          </table:table-cell>
          <table:table-cell office:value-type="float" office:value="0.0160872" calcext:value-type="float">
            <text:p>0.016087</text:p>
          </table:table-cell>
          <table:table-cell office:value-type="float" office:value="0.00872946" calcext:value-type="float">
            <text:p>0.008729</text:p>
          </table:table-cell>
          <table:table-cell table:style-name="ce5" table:formula="of:=AVERAGE([.B364:.D364];[.F364])" office:value-type="float" office:value="0.005400261" calcext:value-type="float">
            <text:p>0.005400</text:p>
          </table:table-cell>
        </table:table-row>
        <table:table-row table:style-name="ro1">
          <table:table-cell office:value-type="float" office:value="-23.9" calcext:value-type="float">
            <text:p>-23.9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77948" calcext:value-type="float">
            <text:p>0.008779</text:p>
          </table:table-cell>
          <table:table-cell office:value-type="float" office:value="0.00351183" calcext:value-type="float">
            <text:p>0.003512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0.00891508" calcext:value-type="float">
            <text:p>0.008915</text:p>
          </table:table-cell>
          <table:table-cell table:style-name="ce5" table:formula="of:=AVERAGE([.B365:.D365];[.F365])" office:value-type="float" office:value="0.0054923635" calcext:value-type="float">
            <text:p>0.005492</text:p>
          </table:table-cell>
        </table:table-row>
        <table:table-row table:style-name="ro1">
          <table:table-cell office:value-type="float" office:value="-23.8" calcext:value-type="float">
            <text:p>-23.8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77948" calcext:value-type="float">
            <text:p>0.008779</text:p>
          </table:table-cell>
          <table:table-cell office:value-type="float" office:value="0.00367102" calcext:value-type="float">
            <text:p>0.003671</text:p>
          </table:table-cell>
          <table:table-cell office:value-type="float" office:value="0.0169825" calcext:value-type="float">
            <text:p>0.016983</text:p>
          </table:table-cell>
          <table:table-cell office:value-type="float" office:value="0.00891508" calcext:value-type="float">
            <text:p>0.008915</text:p>
          </table:table-cell>
          <table:table-cell table:style-name="ce5" table:formula="of:=AVERAGE([.B366:.D366];[.F366])" office:value-type="float" office:value="0.005532161" calcext:value-type="float">
            <text:p>0.005532</text:p>
          </table:table-cell>
        </table:table-row>
        <table:table-row table:style-name="ro1">
          <table:table-cell office:value-type="float" office:value="-23.7" calcext:value-type="float">
            <text:p>-23.7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96156" calcext:value-type="float">
            <text:p>0.008962</text:p>
          </table:table-cell>
          <table:table-cell office:value-type="float" office:value="0.00367102" calcext:value-type="float">
            <text:p>0.003671</text:p>
          </table:table-cell>
          <table:table-cell office:value-type="float" office:value="0.0173557" calcext:value-type="float">
            <text:p>0.017356</text:p>
          </table:table-cell>
          <table:table-cell office:value-type="float" office:value="0.00900548" calcext:value-type="float">
            <text:p>0.009005</text:p>
          </table:table-cell>
          <table:table-cell table:style-name="ce5" table:formula="of:=AVERAGE([.B367:.D367];[.F367])" office:value-type="float" office:value="0.005600281" calcext:value-type="float">
            <text:p>0.005600</text:p>
          </table:table-cell>
        </table:table-row>
        <table:table-row table:style-name="ro1">
          <table:table-cell office:value-type="float" office:value="-23.6" calcext:value-type="float">
            <text:p>-23.6</text:p>
          </table:table-cell>
          <table:table-cell office:value-type="float" office:value="0.000763064" calcext:value-type="float">
            <text:p>0.000763</text:p>
          </table:table-cell>
          <table:table-cell office:value-type="float" office:value="0.00896156" calcext:value-type="float">
            <text:p>0.008962</text:p>
          </table:table-cell>
          <table:table-cell office:value-type="float" office:value="0.0039106" calcext:value-type="float">
            <text:p>0.003911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00947784" calcext:value-type="float">
            <text:p>0.009478</text:p>
          </table:table-cell>
          <table:table-cell table:style-name="ce5" table:formula="of:=AVERAGE([.B368:.D368];[.F368])" office:value-type="float" office:value="0.005778266" calcext:value-type="float">
            <text:p>0.005778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0914487" calcext:value-type="float">
            <text:p>0.009145</text:p>
          </table:table-cell>
          <table:table-cell office:value-type="float" office:value="0.0039106" calcext:value-type="float">
            <text:p>0.003911</text:p>
          </table:table-cell>
          <table:table-cell office:value-type="float" office:value="0.0182508" calcext:value-type="float">
            <text:p>0.018251</text:p>
          </table:table-cell>
          <table:table-cell office:value-type="float" office:value="0.00947784" calcext:value-type="float">
            <text:p>0.009478</text:p>
          </table:table-cell>
          <table:table-cell table:style-name="ce5" table:formula="of:=AVERAGE([.B369:.D369];[.F369])" office:value-type="float" office:value="0.0058477745" calcext:value-type="float">
            <text:p>0.005848</text:p>
          </table:table-cell>
        </table:table-row>
        <table:table-row table:style-name="ro1">
          <table:table-cell office:value-type="float" office:value="-23.4" calcext:value-type="float">
            <text:p>-23.4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0941599" calcext:value-type="float">
            <text:p>0.009416</text:p>
          </table:table-cell>
          <table:table-cell office:value-type="float" office:value="0.00399071" calcext:value-type="float">
            <text:p>0.003991</text:p>
          </table:table-cell>
          <table:table-cell office:value-type="float" office:value="0.0185489" calcext:value-type="float">
            <text:p>0.018549</text:p>
          </table:table-cell>
          <table:table-cell office:value-type="float" office:value="0.00956825" calcext:value-type="float">
            <text:p>0.009568</text:p>
          </table:table-cell>
          <table:table-cell table:style-name="ce5" table:formula="of:=AVERAGE([.B370:.D370];[.F370])" office:value-type="float" office:value="0.0059581845" calcext:value-type="float">
            <text:p>0.005958</text:p>
          </table:table-cell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0941599" calcext:value-type="float">
            <text:p>0.009416</text:p>
          </table:table-cell>
          <table:table-cell office:value-type="float" office:value="0.00399071" calcext:value-type="float">
            <text:p>0.003991</text:p>
          </table:table-cell>
          <table:table-cell office:value-type="float" office:value="0.0187722" calcext:value-type="float">
            <text:p>0.018772</text:p>
          </table:table-cell>
          <table:table-cell office:value-type="float" office:value="0.00967065" calcext:value-type="float">
            <text:p>0.009671</text:p>
          </table:table-cell>
          <table:table-cell table:style-name="ce5" table:formula="of:=AVERAGE([.B371:.D371];[.F371])" office:value-type="float" office:value="0.0059837845" calcext:value-type="float">
            <text:p>0.005984</text:p>
          </table:table-cell>
        </table:table-row>
        <table:table-row table:style-name="ro1">
          <table:table-cell office:value-type="float" office:value="-23.2" calcext:value-type="float">
            <text:p>-23.2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0987626" calcext:value-type="float">
            <text:p>0.009876</text:p>
          </table:table-cell>
          <table:table-cell office:value-type="float" office:value="0.00415093" calcext:value-type="float">
            <text:p>0.004151</text:p>
          </table:table-cell>
          <table:table-cell office:value-type="float" office:value="0.0190685" calcext:value-type="float">
            <text:p>0.019069</text:p>
          </table:table-cell>
          <table:table-cell office:value-type="float" office:value="0.0100473" calcext:value-type="float">
            <text:p>0.010047</text:p>
          </table:table-cell>
          <table:table-cell table:style-name="ce5" table:formula="of:=AVERAGE([.B372:.D372];[.F372])" office:value-type="float" office:value="0.0062330695" calcext:value-type="float">
            <text:p>0.006233</text:p>
          </table:table-cell>
        </table:table-row>
        <table:table-row table:style-name="ro1">
          <table:table-cell office:value-type="float" office:value="-23.1" calcext:value-type="float">
            <text:p>-23.1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100635" calcext:value-type="float">
            <text:p>0.010064</text:p>
          </table:table-cell>
          <table:table-cell office:value-type="float" office:value="0.00415093" calcext:value-type="float">
            <text:p>0.004151</text:p>
          </table:table-cell>
          <table:table-cell office:value-type="float" office:value="0.0192182" calcext:value-type="float">
            <text:p>0.019218</text:p>
          </table:table-cell>
          <table:table-cell office:value-type="float" office:value="0.0100473" calcext:value-type="float">
            <text:p>0.010047</text:p>
          </table:table-cell>
          <table:table-cell table:style-name="ce5" table:formula="of:=AVERAGE([.B373:.D373];[.F373])" office:value-type="float" office:value="0.0062798795" calcext:value-type="float">
            <text:p>0.006280</text:p>
          </table:table-cell>
        </table:table-row>
        <table:table-row table:style-name="ro1">
          <table:table-cell office:value-type="float" office:value="-23" calcext:value-type="float">
            <text:p>-23.0</text:p>
          </table:table-cell>
          <table:table-cell office:value-type="float" office:value="0.000857788" calcext:value-type="float">
            <text:p>0.000858</text:p>
          </table:table-cell>
          <table:table-cell office:value-type="float" office:value="0.0104278" calcext:value-type="float">
            <text:p>0.010428</text:p>
          </table:table-cell>
          <table:table-cell office:value-type="float" office:value="0.00446999" calcext:value-type="float">
            <text:p>0.004470</text:p>
          </table:table-cell>
          <table:table-cell office:value-type="float" office:value="0.0196632" calcext:value-type="float">
            <text:p>0.019663</text:p>
          </table:table-cell>
          <table:table-cell office:value-type="float" office:value="0.0104344" calcext:value-type="float">
            <text:p>0.010434</text:p>
          </table:table-cell>
          <table:table-cell table:style-name="ce5" table:formula="of:=AVERAGE([.B374:.D374];[.F374])" office:value-type="float" office:value="0.0065474945" calcext:value-type="float">
            <text:p>0.006547</text:p>
          </table:table-cell>
        </table:table-row>
        <table:table-row table:style-name="ro1">
          <table:table-cell office:value-type="float" office:value="-22.9" calcext:value-type="float">
            <text:p>-22.9</text:p>
          </table:table-cell>
          <table:table-cell office:value-type="float" office:value="0.000950458" calcext:value-type="float">
            <text:p>0.000950</text:p>
          </table:table-cell>
          <table:table-cell office:value-type="float" office:value="0.0105203" calcext:value-type="float">
            <text:p>0.010520</text:p>
          </table:table-cell>
          <table:table-cell office:value-type="float" office:value="0.00446999" calcext:value-type="float">
            <text:p>0.004470</text:p>
          </table:table-cell>
          <table:table-cell office:value-type="float" office:value="0.0198853" calcext:value-type="float">
            <text:p>0.019885</text:p>
          </table:table-cell>
          <table:table-cell office:value-type="float" office:value="0.0105212" calcext:value-type="float">
            <text:p>0.010521</text:p>
          </table:table-cell>
          <table:table-cell table:style-name="ce5" table:formula="of:=AVERAGE([.B375:.D375];[.F375])" office:value-type="float" office:value="0.006615487" calcext:value-type="float">
            <text:p>0.006615</text:p>
          </table:table-cell>
        </table:table-row>
        <table:table-row table:style-name="ro1">
          <table:table-cell office:value-type="float" office:value="-22.8" calcext:value-type="float">
            <text:p>-22.8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07016" calcext:value-type="float">
            <text:p>0.010702</text:p>
          </table:table-cell>
          <table:table-cell office:value-type="float" office:value="0.00454975" calcext:value-type="float">
            <text:p>0.004550</text:p>
          </table:table-cell>
          <table:table-cell office:value-type="float" office:value="0.0204801" calcext:value-type="float">
            <text:p>0.020480</text:p>
          </table:table-cell>
          <table:table-cell office:value-type="float" office:value="0.0106116" calcext:value-type="float">
            <text:p>0.010612</text:p>
          </table:table-cell>
          <table:table-cell table:style-name="ce5" table:formula="of:=AVERAGE([.B376:.D376];[.F376])" office:value-type="float" office:value="0.0067270325" calcext:value-type="float">
            <text:p>0.006727</text:p>
          </table:table-cell>
        </table:table-row>
        <table:table-row table:style-name="ro1">
          <table:table-cell office:value-type="float" office:value="-22.7" calcext:value-type="float">
            <text:p>-22.7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08805" calcext:value-type="float">
            <text:p>0.010881</text:p>
          </table:table-cell>
          <table:table-cell office:value-type="float" office:value="0.00454975" calcext:value-type="float">
            <text:p>0.004550</text:p>
          </table:table-cell>
          <table:table-cell office:value-type="float" office:value="0.0207789" calcext:value-type="float">
            <text:p>0.020779</text:p>
          </table:table-cell>
          <table:table-cell office:value-type="float" office:value="0.0107032" calcext:value-type="float">
            <text:p>0.010703</text:p>
          </table:table-cell>
          <table:table-cell table:style-name="ce5" table:formula="of:=AVERAGE([.B377:.D377];[.F377])" office:value-type="float" office:value="0.0067946575" calcext:value-type="float">
            <text:p>0.006795</text:p>
          </table:table-cell>
        </table:table-row>
        <table:table-row table:style-name="ro1">
          <table:table-cell office:value-type="float" office:value="-22.6" calcext:value-type="float">
            <text:p>-22.6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10638" calcext:value-type="float">
            <text:p>0.011064</text:p>
          </table:table-cell>
          <table:table-cell office:value-type="float" office:value="0.00478865" calcext:value-type="float">
            <text:p>0.004789</text:p>
          </table:table-cell>
          <table:table-cell office:value-type="float" office:value="0.0214515" calcext:value-type="float">
            <text:p>0.021452</text:p>
          </table:table-cell>
          <table:table-cell office:value-type="float" office:value="0.0108006" calcext:value-type="float">
            <text:p>0.010801</text:p>
          </table:table-cell>
          <table:table-cell table:style-name="ce5" table:formula="of:=AVERAGE([.B378:.D378];[.F378])" office:value-type="float" office:value="0.0069245575" calcext:value-type="float">
            <text:p>0.006925</text:p>
          </table:table-cell>
        </table:table-row>
        <table:table-row table:style-name="ro1">
          <table:table-cell office:value-type="float" office:value="-22.5" calcext:value-type="float">
            <text:p>-22.5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12474" calcext:value-type="float">
            <text:p>0.011247</text:p>
          </table:table-cell>
          <table:table-cell office:value-type="float" office:value="0.00494864" calcext:value-type="float">
            <text:p>0.004949</text:p>
          </table:table-cell>
          <table:table-cell office:value-type="float" office:value="0.0218214" calcext:value-type="float">
            <text:p>0.021821</text:p>
          </table:table-cell>
          <table:table-cell office:value-type="float" office:value="0.0108006" calcext:value-type="float">
            <text:p>0.010801</text:p>
          </table:table-cell>
          <table:table-cell table:style-name="ce5" table:formula="of:=AVERAGE([.B379:.D379];[.F379])" office:value-type="float" office:value="0.007010455" calcext:value-type="float">
            <text:p>0.007010</text:p>
          </table:table-cell>
        </table:table-row>
        <table:table-row table:style-name="ro1">
          <table:table-cell office:value-type="float" office:value="-22.4" calcext:value-type="float">
            <text:p>-22.4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12474" calcext:value-type="float">
            <text:p>0.011247</text:p>
          </table:table-cell>
          <table:table-cell office:value-type="float" office:value="0.00510886" calcext:value-type="float">
            <text:p>0.005109</text:p>
          </table:table-cell>
          <table:table-cell office:value-type="float" office:value="0.0224933" calcext:value-type="float">
            <text:p>0.022493</text:p>
          </table:table-cell>
          <table:table-cell office:value-type="float" office:value="0.0108999" calcext:value-type="float">
            <text:p>0.010900</text:p>
          </table:table-cell>
          <table:table-cell table:style-name="ce5" table:formula="of:=AVERAGE([.B380:.D380];[.F380])" office:value-type="float" office:value="0.007075335" calcext:value-type="float">
            <text:p>0.007075</text:p>
          </table:table-cell>
        </table:table-row>
        <table:table-row table:style-name="ro1">
          <table:table-cell office:value-type="float" office:value="-22.3" calcext:value-type="float">
            <text:p>-22.3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14338" calcext:value-type="float">
            <text:p>0.011434</text:p>
          </table:table-cell>
          <table:table-cell office:value-type="float" office:value="0.00518885" calcext:value-type="float">
            <text:p>0.005189</text:p>
          </table:table-cell>
          <table:table-cell office:value-type="float" office:value="0.0227922" calcext:value-type="float">
            <text:p>0.022792</text:p>
          </table:table-cell>
          <table:table-cell office:value-type="float" office:value="0.0110891" calcext:value-type="float">
            <text:p>0.011089</text:p>
          </table:table-cell>
          <table:table-cell table:style-name="ce5" table:formula="of:=AVERAGE([.B381:.D381];[.F381])" office:value-type="float" office:value="0.0071892325" calcext:value-type="float">
            <text:p>0.007189</text:p>
          </table:table-cell>
        </table:table-row>
        <table:table-row table:style-name="ro1">
          <table:table-cell office:value-type="float" office:value="-22.2" calcext:value-type="float">
            <text:p>-22.2</text:p>
          </table:table-cell>
          <table:table-cell office:value-type="float" office:value="0.00104518" calcext:value-type="float">
            <text:p>0.001045</text:p>
          </table:table-cell>
          <table:table-cell office:value-type="float" office:value="0.011797" calcext:value-type="float">
            <text:p>0.011797</text:p>
          </table:table-cell>
          <table:table-cell office:value-type="float" office:value="0.00542866" calcext:value-type="float">
            <text:p>0.005429</text:p>
          </table:table-cell>
          <table:table-cell office:value-type="float" office:value="0.0235373" calcext:value-type="float">
            <text:p>0.023537</text:p>
          </table:table-cell>
          <table:table-cell office:value-type="float" office:value="0.0111843" calcext:value-type="float">
            <text:p>0.011184</text:p>
          </table:table-cell>
          <table:table-cell table:style-name="ce5" table:formula="of:=AVERAGE([.B382:.D382];[.F382])" office:value-type="float" office:value="0.007363785" calcext:value-type="float">
            <text:p>0.007364</text:p>
          </table:table-cell>
        </table:table-row>
        <table:table-row table:style-name="ro1">
          <table:table-cell office:value-type="float" office:value="-22.1" calcext:value-type="float">
            <text:p>-22.1</text:p>
          </table:table-cell>
          <table:table-cell office:value-type="float" office:value="0.00113991" calcext:value-type="float">
            <text:p>0.001140</text:p>
          </table:table-cell>
          <table:table-cell office:value-type="float" office:value="0.0119759" calcext:value-type="float">
            <text:p>0.011976</text:p>
          </table:table-cell>
          <table:table-cell office:value-type="float" office:value="0.00558853" calcext:value-type="float">
            <text:p>0.005589</text:p>
          </table:table-cell>
          <table:table-cell office:value-type="float" office:value="0.0241359" calcext:value-type="float">
            <text:p>0.024136</text:p>
          </table:table-cell>
          <table:table-cell office:value-type="float" office:value="0.0113691" calcext:value-type="float">
            <text:p>0.011369</text:p>
          </table:table-cell>
          <table:table-cell table:style-name="ce5" table:formula="of:=AVERAGE([.B383:.D383];[.F383])" office:value-type="float" office:value="0.00751836" calcext:value-type="float">
            <text:p>0.007518</text:p>
          </table:table-cell>
        </table:table-row>
        <table:table-row table:style-name="ro1">
          <table:table-cell office:value-type="float" office:value="-22" calcext:value-type="float">
            <text:p>-22.0</text:p>
          </table:table-cell>
          <table:table-cell office:value-type="float" office:value="0.00113991" calcext:value-type="float">
            <text:p>0.001140</text:p>
          </table:table-cell>
          <table:table-cell office:value-type="float" office:value="0.0124331" calcext:value-type="float">
            <text:p>0.012433</text:p>
          </table:table-cell>
          <table:table-cell office:value-type="float" office:value="0.00566864" calcext:value-type="float">
            <text:p>0.005669</text:p>
          </table:table-cell>
          <table:table-cell office:value-type="float" office:value="0.0246588" calcext:value-type="float">
            <text:p>0.024659</text:p>
          </table:table-cell>
          <table:table-cell office:value-type="float" office:value="0.0115636" calcext:value-type="float">
            <text:p>0.011564</text:p>
          </table:table-cell>
          <table:table-cell table:style-name="ce5" table:formula="of:=AVERAGE([.B384:.D384];[.F384])" office:value-type="float" office:value="0.0077013125" calcext:value-type="float">
            <text:p>0.007701</text:p>
          </table:table-cell>
        </table:table-row>
        <table:table-row table:style-name="ro1">
          <table:table-cell office:value-type="float" office:value="-21.9" calcext:value-type="float">
            <text:p>-21.9</text:p>
          </table:table-cell>
          <table:table-cell office:value-type="float" office:value="0.00123644" calcext:value-type="float">
            <text:p>0.001236</text:p>
          </table:table-cell>
          <table:table-cell office:value-type="float" office:value="0.0125228" calcext:value-type="float">
            <text:p>0.012523</text:p>
          </table:table-cell>
          <table:table-cell office:value-type="float" office:value="0.00574858" calcext:value-type="float">
            <text:p>0.005749</text:p>
          </table:table-cell>
          <table:table-cell office:value-type="float" office:value="0.0251789" calcext:value-type="float">
            <text:p>0.025179</text:p>
          </table:table-cell>
          <table:table-cell office:value-type="float" office:value="0.0117603" calcext:value-type="float">
            <text:p>0.011760</text:p>
          </table:table-cell>
          <table:table-cell table:style-name="ce5" table:formula="of:=AVERAGE([.B385:.D385];[.F385])" office:value-type="float" office:value="0.00781703" calcext:value-type="float">
            <text:p>0.007817</text:p>
          </table:table-cell>
        </table:table-row>
        <table:table-row table:style-name="ro1">
          <table:table-cell office:value-type="float" office:value="-21.8" calcext:value-type="float">
            <text:p>-21.8</text:p>
          </table:table-cell>
          <table:table-cell office:value-type="float" office:value="0.00123644" calcext:value-type="float">
            <text:p>0.001236</text:p>
          </table:table-cell>
          <table:table-cell office:value-type="float" office:value="0.0127041" calcext:value-type="float">
            <text:p>0.012704</text:p>
          </table:table-cell>
          <table:table-cell office:value-type="float" office:value="0.00606821" calcext:value-type="float">
            <text:p>0.006068</text:p>
          </table:table-cell>
          <table:table-cell office:value-type="float" office:value="0.0258511" calcext:value-type="float">
            <text:p>0.025851</text:p>
          </table:table-cell>
          <table:table-cell office:value-type="float" office:value="0.0119464" calcext:value-type="float">
            <text:p>0.011946</text:p>
          </table:table-cell>
          <table:table-cell table:style-name="ce5" table:formula="of:=AVERAGE([.B386:.D386];[.F386])" office:value-type="float" office:value="0.0079887875" calcext:value-type="float">
            <text:p>0.007989</text:p>
          </table:table-cell>
        </table:table-row>
        <table:table-row table:style-name="ro1">
          <table:table-cell office:value-type="float" office:value="-21.7" calcext:value-type="float">
            <text:p>-21.7</text:p>
          </table:table-cell>
          <table:table-cell office:value-type="float" office:value="0.00133289" calcext:value-type="float">
            <text:p>0.001333</text:p>
          </table:table-cell>
          <table:table-cell office:value-type="float" office:value="0.0130676" calcext:value-type="float">
            <text:p>0.013068</text:p>
          </table:table-cell>
          <table:table-cell office:value-type="float" office:value="0.00614746" calcext:value-type="float">
            <text:p>0.006147</text:p>
          </table:table-cell>
          <table:table-cell office:value-type="float" office:value="0.0260737" calcext:value-type="float">
            <text:p>0.026074</text:p>
          </table:table-cell>
          <table:table-cell office:value-type="float" office:value="0.0119464" calcext:value-type="float">
            <text:p>0.011946</text:p>
          </table:table-cell>
          <table:table-cell table:style-name="ce5" table:formula="of:=AVERAGE([.B387:.D387];[.F387])" office:value-type="float" office:value="0.0081235875" calcext:value-type="float">
            <text:p>0.008124</text:p>
          </table:table-cell>
        </table:table-row>
        <table:table-row table:style-name="ro1">
          <table:table-cell office:value-type="float" office:value="-21.6" calcext:value-type="float">
            <text:p>-21.6</text:p>
          </table:table-cell>
          <table:table-cell office:value-type="float" office:value="0.00142934" calcext:value-type="float">
            <text:p>0.001429</text:p>
          </table:table-cell>
          <table:table-cell office:value-type="float" office:value="0.0136111" calcext:value-type="float">
            <text:p>0.013611</text:p>
          </table:table-cell>
          <table:table-cell office:value-type="float" office:value="0.00622671" calcext:value-type="float">
            <text:p>0.006227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0.0122296" calcext:value-type="float">
            <text:p>0.012230</text:p>
          </table:table-cell>
          <table:table-cell table:style-name="ce5" table:formula="of:=AVERAGE([.B388:.D388];[.F388])" office:value-type="float" office:value="0.0083741875" calcext:value-type="float">
            <text:p>0.008374</text:p>
          </table:table-cell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0.00152201" calcext:value-type="float">
            <text:p>0.001522</text:p>
          </table:table-cell>
          <table:table-cell office:value-type="float" office:value="0.0139814" calcext:value-type="float">
            <text:p>0.013981</text:p>
          </table:table-cell>
          <table:table-cell office:value-type="float" office:value="0.00638676" calcext:value-type="float">
            <text:p>0.006387</text:p>
          </table:table-cell>
          <table:table-cell office:value-type="float" office:value="0.0273389" calcext:value-type="float">
            <text:p>0.027339</text:p>
          </table:table-cell>
          <table:table-cell office:value-type="float" office:value="0.0123289" calcext:value-type="float">
            <text:p>0.012329</text:p>
          </table:table-cell>
          <table:table-cell table:style-name="ce5" table:formula="of:=AVERAGE([.B389:.D389];[.F389])" office:value-type="float" office:value="0.0085547675" calcext:value-type="float">
            <text:p>0.008555</text:p>
          </table:table-cell>
        </table:table-row>
        <table:table-row table:style-name="ro1">
          <table:table-cell office:value-type="float" office:value="-21.4" calcext:value-type="float">
            <text:p>-21.4</text:p>
          </table:table-cell>
          <table:table-cell office:value-type="float" office:value="0.00161641" calcext:value-type="float">
            <text:p>0.001616</text:p>
          </table:table-cell>
          <table:table-cell office:value-type="float" office:value="0.0141658" calcext:value-type="float">
            <text:p>0.014166</text:p>
          </table:table-cell>
          <table:table-cell office:value-type="float" office:value="0.00646601" calcext:value-type="float">
            <text:p>0.006466</text:p>
          </table:table-cell>
          <table:table-cell office:value-type="float" office:value="0.0283819" calcext:value-type="float">
            <text:p>0.028382</text:p>
          </table:table-cell>
          <table:table-cell office:value-type="float" office:value="0.0125081" calcext:value-type="float">
            <text:p>0.012508</text:p>
          </table:table-cell>
          <table:table-cell table:style-name="ce5" table:formula="of:=AVERAGE([.B390:.D390];[.F390])" office:value-type="float" office:value="0.00868908" calcext:value-type="float">
            <text:p>0.008689</text:p>
          </table:table-cell>
        </table:table-row>
        <table:table-row table:style-name="ro1">
          <table:table-cell office:value-type="float" office:value="-21.3" calcext:value-type="float">
            <text:p>-21.3</text:p>
          </table:table-cell>
          <table:table-cell office:value-type="float" office:value="0.00161641" calcext:value-type="float">
            <text:p>0.001616</text:p>
          </table:table-cell>
          <table:table-cell office:value-type="float" office:value="0.0144446" calcext:value-type="float">
            <text:p>0.014445</text:p>
          </table:table-cell>
          <table:table-cell office:value-type="float" office:value="0.00686615" calcext:value-type="float">
            <text:p>0.006866</text:p>
          </table:table-cell>
          <table:table-cell office:value-type="float" office:value="0.0286789" calcext:value-type="float">
            <text:p>0.028679</text:p>
          </table:table-cell>
          <table:table-cell office:value-type="float" office:value="0.0125985" calcext:value-type="float">
            <text:p>0.012599</text:p>
          </table:table-cell>
          <table:table-cell table:style-name="ce5" table:formula="of:=AVERAGE([.B391:.D391];[.F391])" office:value-type="float" office:value="0.008881415" calcext:value-type="float">
            <text:p>0.008881</text:p>
          </table:table-cell>
        </table:table-row>
        <table:table-row table:style-name="ro1">
          <table:table-cell office:value-type="float" office:value="-21.2" calcext:value-type="float">
            <text:p>-21.2</text:p>
          </table:table-cell>
          <table:table-cell office:value-type="float" office:value="0.00180554" calcext:value-type="float">
            <text:p>0.001806</text:p>
          </table:table-cell>
          <table:table-cell office:value-type="float" office:value="0.0149041" calcext:value-type="float">
            <text:p>0.014904</text:p>
          </table:table-cell>
          <table:table-cell office:value-type="float" office:value="0.00718527" calcext:value-type="float">
            <text:p>0.007185</text:p>
          </table:table-cell>
          <table:table-cell office:value-type="float" office:value="0.0296482" calcext:value-type="float">
            <text:p>0.029648</text:p>
          </table:table-cell>
          <table:table-cell office:value-type="float" office:value="0.0129784" calcext:value-type="float">
            <text:p>0.012978</text:p>
          </table:table-cell>
          <table:table-cell table:style-name="ce5" table:formula="of:=AVERAGE([.B392:.D392];[.F392])" office:value-type="float" office:value="0.0092183275" calcext:value-type="float">
            <text:p>0.009218</text:p>
          </table:table-cell>
        </table:table-row>
        <table:table-row table:style-name="ro1">
          <table:table-cell office:value-type="float" office:value="-21.1" calcext:value-type="float">
            <text:p>-21.1</text:p>
          </table:table-cell>
          <table:table-cell office:value-type="float" office:value="0.00180554" calcext:value-type="float">
            <text:p>0.001806</text:p>
          </table:table-cell>
          <table:table-cell office:value-type="float" office:value="0.0150874" calcext:value-type="float">
            <text:p>0.015087</text:p>
          </table:table-cell>
          <table:table-cell office:value-type="float" office:value="0.00734549" calcext:value-type="float">
            <text:p>0.007345</text:p>
          </table:table-cell>
          <table:table-cell office:value-type="float" office:value="0.030394" calcext:value-type="float">
            <text:p>0.030394</text:p>
          </table:table-cell>
          <table:table-cell office:value-type="float" office:value="0.0129784" calcext:value-type="float">
            <text:p>0.012978</text:p>
          </table:table-cell>
          <table:table-cell table:style-name="ce5" table:formula="of:=AVERAGE([.B393:.D393];[.F393])" office:value-type="float" office:value="0.0093042075" calcext:value-type="float">
            <text:p>0.009304</text:p>
          </table:table-cell>
        </table:table-row>
        <table:table-row table:style-name="ro1">
          <table:table-cell office:value-type="float" office:value="-21" calcext:value-type="float">
            <text:p>-21.0</text:p>
          </table:table-cell>
          <table:table-cell office:value-type="float" office:value="0.00209447" calcext:value-type="float">
            <text:p>0.002094</text:p>
          </table:table-cell>
          <table:table-cell office:value-type="float" office:value="0.015179" calcext:value-type="float">
            <text:p>0.015179</text:p>
          </table:table-cell>
          <table:table-cell office:value-type="float" office:value="0.00766472" calcext:value-type="float">
            <text:p>0.007665</text:p>
          </table:table-cell>
          <table:table-cell office:value-type="float" office:value="0.0312122" calcext:value-type="float">
            <text:p>0.031212</text:p>
          </table:table-cell>
          <table:table-cell office:value-type="float" office:value="0.0132597" calcext:value-type="float">
            <text:p>0.013260</text:p>
          </table:table-cell>
          <table:table-cell table:style-name="ce5" table:formula="of:=AVERAGE([.B394:.D394];[.F394])" office:value-type="float" office:value="0.0095494725" calcext:value-type="float">
            <text:p>0.009549</text:p>
          </table:table-cell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0.00209447" calcext:value-type="float">
            <text:p>0.002094</text:p>
          </table:table-cell>
          <table:table-cell office:value-type="float" office:value="0.0152733" calcext:value-type="float">
            <text:p>0.015273</text:p>
          </table:table-cell>
          <table:table-cell office:value-type="float" office:value="0.00790459" calcext:value-type="float">
            <text:p>0.007905</text:p>
          </table:table-cell>
          <table:table-cell office:value-type="float" office:value="0.0318081" calcext:value-type="float">
            <text:p>0.031808</text:p>
          </table:table-cell>
          <table:table-cell office:value-type="float" office:value="0.0135379" calcext:value-type="float">
            <text:p>0.013538</text:p>
          </table:table-cell>
          <table:table-cell table:style-name="ce5" table:formula="of:=AVERAGE([.B395:.D395];[.F395])" office:value-type="float" office:value="0.009702565" calcext:value-type="float">
            <text:p>0.009703</text:p>
          </table:table-cell>
        </table:table-row>
        <table:table-row table:style-name="ro1">
          <table:table-cell office:value-type="float" office:value="-20.8" calcext:value-type="float">
            <text:p>-20.8</text:p>
          </table:table-cell>
          <table:table-cell office:value-type="float" office:value="0.00237448" calcext:value-type="float">
            <text:p>0.002374</text:p>
          </table:table-cell>
          <table:table-cell office:value-type="float" office:value="0.0157285" calcext:value-type="float">
            <text:p>0.015729</text:p>
          </table:table-cell>
          <table:table-cell office:value-type="float" office:value="0.00806423" calcext:value-type="float">
            <text:p>0.008064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0139141" calcext:value-type="float">
            <text:p>0.013914</text:p>
          </table:table-cell>
          <table:table-cell table:style-name="ce5" table:formula="of:=AVERAGE([.B396:.D396];[.F396])" office:value-type="float" office:value="0.0100203275" calcext:value-type="float">
            <text:p>0.010020</text:p>
          </table:table-cell>
        </table:table-row>
        <table:table-row table:style-name="ro1">
          <table:table-cell office:value-type="float" office:value="-20.7" calcext:value-type="float">
            <text:p>-20.7</text:p>
          </table:table-cell>
          <table:table-cell office:value-type="float" office:value="0.00274363" calcext:value-type="float">
            <text:p>0.002744</text:p>
          </table:table-cell>
          <table:table-cell office:value-type="float" office:value="0.0162709" calcext:value-type="float">
            <text:p>0.016271</text:p>
          </table:table-cell>
          <table:table-cell office:value-type="float" office:value="0.00830347" calcext:value-type="float">
            <text:p>0.008303</text:p>
          </table:table-cell>
          <table:table-cell office:value-type="float" office:value="0.0330023" calcext:value-type="float">
            <text:p>0.033002</text:p>
          </table:table-cell>
          <table:table-cell office:value-type="float" office:value="0.0142029" calcext:value-type="float">
            <text:p>0.014203</text:p>
          </table:table-cell>
          <table:table-cell table:style-name="ce5" table:formula="of:=AVERAGE([.B397:.D397];[.F397])" office:value-type="float" office:value="0.010380225" calcext:value-type="float">
            <text:p>0.010380</text:p>
          </table:table-cell>
        </table:table-row>
        <table:table-row table:style-name="ro1">
          <table:table-cell office:value-type="float" office:value="-20.6" calcext:value-type="float">
            <text:p>-20.6</text:p>
          </table:table-cell>
          <table:table-cell office:value-type="float" office:value="0.00283553" calcext:value-type="float">
            <text:p>0.002836</text:p>
          </table:table-cell>
          <table:table-cell office:value-type="float" office:value="0.016822" calcext:value-type="float">
            <text:p>0.016822</text:p>
          </table:table-cell>
          <table:table-cell office:value-type="float" office:value="0.00854374" calcext:value-type="float">
            <text:p>0.008544</text:p>
          </table:table-cell>
          <table:table-cell office:value-type="float" office:value="0.0338211" calcext:value-type="float">
            <text:p>0.033821</text:p>
          </table:table-cell>
          <table:table-cell office:value-type="float" office:value="0.0143918" calcext:value-type="float">
            <text:p>0.014392</text:p>
          </table:table-cell>
          <table:table-cell table:style-name="ce5" table:formula="of:=AVERAGE([.B398:.D398];[.F398])" office:value-type="float" office:value="0.0106482675" calcext:value-type="float">
            <text:p>0.010648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  <table:table-cell office:value-type="float" office:value="0.00283553" calcext:value-type="float">
            <text:p>0.002836</text:p>
          </table:table-cell>
          <table:table-cell office:value-type="float" office:value="0.0172771" calcext:value-type="float">
            <text:p>0.017277</text:p>
          </table:table-cell>
          <table:table-cell office:value-type="float" office:value="0.00862373" calcext:value-type="float">
            <text:p>0.008624</text:p>
          </table:table-cell>
          <table:table-cell office:value-type="float" office:value="0.0339702" calcext:value-type="float">
            <text:p>0.033970</text:p>
          </table:table-cell>
          <table:table-cell office:value-type="float" office:value="0.0147699" calcext:value-type="float">
            <text:p>0.014770</text:p>
          </table:table-cell>
          <table:table-cell table:style-name="ce5" table:formula="of:=AVERAGE([.B399:.D399];[.F399])" office:value-type="float" office:value="0.010876565" calcext:value-type="float">
            <text:p>0.010877</text:p>
          </table:table-cell>
        </table:table-row>
        <table:table-row table:style-name="ro1">
          <table:table-cell office:value-type="float" office:value="-20.4" calcext:value-type="float">
            <text:p>-20.4</text:p>
          </table:table-cell>
          <table:table-cell office:value-type="float" office:value="0.00283553" calcext:value-type="float">
            <text:p>0.002836</text:p>
          </table:table-cell>
          <table:table-cell office:value-type="float" office:value="0.0178288" calcext:value-type="float">
            <text:p>0.017829</text:p>
          </table:table-cell>
          <table:table-cell office:value-type="float" office:value="0.00894319" calcext:value-type="float">
            <text:p>0.008943</text:p>
          </table:table-cell>
          <table:table-cell office:value-type="float" office:value="0.0346434" calcext:value-type="float">
            <text:p>0.034643</text:p>
          </table:table-cell>
          <table:table-cell office:value-type="float" office:value="0.0149511" calcext:value-type="float">
            <text:p>0.014951</text:p>
          </table:table-cell>
          <table:table-cell table:style-name="ce5" table:formula="of:=AVERAGE([.B400:.D400];[.F400])" office:value-type="float" office:value="0.011139655" calcext:value-type="float">
            <text:p>0.011140</text:p>
          </table:table-cell>
        </table:table-row>
        <table:table-row table:style-name="ro1">
          <table:table-cell office:value-type="float" office:value="-20.3" calcext:value-type="float">
            <text:p>-20.3</text:p>
          </table:table-cell>
          <table:table-cell office:value-type="float" office:value="0.00293198" calcext:value-type="float">
            <text:p>0.002932</text:p>
          </table:table-cell>
          <table:table-cell office:value-type="float" office:value="0.0181055" calcext:value-type="float">
            <text:p>0.018106</text:p>
          </table:table-cell>
          <table:table-cell office:value-type="float" office:value="0.00894319" calcext:value-type="float">
            <text:p>0.008943</text:p>
          </table:table-cell>
          <table:table-cell office:value-type="float" office:value="0.0352379" calcext:value-type="float">
            <text:p>0.035238</text:p>
          </table:table-cell>
          <table:table-cell office:value-type="float" office:value="0.0149511" calcext:value-type="float">
            <text:p>0.014951</text:p>
          </table:table-cell>
          <table:table-cell table:style-name="ce5" table:formula="of:=AVERAGE([.B401:.D401];[.F401])" office:value-type="float" office:value="0.0112329425" calcext:value-type="float">
            <text:p>0.011233</text:p>
          </table:table-cell>
        </table:table-row>
        <table:table-row table:style-name="ro1">
          <table:table-cell office:value-type="float" office:value="-20.2" calcext:value-type="float">
            <text:p>-20.2</text:p>
          </table:table-cell>
          <table:table-cell office:value-type="float" office:value="0.00302388" calcext:value-type="float">
            <text:p>0.003024</text:p>
          </table:table-cell>
          <table:table-cell office:value-type="float" office:value="0.0189243" calcext:value-type="float">
            <text:p>0.018924</text:p>
          </table:table-cell>
          <table:table-cell office:value-type="float" office:value="0.00926231" calcext:value-type="float">
            <text:p>0.009262</text:p>
          </table:table-cell>
          <table:table-cell office:value-type="float" office:value="0.0367277" calcext:value-type="float">
            <text:p>0.036728</text:p>
          </table:table-cell>
          <table:table-cell office:value-type="float" office:value="0.0152236" calcext:value-type="float">
            <text:p>0.015224</text:p>
          </table:table-cell>
          <table:table-cell table:style-name="ce5" table:formula="of:=AVERAGE([.B402:.D402];[.F402])" office:value-type="float" office:value="0.0116085225" calcext:value-type="float">
            <text:p>0.011609</text:p>
          </table:table-cell>
        </table:table-row>
        <table:table-row table:style-name="ro1">
          <table:table-cell office:value-type="float" office:value="-20.1" calcext:value-type="float">
            <text:p>-20.1</text:p>
          </table:table-cell>
          <table:table-cell office:value-type="float" office:value="0.00311934" calcext:value-type="float">
            <text:p>0.003119</text:p>
          </table:table-cell>
          <table:table-cell office:value-type="float" office:value="0.0192855" calcext:value-type="float">
            <text:p>0.019286</text:p>
          </table:table-cell>
          <table:table-cell office:value-type="float" office:value="0.00950189" calcext:value-type="float">
            <text:p>0.009502</text:p>
          </table:table-cell>
          <table:table-cell office:value-type="float" office:value="0.0372508" calcext:value-type="float">
            <text:p>0.037251</text:p>
          </table:table-cell>
          <table:table-cell office:value-type="float" office:value="0.0155114" calcext:value-type="float">
            <text:p>0.015511</text:p>
          </table:table-cell>
          <table:table-cell table:style-name="ce5" table:formula="of:=AVERAGE([.B403:.D403];[.F403])" office:value-type="float" office:value="0.0118545325" calcext:value-type="float">
            <text:p>0.011855</text:p>
          </table:table-cell>
        </table:table-row>
        <table:table-row table:style-name="ro1">
          <table:table-cell office:value-type="float" office:value="-20" calcext:value-type="float">
            <text:p>-20.0</text:p>
          </table:table-cell>
          <table:table-cell office:value-type="float" office:value="0.00340647" calcext:value-type="float">
            <text:p>0.003406</text:p>
          </table:table-cell>
          <table:table-cell office:value-type="float" office:value="0.0197428" calcext:value-type="float">
            <text:p>0.019743</text:p>
          </table:table-cell>
          <table:table-cell office:value-type="float" office:value="0.0101406" calcext:value-type="float">
            <text:p>0.010141</text:p>
          </table:table-cell>
          <table:table-cell office:value-type="float" office:value="0.0379949" calcext:value-type="float">
            <text:p>0.037995</text:p>
          </table:table-cell>
          <table:table-cell office:value-type="float" office:value="0.0158864" calcext:value-type="float">
            <text:p>0.015886</text:p>
          </table:table-cell>
          <table:table-cell table:style-name="ce5" table:formula="of:=AVERAGE([.B404:.D404];[.F404])" office:value-type="float" office:value="0.0122940675" calcext:value-type="float">
            <text:p>0.012294</text:p>
          </table:table-cell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0.00359105" calcext:value-type="float">
            <text:p>0.003591</text:p>
          </table:table-cell>
          <table:table-cell office:value-type="float" office:value="0.0200178" calcext:value-type="float">
            <text:p>0.020018</text:p>
          </table:table-cell>
          <table:table-cell office:value-type="float" office:value="0.0103003" calcext:value-type="float">
            <text:p>0.010300</text:p>
          </table:table-cell>
          <table:table-cell office:value-type="float" office:value="0.0386649" calcext:value-type="float">
            <text:p>0.038665</text:p>
          </table:table-cell>
          <table:table-cell office:value-type="float" office:value="0.0158864" calcext:value-type="float">
            <text:p>0.015886</text:p>
          </table:table-cell>
          <table:table-cell table:style-name="ce5" table:formula="of:=AVERAGE([.B405:.D405];[.F405])" office:value-type="float" office:value="0.0124488875" calcext:value-type="float">
            <text:p>0.012449</text:p>
          </table:table-cell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0.00406912" calcext:value-type="float">
            <text:p>0.004069</text:p>
          </table:table-cell>
          <table:table-cell office:value-type="float" office:value="0.0206571" calcext:value-type="float">
            <text:p>0.020657</text:p>
          </table:table-cell>
          <table:table-cell office:value-type="float" office:value="0.0106994" calcext:value-type="float">
            <text:p>0.010699</text:p>
          </table:table-cell>
          <table:table-cell office:value-type="float" office:value="0.0396346" calcext:value-type="float">
            <text:p>0.039635</text:p>
          </table:table-cell>
          <table:table-cell office:value-type="float" office:value="0.016085" calcext:value-type="float">
            <text:p>0.016085</text:p>
          </table:table-cell>
          <table:table-cell table:style-name="ce5" table:formula="of:=AVERAGE([.B406:.D406];[.F406])" office:value-type="float" office:value="0.012877655" calcext:value-type="float">
            <text:p>0.012878</text:p>
          </table:table-cell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0.00444826" calcext:value-type="float">
            <text:p>0.004448</text:p>
          </table:table-cell>
          <table:table-cell office:value-type="float" office:value="0.0210234" calcext:value-type="float">
            <text:p>0.021023</text:p>
          </table:table-cell>
          <table:table-cell office:value-type="float" office:value="0.0109385" calcext:value-type="float">
            <text:p>0.010939</text:p>
          </table:table-cell>
          <table:table-cell office:value-type="float" office:value="0.0403823" calcext:value-type="float">
            <text:p>0.040382</text:p>
          </table:table-cell>
          <table:table-cell office:value-type="float" office:value="0.0163656" calcext:value-type="float">
            <text:p>0.016366</text:p>
          </table:table-cell>
          <table:table-cell table:style-name="ce5" table:formula="of:=AVERAGE([.B407:.D407];[.F407])" office:value-type="float" office:value="0.01319394" calcext:value-type="float">
            <text:p>0.013194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0.00444826" calcext:value-type="float">
            <text:p>0.004448</text:p>
          </table:table-cell>
          <table:table-cell office:value-type="float" office:value="0.0213966" calcext:value-type="float">
            <text:p>0.021397</text:p>
          </table:table-cell>
          <table:table-cell office:value-type="float" office:value="0.0111783" calcext:value-type="float">
            <text:p>0.011178</text:p>
          </table:table-cell>
          <table:table-cell office:value-type="float" office:value="0.0413497" calcext:value-type="float">
            <text:p>0.041350</text:p>
          </table:table-cell>
          <table:table-cell office:value-type="float" office:value="0.016468" calcext:value-type="float">
            <text:p>0.016468</text:p>
          </table:table-cell>
          <table:table-cell table:style-name="ce5" table:formula="of:=AVERAGE([.B408:.D408];[.F408])" office:value-type="float" office:value="0.01337279" calcext:value-type="float">
            <text:p>0.013373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0.00463457" calcext:value-type="float">
            <text:p>0.004635</text:p>
          </table:table-cell>
          <table:table-cell office:value-type="float" office:value="0.0215798" calcext:value-type="float">
            <text:p>0.021580</text:p>
          </table:table-cell>
          <table:table-cell office:value-type="float" office:value="0.0113378" calcext:value-type="float">
            <text:p>0.011338</text:p>
          </table:table-cell>
          <table:table-cell office:value-type="float" office:value="0.0423204" calcext:value-type="float">
            <text:p>0.042320</text:p>
          </table:table-cell>
          <table:table-cell office:value-type="float" office:value="0.016468" calcext:value-type="float">
            <text:p>0.016468</text:p>
          </table:table-cell>
          <table:table-cell table:style-name="ce5" table:formula="of:=AVERAGE([.B409:.D409];[.F409])" office:value-type="float" office:value="0.0135050425" calcext:value-type="float">
            <text:p>0.013505</text:p>
          </table:table-cell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0.00482549" calcext:value-type="float">
            <text:p>0.004825</text:p>
          </table:table-cell>
          <table:table-cell office:value-type="float" office:value="0.0223999" calcext:value-type="float">
            <text:p>0.022400</text:p>
          </table:table-cell>
          <table:table-cell office:value-type="float" office:value="0.0114976" calcext:value-type="float">
            <text:p>0.011498</text:p>
          </table:table-cell>
          <table:table-cell office:value-type="float" office:value="0.0429945" calcext:value-type="float">
            <text:p>0.042995</text:p>
          </table:table-cell>
          <table:table-cell office:value-type="float" office:value="0.01665" calcext:value-type="float">
            <text:p>0.016650</text:p>
          </table:table-cell>
          <table:table-cell table:style-name="ce5" table:formula="of:=AVERAGE([.B410:.D410];[.F410])" office:value-type="float" office:value="0.0138432475" calcext:value-type="float">
            <text:p>0.013843</text:p>
          </table:table-cell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0.00510729" calcext:value-type="float">
            <text:p>0.005107</text:p>
          </table:table-cell>
          <table:table-cell office:value-type="float" office:value="0.0226726" calcext:value-type="float">
            <text:p>0.022673</text:p>
          </table:table-cell>
          <table:table-cell office:value-type="float" office:value="0.0115773" calcext:value-type="float">
            <text:p>0.011577</text:p>
          </table:table-cell>
          <table:table-cell office:value-type="float" office:value="0.0436661" calcext:value-type="float">
            <text:p>0.043666</text:p>
          </table:table-cell>
          <table:table-cell office:value-type="float" office:value="0.0167452" calcext:value-type="float">
            <text:p>0.016745</text:p>
          </table:table-cell>
          <table:table-cell table:style-name="ce5" table:formula="of:=AVERAGE([.B411:.D411];[.F411])" office:value-type="float" office:value="0.0140255975" calcext:value-type="float">
            <text:p>0.014026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0.00567811" calcext:value-type="float">
            <text:p>0.005678</text:p>
          </table:table-cell>
          <table:table-cell office:value-type="float" office:value="0.0234921" calcext:value-type="float">
            <text:p>0.023492</text:p>
          </table:table-cell>
          <table:table-cell office:value-type="float" office:value="0.0119769" calcext:value-type="float">
            <text:p>0.011977</text:p>
          </table:table-cell>
          <table:table-cell office:value-type="float" office:value="0.0447829" calcext:value-type="float">
            <text:p>0.044783</text:p>
          </table:table-cell>
          <table:table-cell office:value-type="float" office:value="0.0171215" calcext:value-type="float">
            <text:p>0.017122</text:p>
          </table:table-cell>
          <table:table-cell table:style-name="ce5" table:formula="of:=AVERAGE([.B412:.D412];[.F412])" office:value-type="float" office:value="0.0145671525" calcext:value-type="float">
            <text:p>0.014567</text:p>
          </table:table-cell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0.00606383" calcext:value-type="float">
            <text:p>0.006064</text:p>
          </table:table-cell>
          <table:table-cell office:value-type="float" office:value="0.0239509" calcext:value-type="float">
            <text:p>0.023951</text:p>
          </table:table-cell>
          <table:table-cell office:value-type="float" office:value="0.0121367" calcext:value-type="float">
            <text:p>0.012137</text:p>
          </table:table-cell>
          <table:table-cell office:value-type="float" office:value="0.0453796" calcext:value-type="float">
            <text:p>0.045380</text:p>
          </table:table-cell>
          <table:table-cell office:value-type="float" office:value="0.0175047" calcext:value-type="float">
            <text:p>0.017505</text:p>
          </table:table-cell>
          <table:table-cell table:style-name="ce5" table:formula="of:=AVERAGE([.B413:.D413];[.F413])" office:value-type="float" office:value="0.0149140325" calcext:value-type="float">
            <text:p>0.014914</text:p>
          </table:table-cell>
        </table:table-row>
        <table:table-row table:style-name="ro1">
          <table:table-cell office:value-type="float" office:value="-19" calcext:value-type="float">
            <text:p>-19.0</text:p>
          </table:table-cell>
          <table:table-cell office:value-type="float" office:value="0.00625123" calcext:value-type="float">
            <text:p>0.006251</text:p>
          </table:table-cell>
          <table:table-cell office:value-type="float" office:value="0.0244079" calcext:value-type="float">
            <text:p>0.024408</text:p>
          </table:table-cell>
          <table:table-cell office:value-type="float" office:value="0.0122961" calcext:value-type="float">
            <text:p>0.012296</text:p>
          </table:table-cell>
          <table:table-cell office:value-type="float" office:value="0.0467196" calcext:value-type="float">
            <text:p>0.046720</text:p>
          </table:table-cell>
          <table:table-cell office:value-type="float" office:value="0.0178928" calcext:value-type="float">
            <text:p>0.017893</text:p>
          </table:table-cell>
          <table:table-cell table:style-name="ce5" table:formula="of:=AVERAGE([.B414:.D414];[.F414])" office:value-type="float" office:value="0.0152120075" calcext:value-type="float">
            <text:p>0.015212</text:p>
          </table:table-cell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0.00654033" calcext:value-type="float">
            <text:p>0.006540</text:p>
          </table:table-cell>
          <table:table-cell office:value-type="float" office:value="0.024685" calcext:value-type="float">
            <text:p>0.024685</text:p>
          </table:table-cell>
          <table:table-cell office:value-type="float" office:value="0.0126155" calcext:value-type="float">
            <text:p>0.012616</text:p>
          </table:table-cell>
          <table:table-cell office:value-type="float" office:value="0.0471671" calcext:value-type="float">
            <text:p>0.047167</text:p>
          </table:table-cell>
          <table:table-cell office:value-type="float" office:value="0.0179921" calcext:value-type="float">
            <text:p>0.017992</text:p>
          </table:table-cell>
          <table:table-cell table:style-name="ce5" table:formula="of:=AVERAGE([.B415:.D415];[.F415])" office:value-type="float" office:value="0.0154582325" calcext:value-type="float">
            <text:p>0.015458</text:p>
          </table:table-cell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0.00672921" calcext:value-type="float">
            <text:p>0.006729</text:p>
          </table:table-cell>
          <table:table-cell office:value-type="float" office:value="0.025236" calcext:value-type="float">
            <text:p>0.025236</text:p>
          </table:table-cell>
          <table:table-cell office:value-type="float" office:value="0.0129354" calcext:value-type="float">
            <text:p>0.012935</text:p>
          </table:table-cell>
          <table:table-cell office:value-type="float" office:value="0.0482104" calcext:value-type="float">
            <text:p>0.048210</text:p>
          </table:table-cell>
          <table:table-cell office:value-type="float" office:value="0.0184628" calcext:value-type="float">
            <text:p>0.018463</text:p>
          </table:table-cell>
          <table:table-cell table:style-name="ce5" table:formula="of:=AVERAGE([.B416:.D416];[.F416])" office:value-type="float" office:value="0.0158408525" calcext:value-type="float">
            <text:p>0.015841</text:p>
          </table:table-cell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0.00701205" calcext:value-type="float">
            <text:p>0.007012</text:p>
          </table:table-cell>
          <table:table-cell office:value-type="float" office:value="0.0256963" calcext:value-type="float">
            <text:p>0.025696</text:p>
          </table:table-cell>
          <table:table-cell office:value-type="float" office:value="0.0132547" calcext:value-type="float">
            <text:p>0.013255</text:p>
          </table:table-cell>
          <table:table-cell office:value-type="float" office:value="0.0486575" calcext:value-type="float">
            <text:p>0.048658</text:p>
          </table:table-cell>
          <table:table-cell office:value-type="float" office:value="0.0185621" calcext:value-type="float">
            <text:p>0.018562</text:p>
          </table:table-cell>
          <table:table-cell table:style-name="ce5" table:formula="of:=AVERAGE([.B417:.D417];[.F417])" office:value-type="float" office:value="0.0161312875" calcext:value-type="float">
            <text:p>0.016131</text:p>
          </table:table-cell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0.00739087" calcext:value-type="float">
            <text:p>0.007391</text:p>
          </table:table-cell>
          <table:table-cell office:value-type="float" office:value="0.0262449" calcext:value-type="float">
            <text:p>0.026245</text:p>
          </table:table-cell>
          <table:table-cell office:value-type="float" office:value="0.0135748" calcext:value-type="float">
            <text:p>0.013575</text:p>
          </table:table-cell>
          <table:table-cell office:value-type="float" office:value="0.049849" calcext:value-type="float">
            <text:p>0.049849</text:p>
          </table:table-cell>
          <table:table-cell office:value-type="float" office:value="0.018928" calcext:value-type="float">
            <text:p>0.018928</text:p>
          </table:table-cell>
          <table:table-cell table:style-name="ce5" table:formula="of:=AVERAGE([.B418:.D418];[.F418])" office:value-type="float" office:value="0.0165346425" calcext:value-type="float">
            <text:p>0.016535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0.00758" calcext:value-type="float">
            <text:p>0.007580</text:p>
          </table:table-cell>
          <table:table-cell office:value-type="float" office:value="0.0274319" calcext:value-type="float">
            <text:p>0.027432</text:p>
          </table:table-cell>
          <table:table-cell office:value-type="float" office:value="0.0140535" calcext:value-type="float">
            <text:p>0.014054</text:p>
          </table:table-cell>
          <table:table-cell office:value-type="float" office:value="0.0508193" calcext:value-type="float">
            <text:p>0.050819</text:p>
          </table:table-cell>
          <table:table-cell office:value-type="float" office:value="0.0193011" calcext:value-type="float">
            <text:p>0.019301</text:p>
          </table:table-cell>
          <table:table-cell table:style-name="ce5" table:formula="of:=AVERAGE([.B419:.D419];[.F419])" office:value-type="float" office:value="0.017091625" calcext:value-type="float">
            <text:p>0.017092</text:p>
          </table:table-cell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0.00815448" calcext:value-type="float">
            <text:p>0.008154</text:p>
          </table:table-cell>
          <table:table-cell office:value-type="float" office:value="0.028073" calcext:value-type="float">
            <text:p>0.028073</text:p>
          </table:table-cell>
          <table:table-cell office:value-type="float" office:value="0.0145327" calcext:value-type="float">
            <text:p>0.014533</text:p>
          </table:table-cell>
          <table:table-cell office:value-type="float" office:value="0.0517108" calcext:value-type="float">
            <text:p>0.051711</text:p>
          </table:table-cell>
          <table:table-cell office:value-type="float" office:value="0.0198511" calcext:value-type="float">
            <text:p>0.019851</text:p>
          </table:table-cell>
          <table:table-cell table:style-name="ce5" table:formula="of:=AVERAGE([.B420:.D420];[.F420])" office:value-type="float" office:value="0.01765282" calcext:value-type="float">
            <text:p>0.017653</text:p>
          </table:table-cell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0.0084373" calcext:value-type="float">
            <text:p>0.008437</text:p>
          </table:table-cell>
          <table:table-cell office:value-type="float" office:value="0.0289888" calcext:value-type="float">
            <text:p>0.028989</text:p>
          </table:table-cell>
          <table:table-cell office:value-type="float" office:value="0.0147723" calcext:value-type="float">
            <text:p>0.014772</text:p>
          </table:table-cell>
          <table:table-cell office:value-type="float" office:value="0.0524566" calcext:value-type="float">
            <text:p>0.052457</text:p>
          </table:table-cell>
          <table:table-cell office:value-type="float" office:value="0.0198511" calcext:value-type="float">
            <text:p>0.019851</text:p>
          </table:table-cell>
          <table:table-cell table:style-name="ce5" table:formula="of:=AVERAGE([.B421:.D421];[.F421])" office:value-type="float" office:value="0.018012375" calcext:value-type="float">
            <text:p>0.018012</text:p>
          </table:table-cell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0.00919441" calcext:value-type="float">
            <text:p>0.009194</text:p>
          </table:table-cell>
          <table:table-cell office:value-type="float" office:value="0.0295387" calcext:value-type="float">
            <text:p>0.029539</text:p>
          </table:table-cell>
          <table:table-cell office:value-type="float" office:value="0.0154897" calcext:value-type="float">
            <text:p>0.015490</text:p>
          </table:table-cell>
          <table:table-cell office:value-type="float" office:value="0.0534984" calcext:value-type="float">
            <text:p>0.053498</text:p>
          </table:table-cell>
          <table:table-cell office:value-type="float" office:value="0.020338" calcext:value-type="float">
            <text:p>0.020338</text:p>
          </table:table-cell>
          <table:table-cell table:style-name="ce5" table:formula="of:=AVERAGE([.B422:.D422];[.F422])" office:value-type="float" office:value="0.0186402025" calcext:value-type="float">
            <text:p>0.018640</text:p>
          </table:table-cell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0.00956917" calcext:value-type="float">
            <text:p>0.009569</text:p>
          </table:table-cell>
          <table:table-cell office:value-type="float" office:value="0.0300863" calcext:value-type="float">
            <text:p>0.030086</text:p>
          </table:table-cell>
          <table:table-cell office:value-type="float" office:value="0.0157302" calcext:value-type="float">
            <text:p>0.015730</text:p>
          </table:table-cell>
          <table:table-cell office:value-type="float" office:value="0.0544676" calcext:value-type="float">
            <text:p>0.054468</text:p>
          </table:table-cell>
          <table:table-cell office:value-type="float" office:value="0.02052" calcext:value-type="float">
            <text:p>0.020520</text:p>
          </table:table-cell>
          <table:table-cell table:style-name="ce5" table:formula="of:=AVERAGE([.B423:.D423];[.F423])" office:value-type="float" office:value="0.0189764175" calcext:value-type="float">
            <text:p>0.018976</text:p>
          </table:table-cell>
        </table:table-row>
        <table:table-row table:style-name="ro1">
          <table:table-cell office:value-type="float" office:value="-18" calcext:value-type="float">
            <text:p>-18.0</text:p>
          </table:table-cell>
          <table:table-cell office:value-type="float" office:value="0.0106078" calcext:value-type="float">
            <text:p>0.010608</text:p>
          </table:table-cell>
          <table:table-cell office:value-type="float" office:value="0.0309037" calcext:value-type="float">
            <text:p>0.030904</text:p>
          </table:table-cell>
          <table:table-cell office:value-type="float" office:value="0.0162884" calcext:value-type="float">
            <text:p>0.016288</text:p>
          </table:table-cell>
          <table:table-cell office:value-type="float" office:value="0.0557379" calcext:value-type="float">
            <text:p>0.055738</text:p>
          </table:table-cell>
          <table:table-cell office:value-type="float" office:value="0.0207135" calcext:value-type="float">
            <text:p>0.020714</text:p>
          </table:table-cell>
          <table:table-cell table:style-name="ce5" table:formula="of:=AVERAGE([.B424:.D424];[.F424])" office:value-type="float" office:value="0.01962835" calcext:value-type="float">
            <text:p>0.019628</text:p>
          </table:table-cell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0.0111704" calcext:value-type="float">
            <text:p>0.011170</text:p>
          </table:table-cell>
          <table:table-cell office:value-type="float" office:value="0.031455" calcext:value-type="float">
            <text:p>0.031455</text:p>
          </table:table-cell>
          <table:table-cell office:value-type="float" office:value="0.0165284" calcext:value-type="float">
            <text:p>0.016528</text:p>
          </table:table-cell>
          <table:table-cell office:value-type="float" office:value="0.0565561" calcext:value-type="float">
            <text:p>0.056556</text:p>
          </table:table-cell>
          <table:table-cell office:value-type="float" office:value="0.0208078" calcext:value-type="float">
            <text:p>0.020808</text:p>
          </table:table-cell>
          <table:table-cell table:style-name="ce5" table:formula="of:=AVERAGE([.B425:.D425];[.F425])" office:value-type="float" office:value="0.0199904" calcext:value-type="float">
            <text:p>0.019990</text:p>
          </table:table-cell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0.0120247" calcext:value-type="float">
            <text:p>0.012025</text:p>
          </table:table-cell>
          <table:table-cell office:value-type="float" office:value="0.0322721" calcext:value-type="float">
            <text:p>0.032272</text:p>
          </table:table-cell>
          <table:table-cell office:value-type="float" office:value="0.0167675" calcext:value-type="float">
            <text:p>0.016768</text:p>
          </table:table-cell>
          <table:table-cell office:value-type="float" office:value="0.0578945" calcext:value-type="float">
            <text:p>0.057895</text:p>
          </table:table-cell>
          <table:table-cell office:value-type="float" office:value="0.0211037" calcext:value-type="float">
            <text:p>0.021104</text:p>
          </table:table-cell>
          <table:table-cell table:style-name="ce5" table:formula="of:=AVERAGE([.B426:.D426];[.F426])" office:value-type="float" office:value="0.020542" calcext:value-type="float">
            <text:p>0.020542</text:p>
          </table:table-cell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0.012211" calcext:value-type="float">
            <text:p>0.012211</text:p>
          </table:table-cell>
          <table:table-cell office:value-type="float" office:value="0.0330965" calcext:value-type="float">
            <text:p>0.033097</text:p>
          </table:table-cell>
          <table:table-cell office:value-type="float" office:value="0.0170079" calcext:value-type="float">
            <text:p>0.017008</text:p>
          </table:table-cell>
          <table:table-cell office:value-type="float" office:value="0.0587142" calcext:value-type="float">
            <text:p>0.058714</text:p>
          </table:table-cell>
          <table:table-cell office:value-type="float" office:value="0.0213908" calcext:value-type="float">
            <text:p>0.021391</text:p>
          </table:table-cell>
          <table:table-cell table:style-name="ce5" table:formula="of:=AVERAGE([.B427:.D427];[.F427])" office:value-type="float" office:value="0.02092655" calcext:value-type="float">
            <text:p>0.020927</text:p>
          </table:table-cell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337447" calcext:value-type="float">
            <text:p>0.033745</text:p>
          </table:table-cell>
          <table:table-cell office:value-type="float" office:value="0.0174083" calcext:value-type="float">
            <text:p>0.017408</text:p>
          </table:table-cell>
          <table:table-cell office:value-type="float" office:value="0.0593854" calcext:value-type="float">
            <text:p>0.059385</text:p>
          </table:table-cell>
          <table:table-cell office:value-type="float" office:value="0.021774" calcext:value-type="float">
            <text:p>0.021774</text:p>
          </table:table-cell>
          <table:table-cell table:style-name="ce5" table:formula="of:=AVERAGE([.B428:.D428];[.F428])" office:value-type="float" office:value="0.02138" calcext:value-type="float">
            <text:p>0.021380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0.0131582" calcext:value-type="float">
            <text:p>0.013158</text:p>
          </table:table-cell>
          <table:table-cell office:value-type="float" office:value="0.0343813" calcext:value-type="float">
            <text:p>0.034381</text:p>
          </table:table-cell>
          <table:table-cell office:value-type="float" office:value="0.0179663" calcext:value-type="float">
            <text:p>0.017966</text:p>
          </table:table-cell>
          <table:table-cell office:value-type="float" office:value="0.0606517" calcext:value-type="float">
            <text:p>0.060652</text:p>
          </table:table-cell>
          <table:table-cell office:value-type="float" office:value="0.0218656" calcext:value-type="float">
            <text:p>0.021866</text:p>
          </table:table-cell>
          <table:table-cell table:style-name="ce5" table:formula="of:=AVERAGE([.B429:.D429];[.F429])" office:value-type="float" office:value="0.02184285" calcext:value-type="float">
            <text:p>0.021843</text:p>
          </table:table-cell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0.0137296" calcext:value-type="float">
            <text:p>0.013730</text:p>
          </table:table-cell>
          <table:table-cell office:value-type="float" office:value="0.0350176" calcext:value-type="float">
            <text:p>0.035018</text:p>
          </table:table-cell>
          <table:table-cell office:value-type="float" office:value="0.0183652" calcext:value-type="float">
            <text:p>0.018365</text:p>
          </table:table-cell>
          <table:table-cell office:value-type="float" office:value="0.061321" calcext:value-type="float">
            <text:p>0.061321</text:p>
          </table:table-cell>
          <table:table-cell office:value-type="float" office:value="0.0224179" calcext:value-type="float">
            <text:p>0.022418</text:p>
          </table:table-cell>
          <table:table-cell table:style-name="ce5" table:formula="of:=AVERAGE([.B430:.D430];[.F430])" office:value-type="float" office:value="0.022382575" calcext:value-type="float">
            <text:p>0.022383</text:p>
          </table:table-cell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.0358385" calcext:value-type="float">
            <text:p>0.035839</text:p>
          </table:table-cell>
          <table:table-cell office:value-type="float" office:value="0.0190049" calcext:value-type="float">
            <text:p>0.019005</text:p>
          </table:table-cell>
          <table:table-cell office:value-type="float" office:value="0.0622878" calcext:value-type="float">
            <text:p>0.062288</text:p>
          </table:table-cell>
          <table:table-cell office:value-type="float" office:value="0.0226071" calcext:value-type="float">
            <text:p>0.022607</text:p>
          </table:table-cell>
          <table:table-cell table:style-name="ce5" table:formula="of:=AVERAGE([.B431:.D431];[.F431])" office:value-type="float" office:value="0.022937875" calcext:value-type="float">
            <text:p>0.022938</text:p>
          </table:table-cell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0.0152488" calcext:value-type="float">
            <text:p>0.015249</text:p>
          </table:table-cell>
          <table:table-cell office:value-type="float" office:value="0.0367451" calcext:value-type="float">
            <text:p>0.036745</text:p>
          </table:table-cell>
          <table:table-cell office:value-type="float" office:value="0.0194047" calcext:value-type="float">
            <text:p>0.019405</text:p>
          </table:table-cell>
          <table:table-cell office:value-type="float" office:value="0.0634794" calcext:value-type="float">
            <text:p>0.063479</text:p>
          </table:table-cell>
          <table:table-cell office:value-type="float" office:value="0.0232666" calcext:value-type="float">
            <text:p>0.023267</text:p>
          </table:table-cell>
          <table:table-cell table:style-name="ce5" table:formula="of:=AVERAGE([.B432:.D432];[.F432])" office:value-type="float" office:value="0.0236663" calcext:value-type="float">
            <text:p>0.023666</text:p>
          </table:table-cell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0.0157247" calcext:value-type="float">
            <text:p>0.015725</text:p>
          </table:table-cell>
          <table:table-cell office:value-type="float" office:value="0.0371116" calcext:value-type="float">
            <text:p>0.037112</text:p>
          </table:table-cell>
          <table:table-cell office:value-type="float" office:value="0.0194844" calcext:value-type="float">
            <text:p>0.019484</text:p>
          </table:table-cell>
          <table:table-cell office:value-type="float" office:value="0.0638513" calcext:value-type="float">
            <text:p>0.063851</text:p>
          </table:table-cell>
          <table:table-cell office:value-type="float" office:value="0.0234534" calcext:value-type="float">
            <text:p>0.023453</text:p>
          </table:table-cell>
          <table:table-cell table:style-name="ce5" table:formula="of:=AVERAGE([.B433:.D433];[.F433])" office:value-type="float" office:value="0.023943525" calcext:value-type="float">
            <text:p>0.023944</text:p>
          </table:table-cell>
        </table:table-row>
        <table:table-row table:style-name="ro1">
          <table:table-cell office:value-type="float" office:value="-17" calcext:value-type="float">
            <text:p>-17.0</text:p>
          </table:table-cell>
          <table:table-cell office:value-type="float" office:value="0.017155" calcext:value-type="float">
            <text:p>0.017155</text:p>
          </table:table-cell>
          <table:table-cell office:value-type="float" office:value="0.0382935" calcext:value-type="float">
            <text:p>0.038294</text:p>
          </table:table-cell>
          <table:table-cell office:value-type="float" office:value="0.0202035" calcext:value-type="float">
            <text:p>0.020204</text:p>
          </table:table-cell>
          <table:table-cell office:value-type="float" office:value="0.0651932" calcext:value-type="float">
            <text:p>0.065193</text:p>
          </table:table-cell>
          <table:table-cell office:value-type="float" office:value="0.0242971" calcext:value-type="float">
            <text:p>0.024297</text:p>
          </table:table-cell>
          <table:table-cell table:style-name="ce5" table:formula="of:=AVERAGE([.B434:.D434];[.F434])" office:value-type="float" office:value="0.024987275" calcext:value-type="float">
            <text:p>0.024987</text:p>
          </table:table-cell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0.0176288" calcext:value-type="float">
            <text:p>0.017629</text:p>
          </table:table-cell>
          <table:table-cell office:value-type="float" office:value="0.0390255" calcext:value-type="float">
            <text:p>0.039026</text:p>
          </table:table-cell>
          <table:table-cell office:value-type="float" office:value="0.0204421" calcext:value-type="float">
            <text:p>0.020442</text:p>
          </table:table-cell>
          <table:table-cell office:value-type="float" office:value="0.0662382" calcext:value-type="float">
            <text:p>0.066238</text:p>
          </table:table-cell>
          <table:table-cell office:value-type="float" office:value="0.0251422" calcext:value-type="float">
            <text:p>0.025142</text:p>
          </table:table-cell>
          <table:table-cell table:style-name="ce5" table:formula="of:=AVERAGE([.B435:.D435];[.F435])" office:value-type="float" office:value="0.02555965" calcext:value-type="float">
            <text:p>0.025560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0.0187778" calcext:value-type="float">
            <text:p>0.018778</text:p>
          </table:table-cell>
          <table:table-cell office:value-type="float" office:value="0.0411477" calcext:value-type="float">
            <text:p>0.041148</text:p>
          </table:table-cell>
          <table:table-cell office:value-type="float" office:value="0.021242" calcext:value-type="float">
            <text:p>0.021242</text:p>
          </table:table-cell>
          <table:table-cell office:value-type="float" office:value="0.0683196" calcext:value-type="float">
            <text:p>0.068320</text:p>
          </table:table-cell>
          <table:table-cell office:value-type="float" office:value="0.0255278" calcext:value-type="float">
            <text:p>0.025528</text:p>
          </table:table-cell>
          <table:table-cell table:style-name="ce5" table:formula="of:=AVERAGE([.B436:.D436];[.F436])" office:value-type="float" office:value="0.026673825" calcext:value-type="float">
            <text:p>0.026674</text:p>
          </table:table-cell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0.019158" calcext:value-type="float">
            <text:p>0.019158</text:p>
          </table:table-cell>
          <table:table-cell office:value-type="float" office:value="0.041878" calcext:value-type="float">
            <text:p>0.041878</text:p>
          </table:table-cell>
          <table:table-cell office:value-type="float" office:value="0.0219604" calcext:value-type="float">
            <text:p>0.021960</text:p>
          </table:table-cell>
          <table:table-cell office:value-type="float" office:value="0.0695862" calcext:value-type="float">
            <text:p>0.069586</text:p>
          </table:table-cell>
          <table:table-cell office:value-type="float" office:value="0.025893" calcext:value-type="float">
            <text:p>0.025893</text:p>
          </table:table-cell>
          <table:table-cell table:style-name="ce5" table:formula="of:=AVERAGE([.B437:.D437];[.F437])" office:value-type="float" office:value="0.02722235" calcext:value-type="float">
            <text:p>0.027222</text:p>
          </table:table-cell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0.0198187" calcext:value-type="float">
            <text:p>0.019819</text:p>
          </table:table-cell>
          <table:table-cell office:value-type="float" office:value="0.0429791" calcext:value-type="float">
            <text:p>0.042979</text:p>
          </table:table-cell>
          <table:table-cell office:value-type="float" office:value="0.0225988" calcext:value-type="float">
            <text:p>0.022599</text:p>
          </table:table-cell>
          <table:table-cell office:value-type="float" office:value="0.0711508" calcext:value-type="float">
            <text:p>0.071151</text:p>
          </table:table-cell>
          <table:table-cell office:value-type="float" office:value="0.0263742" calcext:value-type="float">
            <text:p>0.026374</text:p>
          </table:table-cell>
          <table:table-cell table:style-name="ce5" table:formula="of:=AVERAGE([.B438:.D438];[.F438])" office:value-type="float" office:value="0.0279427" calcext:value-type="float">
            <text:p>0.027943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0.0200095" calcext:value-type="float">
            <text:p>0.020010</text:p>
          </table:table-cell>
          <table:table-cell office:value-type="float" office:value="0.0444398" calcext:value-type="float">
            <text:p>0.044440</text:p>
          </table:table-cell>
          <table:table-cell office:value-type="float" office:value="0.0230784" calcext:value-type="float">
            <text:p>0.023078</text:p>
          </table:table-cell>
          <table:table-cell office:value-type="float" office:value="0.0720486" calcext:value-type="float">
            <text:p>0.072049</text:p>
          </table:table-cell>
          <table:table-cell office:value-type="float" office:value="0.0265708" calcext:value-type="float">
            <text:p>0.026571</text:p>
          </table:table-cell>
          <table:table-cell table:style-name="ce5" table:formula="of:=AVERAGE([.B439:.D439];[.F439])" office:value-type="float" office:value="0.028524625" calcext:value-type="float">
            <text:p>0.028525</text:p>
          </table:table-cell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0.021051" calcext:value-type="float">
            <text:p>0.021051</text:p>
          </table:table-cell>
          <table:table-cell office:value-type="float" office:value="0.0458153" calcext:value-type="float">
            <text:p>0.045815</text:p>
          </table:table-cell>
          <table:table-cell office:value-type="float" office:value="0.0237972" calcext:value-type="float">
            <text:p>0.023797</text:p>
          </table:table-cell>
          <table:table-cell office:value-type="float" office:value="0.0732416" calcext:value-type="float">
            <text:p>0.073242</text:p>
          </table:table-cell>
          <table:table-cell office:value-type="float" office:value="0.0273077" calcext:value-type="float">
            <text:p>0.027308</text:p>
          </table:table-cell>
          <table:table-cell table:style-name="ce5" table:formula="of:=AVERAGE([.B440:.D440];[.F440])" office:value-type="float" office:value="0.0294928" calcext:value-type="float">
            <text:p>0.029493</text:p>
          </table:table-cell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0.0218116" calcext:value-type="float">
            <text:p>0.021812</text:p>
          </table:table-cell>
          <table:table-cell office:value-type="float" office:value="0.0464524" calcext:value-type="float">
            <text:p>0.046452</text:p>
          </table:table-cell>
          <table:table-cell office:value-type="float" office:value="0.0249161" calcext:value-type="float">
            <text:p>0.024916</text:p>
          </table:table-cell>
          <table:table-cell office:value-type="float" office:value="0.0742087" calcext:value-type="float">
            <text:p>0.074209</text:p>
          </table:table-cell>
          <table:table-cell office:value-type="float" office:value="0.0274909" calcext:value-type="float">
            <text:p>0.027491</text:p>
          </table:table-cell>
          <table:table-cell table:style-name="ce5" table:formula="of:=AVERAGE([.B441:.D441];[.F441])" office:value-type="float" office:value="0.03016775" calcext:value-type="float">
            <text:p>0.030168</text:p>
          </table:table-cell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0.0232312" calcext:value-type="float">
            <text:p>0.023231</text:p>
          </table:table-cell>
          <table:table-cell office:value-type="float" office:value="0.0477273" calcext:value-type="float">
            <text:p>0.047727</text:p>
          </table:table-cell>
          <table:table-cell office:value-type="float" office:value="0.0253149" calcext:value-type="float">
            <text:p>0.025315</text:p>
          </table:table-cell>
          <table:table-cell office:value-type="float" office:value="0.075772" calcext:value-type="float">
            <text:p>0.075772</text:p>
          </table:table-cell>
          <table:table-cell office:value-type="float" office:value="0.0281335" calcext:value-type="float">
            <text:p>0.028134</text:p>
          </table:table-cell>
          <table:table-cell table:style-name="ce5" table:formula="of:=AVERAGE([.B442:.D442];[.F442])" office:value-type="float" office:value="0.031101725" calcext:value-type="float">
            <text:p>0.031102</text:p>
          </table:table-cell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0.0238015" calcext:value-type="float">
            <text:p>0.023802</text:p>
          </table:table-cell>
          <table:table-cell office:value-type="float" office:value="0.0490104" calcext:value-type="float">
            <text:p>0.049010</text:p>
          </table:table-cell>
          <table:table-cell office:value-type="float" office:value="0.026194" calcext:value-type="float">
            <text:p>0.026194</text:p>
          </table:table-cell>
          <table:table-cell office:value-type="float" office:value="0.0767422" calcext:value-type="float">
            <text:p>0.076742</text:p>
          </table:table-cell>
          <table:table-cell office:value-type="float" office:value="0.028605" calcext:value-type="float">
            <text:p>0.028605</text:p>
          </table:table-cell>
          <table:table-cell table:style-name="ce5" table:formula="of:=AVERAGE([.B443:.D443];[.F443])" office:value-type="float" office:value="0.031902725" calcext:value-type="float">
            <text:p>0.031903</text:p>
          </table:table-cell>
        </table:table-row>
        <table:table-row table:style-name="ro1">
          <table:table-cell office:value-type="float" office:value="-16" calcext:value-type="float">
            <text:p>-16.0</text:p>
          </table:table-cell>
          <table:table-cell office:value-type="float" office:value="0.0248495" calcext:value-type="float">
            <text:p>0.024850</text:p>
          </table:table-cell>
          <table:table-cell office:value-type="float" office:value="0.0499262" calcext:value-type="float">
            <text:p>0.049926</text:p>
          </table:table-cell>
          <table:table-cell office:value-type="float" office:value="0.0272314" calcext:value-type="float">
            <text:p>0.027231</text:p>
          </table:table-cell>
          <table:table-cell office:value-type="float" office:value="0.0785282" calcext:value-type="float">
            <text:p>0.078528</text:p>
          </table:table-cell>
          <table:table-cell office:value-type="float" office:value="0.0290777" calcext:value-type="float">
            <text:p>0.029078</text:p>
          </table:table-cell>
          <table:table-cell table:style-name="ce5" table:formula="of:=AVERAGE([.B444:.D444];[.F444])" office:value-type="float" office:value="0.0327712" calcext:value-type="float">
            <text:p>0.032771</text:p>
          </table:table-cell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0.0255142" calcext:value-type="float">
            <text:p>0.025514</text:p>
          </table:table-cell>
          <table:table-cell office:value-type="float" office:value="0.0509342" calcext:value-type="float">
            <text:p>0.050934</text:p>
          </table:table-cell>
          <table:table-cell office:value-type="float" office:value="0.02763" calcext:value-type="float">
            <text:p>0.027630</text:p>
          </table:table-cell>
          <table:table-cell office:value-type="float" office:value="0.0797171" calcext:value-type="float">
            <text:p>0.079717</text:p>
          </table:table-cell>
          <table:table-cell office:value-type="float" office:value="0.0296426" calcext:value-type="float">
            <text:p>0.029643</text:p>
          </table:table-cell>
          <table:table-cell table:style-name="ce5" table:formula="of:=AVERAGE([.B445:.D445];[.F445])" office:value-type="float" office:value="0.03343025" calcext:value-type="float">
            <text:p>0.033430</text:p>
          </table:table-cell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0.0271269" calcext:value-type="float">
            <text:p>0.027127</text:p>
          </table:table-cell>
          <table:table-cell office:value-type="float" office:value="0.0528513" calcext:value-type="float">
            <text:p>0.052851</text:p>
          </table:table-cell>
          <table:table-cell office:value-type="float" office:value="0.0290684" calcext:value-type="float">
            <text:p>0.029068</text:p>
          </table:table-cell>
          <table:table-cell office:value-type="float" office:value="0.0815813" calcext:value-type="float">
            <text:p>0.081581</text:p>
          </table:table-cell>
          <table:table-cell office:value-type="float" office:value="0.0300114" calcext:value-type="float">
            <text:p>0.030011</text:p>
          </table:table-cell>
          <table:table-cell table:style-name="ce5" table:formula="of:=AVERAGE([.B446:.D446];[.F446])" office:value-type="float" office:value="0.0347645" calcext:value-type="float">
            <text:p>0.034765</text:p>
          </table:table-cell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0.0281659" calcext:value-type="float">
            <text:p>0.028166</text:p>
          </table:table-cell>
          <table:table-cell office:value-type="float" office:value="0.0544953" calcext:value-type="float">
            <text:p>0.054495</text:p>
          </table:table-cell>
          <table:table-cell office:value-type="float" office:value="0.0295466" calcext:value-type="float">
            <text:p>0.029547</text:p>
          </table:table-cell>
          <table:table-cell office:value-type="float" office:value="0.0825528" calcext:value-type="float">
            <text:p>0.082553</text:p>
          </table:table-cell>
          <table:table-cell office:value-type="float" office:value="0.0303756" calcext:value-type="float">
            <text:p>0.030376</text:p>
          </table:table-cell>
          <table:table-cell table:style-name="ce5" table:formula="of:=AVERAGE([.B447:.D447];[.F447])" office:value-type="float" office:value="0.03564585" calcext:value-type="float">
            <text:p>0.035646</text:p>
          </table:table-cell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0.029019" calcext:value-type="float">
            <text:p>0.029019</text:p>
          </table:table-cell>
          <table:table-cell office:value-type="float" office:value="0.0555939" calcext:value-type="float">
            <text:p>0.055594</text:p>
          </table:table-cell>
          <table:table-cell office:value-type="float" office:value="0.0301038" calcext:value-type="float">
            <text:p>0.030104</text:p>
          </table:table-cell>
          <table:table-cell office:value-type="float" office:value="0.0839716" calcext:value-type="float">
            <text:p>0.083972</text:p>
          </table:table-cell>
          <table:table-cell office:value-type="float" office:value="0.0309355" calcext:value-type="float">
            <text:p>0.030936</text:p>
          </table:table-cell>
          <table:table-cell table:style-name="ce5" table:formula="of:=AVERAGE([.B448:.D448];[.F448])" office:value-type="float" office:value="0.03641305" calcext:value-type="float">
            <text:p>0.036413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0.0293072" calcext:value-type="float">
            <text:p>0.029307</text:p>
          </table:table-cell>
          <table:table-cell office:value-type="float" office:value="0.0562398" calcext:value-type="float">
            <text:p>0.056240</text:p>
          </table:table-cell>
          <table:table-cell office:value-type="float" office:value="0.0307428" calcext:value-type="float">
            <text:p>0.030743</text:p>
          </table:table-cell>
          <table:table-cell office:value-type="float" office:value="0.084568" calcext:value-type="float">
            <text:p>0.084568</text:p>
          </table:table-cell>
          <table:table-cell office:value-type="float" office:value="0.0314903" calcext:value-type="float">
            <text:p>0.031490</text:p>
          </table:table-cell>
          <table:table-cell table:style-name="ce5" table:formula="of:=AVERAGE([.B449:.D449];[.F449])" office:value-type="float" office:value="0.036945025" calcext:value-type="float">
            <text:p>0.036945</text:p>
          </table:table-cell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0.0304457" calcext:value-type="float">
            <text:p>0.030446</text:p>
          </table:table-cell>
          <table:table-cell office:value-type="float" office:value="0.0584251" calcext:value-type="float">
            <text:p>0.058425</text:p>
          </table:table-cell>
          <table:table-cell office:value-type="float" office:value="0.0323399" calcext:value-type="float">
            <text:p>0.032340</text:p>
          </table:table-cell>
          <table:table-cell office:value-type="float" office:value="0.0866491" calcext:value-type="float">
            <text:p>0.086649</text:p>
          </table:table-cell>
          <table:table-cell office:value-type="float" office:value="0.0322198" calcext:value-type="float">
            <text:p>0.032220</text:p>
          </table:table-cell>
          <table:table-cell table:style-name="ce5" table:formula="of:=AVERAGE([.B450:.D450];[.F450])" office:value-type="float" office:value="0.038357625" calcext:value-type="float">
            <text:p>0.038358</text:p>
          </table:table-cell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0.0311066" calcext:value-type="float">
            <text:p>0.031107</text:p>
          </table:table-cell>
          <table:table-cell office:value-type="float" office:value="0.0595251" calcext:value-type="float">
            <text:p>0.059525</text:p>
          </table:table-cell>
          <table:table-cell office:value-type="float" office:value="0.0334565" calcext:value-type="float">
            <text:p>0.033457</text:p>
          </table:table-cell>
          <table:table-cell office:value-type="float" office:value="0.0876173" calcext:value-type="float">
            <text:p>0.087617</text:p>
          </table:table-cell>
          <table:table-cell office:value-type="float" office:value="0.0326845" calcext:value-type="float">
            <text:p>0.032685</text:p>
          </table:table-cell>
          <table:table-cell table:style-name="ce5" table:formula="of:=AVERAGE([.B451:.D451];[.F451])" office:value-type="float" office:value="0.039193175" calcext:value-type="float">
            <text:p>0.039193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0.0325222" calcext:value-type="float">
            <text:p>0.032522</text:p>
          </table:table-cell>
          <table:table-cell office:value-type="float" office:value="0.0609922" calcext:value-type="float">
            <text:p>0.060992</text:p>
          </table:table-cell>
          <table:table-cell office:value-type="float" office:value="0.035453" calcext:value-type="float">
            <text:p>0.035453</text:p>
          </table:table-cell>
          <table:table-cell office:value-type="float" office:value="0.0888076" calcext:value-type="float">
            <text:p>0.088808</text:p>
          </table:table-cell>
          <table:table-cell office:value-type="float" office:value="0.0334954" calcext:value-type="float">
            <text:p>0.033495</text:p>
          </table:table-cell>
          <table:table-cell table:style-name="ce5" table:formula="of:=AVERAGE([.B452:.D452];[.F452])" office:value-type="float" office:value="0.0406157" calcext:value-type="float">
            <text:p>0.040616</text:p>
          </table:table-cell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0.0335558" calcext:value-type="float">
            <text:p>0.033556</text:p>
          </table:table-cell>
          <table:table-cell office:value-type="float" office:value="0.0620856" calcext:value-type="float">
            <text:p>0.062086</text:p>
          </table:table-cell>
          <table:table-cell office:value-type="float" office:value="0.0364131" calcext:value-type="float">
            <text:p>0.036413</text:p>
          </table:table-cell>
          <table:table-cell office:value-type="float" office:value="0.0906645" calcext:value-type="float">
            <text:p>0.090665</text:p>
          </table:table-cell>
          <table:table-cell office:value-type="float" office:value="0.0336883" calcext:value-type="float">
            <text:p>0.033688</text:p>
          </table:table-cell>
          <table:table-cell table:style-name="ce5" table:formula="of:=AVERAGE([.B453:.D453];[.F453])" office:value-type="float" office:value="0.0414357" calcext:value-type="float">
            <text:p>0.041436</text:p>
          </table:table-cell>
        </table:table-row>
        <table:table-row table:style-name="ro1">
          <table:table-cell office:value-type="float" office:value="-15" calcext:value-type="float">
            <text:p>-15.0</text:p>
          </table:table-cell>
          <table:table-cell office:value-type="float" office:value="0.0349868" calcext:value-type="float">
            <text:p>0.034987</text:p>
          </table:table-cell>
          <table:table-cell office:value-type="float" office:value="0.0637365" calcext:value-type="float">
            <text:p>0.063737</text:p>
          </table:table-cell>
          <table:table-cell office:value-type="float" office:value="0.0377729" calcext:value-type="float">
            <text:p>0.037773</text:p>
          </table:table-cell>
          <table:table-cell office:value-type="float" office:value="0.0923065" calcext:value-type="float">
            <text:p>0.092307</text:p>
          </table:table-cell>
          <table:table-cell office:value-type="float" office:value="0.0343563" calcext:value-type="float">
            <text:p>0.034356</text:p>
          </table:table-cell>
          <table:table-cell table:style-name="ce5" table:formula="of:=AVERAGE([.B454:.D454];[.F454])" office:value-type="float" office:value="0.042713125" calcext:value-type="float">
            <text:p>0.042713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0.0358374" calcext:value-type="float">
            <text:p>0.035837</text:p>
          </table:table-cell>
          <table:table-cell office:value-type="float" office:value="0.0646523" calcext:value-type="float">
            <text:p>0.064652</text:p>
          </table:table-cell>
          <table:table-cell office:value-type="float" office:value="0.0385721" calcext:value-type="float">
            <text:p>0.038572</text:p>
          </table:table-cell>
          <table:table-cell office:value-type="float" office:value="0.0937222" calcext:value-type="float">
            <text:p>0.093722</text:p>
          </table:table-cell>
          <table:table-cell office:value-type="float" office:value="0.0346491" calcext:value-type="float">
            <text:p>0.034649</text:p>
          </table:table-cell>
          <table:table-cell table:style-name="ce5" table:formula="of:=AVERAGE([.B455:.D455];[.F455])" office:value-type="float" office:value="0.043427725" calcext:value-type="float">
            <text:p>0.043428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0.037062" calcext:value-type="float">
            <text:p>0.037062</text:p>
          </table:table-cell>
          <table:table-cell office:value-type="float" office:value="0.0655598" calcext:value-type="float">
            <text:p>0.065560</text:p>
          </table:table-cell>
          <table:table-cell office:value-type="float" office:value="0.0403287" calcext:value-type="float">
            <text:p>0.040329</text:p>
          </table:table-cell>
          <table:table-cell office:value-type="float" office:value="0.0963306" calcext:value-type="float">
            <text:p>0.096331</text:p>
          </table:table-cell>
          <table:table-cell office:value-type="float" office:value="0.0358618" calcext:value-type="float">
            <text:p>0.035862</text:p>
          </table:table-cell>
          <table:table-cell table:style-name="ce5" table:formula="of:=AVERAGE([.B456:.D456];[.F456])" office:value-type="float" office:value="0.044703075" calcext:value-type="float">
            <text:p>0.044703</text:p>
          </table:table-cell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0.0375355" calcext:value-type="float">
            <text:p>0.037536</text:p>
          </table:table-cell>
          <table:table-cell office:value-type="float" office:value="0.0671148" calcext:value-type="float">
            <text:p>0.067115</text:p>
          </table:table-cell>
          <table:table-cell office:value-type="float" office:value="0.041606" calcext:value-type="float">
            <text:p>0.041606</text:p>
          </table:table-cell>
          <table:table-cell office:value-type="float" office:value="0.0977467" calcext:value-type="float">
            <text:p>0.097747</text:p>
          </table:table-cell>
          <table:table-cell office:value-type="float" office:value="0.0363201" calcext:value-type="float">
            <text:p>0.036320</text:p>
          </table:table-cell>
          <table:table-cell table:style-name="ce5" table:formula="of:=AVERAGE([.B457:.D457];[.F457])" office:value-type="float" office:value="0.0456441" calcext:value-type="float">
            <text:p>0.045644</text:p>
          </table:table-cell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0.0384708" calcext:value-type="float">
            <text:p>0.038471</text:p>
          </table:table-cell>
          <table:table-cell office:value-type="float" office:value="0.0686749" calcext:value-type="float">
            <text:p>0.068675</text:p>
          </table:table-cell>
          <table:table-cell office:value-type="float" office:value="0.043604" calcext:value-type="float">
            <text:p>0.043604</text:p>
          </table:table-cell>
          <table:table-cell office:value-type="float" office:value="0.0999897" calcext:value-type="float">
            <text:p>0.099990</text:p>
          </table:table-cell>
          <table:table-cell office:value-type="float" office:value="0.0369706" calcext:value-type="float">
            <text:p>0.036971</text:p>
          </table:table-cell>
          <table:table-cell table:style-name="ce5" table:formula="of:=AVERAGE([.B458:.D458];[.F458])" office:value-type="float" office:value="0.046930075" calcext:value-type="float">
            <text:p>0.046930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0399803" calcext:value-type="float">
            <text:p>0.039980</text:p>
          </table:table-cell>
          <table:table-cell office:value-type="float" office:value="0.0702279" calcext:value-type="float">
            <text:p>0.070228</text:p>
          </table:table-cell>
          <table:table-cell office:value-type="float" office:value="0.0442439" calcext:value-type="float">
            <text:p>0.044244</text:p>
          </table:table-cell>
          <table:table-cell office:value-type="float" office:value="0.101857" calcext:value-type="float">
            <text:p>0.101857</text:p>
          </table:table-cell>
          <table:table-cell office:value-type="float" office:value="0.0376452" calcext:value-type="float">
            <text:p>0.037645</text:p>
          </table:table-cell>
          <table:table-cell table:style-name="ce5" table:formula="of:=AVERAGE([.B459:.D459];[.F459])" office:value-type="float" office:value="0.048024325" calcext:value-type="float">
            <text:p>0.048024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0.0411208" calcext:value-type="float">
            <text:p>0.041121</text:p>
          </table:table-cell>
          <table:table-cell office:value-type="float" office:value="0.0723366" calcext:value-type="float">
            <text:p>0.072337</text:p>
          </table:table-cell>
          <table:table-cell office:value-type="float" office:value="0.0460823" calcext:value-type="float">
            <text:p>0.046082</text:p>
          </table:table-cell>
          <table:table-cell office:value-type="float" office:value="0.104393" calcext:value-type="float">
            <text:p>0.104393</text:p>
          </table:table-cell>
          <table:table-cell office:value-type="float" office:value="0.0386969" calcext:value-type="float">
            <text:p>0.038697</text:p>
          </table:table-cell>
          <table:table-cell table:style-name="ce5" table:formula="of:=AVERAGE([.B460:.D460];[.F460])" office:value-type="float" office:value="0.04955915" calcext:value-type="float">
            <text:p>0.049559</text:p>
          </table:table-cell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0.0424524" calcext:value-type="float">
            <text:p>0.042452</text:p>
          </table:table-cell>
          <table:table-cell office:value-type="float" office:value="0.073432" calcext:value-type="float">
            <text:p>0.073432</text:p>
          </table:table-cell>
          <table:table-cell office:value-type="float" office:value="0.0472019" calcext:value-type="float">
            <text:p>0.047202</text:p>
          </table:table-cell>
          <table:table-cell office:value-type="float" office:value="0.105732" calcext:value-type="float">
            <text:p>0.105732</text:p>
          </table:table-cell>
          <table:table-cell office:value-type="float" office:value="0.0393499" calcext:value-type="float">
            <text:p>0.039350</text:p>
          </table:table-cell>
          <table:table-cell table:style-name="ce5" table:formula="of:=AVERAGE([.B461:.D461];[.F461])" office:value-type="float" office:value="0.05060905" calcext:value-type="float">
            <text:p>0.050609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0.0436813" calcext:value-type="float">
            <text:p>0.043681</text:p>
          </table:table-cell>
          <table:table-cell office:value-type="float" office:value="0.0749813" calcext:value-type="float">
            <text:p>0.074981</text:p>
          </table:table-cell>
          <table:table-cell office:value-type="float" office:value="0.0495193" calcext:value-type="float">
            <text:p>0.049519</text:p>
          </table:table-cell>
          <table:table-cell office:value-type="float" office:value="0.10774" calcext:value-type="float">
            <text:p>0.107740</text:p>
          </table:table-cell>
          <table:table-cell office:value-type="float" office:value="0.0401957" calcext:value-type="float">
            <text:p>0.040196</text:p>
          </table:table-cell>
          <table:table-cell table:style-name="ce5" table:formula="of:=AVERAGE([.B462:.D462];[.F462])" office:value-type="float" office:value="0.0520944" calcext:value-type="float">
            <text:p>0.052094</text:p>
          </table:table-cell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0.0446288" calcext:value-type="float">
            <text:p>0.044629</text:p>
          </table:table-cell>
          <table:table-cell office:value-type="float" office:value="0.0756254" calcext:value-type="float">
            <text:p>0.075625</text:p>
          </table:table-cell>
          <table:table-cell office:value-type="float" office:value="0.0507183" calcext:value-type="float">
            <text:p>0.050718</text:p>
          </table:table-cell>
          <table:table-cell office:value-type="float" office:value="0.109674" calcext:value-type="float">
            <text:p>0.109674</text:p>
          </table:table-cell>
          <table:table-cell office:value-type="float" office:value="0.0407718" calcext:value-type="float">
            <text:p>0.040772</text:p>
          </table:table-cell>
          <table:table-cell table:style-name="ce5" table:formula="of:=AVERAGE([.B463:.D463];[.F463])" office:value-type="float" office:value="0.052936075" calcext:value-type="float">
            <text:p>0.052936</text:p>
          </table:table-cell>
        </table:table-row>
        <table:table-row table:style-name="ro1">
          <table:table-cell office:value-type="float" office:value="-14" calcext:value-type="float">
            <text:p>-14.0</text:p>
          </table:table-cell>
          <table:table-cell office:value-type="float" office:value="0.04662" calcext:value-type="float">
            <text:p>0.046620</text:p>
          </table:table-cell>
          <table:table-cell office:value-type="float" office:value="0.0777356" calcext:value-type="float">
            <text:p>0.077736</text:p>
          </table:table-cell>
          <table:table-cell office:value-type="float" office:value="0.0531935" calcext:value-type="float">
            <text:p>0.053194</text:p>
          </table:table-cell>
          <table:table-cell office:value-type="float" office:value="0.112652" calcext:value-type="float">
            <text:p>0.112652</text:p>
          </table:table-cell>
          <table:table-cell office:value-type="float" office:value="0.0419379" calcext:value-type="float">
            <text:p>0.041938</text:p>
          </table:table-cell>
          <table:table-cell table:style-name="ce5" table:formula="of:=AVERAGE([.B464:.D464];[.F464])" office:value-type="float" office:value="0.05487175" calcext:value-type="float">
            <text:p>0.054872</text:p>
          </table:table-cell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0.0476725" calcext:value-type="float">
            <text:p>0.047673</text:p>
          </table:table-cell>
          <table:table-cell office:value-type="float" office:value="0.0789213" calcext:value-type="float">
            <text:p>0.078921</text:p>
          </table:table-cell>
          <table:table-cell office:value-type="float" office:value="0.0537531" calcext:value-type="float">
            <text:p>0.053753</text:p>
          </table:table-cell>
          <table:table-cell office:value-type="float" office:value="0.113765" calcext:value-type="float">
            <text:p>0.113765</text:p>
          </table:table-cell>
          <table:table-cell office:value-type="float" office:value="0.042853" calcext:value-type="float">
            <text:p>0.042853</text:p>
          </table:table-cell>
          <table:table-cell table:style-name="ce5" table:formula="of:=AVERAGE([.B465:.D465];[.F465])" office:value-type="float" office:value="0.055799975" calcext:value-type="float">
            <text:p>0.055800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0.0493784" calcext:value-type="float">
            <text:p>0.049378</text:p>
          </table:table-cell>
          <table:table-cell office:value-type="float" office:value="0.0809265" calcext:value-type="float">
            <text:p>0.080927</text:p>
          </table:table-cell>
          <table:table-cell office:value-type="float" office:value="0.055591" calcext:value-type="float">
            <text:p>0.055591</text:p>
          </table:table-cell>
          <table:table-cell office:value-type="float" office:value="0.116742" calcext:value-type="float">
            <text:p>0.116742</text:p>
          </table:table-cell>
          <table:table-cell office:value-type="float" office:value="0.0440417" calcext:value-type="float">
            <text:p>0.044042</text:p>
          </table:table-cell>
          <table:table-cell table:style-name="ce5" table:formula="of:=AVERAGE([.B466:.D466];[.F466])" office:value-type="float" office:value="0.0574844" calcext:value-type="float">
            <text:p>0.057484</text:p>
          </table:table-cell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0.0507091" calcext:value-type="float">
            <text:p>0.050709</text:p>
          </table:table-cell>
          <table:table-cell office:value-type="float" office:value="0.0817409" calcext:value-type="float">
            <text:p>0.081741</text:p>
          </table:table-cell>
          <table:table-cell office:value-type="float" office:value="0.0571871" calcext:value-type="float">
            <text:p>0.057187</text:p>
          </table:table-cell>
          <table:table-cell office:value-type="float" office:value="0.118155" calcext:value-type="float">
            <text:p>0.118155</text:p>
          </table:table-cell>
          <table:table-cell office:value-type="float" office:value="0.0448959" calcext:value-type="float">
            <text:p>0.044896</text:p>
          </table:table-cell>
          <table:table-cell table:style-name="ce5" table:formula="of:=AVERAGE([.B467:.D467];[.F467])" office:value-type="float" office:value="0.05863325" calcext:value-type="float">
            <text:p>0.058633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0.0524148" calcext:value-type="float">
            <text:p>0.052415</text:p>
          </table:table-cell>
          <table:table-cell office:value-type="float" office:value="0.0837567" calcext:value-type="float">
            <text:p>0.083757</text:p>
          </table:table-cell>
          <table:table-cell office:value-type="float" office:value="0.0599008" calcext:value-type="float">
            <text:p>0.059901</text:p>
          </table:table-cell>
          <table:table-cell office:value-type="float" office:value="0.120238" calcext:value-type="float">
            <text:p>0.120238</text:p>
          </table:table-cell>
          <table:table-cell office:value-type="float" office:value="0.0461345" calcext:value-type="float">
            <text:p>0.046135</text:p>
          </table:table-cell>
          <table:table-cell table:style-name="ce5" table:formula="of:=AVERAGE([.B468:.D468];[.F468])" office:value-type="float" office:value="0.0605517" calcext:value-type="float">
            <text:p>0.060552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0.0531683" calcext:value-type="float">
            <text:p>0.053168</text:p>
          </table:table-cell>
          <table:table-cell office:value-type="float" office:value="0.0853177" calcext:value-type="float">
            <text:p>0.085318</text:p>
          </table:table-cell>
          <table:table-cell office:value-type="float" office:value="0.0611787" calcext:value-type="float">
            <text:p>0.061179</text:p>
          </table:table-cell>
          <table:table-cell office:value-type="float" office:value="0.122101" calcext:value-type="float">
            <text:p>0.122101</text:p>
          </table:table-cell>
          <table:table-cell office:value-type="float" office:value="0.0466921" calcext:value-type="float">
            <text:p>0.046692</text:p>
          </table:table-cell>
          <table:table-cell table:style-name="ce5" table:formula="of:=AVERAGE([.B469:.D469];[.F469])" office:value-type="float" office:value="0.0615892" calcext:value-type="float">
            <text:p>0.061589</text:p>
          </table:table-cell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0.0556174" calcext:value-type="float">
            <text:p>0.055617</text:p>
          </table:table-cell>
          <table:table-cell office:value-type="float" office:value="0.0866867" calcext:value-type="float">
            <text:p>0.086687</text:p>
          </table:table-cell>
          <table:table-cell office:value-type="float" office:value="0.0635759" calcext:value-type="float">
            <text:p>0.063576</text:p>
          </table:table-cell>
          <table:table-cell office:value-type="float" office:value="0.125236" calcext:value-type="float">
            <text:p>0.125236</text:p>
          </table:table-cell>
          <table:table-cell office:value-type="float" office:value="0.0479058" calcext:value-type="float">
            <text:p>0.047906</text:p>
          </table:table-cell>
          <table:table-cell table:style-name="ce5" table:formula="of:=AVERAGE([.B470:.D470];[.F470])" office:value-type="float" office:value="0.06344645" calcext:value-type="float">
            <text:p>0.063446</text:p>
          </table:table-cell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0.0565653" calcext:value-type="float">
            <text:p>0.056565</text:p>
          </table:table-cell>
          <table:table-cell office:value-type="float" office:value="0.0878699" calcext:value-type="float">
            <text:p>0.087870</text:p>
          </table:table-cell>
          <table:table-cell office:value-type="float" office:value="0.0651727" calcext:value-type="float">
            <text:p>0.065173</text:p>
          </table:table-cell>
          <table:table-cell office:value-type="float" office:value="0.127096" calcext:value-type="float">
            <text:p>0.127096</text:p>
          </table:table-cell>
          <table:table-cell office:value-type="float" office:value="0.0487991" calcext:value-type="float">
            <text:p>0.048799</text:p>
          </table:table-cell>
          <table:table-cell table:style-name="ce5" table:formula="of:=AVERAGE([.B471:.D471];[.F471])" office:value-type="float" office:value="0.06460175" calcext:value-type="float">
            <text:p>0.064602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0.0586478" calcext:value-type="float">
            <text:p>0.058648</text:p>
          </table:table-cell>
          <table:table-cell office:value-type="float" office:value="0.0889709" calcext:value-type="float">
            <text:p>0.088971</text:p>
          </table:table-cell>
          <table:table-cell office:value-type="float" office:value="0.0681259" calcext:value-type="float">
            <text:p>0.068126</text:p>
          </table:table-cell>
          <table:table-cell office:value-type="float" office:value="0.129999" calcext:value-type="float">
            <text:p>0.129999</text:p>
          </table:table-cell>
          <table:table-cell office:value-type="float" office:value="0.0499281" calcext:value-type="float">
            <text:p>0.049928</text:p>
          </table:table-cell>
          <table:table-cell table:style-name="ce5" table:formula="of:=AVERAGE([.B472:.D472];[.F472])" office:value-type="float" office:value="0.066418175" calcext:value-type="float">
            <text:p>0.066418</text:p>
          </table:table-cell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0.0598789" calcext:value-type="float">
            <text:p>0.059879</text:p>
          </table:table-cell>
          <table:table-cell office:value-type="float" office:value="0.0893377" calcext:value-type="float">
            <text:p>0.089338</text:p>
          </table:table-cell>
          <table:table-cell office:value-type="float" office:value="0.0698838" calcext:value-type="float">
            <text:p>0.069884</text:p>
          </table:table-cell>
          <table:table-cell office:value-type="float" office:value="0.13201" calcext:value-type="float">
            <text:p>0.132010</text:p>
          </table:table-cell>
          <table:table-cell office:value-type="float" office:value="0.0503065" calcext:value-type="float">
            <text:p>0.050307</text:p>
          </table:table-cell>
          <table:table-cell table:style-name="ce5" table:formula="of:=AVERAGE([.B473:.D473];[.F473])" office:value-type="float" office:value="0.067351725" calcext:value-type="float">
            <text:p>0.067352</text:p>
          </table:table-cell>
        </table:table-row>
        <table:table-row table:style-name="ro1">
          <table:table-cell office:value-type="float" office:value="-13" calcext:value-type="float">
            <text:p>-13.0</text:p>
          </table:table-cell>
          <table:table-cell office:value-type="float" office:value="0.0621596" calcext:value-type="float">
            <text:p>0.062160</text:p>
          </table:table-cell>
          <table:table-cell office:value-type="float" office:value="0.0904245" calcext:value-type="float">
            <text:p>0.090425</text:p>
          </table:table-cell>
          <table:table-cell office:value-type="float" office:value="0.071957" calcext:value-type="float">
            <text:p>0.071957</text:p>
          </table:table-cell>
          <table:table-cell office:value-type="float" office:value="0.134917" calcext:value-type="float">
            <text:p>0.134917</text:p>
          </table:table-cell>
          <table:table-cell office:value-type="float" office:value="0.0520321" calcext:value-type="float">
            <text:p>0.052032</text:p>
          </table:table-cell>
          <table:table-cell table:style-name="ce5" table:formula="of:=AVERAGE([.B474:.D474];[.F474])" office:value-type="float" office:value="0.0691433" calcext:value-type="float">
            <text:p>0.069143</text:p>
          </table:table-cell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0.0634876" calcext:value-type="float">
            <text:p>0.063488</text:p>
          </table:table-cell>
          <table:table-cell office:value-type="float" office:value="0.0916059" calcext:value-type="float">
            <text:p>0.091606</text:p>
          </table:table-cell>
          <table:table-cell office:value-type="float" office:value="0.0734742" calcext:value-type="float">
            <text:p>0.073474</text:p>
          </table:table-cell>
          <table:table-cell office:value-type="float" office:value="0.137301" calcext:value-type="float">
            <text:p>0.137301</text:p>
          </table:table-cell>
          <table:table-cell office:value-type="float" office:value="0.0533716" calcext:value-type="float">
            <text:p>0.053372</text:p>
          </table:table-cell>
          <table:table-cell table:style-name="ce5" table:formula="of:=AVERAGE([.B475:.D475];[.F475])" office:value-type="float" office:value="0.070484825" calcext:value-type="float">
            <text:p>0.070485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0.0653788" calcext:value-type="float">
            <text:p>0.065379</text:p>
          </table:table-cell>
          <table:table-cell office:value-type="float" office:value="0.093892" calcext:value-type="float">
            <text:p>0.093892</text:p>
          </table:table-cell>
          <table:table-cell office:value-type="float" office:value="0.0758707" calcext:value-type="float">
            <text:p>0.075871</text:p>
          </table:table-cell>
          <table:table-cell office:value-type="float" office:value="0.140654" calcext:value-type="float">
            <text:p>0.140654</text:p>
          </table:table-cell>
          <table:table-cell office:value-type="float" office:value="0.0555381" calcext:value-type="float">
            <text:p>0.055538</text:p>
          </table:table-cell>
          <table:table-cell table:style-name="ce5" table:formula="of:=AVERAGE([.B476:.D476];[.F476])" office:value-type="float" office:value="0.0726699" calcext:value-type="float">
            <text:p>0.072670</text:p>
          </table:table-cell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0.0670743" calcext:value-type="float">
            <text:p>0.067074</text:p>
          </table:table-cell>
          <table:table-cell office:value-type="float" office:value="0.0955317" calcext:value-type="float">
            <text:p>0.095532</text:p>
          </table:table-cell>
          <table:table-cell office:value-type="float" office:value="0.078185" calcext:value-type="float">
            <text:p>0.078185</text:p>
          </table:table-cell>
          <table:table-cell office:value-type="float" office:value="0.142969" calcext:value-type="float">
            <text:p>0.142969</text:p>
          </table:table-cell>
          <table:table-cell office:value-type="float" office:value="0.0568899" calcext:value-type="float">
            <text:p>0.056890</text:p>
          </table:table-cell>
          <table:table-cell table:style-name="ce5" table:formula="of:=AVERAGE([.B477:.D477];[.F477])" office:value-type="float" office:value="0.074420225" calcext:value-type="float">
            <text:p>0.074420</text:p>
          </table:table-cell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0.0696298" calcext:value-type="float">
            <text:p>0.069630</text:p>
          </table:table-cell>
          <table:table-cell office:value-type="float" office:value="0.0972618" calcext:value-type="float">
            <text:p>0.097262</text:p>
          </table:table-cell>
          <table:table-cell office:value-type="float" office:value="0.0807385" calcext:value-type="float">
            <text:p>0.080739</text:p>
          </table:table-cell>
          <table:table-cell office:value-type="float" office:value="0.14476" calcext:value-type="float">
            <text:p>0.144760</text:p>
          </table:table-cell>
          <table:table-cell office:value-type="float" office:value="0.0590418" calcext:value-type="float">
            <text:p>0.059042</text:p>
          </table:table-cell>
          <table:table-cell table:style-name="ce5" table:formula="of:=AVERAGE([.B478:.D478];[.F478])" office:value-type="float" office:value="0.076667975" calcext:value-type="float">
            <text:p>0.076668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071612" calcext:value-type="float">
            <text:p>0.071612</text:p>
          </table:table-cell>
          <table:table-cell office:value-type="float" office:value="0.0987195" calcext:value-type="float">
            <text:p>0.098720</text:p>
          </table:table-cell>
          <table:table-cell office:value-type="float" office:value="0.0831319" calcext:value-type="float">
            <text:p>0.083132</text:p>
          </table:table-cell>
          <table:table-cell office:value-type="float" office:value="0.147517" calcext:value-type="float">
            <text:p>0.147517</text:p>
          </table:table-cell>
          <table:table-cell office:value-type="float" office:value="0.0602589" calcext:value-type="float">
            <text:p>0.060259</text:p>
          </table:table-cell>
          <table:table-cell table:style-name="ce5" table:formula="of:=AVERAGE([.B479:.D479];[.F479])" office:value-type="float" office:value="0.078430575" calcext:value-type="float">
            <text:p>0.078431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0.0743729" calcext:value-type="float">
            <text:p>0.074373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864084" calcext:value-type="float">
            <text:p>0.086408</text:p>
          </table:table-cell>
          <table:table-cell office:value-type="float" office:value="0.150425" calcext:value-type="float">
            <text:p>0.150425</text:p>
          </table:table-cell>
          <table:table-cell office:value-type="float" office:value="0.0616952" calcext:value-type="float">
            <text:p>0.061695</text:p>
          </table:table-cell>
          <table:table-cell table:style-name="ce5" table:formula="of:=AVERAGE([.B480:.D480];[.F480])" office:value-type="float" office:value="0.080824375" calcext:value-type="float">
            <text:p>0.080824</text:p>
          </table:table-cell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0.0756918" calcext:value-type="float">
            <text:p>0.075692</text:p>
          </table:table-cell>
          <table:table-cell office:value-type="float" office:value="0.101816" calcext:value-type="float">
            <text:p>0.101816</text:p>
          </table:table-cell>
          <table:table-cell office:value-type="float" office:value="0.0882443" calcext:value-type="float">
            <text:p>0.088244</text:p>
          </table:table-cell>
          <table:table-cell office:value-type="float" office:value="0.152437" calcext:value-type="float">
            <text:p>0.152437</text:p>
          </table:table-cell>
          <table:table-cell office:value-type="float" office:value="0.0629088" calcext:value-type="float">
            <text:p>0.062909</text:p>
          </table:table-cell>
          <table:table-cell table:style-name="ce5" table:formula="of:=AVERAGE([.B481:.D481];[.F481])" office:value-type="float" office:value="0.082165225" calcext:value-type="float">
            <text:p>0.082165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0.0770138" calcext:value-type="float">
            <text:p>0.077014</text:p>
          </table:table-cell>
          <table:table-cell office:value-type="float" office:value="0.103447" calcext:value-type="float">
            <text:p>0.103447</text:p>
          </table:table-cell>
          <table:table-cell office:value-type="float" office:value="0.0908016" calcext:value-type="float">
            <text:p>0.090802</text:p>
          </table:table-cell>
          <table:table-cell office:value-type="float" office:value="0.155636" calcext:value-type="float">
            <text:p>0.155636</text:p>
          </table:table-cell>
          <table:table-cell office:value-type="float" office:value="0.0641414" calcext:value-type="float">
            <text:p>0.064141</text:p>
          </table:table-cell>
          <table:table-cell table:style-name="ce5" table:formula="of:=AVERAGE([.B482:.D482];[.F482])" office:value-type="float" office:value="0.08385095" calcext:value-type="float">
            <text:p>0.083851</text:p>
          </table:table-cell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0.0791968" calcext:value-type="float">
            <text:p>0.079197</text:p>
          </table:table-cell>
          <table:table-cell office:value-type="float" office:value="0.104997" calcext:value-type="float">
            <text:p>0.104997</text:p>
          </table:table-cell>
          <table:table-cell office:value-type="float" office:value="0.0927194" calcext:value-type="float">
            <text:p>0.092719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0650847" calcext:value-type="float">
            <text:p>0.065085</text:p>
          </table:table-cell>
          <table:table-cell table:style-name="ce5" table:formula="of:=AVERAGE([.B483:.D483];[.F483])" office:value-type="float" office:value="0.085499475" calcext:value-type="float">
            <text:p>0.085499</text:p>
          </table:table-cell>
        </table:table-row>
        <table:table-row table:style-name="ro1">
          <table:table-cell office:value-type="float" office:value="-12" calcext:value-type="float">
            <text:p>-12.0</text:p>
          </table:table-cell>
          <table:table-cell office:value-type="float" office:value="0.0823313" calcext:value-type="float">
            <text:p>0.082331</text:p>
          </table:table-cell>
          <table:table-cell office:value-type="float" office:value="0.107836" calcext:value-type="float">
            <text:p>0.107836</text:p>
          </table:table-cell>
          <table:table-cell office:value-type="float" office:value="0.0962313" calcext:value-type="float">
            <text:p>0.096231</text:p>
          </table:table-cell>
          <table:table-cell office:value-type="float" office:value="0.161832" calcext:value-type="float">
            <text:p>0.161832</text:p>
          </table:table-cell>
          <table:table-cell office:value-type="float" office:value="0.0671362" calcext:value-type="float">
            <text:p>0.067136</text:p>
          </table:table-cell>
          <table:table-cell table:style-name="ce5" table:formula="of:=AVERAGE([.B484:.D484];[.F484])" office:value-type="float" office:value="0.0883837" calcext:value-type="float">
            <text:p>0.088384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0.0848863" calcext:value-type="float">
            <text:p>0.084886</text:p>
          </table:table-cell>
          <table:table-cell office:value-type="float" office:value="0.109289" calcext:value-type="float">
            <text:p>0.109289</text:p>
          </table:table-cell>
          <table:table-cell office:value-type="float" office:value="0.0985479" calcext:value-type="float">
            <text:p>0.098548</text:p>
          </table:table-cell>
          <table:table-cell office:value-type="float" office:value="0.164365" calcext:value-type="float">
            <text:p>0.164365</text:p>
          </table:table-cell>
          <table:table-cell office:value-type="float" office:value="0.0686598" calcext:value-type="float">
            <text:p>0.068660</text:p>
          </table:table-cell>
          <table:table-cell table:style-name="ce5" table:formula="of:=AVERAGE([.B485:.D485];[.F485])" office:value-type="float" office:value="0.09034575" calcext:value-type="float">
            <text:p>0.090346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0.0886802" calcext:value-type="float">
            <text:p>0.088680</text:p>
          </table:table-cell>
          <table:table-cell office:value-type="float" office:value="0.111567" calcext:value-type="float">
            <text:p>0.111567</text:p>
          </table:table-cell>
          <table:table-cell office:value-type="float" office:value="0.101905" calcext:value-type="float">
            <text:p>0.101905</text:p>
          </table:table-cell>
          <table:table-cell office:value-type="float" office:value="0.168013" calcext:value-type="float">
            <text:p>0.168013</text:p>
          </table:table-cell>
          <table:table-cell office:value-type="float" office:value="0.070356" calcext:value-type="float">
            <text:p>0.070356</text:p>
          </table:table-cell>
          <table:table-cell table:style-name="ce5" table:formula="of:=AVERAGE([.B486:.D486];[.F486])" office:value-type="float" office:value="0.09312705" calcext:value-type="float">
            <text:p>0.093127</text:p>
          </table:table-cell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0.0908627" calcext:value-type="float">
            <text:p>0.090863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0.10478" calcext:value-type="float">
            <text:p>0.104780</text:p>
          </table:table-cell>
          <table:table-cell office:value-type="float" office:value="0.1701" calcext:value-type="float">
            <text:p>0.170100</text:p>
          </table:table-cell>
          <table:table-cell office:value-type="float" office:value="0.0710169" calcext:value-type="float">
            <text:p>0.071017</text:p>
          </table:table-cell>
          <table:table-cell table:style-name="ce5" table:formula="of:=AVERAGE([.B487:.D487];[.F487])" office:value-type="float" office:value="0.09496915" calcext:value-type="float">
            <text:p>0.094969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0.0928534" calcext:value-type="float">
            <text:p>0.092853</text:p>
          </table:table-cell>
          <table:table-cell office:value-type="float" office:value="0.115858" calcext:value-type="float">
            <text:p>0.115858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173897" calcext:value-type="float">
            <text:p>0.173897</text:p>
          </table:table-cell>
          <table:table-cell office:value-type="float" office:value="0.0728128" calcext:value-type="float">
            <text:p>0.072813</text:p>
          </table:table-cell>
          <table:table-cell table:style-name="ce5" table:formula="of:=AVERAGE([.B488:.D488];[.F488])" office:value-type="float" office:value="0.0974548" calcext:value-type="float">
            <text:p>0.097455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0.0943729" calcext:value-type="float">
            <text:p>0.094373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110612" calcext:value-type="float">
            <text:p>0.110612</text:p>
          </table:table-cell>
          <table:table-cell office:value-type="float" office:value="0.176582" calcext:value-type="float">
            <text:p>0.176582</text:p>
          </table:table-cell>
          <table:table-cell office:value-type="float" office:value="0.0739446" calcext:value-type="float">
            <text:p>0.073945</text:p>
          </table:table-cell>
          <table:table-cell table:style-name="ce5" table:formula="of:=AVERAGE([.B489:.D489];[.F489])" office:value-type="float" office:value="0.099128375" calcext:value-type="float">
            <text:p>0.099128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0.0968379" calcext:value-type="float">
            <text:p>0.096838</text:p>
          </table:table-cell>
          <table:table-cell office:value-type="float" office:value="0.120148" calcext:value-type="float">
            <text:p>0.120148</text:p>
          </table:table-cell>
          <table:table-cell office:value-type="float" office:value="0.113568" calcext:value-type="float">
            <text:p>0.113568</text:p>
          </table:table-cell>
          <table:table-cell office:value-type="float" office:value="0.180238" calcext:value-type="float">
            <text:p>0.180238</text:p>
          </table:table-cell>
          <table:table-cell office:value-type="float" office:value="0.0756388" calcext:value-type="float">
            <text:p>0.075639</text:p>
          </table:table-cell>
          <table:table-cell table:style-name="ce5" table:formula="of:=AVERAGE([.B490:.D490];[.F490])" office:value-type="float" office:value="0.101548175" calcext:value-type="float">
            <text:p>0.101548</text:p>
          </table:table-cell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0.0992091" calcext:value-type="float">
            <text:p>0.099209</text:p>
          </table:table-cell>
          <table:table-cell office:value-type="float" office:value="0.121327" calcext:value-type="float">
            <text:p>0.121327</text:p>
          </table:table-cell>
          <table:table-cell office:value-type="float" office:value="0.116683" calcext:value-type="float">
            <text:p>0.116683</text:p>
          </table:table-cell>
          <table:table-cell office:value-type="float" office:value="0.183286" calcext:value-type="float">
            <text:p>0.183286</text:p>
          </table:table-cell>
          <table:table-cell office:value-type="float" office:value="0.0769587" calcext:value-type="float">
            <text:p>0.076959</text:p>
          </table:table-cell>
          <table:table-cell table:style-name="ce5" table:formula="of:=AVERAGE([.B491:.D491];[.F491])" office:value-type="float" office:value="0.10354445" calcext:value-type="float">
            <text:p>0.103544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0.101397" calcext:value-type="float">
            <text:p>0.101397</text:p>
          </table:table-cell>
          <table:table-cell office:value-type="float" office:value="0.123889" calcext:value-type="float">
            <text:p>0.123889</text:p>
          </table:table-cell>
          <table:table-cell office:value-type="float" office:value="0.120838" calcext:value-type="float">
            <text:p>0.120838</text:p>
          </table:table-cell>
          <table:table-cell office:value-type="float" office:value="0.187088" calcext:value-type="float">
            <text:p>0.187088</text:p>
          </table:table-cell>
          <table:table-cell office:value-type="float" office:value="0.0786797" calcext:value-type="float">
            <text:p>0.078680</text:p>
          </table:table-cell>
          <table:table-cell table:style-name="ce5" table:formula="of:=AVERAGE([.B492:.D492];[.F492])" office:value-type="float" office:value="0.106200925" calcext:value-type="float">
            <text:p>0.106201</text:p>
          </table:table-cell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0.104046" calcext:value-type="float">
            <text:p>0.104046</text:p>
          </table:table-cell>
          <table:table-cell office:value-type="float" office:value="0.125621" calcext:value-type="float">
            <text:p>0.125621</text:p>
          </table:table-cell>
          <table:table-cell office:value-type="float" office:value="0.123553" calcext:value-type="float">
            <text:p>0.123553</text:p>
          </table:table-cell>
          <table:table-cell office:value-type="float" office:value="0.19007" calcext:value-type="float">
            <text:p>0.190070</text:p>
          </table:table-cell>
          <table:table-cell office:value-type="float" office:value="0.0799971" calcext:value-type="float">
            <text:p>0.079997</text:p>
          </table:table-cell>
          <table:table-cell table:style-name="ce5" table:formula="of:=AVERAGE([.B493:.D493];[.F493])" office:value-type="float" office:value="0.108304275" calcext:value-type="float">
            <text:p>0.108304</text:p>
          </table:table-cell>
        </table:table-row>
        <table:table-row table:style-name="ro1">
          <table:table-cell office:value-type="float" office:value="-11" calcext:value-type="float">
            <text:p>-11.0</text:p>
          </table:table-cell>
          <table:table-cell office:value-type="float" office:value="0.106992" calcext:value-type="float">
            <text:p>0.106992</text:p>
          </table:table-cell>
          <table:table-cell office:value-type="float" office:value="0.128919" calcext:value-type="float">
            <text:p>0.128919</text:p>
          </table:table-cell>
          <table:table-cell office:value-type="float" office:value="0.127306" calcext:value-type="float">
            <text:p>0.127306</text:p>
          </table:table-cell>
          <table:table-cell office:value-type="float" office:value="0.194614" calcext:value-type="float">
            <text:p>0.194614</text:p>
          </table:table-cell>
          <table:table-cell office:value-type="float" office:value="0.0815892" calcext:value-type="float">
            <text:p>0.081589</text:p>
          </table:table-cell>
          <table:table-cell table:style-name="ce5" table:formula="of:=AVERAGE([.B494:.D494];[.F494])" office:value-type="float" office:value="0.11120155" calcext:value-type="float">
            <text:p>0.111202</text:p>
          </table:table-cell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0.109272" calcext:value-type="float">
            <text:p>0.109272</text:p>
          </table:table-cell>
          <table:table-cell office:value-type="float" office:value="0.13157" calcext:value-type="float">
            <text:p>0.131570</text:p>
          </table:table-cell>
          <table:table-cell office:value-type="float" office:value="0.13002" calcext:value-type="float">
            <text:p>0.130020</text:p>
          </table:table-cell>
          <table:table-cell office:value-type="float" office:value="0.198042" calcext:value-type="float">
            <text:p>0.198042</text:p>
          </table:table-cell>
          <table:table-cell office:value-type="float" office:value="0.0836817" calcext:value-type="float">
            <text:p>0.083682</text:p>
          </table:table-cell>
          <table:table-cell table:style-name="ce5" table:formula="of:=AVERAGE([.B495:.D495];[.F495])" office:value-type="float" office:value="0.113635925" calcext:value-type="float">
            <text:p>0.113636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0.134572" calcext:value-type="float">
            <text:p>0.134572</text:p>
          </table:table-cell>
          <table:table-cell office:value-type="float" office:value="0.133935" calcext:value-type="float">
            <text:p>0.133935</text:p>
          </table:table-cell>
          <table:table-cell table:style-name="ce11" office:value-type="float" office:value="0.201992" calcext:value-type="float">
            <text:p>0.201992</text:p>
          </table:table-cell>
          <table:table-cell office:value-type="float" office:value="0.0860686" calcext:value-type="float">
            <text:p>0.086069</text:p>
          </table:table-cell>
          <table:table-cell table:style-name="ce5" table:formula="of:=AVERAGE([.B496:.D496];[.F496])" office:value-type="float" office:value="0.11669565" calcext:value-type="float">
            <text:p>0.116696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0.113634" calcext:value-type="float">
            <text:p>0.113634</text:p>
          </table:table-cell>
          <table:table-cell office:value-type="float" office:value="0.136672" calcext:value-type="float">
            <text:p>0.136672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0.205724" calcext:value-type="float">
            <text:p>0.205724</text:p>
          </table:table-cell>
          <table:table-cell office:value-type="float" office:value="0.0876291" calcext:value-type="float">
            <text:p>0.087629</text:p>
          </table:table-cell>
          <table:table-cell table:style-name="ce5" table:formula="of:=AVERAGE([.B497:.D497];[.F497])" office:value-type="float" office:value="0.118706025" calcext:value-type="float">
            <text:p>0.118706</text:p>
          </table:table-cell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0.116765" calcext:value-type="float">
            <text:p>0.116765</text:p>
          </table:table-cell>
          <table:table-cell office:value-type="float" office:value="0.139695" calcext:value-type="float">
            <text:p>0.139695</text:p>
          </table:table-cell>
          <table:table-cell office:value-type="float" office:value="0.142238" calcext:value-type="float">
            <text:p>0.142238</text:p>
          </table:table-cell>
          <table:table-cell office:value-type="float" office:value="0.211307" calcext:value-type="float">
            <text:p>0.211307</text:p>
          </table:table-cell>
          <table:table-cell office:value-type="float" office:value="0.0904087" calcext:value-type="float">
            <text:p>0.090409</text:p>
          </table:table-cell>
          <table:table-cell table:style-name="ce5" table:formula="of:=AVERAGE([.B498:.D498];[.F498])" office:value-type="float" office:value="0.122276675" calcext:value-type="float">
            <text:p>0.122277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118853" calcext:value-type="float">
            <text:p>0.118853</text:p>
          </table:table-cell>
          <table:table-cell office:value-type="float" office:value="0.142358" calcext:value-type="float">
            <text:p>0.142358</text:p>
          </table:table-cell>
          <table:table-cell office:value-type="float" office:value="0.145436" calcext:value-type="float">
            <text:p>0.145436</text:p>
          </table:table-cell>
          <table:table-cell office:value-type="float" office:value="0.214959" calcext:value-type="float">
            <text:p>0.214959</text:p>
          </table:table-cell>
          <table:table-cell office:value-type="float" office:value="0.0921004" calcext:value-type="float">
            <text:p>0.092100</text:p>
          </table:table-cell>
          <table:table-cell table:style-name="ce5" table:formula="of:=AVERAGE([.B499:.D499];[.F499])" office:value-type="float" office:value="0.12468685" calcext:value-type="float">
            <text:p>0.124687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0.121798" calcext:value-type="float">
            <text:p>0.121798</text:p>
          </table:table-cell>
          <table:table-cell office:value-type="float" office:value="0.146558" calcext:value-type="float">
            <text:p>0.146558</text:p>
          </table:table-cell>
          <table:table-cell office:value-type="float" office:value="0.149986" calcext:value-type="float">
            <text:p>0.149986</text:p>
          </table:table-cell>
          <table:table-cell office:value-type="float" office:value="0.219056" calcext:value-type="float">
            <text:p>0.219056</text:p>
          </table:table-cell>
          <table:table-cell office:value-type="float" office:value="0.0947593" calcext:value-type="float">
            <text:p>0.094759</text:p>
          </table:table-cell>
          <table:table-cell table:style-name="ce5" table:formula="of:=AVERAGE([.B500:.D500];[.F500])" office:value-type="float" office:value="0.128275325" calcext:value-type="float">
            <text:p>0.128275</text:p>
          </table:table-cell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0.124262" calcext:value-type="float">
            <text:p>0.124262</text:p>
          </table:table-cell>
          <table:table-cell office:value-type="float" office:value="0.149203" calcext:value-type="float">
            <text:p>0.149203</text:p>
          </table:table-cell>
          <table:table-cell office:value-type="float" office:value="0.15262" calcext:value-type="float">
            <text:p>0.152620</text:p>
          </table:table-cell>
          <table:table-cell office:value-type="float" office:value="0.222116" calcext:value-type="float">
            <text:p>0.222116</text:p>
          </table:table-cell>
          <table:table-cell office:value-type="float" office:value="0.0964727" calcext:value-type="float">
            <text:p>0.096473</text:p>
          </table:table-cell>
          <table:table-cell table:style-name="ce5" table:formula="of:=AVERAGE([.B501:.D501];[.F501])" office:value-type="float" office:value="0.130639425" calcext:value-type="float">
            <text:p>0.130639</text:p>
          </table:table-cell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0.127676" calcext:value-type="float">
            <text:p>0.127676</text:p>
          </table:table-cell>
          <table:table-cell office:value-type="float" office:value="0.152291" calcext:value-type="float">
            <text:p>0.152291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226213" calcext:value-type="float">
            <text:p>0.226213</text:p>
          </table:table-cell>
          <table:table-cell office:value-type="float" office:value="0.0994933" calcext:value-type="float">
            <text:p>0.099493</text:p>
          </table:table-cell>
          <table:table-cell table:style-name="ce5" table:formula="of:=AVERAGE([.B502:.D502];[.F502])" office:value-type="float" office:value="0.134098325" calcext:value-type="float">
            <text:p>0.134098</text:p>
          </table:table-cell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0.130334" calcext:value-type="float">
            <text:p>0.130334</text:p>
          </table:table-cell>
          <table:table-cell office:value-type="float" office:value="0.155766" calcext:value-type="float">
            <text:p>0.155766</text:p>
          </table:table-cell>
          <table:table-cell office:value-type="float" office:value="0.16013" calcext:value-type="float">
            <text:p>0.160130</text:p>
          </table:table-cell>
          <table:table-cell office:value-type="float" office:value="0.230386" calcext:value-type="float">
            <text:p>0.230386</text:p>
          </table:table-cell>
          <table:table-cell office:value-type="float" office:value="0.102538" calcext:value-type="float">
            <text:p>0.102538</text:p>
          </table:table-cell>
          <table:table-cell table:style-name="ce5" table:formula="of:=AVERAGE([.B503:.D503];[.F503])" office:value-type="float" office:value="0.137192" calcext:value-type="float">
            <text:p>0.137192</text:p>
          </table:table-cell>
        </table:table-row>
        <table:table-row table:style-name="ro1">
          <table:table-cell office:value-type="float" office:value="-10" calcext:value-type="float">
            <text:p>-10.0</text:p>
          </table:table-cell>
          <table:table-cell office:value-type="float" office:value="0.134874" calcext:value-type="float">
            <text:p>0.134874</text:p>
          </table:table-cell>
          <table:table-cell office:value-type="float" office:value="0.159888" calcext:value-type="float">
            <text:p>0.159888</text:p>
          </table:table-cell>
          <table:table-cell office:value-type="float" office:value="0.165401" calcext:value-type="float">
            <text:p>0.165401</text:p>
          </table:table-cell>
          <table:table-cell office:value-type="float" office:value="0.235605" calcext:value-type="float">
            <text:p>0.235605</text:p>
          </table:table-cell>
          <table:table-cell office:value-type="float" office:value="0.106667" calcext:value-type="float">
            <text:p>0.106667</text:p>
          </table:table-cell>
          <table:table-cell table:style-name="ce5" table:formula="of:=AVERAGE([.B504:.D504];[.F504])" office:value-type="float" office:value="0.1417075" calcext:value-type="float">
            <text:p>0.141708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.137439" calcext:value-type="float">
            <text:p>0.137439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0.16971" calcext:value-type="float">
            <text:p>0.169710</text:p>
          </table:table-cell>
          <table:table-cell office:value-type="float" office:value="0.239859" calcext:value-type="float">
            <text:p>0.239859</text:p>
          </table:table-cell>
          <table:table-cell office:value-type="float" office:value="0.108834" calcext:value-type="float">
            <text:p>0.108834</text:p>
          </table:table-cell>
          <table:table-cell table:style-name="ce5" table:formula="of:=AVERAGE([.B505:.D505];[.F505])" office:value-type="float" office:value="0.14479175" calcext:value-type="float">
            <text:p>0.144792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0.141796" calcext:value-type="float">
            <text:p>0.141796</text:p>
          </table:table-cell>
          <table:table-cell office:value-type="float" office:value="0.167115" calcext:value-type="float">
            <text:p>0.167115</text:p>
          </table:table-cell>
          <table:table-cell office:value-type="float" office:value="0.173943" calcext:value-type="float">
            <text:p>0.173943</text:p>
          </table:table-cell>
          <table:table-cell office:value-type="float" office:value="0.246189" calcext:value-type="float">
            <text:p>0.246189</text:p>
          </table:table-cell>
          <table:table-cell office:value-type="float" office:value="0.112074" calcext:value-type="float">
            <text:p>0.112074</text:p>
          </table:table-cell>
          <table:table-cell table:style-name="ce5" table:formula="of:=AVERAGE([.B506:.D506];[.F506])" office:value-type="float" office:value="0.148732" calcext:value-type="float">
            <text:p>0.148732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0.144738" calcext:value-type="float">
            <text:p>0.144738</text:p>
          </table:table-cell>
          <table:table-cell office:value-type="float" office:value="0.169209" calcext:value-type="float">
            <text:p>0.169209</text:p>
          </table:table-cell>
          <table:table-cell office:value-type="float" office:value="0.177697" calcext:value-type="float">
            <text:p>0.177697</text:p>
          </table:table-cell>
          <table:table-cell office:value-type="float" office:value="0.250213" calcext:value-type="float">
            <text:p>0.250213</text:p>
          </table:table-cell>
          <table:table-cell office:value-type="float" office:value="0.115294" calcext:value-type="float">
            <text:p>0.115294</text:p>
          </table:table-cell>
          <table:table-cell table:style-name="ce5" table:formula="of:=AVERAGE([.B507:.D507];[.F507])" office:value-type="float" office:value="0.1517345" calcext:value-type="float">
            <text:p>0.151735</text:p>
          </table:table-cell>
        </table:table-row>
        <table:table-row table:style-name="ro1">
          <table:table-cell office:value-type="float" office:value="-9.59999999999999" calcext:value-type="float">
            <text:p>-9.6</text:p>
          </table:table-cell>
          <table:table-cell office:value-type="float" office:value="0.149587" calcext:value-type="float">
            <text:p>0.149587</text:p>
          </table:table-cell>
          <table:table-cell office:value-type="float" office:value="0.173415" calcext:value-type="float">
            <text:p>0.173415</text:p>
          </table:table-cell>
          <table:table-cell office:value-type="float" office:value="0.183447" calcext:value-type="float">
            <text:p>0.183447</text:p>
          </table:table-cell>
          <table:table-cell office:value-type="float" office:value="0.257361" calcext:value-type="float">
            <text:p>0.257361</text:p>
          </table:table-cell>
          <table:table-cell office:value-type="float" office:value="0.119214" calcext:value-type="float">
            <text:p>0.119214</text:p>
          </table:table-cell>
          <table:table-cell table:style-name="ce5" table:formula="of:=AVERAGE([.B508:.D508];[.F508])" office:value-type="float" office:value="0.15641575" calcext:value-type="float">
            <text:p>0.156416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152801" calcext:value-type="float">
            <text:p>0.152801</text:p>
          </table:table-cell>
          <table:table-cell office:value-type="float" office:value="0.176331" calcext:value-type="float">
            <text:p>0.176331</text:p>
          </table:table-cell>
          <table:table-cell office:value-type="float" office:value="0.187681" calcext:value-type="float">
            <text:p>0.187681</text:p>
          </table:table-cell>
          <table:table-cell office:value-type="float" office:value="0.261321" calcext:value-type="float">
            <text:p>0.261321</text:p>
          </table:table-cell>
          <table:table-cell office:value-type="float" office:value="0.122734" calcext:value-type="float">
            <text:p>0.122734</text:p>
          </table:table-cell>
          <table:table-cell table:style-name="ce5" table:formula="of:=AVERAGE([.B509:.D509];[.F509])" office:value-type="float" office:value="0.15988675" calcext:value-type="float">
            <text:p>0.159887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0.158581" calcext:value-type="float">
            <text:p>0.158581</text:p>
          </table:table-cell>
          <table:table-cell office:value-type="float" office:value="0.181265" calcext:value-type="float">
            <text:p>0.181265</text:p>
          </table:table-cell>
          <table:table-cell office:value-type="float" office:value="0.19399" calcext:value-type="float">
            <text:p>0.193990</text:p>
          </table:table-cell>
          <table:table-cell office:value-type="float" office:value="0.267498" calcext:value-type="float">
            <text:p>0.267498</text:p>
          </table:table-cell>
          <table:table-cell office:value-type="float" office:value="0.127706" calcext:value-type="float">
            <text:p>0.127706</text:p>
          </table:table-cell>
          <table:table-cell table:style-name="ce5" table:formula="of:=AVERAGE([.B510:.D510];[.F510])" office:value-type="float" office:value="0.1653855" calcext:value-type="float">
            <text:p>0.165386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0.161427" calcext:value-type="float">
            <text:p>0.161427</text:p>
          </table:table-cell>
          <table:table-cell office:value-type="float" office:value="0.18419" calcext:value-type="float">
            <text:p>0.184190</text:p>
          </table:table-cell>
          <table:table-cell table:style-name="ce11" office:value-type="float" office:value="0.197663" calcext:value-type="float">
            <text:p>0.197663</text:p>
          </table:table-cell>
          <table:table-cell office:value-type="float" office:value="0.271891" calcext:value-type="float">
            <text:p>0.271891</text:p>
          </table:table-cell>
          <table:table-cell office:value-type="float" office:value="0.130445" calcext:value-type="float">
            <text:p>0.130445</text:p>
          </table:table-cell>
          <table:table-cell table:style-name="ce5" table:formula="of:=AVERAGE([.B511:.D511];[.F511])" office:value-type="float" office:value="0.16843125" calcext:value-type="float">
            <text:p>0.168431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0.167611" calcext:value-type="float">
            <text:p>0.167611</text:p>
          </table:table-cell>
          <table:table-cell office:value-type="float" office:value="0.18758" calcext:value-type="float">
            <text:p>0.187580</text:p>
          </table:table-cell>
          <table:table-cell office:value-type="float" office:value="0.202935" calcext:value-type="float">
            <text:p>0.202935</text:p>
          </table:table-cell>
          <table:table-cell office:value-type="float" office:value="0.278593" calcext:value-type="float">
            <text:p>0.278593</text:p>
          </table:table-cell>
          <table:table-cell office:value-type="float" office:value="0.134523" calcext:value-type="float">
            <text:p>0.134523</text:p>
          </table:table-cell>
          <table:table-cell table:style-name="ce5" table:formula="of:=AVERAGE([.B512:.D512];[.F512])" office:value-type="float" office:value="0.17316225" calcext:value-type="float">
            <text:p>0.173162</text:p>
          </table:table-cell>
        </table:table-row>
        <table:table-row table:style-name="ro1">
          <table:table-cell office:value-type="float" office:value="-9.09999999999999" calcext:value-type="float">
            <text:p>-9.1</text:p>
          </table:table-cell>
          <table:table-cell office:value-type="float" office:value="0.17063" calcext:value-type="float">
            <text:p>0.170630</text:p>
          </table:table-cell>
          <table:table-cell office:value-type="float" office:value="0.19225" calcext:value-type="float">
            <text:p>0.192250</text:p>
          </table:table-cell>
          <table:table-cell office:value-type="float" office:value="0.206288" calcext:value-type="float">
            <text:p>0.206288</text:p>
          </table:table-cell>
          <table:table-cell office:value-type="float" office:value="0.283069" calcext:value-type="float">
            <text:p>0.283069</text:p>
          </table:table-cell>
          <table:table-cell office:value-type="float" office:value="0.138382" calcext:value-type="float">
            <text:p>0.138382</text:p>
          </table:table-cell>
          <table:table-cell table:style-name="ce5" table:formula="of:=AVERAGE([.B513:.D513];[.F513])" office:value-type="float" office:value="0.1768875" calcext:value-type="float">
            <text:p>0.176888</text:p>
          </table:table-cell>
        </table:table-row>
        <table:table-row table:style-name="ro1">
          <table:table-cell office:value-type="float" office:value="-9" calcext:value-type="float">
            <text:p>-9.0</text:p>
          </table:table-cell>
          <table:table-cell office:value-type="float" office:value="0.176582" calcext:value-type="float">
            <text:p>0.176582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21204" calcext:value-type="float">
            <text:p>0.212040</text:p>
          </table:table-cell>
          <table:table-cell office:value-type="float" office:value="0.291042" calcext:value-type="float">
            <text:p>0.291042</text:p>
          </table:table-cell>
          <table:table-cell office:value-type="float" office:value="0.143049" calcext:value-type="float">
            <text:p>0.143049</text:p>
          </table:table-cell>
          <table:table-cell table:style-name="ce5" table:formula="of:=AVERAGE([.B514:.D514];[.F514])" office:value-type="float" office:value="0.18210075" calcext:value-type="float">
            <text:p>0.182101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0.18009" calcext:value-type="float">
            <text:p>0.180090</text:p>
          </table:table-cell>
          <table:table-cell table:style-name="ce11" office:value-type="float" office:value="0.199929" calcext:value-type="float">
            <text:p>0.199929</text:p>
          </table:table-cell>
          <table:table-cell office:value-type="float" office:value="0.216195" calcext:value-type="float">
            <text:p>0.216195</text:p>
          </table:table-cell>
          <table:table-cell office:value-type="float" office:value="0.296473" calcext:value-type="float">
            <text:p>0.296473</text:p>
          </table:table-cell>
          <table:table-cell office:value-type="float" office:value="0.146049" calcext:value-type="float">
            <text:p>0.146049</text:p>
          </table:table-cell>
          <table:table-cell table:style-name="ce5" table:formula="of:=AVERAGE([.B515:.D515];[.F515])" office:value-type="float" office:value="0.18556575" calcext:value-type="float">
            <text:p>0.185566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0.184537" calcext:value-type="float">
            <text:p>0.184537</text:p>
          </table:table-cell>
          <table:table-cell office:value-type="float" office:value="0.204666" calcext:value-type="float">
            <text:p>0.204666</text:p>
          </table:table-cell>
          <table:table-cell office:value-type="float" office:value="0.223141" calcext:value-type="float">
            <text:p>0.223141</text:p>
          </table:table-cell>
          <table:table-cell office:value-type="float" office:value="0.302663" calcext:value-type="float">
            <text:p>0.302663</text:p>
          </table:table-cell>
          <table:table-cell office:value-type="float" office:value="0.15162" calcext:value-type="float">
            <text:p>0.151620</text:p>
          </table:table-cell>
          <table:table-cell table:style-name="ce5" table:formula="of:=AVERAGE([.B516:.D516];[.F516])" office:value-type="float" office:value="0.190991" calcext:value-type="float">
            <text:p>0.190991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0.187776" calcext:value-type="float">
            <text:p>0.187776</text:p>
          </table:table-cell>
          <table:table-cell office:value-type="float" office:value="0.208402" calcext:value-type="float">
            <text:p>0.208402</text:p>
          </table:table-cell>
          <table:table-cell office:value-type="float" office:value="0.227375" calcext:value-type="float">
            <text:p>0.227375</text:p>
          </table:table-cell>
          <table:table-cell office:value-type="float" office:value="0.308104" calcext:value-type="float">
            <text:p>0.308104</text:p>
          </table:table-cell>
          <table:table-cell office:value-type="float" office:value="0.155382" calcext:value-type="float">
            <text:p>0.155382</text:p>
          </table:table-cell>
          <table:table-cell table:style-name="ce5" table:formula="of:=AVERAGE([.B517:.D517];[.F517])" office:value-type="float" office:value="0.19473375" calcext:value-type="float">
            <text:p>0.194734</text:p>
          </table:table-cell>
        </table:table-row>
        <table:table-row table:style-name="ro1">
          <table:table-cell office:value-type="float" office:value="-8.59999999999999" calcext:value-type="float">
            <text:p>-8.6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0.233441" calcext:value-type="float">
            <text:p>0.233441</text:p>
          </table:table-cell>
          <table:table-cell office:value-type="float" office:value="0.315341" calcext:value-type="float">
            <text:p>0.315341</text:p>
          </table:table-cell>
          <table:table-cell office:value-type="float" office:value="0.162274" calcext:value-type="float">
            <text:p>0.162274</text:p>
          </table:table-cell>
          <table:table-cell table:style-name="ce4" table:formula="of:=AVERAGE([.B518:.D518];[.F518])" office:value-type="float" office:value="0.20035" calcext:value-type="float">
            <text:p>0.200350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197256" calcext:value-type="float">
            <text:p>0.197256</text:p>
          </table:table-cell>
          <table:table-cell office:value-type="float" office:value="0.216421" calcext:value-type="float">
            <text:p>0.216421</text:p>
          </table:table-cell>
          <table:table-cell office:value-type="float" office:value="0.238233" calcext:value-type="float">
            <text:p>0.238233</text:p>
          </table:table-cell>
          <table:table-cell office:value-type="float" office:value="0.319445" calcext:value-type="float">
            <text:p>0.319445</text:p>
          </table:table-cell>
          <table:table-cell office:value-type="float" office:value="0.165863" calcext:value-type="float">
            <text:p>0.165863</text:p>
          </table:table-cell>
          <table:table-cell table:style-name="ce5" table:formula="of:=AVERAGE([.B519:.D519];[.F519])" office:value-type="float" office:value="0.20444325" calcext:value-type="float">
            <text:p>0.204443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table:style-name="ce11" office:value-type="float" office:value="0.2019" calcext:value-type="float">
            <text:p>0.201900</text:p>
          </table:table-cell>
          <table:table-cell office:value-type="float" office:value="0.22171" calcext:value-type="float">
            <text:p>0.221710</text:p>
          </table:table-cell>
          <table:table-cell office:value-type="float" office:value="0.246298" calcext:value-type="float">
            <text:p>0.246298</text:p>
          </table:table-cell>
          <table:table-cell office:value-type="float" office:value="0.326745" calcext:value-type="float">
            <text:p>0.326745</text:p>
          </table:table-cell>
          <table:table-cell office:value-type="float" office:value="0.171715" calcext:value-type="float">
            <text:p>0.171715</text:p>
          </table:table-cell>
          <table:table-cell table:style-name="ce5" table:formula="of:=AVERAGE([.B520:.D520];[.F520])" office:value-type="float" office:value="0.21040575" calcext:value-type="float">
            <text:p>0.210406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0.206834" calcext:value-type="float">
            <text:p>0.206834</text:p>
          </table:table-cell>
          <table:table-cell office:value-type="float" office:value="0.225299" calcext:value-type="float">
            <text:p>0.225299</text:p>
          </table:table-cell>
          <table:table-cell office:value-type="float" office:value="0.250531" calcext:value-type="float">
            <text:p>0.250531</text:p>
          </table:table-cell>
          <table:table-cell office:value-type="float" office:value="0.330921" calcext:value-type="float">
            <text:p>0.330921</text:p>
          </table:table-cell>
          <table:table-cell office:value-type="float" office:value="0.174074" calcext:value-type="float">
            <text:p>0.174074</text:p>
          </table:table-cell>
          <table:table-cell table:style-name="ce5" table:formula="of:=AVERAGE([.B521:.D521];[.F521])" office:value-type="float" office:value="0.2141845" calcext:value-type="float">
            <text:p>0.214185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0.213168" calcext:value-type="float">
            <text:p>0.213168</text:p>
          </table:table-cell>
          <table:table-cell office:value-type="float" office:value="0.230332" calcext:value-type="float">
            <text:p>0.230332</text:p>
          </table:table-cell>
          <table:table-cell office:value-type="float" office:value="0.258677" calcext:value-type="float">
            <text:p>0.258677</text:p>
          </table:table-cell>
          <table:table-cell office:value-type="float" office:value="0.338663" calcext:value-type="float">
            <text:p>0.338663</text:p>
          </table:table-cell>
          <table:table-cell office:value-type="float" office:value="0.179309" calcext:value-type="float">
            <text:p>0.179309</text:p>
          </table:table-cell>
          <table:table-cell table:style-name="ce5" table:formula="of:=AVERAGE([.B522:.D522];[.F522])" office:value-type="float" office:value="0.2203715" calcext:value-type="float">
            <text:p>0.220372</text:p>
          </table:table-cell>
        </table:table-row>
        <table:table-row table:style-name="ro1">
          <table:table-cell office:value-type="float" office:value="-8.09999999999999" calcext:value-type="float">
            <text:p>-8.1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234362" calcext:value-type="float">
            <text:p>0.234362</text:p>
          </table:table-cell>
          <table:table-cell office:value-type="float" office:value="0.262992" calcext:value-type="float">
            <text:p>0.262992</text:p>
          </table:table-cell>
          <table:table-cell office:value-type="float" office:value="0.343355" calcext:value-type="float">
            <text:p>0.343355</text:p>
          </table:table-cell>
          <table:table-cell office:value-type="float" office:value="0.184523" calcext:value-type="float">
            <text:p>0.184523</text:p>
          </table:table-cell>
          <table:table-cell table:style-name="ce5" table:formula="of:=AVERAGE([.B523:.D523];[.F523])" office:value-type="float" office:value="0.2246835" calcext:value-type="float">
            <text:p>0.224684</text:p>
          </table:table-cell>
        </table:table-row>
        <table:table-row table:style-name="ro1">
          <table:table-cell office:value-type="float" office:value="-8" calcext:value-type="float">
            <text:p>-8.0</text:p>
          </table:table-cell>
          <table:table-cell office:value-type="float" office:value="0.223857" calcext:value-type="float">
            <text:p>0.223857</text:p>
          </table:table-cell>
          <table:table-cell office:value-type="float" office:value="0.241238" calcext:value-type="float">
            <text:p>0.241238</text:p>
          </table:table-cell>
          <table:table-cell office:value-type="float" office:value="0.271854" calcext:value-type="float">
            <text:p>0.271854</text:p>
          </table:table-cell>
          <table:table-cell office:value-type="float" office:value="0.352143" calcext:value-type="float">
            <text:p>0.352143</text:p>
          </table:table-cell>
          <table:table-cell office:value-type="float" office:value="0.190715" calcext:value-type="float">
            <text:p>0.190715</text:p>
          </table:table-cell>
          <table:table-cell table:style-name="ce5" table:formula="of:=AVERAGE([.B524:.D524];[.F524])" office:value-type="float" office:value="0.231916" calcext:value-type="float">
            <text:p>0.231916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0.228582" calcext:value-type="float">
            <text:p>0.228582</text:p>
          </table:table-cell>
          <table:table-cell office:value-type="float" office:value="0.244707" calcext:value-type="float">
            <text:p>0.244707</text:p>
          </table:table-cell>
          <table:table-cell office:value-type="float" office:value="0.277286" calcext:value-type="float">
            <text:p>0.277286</text:p>
          </table:table-cell>
          <table:table-cell office:value-type="float" office:value="0.35669" calcext:value-type="float">
            <text:p>0.356690</text:p>
          </table:table-cell>
          <table:table-cell office:value-type="float" office:value="0.195434" calcext:value-type="float">
            <text:p>0.195434</text:p>
          </table:table-cell>
          <table:table-cell table:style-name="ce5" table:formula="of:=AVERAGE([.B525:.D525];[.F525])" office:value-type="float" office:value="0.23650225" calcext:value-type="float">
            <text:p>0.236502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0.235402" calcext:value-type="float">
            <text:p>0.235402</text:p>
          </table:table-cell>
          <table:table-cell office:value-type="float" office:value="0.252131" calcext:value-type="float">
            <text:p>0.252131</text:p>
          </table:table-cell>
          <table:table-cell office:value-type="float" office:value="0.285269" calcext:value-type="float">
            <text:p>0.285269</text:p>
          </table:table-cell>
          <table:table-cell office:value-type="float" office:value="0.364745" calcext:value-type="float">
            <text:p>0.364745</text:p>
          </table:table-cell>
          <table:table-cell table:style-name="ce11" office:value-type="float" office:value="0.202175" calcext:value-type="float">
            <text:p>0.202175</text:p>
          </table:table-cell>
          <table:table-cell table:style-name="ce5" table:formula="of:=AVERAGE([.B526:.D526];[.F526])" office:value-type="float" office:value="0.24374425" calcext:value-type="float">
            <text:p>0.243744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0.239195" calcext:value-type="float">
            <text:p>0.239195</text:p>
          </table:table-cell>
          <table:table-cell office:value-type="float" office:value="0.256537" calcext:value-type="float">
            <text:p>0.256537</text:p>
          </table:table-cell>
          <table:table-cell office:value-type="float" office:value="0.292695" calcext:value-type="float">
            <text:p>0.292695</text:p>
          </table:table-cell>
          <table:table-cell office:value-type="float" office:value="0.369668" calcext:value-type="float">
            <text:p>0.369668</text:p>
          </table:table-cell>
          <table:table-cell office:value-type="float" office:value="0.206063" calcext:value-type="float">
            <text:p>0.206063</text:p>
          </table:table-cell>
          <table:table-cell table:style-name="ce5" table:formula="of:=AVERAGE([.B527:.D527];[.F527])" office:value-type="float" office:value="0.2486225" calcext:value-type="float">
            <text:p>0.248623</text:p>
          </table:table-cell>
        </table:table-row>
        <table:table-row table:style-name="ro1">
          <table:table-cell office:value-type="float" office:value="-7.59999999999999" calcext:value-type="float">
            <text:p>-7.6</text:p>
          </table:table-cell>
          <table:table-cell office:value-type="float" office:value="0.246795" calcext:value-type="float">
            <text:p>0.246795</text:p>
          </table:table-cell>
          <table:table-cell office:value-type="float" office:value="0.263844" calcext:value-type="float">
            <text:p>0.263844</text:p>
          </table:table-cell>
          <table:table-cell office:value-type="float" office:value="0.301799" calcext:value-type="float">
            <text:p>0.301799</text:p>
          </table:table-cell>
          <table:table-cell office:value-type="float" office:value="0.376671" calcext:value-type="float">
            <text:p>0.376671</text:p>
          </table:table-cell>
          <table:table-cell office:value-type="float" office:value="0.2114" calcext:value-type="float">
            <text:p>0.211400</text:p>
          </table:table-cell>
          <table:table-cell table:style-name="ce5" table:formula="of:=AVERAGE([.B528:.D528];[.F528])" office:value-type="float" office:value="0.2559595" calcext:value-type="float">
            <text:p>0.255960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251508" calcext:value-type="float">
            <text:p>0.251508</text:p>
          </table:table-cell>
          <table:table-cell office:value-type="float" office:value="0.268165" calcext:value-type="float">
            <text:p>0.268165</text:p>
          </table:table-cell>
          <table:table-cell office:value-type="float" office:value="0.308345" calcext:value-type="float">
            <text:p>0.308345</text:p>
          </table:table-cell>
          <table:table-cell office:value-type="float" office:value="0.382118" calcext:value-type="float">
            <text:p>0.382118</text:p>
          </table:table-cell>
          <table:table-cell office:value-type="float" office:value="0.216402" calcext:value-type="float">
            <text:p>0.216402</text:p>
          </table:table-cell>
          <table:table-cell table:style-name="ce5" table:formula="of:=AVERAGE([.B529:.D529];[.F529])" office:value-type="float" office:value="0.261105" calcext:value-type="float">
            <text:p>0.261105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0.258688" calcext:value-type="float">
            <text:p>0.258688</text:p>
          </table:table-cell>
          <table:table-cell office:value-type="float" office:value="0.275659" calcext:value-type="float">
            <text:p>0.275659</text:p>
          </table:table-cell>
          <table:table-cell office:value-type="float" office:value="0.317611" calcext:value-type="float">
            <text:p>0.317611</text:p>
          </table:table-cell>
          <table:table-cell office:value-type="float" office:value="0.391662" calcext:value-type="float">
            <text:p>0.391662</text:p>
          </table:table-cell>
          <table:table-cell office:value-type="float" office:value="0.225514" calcext:value-type="float">
            <text:p>0.225514</text:p>
          </table:table-cell>
          <table:table-cell table:style-name="ce5" table:formula="of:=AVERAGE([.B530:.D530];[.F530])" office:value-type="float" office:value="0.269368" calcext:value-type="float">
            <text:p>0.269368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0.263963" calcext:value-type="float">
            <text:p>0.263963</text:p>
          </table:table-cell>
          <table:table-cell office:value-type="float" office:value="0.280233" calcext:value-type="float">
            <text:p>0.280233</text:p>
          </table:table-cell>
          <table:table-cell office:value-type="float" office:value="0.324805" calcext:value-type="float">
            <text:p>0.324805</text:p>
          </table:table-cell>
          <table:table-cell table:style-name="ce11" office:value-type="float" office:value="0.397543" calcext:value-type="float">
            <text:p>0.397543</text:p>
          </table:table-cell>
          <table:table-cell office:value-type="float" office:value="0.230896" calcext:value-type="float">
            <text:p>0.230896</text:p>
          </table:table-cell>
          <table:table-cell table:style-name="ce5" table:formula="of:=AVERAGE([.B531:.D531];[.F531])" office:value-type="float" office:value="0.27497425" calcext:value-type="float">
            <text:p>0.274974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0.272023" calcext:value-type="float">
            <text:p>0.272023</text:p>
          </table:table-cell>
          <table:table-cell office:value-type="float" office:value="0.288306" calcext:value-type="float">
            <text:p>0.288306</text:p>
          </table:table-cell>
          <table:table-cell office:value-type="float" office:value="0.334069" calcext:value-type="float">
            <text:p>0.334069</text:p>
          </table:table-cell>
          <table:table-cell office:value-type="float" office:value="0.406119" calcext:value-type="float">
            <text:p>0.406119</text:p>
          </table:table-cell>
          <table:table-cell office:value-type="float" office:value="0.240062" calcext:value-type="float">
            <text:p>0.240062</text:p>
          </table:table-cell>
          <table:table-cell table:style-name="ce5" table:formula="of:=AVERAGE([.B532:.D532];[.F532])" office:value-type="float" office:value="0.283615" calcext:value-type="float">
            <text:p>0.283615</text:p>
          </table:table-cell>
        </table:table-row>
        <table:table-row table:style-name="ro1">
          <table:table-cell office:value-type="float" office:value="-7.09999999999999" calcext:value-type="float">
            <text:p>-7.1</text:p>
          </table:table-cell>
          <table:table-cell office:value-type="float" office:value="0.276387" calcext:value-type="float">
            <text:p>0.276387</text:p>
          </table:table-cell>
          <table:table-cell office:value-type="float" office:value="0.293334" calcext:value-type="float">
            <text:p>0.293334</text:p>
          </table:table-cell>
          <table:table-cell office:value-type="float" office:value="0.341812" calcext:value-type="float">
            <text:p>0.341812</text:p>
          </table:table-cell>
          <table:table-cell office:value-type="float" office:value="0.411403" calcext:value-type="float">
            <text:p>0.411403</text:p>
          </table:table-cell>
          <table:table-cell office:value-type="float" office:value="0.246489" calcext:value-type="float">
            <text:p>0.246489</text:p>
          </table:table-cell>
          <table:table-cell table:style-name="ce5" table:formula="of:=AVERAGE([.B533:.D533];[.F533])" office:value-type="float" office:value="0.2895055" calcext:value-type="float">
            <text:p>0.289506</text:p>
          </table:table-cell>
        </table:table-row>
        <table:table-row table:style-name="ro1">
          <table:table-cell office:value-type="float" office:value="-7" calcext:value-type="float">
            <text:p>-7.0</text:p>
          </table:table-cell>
          <table:table-cell office:value-type="float" office:value="0.284626" calcext:value-type="float">
            <text:p>0.284626</text:p>
          </table:table-cell>
          <table:table-cell office:value-type="float" office:value="0.302738" calcext:value-type="float">
            <text:p>0.302738</text:p>
          </table:table-cell>
          <table:table-cell office:value-type="float" office:value="0.352515" calcext:value-type="float">
            <text:p>0.352515</text:p>
          </table:table-cell>
          <table:table-cell office:value-type="float" office:value="0.421391" calcext:value-type="float">
            <text:p>0.421391</text:p>
          </table:table-cell>
          <table:table-cell office:value-type="float" office:value="0.256604" calcext:value-type="float">
            <text:p>0.256604</text:p>
          </table:table-cell>
          <table:table-cell table:style-name="ce5" table:formula="of:=AVERAGE([.B534:.D534];[.F534])" office:value-type="float" office:value="0.29912075" calcext:value-type="float">
            <text:p>0.299121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0.290517" calcext:value-type="float">
            <text:p>0.290517</text:p>
          </table:table-cell>
          <table:table-cell office:value-type="float" office:value="0.307945" calcext:value-type="float">
            <text:p>0.307945</text:p>
          </table:table-cell>
          <table:table-cell office:value-type="float" office:value="0.358022" calcext:value-type="float">
            <text:p>0.358022</text:p>
          </table:table-cell>
          <table:table-cell office:value-type="float" office:value="0.425558" calcext:value-type="float">
            <text:p>0.425558</text:p>
          </table:table-cell>
          <table:table-cell office:value-type="float" office:value="0.264854" calcext:value-type="float">
            <text:p>0.264854</text:p>
          </table:table-cell>
          <table:table-cell table:style-name="ce5" table:formula="of:=AVERAGE([.B535:.D535];[.F535])" office:value-type="float" office:value="0.3053345" calcext:value-type="float">
            <text:p>0.305335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0.299535" calcext:value-type="float">
            <text:p>0.299535</text:p>
          </table:table-cell>
          <table:table-cell office:value-type="float" office:value="0.316099" calcext:value-type="float">
            <text:p>0.316099</text:p>
          </table:table-cell>
          <table:table-cell office:value-type="float" office:value="0.368486" calcext:value-type="float">
            <text:p>0.368486</text:p>
          </table:table-cell>
          <table:table-cell office:value-type="float" office:value="0.433903" calcext:value-type="float">
            <text:p>0.433903</text:p>
          </table:table-cell>
          <table:table-cell office:value-type="float" office:value="0.273449" calcext:value-type="float">
            <text:p>0.273449</text:p>
          </table:table-cell>
          <table:table-cell table:style-name="ce5" table:formula="of:=AVERAGE([.B536:.D536];[.F536])" office:value-type="float" office:value="0.31439225" calcext:value-type="float">
            <text:p>0.314392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0.304829" calcext:value-type="float">
            <text:p>0.304829</text:p>
          </table:table-cell>
          <table:table-cell office:value-type="float" office:value="0.321897" calcext:value-type="float">
            <text:p>0.321897</text:p>
          </table:table-cell>
          <table:table-cell office:value-type="float" office:value="0.375673" calcext:value-type="float">
            <text:p>0.375673</text:p>
          </table:table-cell>
          <table:table-cell office:value-type="float" office:value="0.440607" calcext:value-type="float">
            <text:p>0.440607</text:p>
          </table:table-cell>
          <table:table-cell office:value-type="float" office:value="0.278958" calcext:value-type="float">
            <text:p>0.278958</text:p>
          </table:table-cell>
          <table:table-cell table:style-name="ce5" table:formula="of:=AVERAGE([.B537:.D537];[.F537])" office:value-type="float" office:value="0.32033925" calcext:value-type="float">
            <text:p>0.320339</text:p>
          </table:table-cell>
        </table:table-row>
        <table:table-row table:style-name="ro1">
          <table:table-cell office:value-type="float" office:value="-6.59999999999999" calcext:value-type="float">
            <text:p>-6.6</text:p>
          </table:table-cell>
          <table:table-cell office:value-type="float" office:value="0.312963" calcext:value-type="float">
            <text:p>0.312963</text:p>
          </table:table-cell>
          <table:table-cell office:value-type="float" office:value="0.33049" calcext:value-type="float">
            <text:p>0.330490</text:p>
          </table:table-cell>
          <table:table-cell office:value-type="float" office:value="0.385817" calcext:value-type="float">
            <text:p>0.385817</text:p>
          </table:table-cell>
          <table:table-cell office:value-type="float" office:value="0.450205" calcext:value-type="float">
            <text:p>0.450205</text:p>
          </table:table-cell>
          <table:table-cell office:value-type="float" office:value="0.289982" calcext:value-type="float">
            <text:p>0.289982</text:p>
          </table:table-cell>
          <table:table-cell table:style-name="ce5" table:formula="of:=AVERAGE([.B538:.D538];[.F538])" office:value-type="float" office:value="0.329813" calcext:value-type="float">
            <text:p>0.329813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31872" calcext:value-type="float">
            <text:p>0.318720</text:p>
          </table:table-cell>
          <table:table-cell office:value-type="float" office:value="0.336814" calcext:value-type="float">
            <text:p>0.336814</text:p>
          </table:table-cell>
          <table:table-cell table:style-name="ce11" office:value-type="float" office:value="0.39452" calcext:value-type="float">
            <text:p>0.394520</text:p>
          </table:table-cell>
          <table:table-cell office:value-type="float" office:value="0.456084" calcext:value-type="float">
            <text:p>0.456084</text:p>
          </table:table-cell>
          <table:table-cell office:value-type="float" office:value="0.296542" calcext:value-type="float">
            <text:p>0.296542</text:p>
          </table:table-cell>
          <table:table-cell table:style-name="ce5" table:formula="of:=AVERAGE([.B539:.D539];[.F539])" office:value-type="float" office:value="0.336649" calcext:value-type="float">
            <text:p>0.336649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0.329893" calcext:value-type="float">
            <text:p>0.329893</text:p>
          </table:table-cell>
          <table:table-cell office:value-type="float" office:value="0.347785" calcext:value-type="float">
            <text:p>0.347785</text:p>
          </table:table-cell>
          <table:table-cell office:value-type="float" office:value="0.406656" calcext:value-type="float">
            <text:p>0.406656</text:p>
          </table:table-cell>
          <table:table-cell office:value-type="float" office:value="0.466299" calcext:value-type="float">
            <text:p>0.466299</text:p>
          </table:table-cell>
          <table:table-cell office:value-type="float" office:value="0.306189" calcext:value-type="float">
            <text:p>0.306189</text:p>
          </table:table-cell>
          <table:table-cell table:style-name="ce5" table:formula="of:=AVERAGE([.B540:.D540];[.F540])" office:value-type="float" office:value="0.34763075" calcext:value-type="float">
            <text:p>0.347631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0.334914" calcext:value-type="float">
            <text:p>0.334914</text:p>
          </table:table-cell>
          <table:table-cell office:value-type="float" office:value="0.353094" calcext:value-type="float">
            <text:p>0.353094</text:p>
          </table:table-cell>
          <table:table-cell office:value-type="float" office:value="0.413126" calcext:value-type="float">
            <text:p>0.413126</text:p>
          </table:table-cell>
          <table:table-cell office:value-type="float" office:value="0.472478" calcext:value-type="float">
            <text:p>0.472478</text:p>
          </table:table-cell>
          <table:table-cell office:value-type="float" office:value="0.31276" calcext:value-type="float">
            <text:p>0.312760</text:p>
          </table:table-cell>
          <table:table-cell table:style-name="ce5" table:formula="of:=AVERAGE([.B541:.D541];[.F541])" office:value-type="float" office:value="0.3534735" calcext:value-type="float">
            <text:p>0.353474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0.343924" calcext:value-type="float">
            <text:p>0.343924</text:p>
          </table:table-cell>
          <table:table-cell office:value-type="float" office:value="0.36355" calcext:value-type="float">
            <text:p>0.363550</text:p>
          </table:table-cell>
          <table:table-cell office:value-type="float" office:value="0.423187" calcext:value-type="float">
            <text:p>0.423187</text:p>
          </table:table-cell>
          <table:table-cell office:value-type="float" office:value="0.480596" calcext:value-type="float">
            <text:p>0.480596</text:p>
          </table:table-cell>
          <table:table-cell office:value-type="float" office:value="0.32212" calcext:value-type="float">
            <text:p>0.322120</text:p>
          </table:table-cell>
          <table:table-cell table:style-name="ce5" table:formula="of:=AVERAGE([.B542:.D542];[.F542])" office:value-type="float" office:value="0.36319525" calcext:value-type="float">
            <text:p>0.363195</text:p>
          </table:table-cell>
        </table:table-row>
        <table:table-row table:style-name="ro1">
          <table:table-cell office:value-type="float" office:value="-6.09999999999999" calcext:value-type="float">
            <text:p>-6.1</text:p>
          </table:table-cell>
          <table:table-cell office:value-type="float" office:value="0.351205" calcext:value-type="float">
            <text:p>0.351205</text:p>
          </table:table-cell>
          <table:table-cell office:value-type="float" office:value="0.371492" calcext:value-type="float">
            <text:p>0.371492</text:p>
          </table:table-cell>
          <table:table-cell office:value-type="float" office:value="0.432216" calcext:value-type="float">
            <text:p>0.432216</text:p>
          </table:table-cell>
          <table:table-cell office:value-type="float" office:value="0.487528" calcext:value-type="float">
            <text:p>0.487528</text:p>
          </table:table-cell>
          <table:table-cell office:value-type="float" office:value="0.331271" calcext:value-type="float">
            <text:p>0.331271</text:p>
          </table:table-cell>
          <table:table-cell table:style-name="ce5" table:formula="of:=AVERAGE([.B543:.D543];[.F543])" office:value-type="float" office:value="0.371546" calcext:value-type="float">
            <text:p>0.371546</text:p>
          </table:table-cell>
        </table:table-row>
        <table:table-row table:style-name="ro1">
          <table:table-cell office:value-type="float" office:value="-6" calcext:value-type="float">
            <text:p>-6.0</text:p>
          </table:table-cell>
          <table:table-cell office:value-type="float" office:value="0.360396" calcext:value-type="float">
            <text:p>0.360396</text:p>
          </table:table-cell>
          <table:table-cell office:value-type="float" office:value="0.38006" calcext:value-type="float">
            <text:p>0.380060</text:p>
          </table:table-cell>
          <table:table-cell office:value-type="float" office:value="0.441879" calcext:value-type="float">
            <text:p>0.441879</text:p>
          </table:table-cell>
          <table:table-cell office:value-type="float" office:value="0.495419" calcext:value-type="float">
            <text:p>0.495419</text:p>
          </table:table-cell>
          <table:table-cell office:value-type="float" office:value="0.341713" calcext:value-type="float">
            <text:p>0.341713</text:p>
          </table:table-cell>
          <table:table-cell table:style-name="ce5" table:formula="of:=AVERAGE([.B544:.D544];[.F544])" office:value-type="float" office:value="0.381012" calcext:value-type="float">
            <text:p>0.381012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0.36875" calcext:value-type="float">
            <text:p>0.368750</text:p>
          </table:table-cell>
          <table:table-cell office:value-type="float" office:value="0.38702" calcext:value-type="float">
            <text:p>0.387020</text:p>
          </table:table-cell>
          <table:table-cell office:value-type="float" office:value="0.451068" calcext:value-type="float">
            <text:p>0.451068</text:p>
          </table:table-cell>
          <table:table-cell office:value-type="float" office:value="0.503315" calcext:value-type="float">
            <text:p>0.503315</text:p>
          </table:table-cell>
          <table:table-cell office:value-type="float" office:value="0.349243" calcext:value-type="float">
            <text:p>0.349243</text:p>
          </table:table-cell>
          <table:table-cell table:style-name="ce5" table:formula="of:=AVERAGE([.B545:.D545];[.F545])" office:value-type="float" office:value="0.38902025" calcext:value-type="float">
            <text:p>0.389020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0.377751" calcext:value-type="float">
            <text:p>0.377751</text:p>
          </table:table-cell>
          <table:table-cell table:style-name="ce11" office:value-type="float" office:value="0.397833" calcext:value-type="float">
            <text:p>0.397833</text:p>
          </table:table-cell>
          <table:table-cell office:value-type="float" office:value="0.464085" calcext:value-type="float">
            <text:p>0.464085</text:p>
          </table:table-cell>
          <table:table-cell office:value-type="float" office:value="0.513751" calcext:value-type="float">
            <text:p>0.513751</text:p>
          </table:table-cell>
          <table:table-cell office:value-type="float" office:value="0.35996" calcext:value-type="float">
            <text:p>0.359960</text:p>
          </table:table-cell>
          <table:table-cell table:style-name="ce4" table:formula="of:=AVERAGE([.B546:.D546];[.F546])" office:value-type="float" office:value="0.39990725" calcext:value-type="float">
            <text:p>0.399907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0.383987" calcext:value-type="float">
            <text:p>0.383987</text:p>
          </table:table-cell>
          <table:table-cell office:value-type="float" office:value="0.404572" calcext:value-type="float">
            <text:p>0.404572</text:p>
          </table:table-cell>
          <table:table-cell office:value-type="float" office:value="0.471353" calcext:value-type="float">
            <text:p>0.471353</text:p>
          </table:table-cell>
          <table:table-cell office:value-type="float" office:value="0.520316" calcext:value-type="float">
            <text:p>0.520316</text:p>
          </table:table-cell>
          <table:table-cell office:value-type="float" office:value="0.367481" calcext:value-type="float">
            <text:p>0.367481</text:p>
          </table:table-cell>
          <table:table-cell table:style-name="ce5" table:formula="of:=AVERAGE([.B547:.D547];[.F547])" office:value-type="float" office:value="0.40684825" calcext:value-type="float">
            <text:p>0.406848</text:p>
          </table:table-cell>
        </table:table-row>
        <table:table-row table:style-name="ro1">
          <table:table-cell office:value-type="float" office:value="-5.59999999999999" calcext:value-type="float">
            <text:p>-5.6</text:p>
          </table:table-cell>
          <table:table-cell office:value-type="float" office:value="0.394976" calcext:value-type="float">
            <text:p>0.394976</text:p>
          </table:table-cell>
          <table:table-cell office:value-type="float" office:value="0.415465" calcext:value-type="float">
            <text:p>0.415465</text:p>
          </table:table-cell>
          <table:table-cell office:value-type="float" office:value="0.483412" calcext:value-type="float">
            <text:p>0.483412</text:p>
          </table:table-cell>
          <table:table-cell office:value-type="float" office:value="0.531409" calcext:value-type="float">
            <text:p>0.531409</text:p>
          </table:table-cell>
          <table:table-cell office:value-type="float" office:value="0.381365" calcext:value-type="float">
            <text:p>0.381365</text:p>
          </table:table-cell>
          <table:table-cell table:style-name="ce5" table:formula="of:=AVERAGE([.B548:.D548];[.F548])" office:value-type="float" office:value="0.4188045" calcext:value-type="float">
            <text:p>0.418805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table:style-name="ce11" office:value-type="float" office:value="0.402234" calcext:value-type="float">
            <text:p>0.402234</text:p>
          </table:table-cell>
          <table:table-cell office:value-type="float" office:value="0.421854" calcext:value-type="float">
            <text:p>0.421854</text:p>
          </table:table-cell>
          <table:table-cell office:value-type="float" office:value="0.492033" calcext:value-type="float">
            <text:p>0.492033</text:p>
          </table:table-cell>
          <table:table-cell office:value-type="float" office:value="0.539158" calcext:value-type="float">
            <text:p>0.539158</text:p>
          </table:table-cell>
          <table:table-cell office:value-type="float" office:value="0.391012" calcext:value-type="float">
            <text:p>0.391012</text:p>
          </table:table-cell>
          <table:table-cell table:style-name="ce5" table:formula="of:=AVERAGE([.B549:.D549];[.F549])" office:value-type="float" office:value="0.42678325" calcext:value-type="float">
            <text:p>0.426783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0.413513" calcext:value-type="float">
            <text:p>0.413513</text:p>
          </table:table-cell>
          <table:table-cell office:value-type="float" office:value="0.432415" calcext:value-type="float">
            <text:p>0.432415</text:p>
          </table:table-cell>
          <table:table-cell office:value-type="float" office:value="0.504722" calcext:value-type="float">
            <text:p>0.504722</text:p>
          </table:table-cell>
          <table:table-cell office:value-type="float" office:value="0.550179" calcext:value-type="float">
            <text:p>0.550179</text:p>
          </table:table-cell>
          <table:table-cell office:value-type="float" office:value="0.404505" calcext:value-type="float">
            <text:p>0.404505</text:p>
          </table:table-cell>
          <table:table-cell table:style-name="ce5" table:formula="of:=AVERAGE([.B550:.D550];[.F550])" office:value-type="float" office:value="0.43878875" calcext:value-type="float">
            <text:p>0.438789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0.420718" calcext:value-type="float">
            <text:p>0.420718</text:p>
          </table:table-cell>
          <table:table-cell office:value-type="float" office:value="0.439918" calcext:value-type="float">
            <text:p>0.439918</text:p>
          </table:table-cell>
          <table:table-cell office:value-type="float" office:value="0.513189" calcext:value-type="float">
            <text:p>0.513189</text:p>
          </table:table-cell>
          <table:table-cell office:value-type="float" office:value="0.556069" calcext:value-type="float">
            <text:p>0.556069</text:p>
          </table:table-cell>
          <table:table-cell office:value-type="float" office:value="0.411272" calcext:value-type="float">
            <text:p>0.411272</text:p>
          </table:table-cell>
          <table:table-cell table:style-name="ce5" table:formula="of:=AVERAGE([.B551:.D551];[.F551])" office:value-type="float" office:value="0.44627425" calcext:value-type="float">
            <text:p>0.446274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0.431883" calcext:value-type="float">
            <text:p>0.431883</text:p>
          </table:table-cell>
          <table:table-cell office:value-type="float" office:value="0.449062" calcext:value-type="float">
            <text:p>0.449062</text:p>
          </table:table-cell>
          <table:table-cell office:value-type="float" office:value="0.525327" calcext:value-type="float">
            <text:p>0.525327</text:p>
          </table:table-cell>
          <table:table-cell office:value-type="float" office:value="0.567095" calcext:value-type="float">
            <text:p>0.567095</text:p>
          </table:table-cell>
          <table:table-cell office:value-type="float" office:value="0.424818" calcext:value-type="float">
            <text:p>0.424818</text:p>
          </table:table-cell>
          <table:table-cell table:style-name="ce5" table:formula="of:=AVERAGE([.B552:.D552];[.F552])" office:value-type="float" office:value="0.4577725" calcext:value-type="float">
            <text:p>0.457773</text:p>
          </table:table-cell>
        </table:table-row>
        <table:table-row table:style-name="ro1">
          <table:table-cell office:value-type="float" office:value="-5.09999999999999" calcext:value-type="float">
            <text:p>-5.1</text:p>
          </table:table-cell>
          <table:table-cell office:value-type="float" office:value="0.43992" calcext:value-type="float">
            <text:p>0.439920</text:p>
          </table:table-cell>
          <table:table-cell office:value-type="float" office:value="0.45951" calcext:value-type="float">
            <text:p>0.459510</text:p>
          </table:table-cell>
          <table:table-cell office:value-type="float" office:value="0.534431" calcext:value-type="float">
            <text:p>0.534431</text:p>
          </table:table-cell>
          <table:table-cell office:value-type="float" office:value="0.57447" calcext:value-type="float">
            <text:p>0.574470</text:p>
          </table:table-cell>
          <table:table-cell office:value-type="float" office:value="0.43335" calcext:value-type="float">
            <text:p>0.433350</text:p>
          </table:table-cell>
          <table:table-cell table:style-name="ce5" table:formula="of:=AVERAGE([.B553:.D553];[.F553])" office:value-type="float" office:value="0.46680275" calcext:value-type="float">
            <text:p>0.466803</text:p>
          </table:table-cell>
        </table:table-row>
        <table:table-row table:style-name="ro1">
          <table:table-cell office:value-type="float" office:value="-5" calcext:value-type="float">
            <text:p>-5.0</text:p>
          </table:table-cell>
          <table:table-cell office:value-type="float" office:value="0.452884" calcext:value-type="float">
            <text:p>0.452884</text:p>
          </table:table-cell>
          <table:table-cell office:value-type="float" office:value="0.470461" calcext:value-type="float">
            <text:p>0.470461</text:p>
          </table:table-cell>
          <table:table-cell office:value-type="float" office:value="0.545371" calcext:value-type="float">
            <text:p>0.545371</text:p>
          </table:table-cell>
          <table:table-cell office:value-type="float" office:value="0.58482" calcext:value-type="float">
            <text:p>0.584820</text:p>
          </table:table-cell>
          <table:table-cell office:value-type="float" office:value="0.447062" calcext:value-type="float">
            <text:p>0.447062</text:p>
          </table:table-cell>
          <table:table-cell table:style-name="ce5" table:formula="of:=AVERAGE([.B554:.D554];[.F554])" office:value-type="float" office:value="0.4789445" calcext:value-type="float">
            <text:p>0.478945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46275" calcext:value-type="float">
            <text:p>0.462750</text:p>
          </table:table-cell>
          <table:table-cell office:value-type="float" office:value="0.480185" calcext:value-type="float">
            <text:p>0.480185</text:p>
          </table:table-cell>
          <table:table-cell office:value-type="float" office:value="0.554549" calcext:value-type="float">
            <text:p>0.554549</text:p>
          </table:table-cell>
          <table:table-cell office:value-type="float" office:value="0.593917" calcext:value-type="float">
            <text:p>0.593917</text:p>
          </table:table-cell>
          <table:table-cell office:value-type="float" office:value="0.457188" calcext:value-type="float">
            <text:p>0.457188</text:p>
          </table:table-cell>
          <table:table-cell table:style-name="ce5" table:formula="of:=AVERAGE([.B555:.D555];[.F555])" office:value-type="float" office:value="0.488668" calcext:value-type="float">
            <text:p>0.488668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476625" calcext:value-type="float">
            <text:p>0.476625</text:p>
          </table:table-cell>
          <table:table-cell office:value-type="float" office:value="0.492723" calcext:value-type="float">
            <text:p>0.492723</text:p>
          </table:table-cell>
          <table:table-cell office:value-type="float" office:value="0.566045" calcext:value-type="float">
            <text:p>0.566045</text:p>
          </table:table-cell>
          <table:table-cell table:style-name="ce11" office:value-type="float" office:value="0.604651" calcext:value-type="float">
            <text:p>0.604651</text:p>
          </table:table-cell>
          <table:table-cell office:value-type="float" office:value="0.472404" calcext:value-type="float">
            <text:p>0.472404</text:p>
          </table:table-cell>
          <table:table-cell table:style-name="ce5" table:formula="of:=AVERAGE([.B556:.D556];[.F556])" office:value-type="float" office:value="0.50194925" calcext:value-type="float">
            <text:p>0.501949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484664" calcext:value-type="float">
            <text:p>0.484664</text:p>
          </table:table-cell>
          <table:table-cell office:value-type="float" office:value="0.500787" calcext:value-type="float">
            <text:p>0.500787</text:p>
          </table:table-cell>
          <table:table-cell office:value-type="float" office:value="0.574429" calcext:value-type="float">
            <text:p>0.574429</text:p>
          </table:table-cell>
          <table:table-cell office:value-type="float" office:value="0.611429" calcext:value-type="float">
            <text:p>0.611429</text:p>
          </table:table-cell>
          <table:table-cell office:value-type="float" office:value="0.480897" calcext:value-type="float">
            <text:p>0.480897</text:p>
          </table:table-cell>
          <table:table-cell table:style-name="ce5" table:formula="of:=AVERAGE([.B557:.D557];[.F557])" office:value-type="float" office:value="0.51019425" calcext:value-type="float">
            <text:p>0.510194</text:p>
          </table:table-cell>
        </table:table-row>
        <table:table-row table:style-name="ro1">
          <table:table-cell office:value-type="float" office:value="-4.59999999999999" calcext:value-type="float">
            <text:p>-4.6</text:p>
          </table:table-cell>
          <table:table-cell office:value-type="float" office:value="0.498116" calcext:value-type="float">
            <text:p>0.498116</text:p>
          </table:table-cell>
          <table:table-cell office:value-type="float" office:value="0.514347" calcext:value-type="float">
            <text:p>0.514347</text:p>
          </table:table-cell>
          <table:table-cell office:value-type="float" office:value="0.588486" calcext:value-type="float">
            <text:p>0.588486</text:p>
          </table:table-cell>
          <table:table-cell office:value-type="float" office:value="0.621477" calcext:value-type="float">
            <text:p>0.621477</text:p>
          </table:table-cell>
          <table:table-cell office:value-type="float" office:value="0.496597" calcext:value-type="float">
            <text:p>0.496597</text:p>
          </table:table-cell>
          <table:table-cell table:style-name="ce5" table:formula="of:=AVERAGE([.B558:.D558];[.F558])" office:value-type="float" office:value="0.5243865" calcext:value-type="float">
            <text:p>0.524387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507304" calcext:value-type="float">
            <text:p>0.507304</text:p>
          </table:table-cell>
          <table:table-cell office:value-type="float" office:value="0.525754" calcext:value-type="float">
            <text:p>0.525754</text:p>
          </table:table-cell>
          <table:table-cell table:style-name="ce11" office:value-type="float" office:value="0.597985" calcext:value-type="float">
            <text:p>0.597985</text:p>
          </table:table-cell>
          <table:table-cell office:value-type="float" office:value="0.628996" calcext:value-type="float">
            <text:p>0.628996</text:p>
          </table:table-cell>
          <table:table-cell office:value-type="float" office:value="0.506386" calcext:value-type="float">
            <text:p>0.506386</text:p>
          </table:table-cell>
          <table:table-cell table:style-name="ce5" table:formula="of:=AVERAGE([.B559:.D559];[.F559])" office:value-type="float" office:value="0.53435725" calcext:value-type="float">
            <text:p>0.534357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52198" calcext:value-type="float">
            <text:p>0.521980</text:p>
          </table:table-cell>
          <table:table-cell office:value-type="float" office:value="0.5412" calcext:value-type="float">
            <text:p>0.541200</text:p>
          </table:table-cell>
          <table:table-cell office:value-type="float" office:value="0.611883" calcext:value-type="float">
            <text:p>0.611883</text:p>
          </table:table-cell>
          <table:table-cell office:value-type="float" office:value="0.642108" calcext:value-type="float">
            <text:p>0.642108</text:p>
          </table:table-cell>
          <table:table-cell office:value-type="float" office:value="0.522609" calcext:value-type="float">
            <text:p>0.522609</text:p>
          </table:table-cell>
          <table:table-cell table:style-name="ce5" table:formula="of:=AVERAGE([.B560:.D560];[.F560])" office:value-type="float" office:value="0.549418" calcext:value-type="float">
            <text:p>0.549418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533085" calcext:value-type="float">
            <text:p>0.533085</text:p>
          </table:table-cell>
          <table:table-cell office:value-type="float" office:value="0.55006" calcext:value-type="float">
            <text:p>0.550060</text:p>
          </table:table-cell>
          <table:table-cell office:value-type="float" office:value="0.62035" calcext:value-type="float">
            <text:p>0.620350</text:p>
          </table:table-cell>
          <table:table-cell office:value-type="float" office:value="0.649261" calcext:value-type="float">
            <text:p>0.649261</text:p>
          </table:table-cell>
          <table:table-cell office:value-type="float" office:value="0.533217" calcext:value-type="float">
            <text:p>0.533217</text:p>
          </table:table-cell>
          <table:table-cell table:style-name="ce5" table:formula="of:=AVERAGE([.B561:.D561];[.F561])" office:value-type="float" office:value="0.559178" calcext:value-type="float">
            <text:p>0.559178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547651" calcext:value-type="float">
            <text:p>0.547651</text:p>
          </table:table-cell>
          <table:table-cell office:value-type="float" office:value="0.564584" calcext:value-type="float">
            <text:p>0.564584</text:p>
          </table:table-cell>
          <table:table-cell office:value-type="float" office:value="0.633922" calcext:value-type="float">
            <text:p>0.633922</text:p>
          </table:table-cell>
          <table:table-cell office:value-type="float" office:value="0.66014" calcext:value-type="float">
            <text:p>0.660140</text:p>
          </table:table-cell>
          <table:table-cell office:value-type="float" office:value="0.54827" calcext:value-type="float">
            <text:p>0.548270</text:p>
          </table:table-cell>
          <table:table-cell table:style-name="ce5" table:formula="of:=AVERAGE([.B562:.D562];[.F562])" office:value-type="float" office:value="0.57360675" calcext:value-type="float">
            <text:p>0.573607</text:p>
          </table:table-cell>
        </table:table-row>
        <table:table-row table:style-name="ro1">
          <table:table-cell office:value-type="float" office:value="-4.09999999999999" calcext:value-type="float">
            <text:p>-4.1</text:p>
          </table:table-cell>
          <table:table-cell office:value-type="float" office:value="0.558912" calcext:value-type="float">
            <text:p>0.558912</text:p>
          </table:table-cell>
          <table:table-cell office:value-type="float" office:value="0.574308" calcext:value-type="float">
            <text:p>0.574308</text:p>
          </table:table-cell>
          <table:table-cell office:value-type="float" office:value="0.645181" calcext:value-type="float">
            <text:p>0.645181</text:p>
          </table:table-cell>
          <table:table-cell office:value-type="float" office:value="0.667808" calcext:value-type="float">
            <text:p>0.667808</text:p>
          </table:table-cell>
          <table:table-cell office:value-type="float" office:value="0.560857" calcext:value-type="float">
            <text:p>0.560857</text:p>
          </table:table-cell>
          <table:table-cell table:style-name="ce5" table:formula="of:=AVERAGE([.B563:.D563];[.F563])" office:value-type="float" office:value="0.5848145" calcext:value-type="float">
            <text:p>0.584815</text:p>
          </table:table-cell>
        </table:table-row>
        <table:table-row table:style-name="ro1">
          <table:table-cell office:value-type="float" office:value="-4" calcext:value-type="float">
            <text:p>-4.0</text:p>
          </table:table-cell>
          <table:table-cell office:value-type="float" office:value="0.57284" calcext:value-type="float">
            <text:p>0.572840</text:p>
          </table:table-cell>
          <table:table-cell office:value-type="float" office:value="0.589761" calcext:value-type="float">
            <text:p>0.589761</text:p>
          </table:table-cell>
          <table:table-cell office:value-type="float" office:value="0.658998" calcext:value-type="float">
            <text:p>0.658998</text:p>
          </table:table-cell>
          <table:table-cell office:value-type="float" office:value="0.680038" calcext:value-type="float">
            <text:p>0.680038</text:p>
          </table:table-cell>
          <table:table-cell office:value-type="float" office:value="0.576656" calcext:value-type="float">
            <text:p>0.576656</text:p>
          </table:table-cell>
          <table:table-cell table:style-name="ce4" table:formula="of:=AVERAGE([.B564:.D564];[.F564])" office:value-type="float" office:value="0.59956375" calcext:value-type="float">
            <text:p>0.599564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584034" calcext:value-type="float">
            <text:p>0.584034</text:p>
          </table:table-cell>
          <table:table-cell table:style-name="ce11" office:value-type="float" office:value="0.599007" calcext:value-type="float">
            <text:p>0.599007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0.687261" calcext:value-type="float">
            <text:p>0.687261</text:p>
          </table:table-cell>
          <table:table-cell office:value-type="float" office:value="0.587969" calcext:value-type="float">
            <text:p>0.587969</text:p>
          </table:table-cell>
          <table:table-cell table:style-name="ce5" table:formula="of:=AVERAGE([.B565:.D565];[.F565])" office:value-type="float" office:value="0.60989825" calcext:value-type="float">
            <text:p>0.609898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table:style-name="ce11" office:value-type="float" office:value="0.599174" calcext:value-type="float">
            <text:p>0.599174</text:p>
          </table:table-cell>
          <table:table-cell office:value-type="float" office:value="0.614614" calcext:value-type="float">
            <text:p>0.614614</text:p>
          </table:table-cell>
          <table:table-cell office:value-type="float" office:value="0.679046" calcext:value-type="float">
            <text:p>0.679046</text:p>
          </table:table-cell>
          <table:table-cell office:value-type="float" office:value="0.700677" calcext:value-type="float">
            <text:p>0.700677</text:p>
          </table:table-cell>
          <table:table-cell office:value-type="float" office:value="0.604867" calcext:value-type="float">
            <text:p>0.604867</text:p>
          </table:table-cell>
          <table:table-cell table:style-name="ce5" table:formula="of:=AVERAGE([.B566:.D566];[.F566])" office:value-type="float" office:value="0.62442525" calcext:value-type="float">
            <text:p>0.624425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611175" calcext:value-type="float">
            <text:p>0.611175</text:p>
          </table:table-cell>
          <table:table-cell office:value-type="float" office:value="0.62522" calcext:value-type="float">
            <text:p>0.625220</text:p>
          </table:table-cell>
          <table:table-cell office:value-type="float" office:value="0.68967" calcext:value-type="float">
            <text:p>0.689670</text:p>
          </table:table-cell>
          <table:table-cell office:value-type="float" office:value="0.709618" calcext:value-type="float">
            <text:p>0.709618</text:p>
          </table:table-cell>
          <table:table-cell office:value-type="float" office:value="0.616213" calcext:value-type="float">
            <text:p>0.616213</text:p>
          </table:table-cell>
          <table:table-cell table:style-name="ce5" table:formula="of:=AVERAGE([.B567:.D567];[.F567])" office:value-type="float" office:value="0.6355695" calcext:value-type="float">
            <text:p>0.635570</text:p>
          </table:table-cell>
        </table:table-row>
        <table:table-row table:style-name="ro1">
          <table:table-cell office:value-type="float" office:value="-3.59999999999999" calcext:value-type="float">
            <text:p>-3.6</text:p>
          </table:table-cell>
          <table:table-cell office:value-type="float" office:value="0.628787" calcext:value-type="float">
            <text:p>0.628787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703727" calcext:value-type="float">
            <text:p>0.703727</text:p>
          </table:table-cell>
          <table:table-cell office:value-type="float" office:value="0.725431" calcext:value-type="float">
            <text:p>0.725431</text:p>
          </table:table-cell>
          <table:table-cell office:value-type="float" office:value="0.635139" calcext:value-type="float">
            <text:p>0.635139</text:p>
          </table:table-cell>
          <table:table-cell table:style-name="ce5" table:formula="of:=AVERAGE([.B568:.D568];[.F568])" office:value-type="float" office:value="0.65265775" calcext:value-type="float">
            <text:p>0.652658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64018" calcext:value-type="float">
            <text:p>0.640180</text:p>
          </table:table-cell>
          <table:table-cell office:value-type="float" office:value="0.654393" calcext:value-type="float">
            <text:p>0.654393</text:p>
          </table:table-cell>
          <table:table-cell office:value-type="float" office:value="0.712432" calcext:value-type="float">
            <text:p>0.712432</text:p>
          </table:table-cell>
          <table:table-cell office:value-type="float" office:value="0.734739" calcext:value-type="float">
            <text:p>0.734739</text:p>
          </table:table-cell>
          <table:table-cell office:value-type="float" office:value="0.648022" calcext:value-type="float">
            <text:p>0.648022</text:p>
          </table:table-cell>
          <table:table-cell table:style-name="ce5" table:formula="of:=AVERAGE([.B569:.D569];[.F569])" office:value-type="float" office:value="0.66375675" calcext:value-type="float">
            <text:p>0.663757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657924" calcext:value-type="float">
            <text:p>0.657924</text:p>
          </table:table-cell>
          <table:table-cell office:value-type="float" office:value="0.67347" calcext:value-type="float">
            <text:p>0.673470</text:p>
          </table:table-cell>
          <table:table-cell office:value-type="float" office:value="0.730244" calcext:value-type="float">
            <text:p>0.730244</text:p>
          </table:table-cell>
          <table:table-cell office:value-type="float" office:value="0.747711" calcext:value-type="float">
            <text:p>0.747711</text:p>
          </table:table-cell>
          <table:table-cell office:value-type="float" office:value="0.667577" calcext:value-type="float">
            <text:p>0.667577</text:p>
          </table:table-cell>
          <table:table-cell table:style-name="ce5" table:formula="of:=AVERAGE([.B570:.D570];[.F570])" office:value-type="float" office:value="0.68230375" calcext:value-type="float">
            <text:p>0.682304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668904" calcext:value-type="float">
            <text:p>0.668904</text:p>
          </table:table-cell>
          <table:table-cell office:value-type="float" office:value="0.685305" calcext:value-type="float">
            <text:p>0.685305</text:p>
          </table:table-cell>
          <table:table-cell office:value-type="float" office:value="0.739909" calcext:value-type="float">
            <text:p>0.739909</text:p>
          </table:table-cell>
          <table:table-cell office:value-type="float" office:value="0.758061" calcext:value-type="float">
            <text:p>0.758061</text:p>
          </table:table-cell>
          <table:table-cell office:value-type="float" office:value="0.680382" calcext:value-type="float">
            <text:p>0.680382</text:p>
          </table:table-cell>
          <table:table-cell table:style-name="ce5" table:formula="of:=AVERAGE([.B571:.D571];[.F571])" office:value-type="float" office:value="0.693625" calcext:value-type="float">
            <text:p>0.693625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687775" calcext:value-type="float">
            <text:p>0.687775</text:p>
          </table:table-cell>
          <table:table-cell office:value-type="float" office:value="0.702335" calcext:value-type="float">
            <text:p>0.702335</text:p>
          </table:table-cell>
          <table:table-cell office:value-type="float" office:value="0.755319" calcext:value-type="float">
            <text:p>0.755319</text:p>
          </table:table-cell>
          <table:table-cell office:value-type="float" office:value="0.773119" calcext:value-type="float">
            <text:p>0.773119</text:p>
          </table:table-cell>
          <table:table-cell office:value-type="float" office:value="0.698559" calcext:value-type="float">
            <text:p>0.698559</text:p>
          </table:table-cell>
          <table:table-cell table:style-name="ce5" table:formula="of:=AVERAGE([.B572:.D572];[.F572])" office:value-type="float" office:value="0.710997" calcext:value-type="float">
            <text:p>0.710997</text:p>
          </table:table-cell>
        </table:table-row>
        <table:table-row table:style-name="ro1">
          <table:table-cell office:value-type="float" office:value="-3.09999999999999" calcext:value-type="float">
            <text:p>-3.1</text:p>
          </table:table-cell>
          <table:table-cell office:value-type="float" office:value="0.700508" calcext:value-type="float">
            <text:p>0.700508</text:p>
          </table:table-cell>
          <table:table-cell office:value-type="float" office:value="0.715146" calcext:value-type="float">
            <text:p>0.715146</text:p>
          </table:table-cell>
          <table:table-cell office:value-type="float" office:value="0.767375" calcext:value-type="float">
            <text:p>0.767375</text:p>
          </table:table-cell>
          <table:table-cell office:value-type="float" office:value="0.783166" calcext:value-type="float">
            <text:p>0.783166</text:p>
          </table:table-cell>
          <table:table-cell office:value-type="float" office:value="0.710713" calcext:value-type="float">
            <text:p>0.710713</text:p>
          </table:table-cell>
          <table:table-cell table:style-name="ce5" table:formula="of:=AVERAGE([.B573:.D573];[.F573])" office:value-type="float" office:value="0.7234355" calcext:value-type="float">
            <text:p>0.723436</text:p>
          </table:table-cell>
        </table:table-row>
        <table:table-row table:style-name="ro1">
          <table:table-cell office:value-type="float" office:value="-3" calcext:value-type="float">
            <text:p>-3.0</text:p>
          </table:table-cell>
          <table:table-cell office:value-type="float" office:value="0.715686" calcext:value-type="float">
            <text:p>0.715686</text:p>
          </table:table-cell>
          <table:table-cell office:value-type="float" office:value="0.731453" calcext:value-type="float">
            <text:p>0.731453</text:p>
          </table:table-cell>
          <table:table-cell office:value-type="float" office:value="0.780313" calcext:value-type="float">
            <text:p>0.780313</text:p>
          </table:table-cell>
          <table:table-cell table:style-name="ce11" office:value-type="float" office:value="0.79814" calcext:value-type="float">
            <text:p>0.798140</text:p>
          </table:table-cell>
          <table:table-cell office:value-type="float" office:value="0.72677" calcext:value-type="float">
            <text:p>0.726770</text:p>
          </table:table-cell>
          <table:table-cell table:style-name="ce5" table:formula="of:=AVERAGE([.B574:.D574];[.F574])" office:value-type="float" office:value="0.7385555" calcext:value-type="float">
            <text:p>0.738556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729046" calcext:value-type="float">
            <text:p>0.729046</text:p>
          </table:table-cell>
          <table:table-cell office:value-type="float" office:value="0.744512" calcext:value-type="float">
            <text:p>0.744512</text:p>
          </table:table-cell>
          <table:table-cell office:value-type="float" office:value="0.792294" calcext:value-type="float">
            <text:p>0.792294</text:p>
          </table:table-cell>
          <table:table-cell office:value-type="float" office:value="0.808865" calcext:value-type="float">
            <text:p>0.808865</text:p>
          </table:table-cell>
          <table:table-cell office:value-type="float" office:value="0.741134" calcext:value-type="float">
            <text:p>0.741134</text:p>
          </table:table-cell>
          <table:table-cell table:style-name="ce5" table:formula="of:=AVERAGE([.B575:.D575];[.F575])" office:value-type="float" office:value="0.7517465" calcext:value-type="float">
            <text:p>0.751747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747976" calcext:value-type="float">
            <text:p>0.747976</text:p>
          </table:table-cell>
          <table:table-cell office:value-type="float" office:value="0.763071" calcext:value-type="float">
            <text:p>0.763071</text:p>
          </table:table-cell>
          <table:table-cell table:style-name="ce11" office:value-type="float" office:value="0.807792" calcext:value-type="float">
            <text:p>0.807792</text:p>
          </table:table-cell>
          <table:table-cell office:value-type="float" office:value="0.824288" calcext:value-type="float">
            <text:p>0.824288</text:p>
          </table:table-cell>
          <table:table-cell office:value-type="float" office:value="0.761098" calcext:value-type="float">
            <text:p>0.761098</text:p>
          </table:table-cell>
          <table:table-cell table:style-name="ce5" table:formula="of:=AVERAGE([.B576:.D576];[.F576])" office:value-type="float" office:value="0.76998425" calcext:value-type="float">
            <text:p>0.769984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76161" calcext:value-type="float">
            <text:p>0.761610</text:p>
          </table:table-cell>
          <table:table-cell office:value-type="float" office:value="0.777051" calcext:value-type="float">
            <text:p>0.777051</text:p>
          </table:table-cell>
          <table:table-cell office:value-type="float" office:value="0.820724" calcext:value-type="float">
            <text:p>0.820724</text:p>
          </table:table-cell>
          <table:table-cell office:value-type="float" office:value="0.834862" calcext:value-type="float">
            <text:p>0.834862</text:p>
          </table:table-cell>
          <table:table-cell office:value-type="float" office:value="0.77859" calcext:value-type="float">
            <text:p>0.778590</text:p>
          </table:table-cell>
          <table:table-cell table:style-name="ce5" table:formula="of:=AVERAGE([.B577:.D577];[.F577])" office:value-type="float" office:value="0.78449375" calcext:value-type="float">
            <text:p>0.784494</text:p>
          </table:table-cell>
        </table:table-row>
        <table:table-row table:style-name="ro1">
          <table:table-cell office:value-type="float" office:value="-2.59999999999999" calcext:value-type="float">
            <text:p>-2.6</text:p>
          </table:table-cell>
          <table:table-cell office:value-type="float" office:value="0.782315" calcext:value-type="float">
            <text:p>0.782315</text:p>
          </table:table-cell>
          <table:table-cell table:style-name="ce11" office:value-type="float" office:value="0.795734" calcext:value-type="float">
            <text:p>0.795734</text:p>
          </table:table-cell>
          <table:table-cell office:value-type="float" office:value="0.835894" calcext:value-type="float">
            <text:p>0.835894</text:p>
          </table:table-cell>
          <table:table-cell office:value-type="float" office:value="0.849609" calcext:value-type="float">
            <text:p>0.849609</text:p>
          </table:table-cell>
          <table:table-cell office:value-type="float" office:value="0.797199" calcext:value-type="float">
            <text:p>0.797199</text:p>
          </table:table-cell>
          <table:table-cell table:style-name="ce4" table:formula="of:=AVERAGE([.B578:.D578];[.F578])" office:value-type="float" office:value="0.8027855" calcext:value-type="float">
            <text:p>0.802786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style-name="ce11" office:value-type="float" office:value="0.795681" calcext:value-type="float">
            <text:p>0.795681</text:p>
          </table:table-cell>
          <table:table-cell office:value-type="float" office:value="0.808345" calcext:value-type="float">
            <text:p>0.808345</text:p>
          </table:table-cell>
          <table:table-cell office:value-type="float" office:value="0.845875" calcext:value-type="float">
            <text:p>0.845875</text:p>
          </table:table-cell>
          <table:table-cell office:value-type="float" office:value="0.859659" calcext:value-type="float">
            <text:p>0.859659</text:p>
          </table:table-cell>
          <table:table-cell office:value-type="float" office:value="0.811324" calcext:value-type="float">
            <text:p>0.811324</text:p>
          </table:table-cell>
          <table:table-cell table:style-name="ce5" table:formula="of:=AVERAGE([.B579:.D579];[.F579])" office:value-type="float" office:value="0.81530625" calcext:value-type="float">
            <text:p>0.815306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81803" calcext:value-type="float">
            <text:p>0.818030</text:p>
          </table:table-cell>
          <table:table-cell office:value-type="float" office:value="0.827208" calcext:value-type="float">
            <text:p>0.827208</text:p>
          </table:table-cell>
          <table:table-cell office:value-type="float" office:value="0.861929" calcext:value-type="float">
            <text:p>0.861929</text:p>
          </table:table-cell>
          <table:table-cell office:value-type="float" office:value="0.874792" calcext:value-type="float">
            <text:p>0.874792</text:p>
          </table:table-cell>
          <table:table-cell office:value-type="float" office:value="0.828899" calcext:value-type="float">
            <text:p>0.828899</text:p>
          </table:table-cell>
          <table:table-cell table:style-name="ce5" table:formula="of:=AVERAGE([.B580:.D580];[.F580])" office:value-type="float" office:value="0.8340165" calcext:value-type="float">
            <text:p>0.834017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835002" calcext:value-type="float">
            <text:p>0.835002</text:p>
          </table:table-cell>
          <table:table-cell office:value-type="float" office:value="0.840876" calcext:value-type="float">
            <text:p>0.840876</text:p>
          </table:table-cell>
          <table:table-cell office:value-type="float" office:value="0.872236" calcext:value-type="float">
            <text:p>0.872236</text:p>
          </table:table-cell>
          <table:table-cell office:value-type="float" office:value="0.887007" calcext:value-type="float">
            <text:p>0.887007</text:p>
          </table:table-cell>
          <table:table-cell office:value-type="float" office:value="0.844659" calcext:value-type="float">
            <text:p>0.844659</text:p>
          </table:table-cell>
          <table:table-cell table:style-name="ce5" table:formula="of:=AVERAGE([.B581:.D581];[.F581])" office:value-type="float" office:value="0.84819325" calcext:value-type="float">
            <text:p>0.848193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59629" calcext:value-type="float">
            <text:p>0.859629</text:p>
          </table:table-cell>
          <table:table-cell office:value-type="float" office:value="0.888445" calcext:value-type="float">
            <text:p>0.888445</text:p>
          </table:table-cell>
          <table:table-cell office:value-type="float" office:value="0.900937" calcext:value-type="float">
            <text:p>0.900937</text:p>
          </table:table-cell>
          <table:table-cell office:value-type="float" office:value="0.866414" calcext:value-type="float">
            <text:p>0.866414</text:p>
          </table:table-cell>
          <table:table-cell table:style-name="ce5" table:formula="of:=AVERAGE([.B582:.D582];[.F582])" office:value-type="float" office:value="0.86746225" calcext:value-type="float">
            <text:p>0.867462</text:p>
          </table:table-cell>
        </table:table-row>
        <table:table-row table:style-name="ro1">
          <table:table-cell office:value-type="float" office:value="-2.09999999999999" calcext:value-type="float">
            <text:p>-2.1</text:p>
          </table:table-cell>
          <table:table-cell office:value-type="float" office:value="0.869932" calcext:value-type="float">
            <text:p>0.869932</text:p>
          </table:table-cell>
          <table:table-cell office:value-type="float" office:value="0.874193" calcext:value-type="float">
            <text:p>0.874193</text:p>
          </table:table-cell>
          <table:table-cell office:value-type="float" office:value="0.90202" calcext:value-type="float">
            <text:p>0.902020</text:p>
          </table:table-cell>
          <table:table-cell office:value-type="float" office:value="0.911583" calcext:value-type="float">
            <text:p>0.911583</text:p>
          </table:table-cell>
          <table:table-cell office:value-type="float" office:value="0.881051" calcext:value-type="float">
            <text:p>0.881051</text:p>
          </table:table-cell>
          <table:table-cell table:style-name="ce5" table:formula="of:=AVERAGE([.B583:.D583];[.F583])" office:value-type="float" office:value="0.881799" calcext:value-type="float">
            <text:p>0.881799</text:p>
          </table:table-cell>
        </table:table-row>
        <table:table-row table:style-name="ro1">
          <table:table-cell office:value-type="float" office:value="-2" calcext:value-type="float">
            <text:p>-2.0</text:p>
          </table:table-cell>
          <table:table-cell office:value-type="float" office:value="0.889348" calcext:value-type="float">
            <text:p>0.889348</text:p>
          </table:table-cell>
          <table:table-cell office:value-type="float" office:value="0.893451" calcext:value-type="float">
            <text:p>0.893451</text:p>
          </table:table-cell>
          <table:table-cell office:value-type="float" office:value="0.91895" calcext:value-type="float">
            <text:p>0.918950</text:p>
          </table:table-cell>
          <table:table-cell office:value-type="float" office:value="0.927" calcext:value-type="float">
            <text:p>0.927000</text:p>
          </table:table-cell>
          <table:table-cell office:value-type="float" office:value="0.898507" calcext:value-type="float">
            <text:p>0.898507</text:p>
          </table:table-cell>
          <table:table-cell table:style-name="ce5" table:formula="of:=AVERAGE([.B584:.D584];[.F584])" office:value-type="float" office:value="0.900064" calcext:value-type="float">
            <text:p>0.900064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903484" calcext:value-type="float">
            <text:p>0.903484</text:p>
          </table:table-cell>
          <table:table-cell office:value-type="float" office:value="0.909028" calcext:value-type="float">
            <text:p>0.909028</text:p>
          </table:table-cell>
          <table:table-cell office:value-type="float" office:value="0.930539" calcext:value-type="float">
            <text:p>0.930539</text:p>
          </table:table-cell>
          <table:table-cell office:value-type="float" office:value="0.936968" calcext:value-type="float">
            <text:p>0.936968</text:p>
          </table:table-cell>
          <table:table-cell office:value-type="float" office:value="0.914606" calcext:value-type="float">
            <text:p>0.914606</text:p>
          </table:table-cell>
          <table:table-cell table:style-name="ce5" table:formula="of:=AVERAGE([.B585:.D585];[.F585])" office:value-type="float" office:value="0.91441425" calcext:value-type="float">
            <text:p>0.914414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924437" calcext:value-type="float">
            <text:p>0.924437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945391" calcext:value-type="float">
            <text:p>0.945391</text:p>
          </table:table-cell>
          <table:table-cell office:value-type="float" office:value="0.950985" calcext:value-type="float">
            <text:p>0.950985</text:p>
          </table:table-cell>
          <table:table-cell office:value-type="float" office:value="0.930975" calcext:value-type="float">
            <text:p>0.930975</text:p>
          </table:table-cell>
          <table:table-cell table:style-name="ce5" table:formula="of:=AVERAGE([.B586:.D586];[.F586])" office:value-type="float" office:value="0.9320105" calcext:value-type="float">
            <text:p>0.932011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940424" calcext:value-type="float">
            <text:p>0.940424</text:p>
          </table:table-cell>
          <table:table-cell office:value-type="float" office:value="0.942665" calcext:value-type="float">
            <text:p>0.942665</text:p>
          </table:table-cell>
          <table:table-cell office:value-type="float" office:value="0.95713" calcext:value-type="float">
            <text:p>0.957130</text:p>
          </table:table-cell>
          <table:table-cell office:value-type="float" office:value="0.960745" calcext:value-type="float">
            <text:p>0.960745</text:p>
          </table:table-cell>
          <table:table-cell office:value-type="float" office:value="0.944263" calcext:value-type="float">
            <text:p>0.944263</text:p>
          </table:table-cell>
          <table:table-cell table:style-name="ce5" table:formula="of:=AVERAGE([.B587:.D587];[.F587])" office:value-type="float" office:value="0.9461205" calcext:value-type="float">
            <text:p>0.946121</text:p>
          </table:table-cell>
        </table:table-row>
        <table:table-row table:style-name="ro1">
          <table:table-cell office:value-type="float" office:value="-1.59999999999999" calcext:value-type="float">
            <text:p>-1.6</text:p>
          </table:table-cell>
          <table:table-cell office:value-type="float" office:value="0.960356" calcext:value-type="float">
            <text:p>0.960356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69903" calcext:value-type="float">
            <text:p>0.969903</text:p>
          </table:table-cell>
          <table:table-cell office:value-type="float" office:value="0.973714" calcext:value-type="float">
            <text:p>0.973714</text:p>
          </table:table-cell>
          <table:table-cell office:value-type="float" office:value="0.96165" calcext:value-type="float">
            <text:p>0.961650</text:p>
          </table:table-cell>
          <table:table-cell table:style-name="ce5" table:formula="of:=AVERAGE([.B588:.D588];[.F588])" office:value-type="float" office:value="0.96290525" calcext:value-type="float">
            <text:p>0.96290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97643" calcext:value-type="float">
            <text:p>0.976430</text:p>
          </table:table-cell>
          <table:table-cell office:value-type="float" office:value="0.977005" calcext:value-type="float">
            <text:p>0.977005</text:p>
          </table:table-cell>
          <table:table-cell office:value-type="float" office:value="0.980122" calcext:value-type="float">
            <text:p>0.980122</text:p>
          </table:table-cell>
          <table:table-cell office:value-type="float" office:value="0.984064" calcext:value-type="float">
            <text:p>0.984064</text:p>
          </table:table-cell>
          <table:table-cell office:value-type="float" office:value="0.977709" calcext:value-type="float">
            <text:p>0.977709</text:p>
          </table:table-cell>
          <table:table-cell table:style-name="ce5" table:formula="of:=AVERAGE([.B589:.D589];[.F589])" office:value-type="float" office:value="0.9778165" calcext:value-type="float">
            <text:p>0.977817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993472" calcext:value-type="float">
            <text:p>0.993472</text:p>
          </table:table-cell>
          <table:table-cell office:value-type="float" office:value="0.993152" calcext:value-type="float">
            <text:p>0.993152</text:p>
          </table:table-cell>
          <table:table-cell office:value-type="float" office:value="0.994412" calcext:value-type="float">
            <text:p>0.994412</text:p>
          </table:table-cell>
          <table:table-cell office:value-type="float" office:value="0.994943" calcext:value-type="float">
            <text:p>0.994943</text:p>
          </table:table-cell>
          <table:table-cell office:value-type="float" office:value="0.993327" calcext:value-type="float">
            <text:p>0.993327</text:p>
          </table:table-cell>
          <table:table-cell table:style-name="ce5" table:formula="of:=AVERAGE([.B590:.D590];[.F590])" office:value-type="float" office:value="0.99359075" calcext:value-type="float">
            <text:p>0.99359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number-columns-repeated="5" office:value-type="float" office:value="1" calcext:value-type="float">
            <text:p>1.000000</text:p>
          </table:table-cell>
          <table:table-cell table:style-name="ce5" table:formula="of:=AVERAGE([.B591:.D591];[.F591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1.2" calcext:value-type="float">
            <text:p>-1.2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2:.D592];[.F592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1.09999999999999" calcext:value-type="float">
            <text:p>-1.1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3:.D593];[.F593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1" calcext:value-type="float">
            <text:p>-1.0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4:.D594];[.F594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899999999999999" calcext:value-type="float">
            <text:p>-0.9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5:.D595];[.F595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799999999999997" calcext:value-type="float">
            <text:p>-0.8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6:.D596];[.F596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699999999999996" calcext:value-type="float">
            <text:p>-0.7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7:.D597];[.F597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599999999999994" calcext:value-type="float">
            <text:p>-0.6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8:.D598];[.F598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5" calcext:value-type="float">
            <text:p>-0.5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599:.D599];[.F599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399999999999999" calcext:value-type="float">
            <text:p>-0.4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0:.D600];[.F600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299999999999997" calcext:value-type="float">
            <text:p>-0.3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1:.D601];[.F601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199999999999996" calcext:value-type="float">
            <text:p>-0.2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2:.D602];[.F602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-0.0999999999999943" calcext:value-type="float">
            <text:p>-0.1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3:.D603];[.F603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" calcext:value-type="float">
            <text:p>0.0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4:.D604];[.F604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100000000000001" calcext:value-type="float">
            <text:p>0.1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5:.D605];[.F605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200000000000003" calcext:value-type="float">
            <text:p>0.2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6:.D606];[.F606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300000000000004" calcext:value-type="float">
            <text:p>0.3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7:.D607];[.F607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400000000000006" calcext:value-type="float">
            <text:p>0.4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8:.D608];[.F608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5" calcext:value-type="float">
            <text:p>0.5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09:.D609];[.F609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600000000000001" calcext:value-type="float">
            <text:p>0.6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0:.D610];[.F610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700000000000003" calcext:value-type="float">
            <text:p>0.7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1:.D611];[.F611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800000000000004" calcext:value-type="float">
            <text:p>0.8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2:.D612];[.F612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0.900000000000006" calcext:value-type="float">
            <text:p>0.9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3:.D613];[.F613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4:.D614];[.F614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1.1" calcext:value-type="float">
            <text:p>1.1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5:.D615];[.F615])" office:value-type="float" office:value="1" calcext:value-type="float">
            <text:p>1.000000</text:p>
          </table:table-cell>
        </table:table-row>
        <table:table-row table:style-name="ro1">
          <table:table-cell table:style-name="ce9" office:value-type="float" office:value="1.2" calcext:value-type="float">
            <text:p>1.2</text:p>
          </table:table-cell>
          <table:table-cell table:style-name="ce12"/>
          <table:table-cell table:number-columns-repeated="4" table:style-name="ce12" office:value-type="float" office:value="1" calcext:value-type="float">
            <text:p>1.000000</text:p>
          </table:table-cell>
          <table:table-cell table:style-name="ce5" table:formula="of:=AVERAGE([.B616:.D616];[.F616])" office:value-type="float" office:value="1" calcext:value-type="float">
            <text:p>1.00000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5093" calcext:value-type="float">
            <text:p>1.050930</text:p>
          </table:table-cell>
          <table:table-cell office:value-type="float" office:value="1.049" calcext:value-type="float">
            <text:p>1.049000</text:p>
          </table:table-cell>
          <table:table-cell office:value-type="float" office:value="1.03681" calcext:value-type="float">
            <text:p>1.036810</text:p>
          </table:table-cell>
          <table:table-cell office:value-type="float" office:value="1.03567" calcext:value-type="float">
            <text:p>1.035670</text:p>
          </table:table-cell>
          <table:table-cell office:value-type="float" office:value="1.03903" calcext:value-type="float">
            <text:p>1.039030</text:p>
          </table:table-cell>
          <table:table-cell table:style-name="ce5" table:formula="of:=AVERAGE([.B617:.D617];[.F617])" office:value-type="float" office:value="1.0439425" calcext:value-type="float">
            <text:p>1.043943</text:p>
          </table:table-cell>
        </table:table-row>
        <table:table-row table:style-name="ro1">
          <table:table-cell office:value-type="float" office:value="1.40000000000001" calcext:value-type="float">
            <text:p>1.4</text:p>
          </table:table-cell>
          <table:table-cell office:value-type="float" office:value="1.06775" calcext:value-type="float">
            <text:p>1.067750</text:p>
          </table:table-cell>
          <table:table-cell office:value-type="float" office:value="1.06335" calcext:value-type="float">
            <text:p>1.063350</text:p>
          </table:table-cell>
          <table:table-cell office:value-type="float" office:value="1.04938" calcext:value-type="float">
            <text:p>1.049380</text:p>
          </table:table-cell>
          <table:table-cell office:value-type="float" office:value="1.04572" calcext:value-type="float">
            <text:p>1.045720</text:p>
          </table:table-cell>
          <table:table-cell office:value-type="float" office:value="1.05326" calcext:value-type="float">
            <text:p>1.053260</text:p>
          </table:table-cell>
          <table:table-cell table:style-name="ce5" table:formula="of:=AVERAGE([.B618:.D618];[.F618])" office:value-type="float" office:value="1.058435" calcext:value-type="float">
            <text:p>1.0584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8262" calcext:value-type="float">
            <text:p>1.082620</text:p>
          </table:table-cell>
          <table:table-cell office:value-type="float" office:value="1.07661" calcext:value-type="float">
            <text:p>1.076610</text:p>
          </table:table-cell>
          <table:table-cell office:value-type="float" office:value="1.06112" calcext:value-type="float">
            <text:p>1.061120</text:p>
          </table:table-cell>
          <table:table-cell office:value-type="float" office:value="1.05702" calcext:value-type="float">
            <text:p>1.057020</text:p>
          </table:table-cell>
          <table:table-cell office:value-type="float" office:value="1.06895" calcext:value-type="float">
            <text:p>1.068950</text:p>
          </table:table-cell>
          <table:table-cell table:style-name="ce5" table:formula="of:=AVERAGE([.B619:.D619];[.F619])" office:value-type="float" office:value="1.072325" calcext:value-type="float">
            <text:p>1.0723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09833" calcext:value-type="float">
            <text:p>1.098330</text:p>
          </table:table-cell>
          <table:table-cell office:value-type="float" office:value="1.09131" calcext:value-type="float">
            <text:p>1.091310</text:p>
          </table:table-cell>
          <table:table-cell office:value-type="float" office:value="1.07679" calcext:value-type="float">
            <text:p>1.076790</text:p>
          </table:table-cell>
          <table:table-cell office:value-type="float" office:value="1.06961" calcext:value-type="float">
            <text:p>1.069610</text:p>
          </table:table-cell>
          <table:table-cell office:value-type="float" office:value="1.0879" calcext:value-type="float">
            <text:p>1.087900</text:p>
          </table:table-cell>
          <table:table-cell table:style-name="ce5" table:formula="of:=AVERAGE([.B620:.D620];[.F620])" office:value-type="float" office:value="1.0885825" calcext:value-type="float">
            <text:p>1.08858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11009" calcext:value-type="float">
            <text:p>1.110090</text:p>
          </table:table-cell>
          <table:table-cell office:value-type="float" office:value="1.10425" calcext:value-type="float">
            <text:p>1.104250</text:p>
          </table:table-cell>
          <table:table-cell office:value-type="float" office:value="1.08978" calcext:value-type="float">
            <text:p>1.089780</text:p>
          </table:table-cell>
          <table:table-cell office:value-type="float" office:value="1.07934" calcext:value-type="float">
            <text:p>1.079340</text:p>
          </table:table-cell>
          <table:table-cell office:value-type="float" office:value="1.10002" calcext:value-type="float">
            <text:p>1.100020</text:p>
          </table:table-cell>
          <table:table-cell table:style-name="ce5" table:formula="of:=AVERAGE([.B621:.D621];[.F621])" office:value-type="float" office:value="1.101035" calcext:value-type="float">
            <text:p>1.10103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2797" calcext:value-type="float">
            <text:p>1.127970</text:p>
          </table:table-cell>
          <table:table-cell office:value-type="float" office:value="1.12063" calcext:value-type="float">
            <text:p>1.120630</text:p>
          </table:table-cell>
          <table:table-cell office:value-type="float" office:value="1.10395" calcext:value-type="float">
            <text:p>1.103950</text:p>
          </table:table-cell>
          <table:table-cell office:value-type="float" office:value="1.09096" calcext:value-type="float">
            <text:p>1.090960</text:p>
          </table:table-cell>
          <table:table-cell office:value-type="float" office:value="1.12125" calcext:value-type="float">
            <text:p>1.121250</text:p>
          </table:table-cell>
          <table:table-cell table:style-name="ce5" table:formula="of:=AVERAGE([.B622:.D622];[.F622])" office:value-type="float" office:value="1.11845" calcext:value-type="float">
            <text:p>1.118450</text:p>
          </table:table-cell>
        </table:table-row>
        <table:table-row table:style-name="ro1">
          <table:table-cell office:value-type="float" office:value="1.90000000000001" calcext:value-type="float">
            <text:p>1.9</text:p>
          </table:table-cell>
          <table:table-cell office:value-type="float" office:value="1.13944" calcext:value-type="float">
            <text:p>1.139440</text:p>
          </table:table-cell>
          <table:table-cell office:value-type="float" office:value="1.1322" calcext:value-type="float">
            <text:p>1.132200</text:p>
          </table:table-cell>
          <table:table-cell office:value-type="float" office:value="1.11562" calcext:value-type="float">
            <text:p>1.115620</text:p>
          </table:table-cell>
          <table:table-cell office:value-type="float" office:value="1.10094" calcext:value-type="float">
            <text:p>1.100940</text:p>
          </table:table-cell>
          <table:table-cell office:value-type="float" office:value="1.1379" calcext:value-type="float">
            <text:p>1.137900</text:p>
          </table:table-cell>
          <table:table-cell table:style-name="ce5" table:formula="of:=AVERAGE([.B623:.D623];[.F623])" office:value-type="float" office:value="1.13129" calcext:value-type="float">
            <text:p>1.131290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1.15535" calcext:value-type="float">
            <text:p>1.155350</text:p>
          </table:table-cell>
          <table:table-cell office:value-type="float" office:value="1.14876" calcext:value-type="float">
            <text:p>1.148760</text:p>
          </table:table-cell>
          <table:table-cell office:value-type="float" office:value="1.1322" calcext:value-type="float">
            <text:p>1.132200</text:p>
          </table:table-cell>
          <table:table-cell office:value-type="float" office:value="1.1137" calcext:value-type="float">
            <text:p>1.113700</text:p>
          </table:table-cell>
          <table:table-cell office:value-type="float" office:value="1.15593" calcext:value-type="float">
            <text:p>1.155930</text:p>
          </table:table-cell>
          <table:table-cell table:style-name="ce5" table:formula="of:=AVERAGE([.B624:.D624];[.F624])" office:value-type="float" office:value="1.14806" calcext:value-type="float">
            <text:p>1.14806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17031" calcext:value-type="float">
            <text:p>1.170310</text:p>
          </table:table-cell>
          <table:table-cell office:value-type="float" office:value="1.16282" calcext:value-type="float">
            <text:p>1.162820</text:p>
          </table:table-cell>
          <table:table-cell office:value-type="float" office:value="1.14454" calcext:value-type="float">
            <text:p>1.144540</text:p>
          </table:table-cell>
          <table:table-cell office:value-type="float" office:value="1.12384" calcext:value-type="float">
            <text:p>1.123840</text:p>
          </table:table-cell>
          <table:table-cell office:value-type="float" office:value="1.17199" calcext:value-type="float">
            <text:p>1.171990</text:p>
          </table:table-cell>
          <table:table-cell table:style-name="ce5" table:formula="of:=AVERAGE([.B625:.D625];[.F625])" office:value-type="float" office:value="1.162415" calcext:value-type="float">
            <text:p>1.16241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9044" calcext:value-type="float">
            <text:p>1.190440</text:p>
          </table:table-cell>
          <table:table-cell office:value-type="float" office:value="1.17989" calcext:value-type="float">
            <text:p>1.179890</text:p>
          </table:table-cell>
          <table:table-cell office:value-type="float" office:value="1.16047" calcext:value-type="float">
            <text:p>1.160470</text:p>
          </table:table-cell>
          <table:table-cell office:value-type="float" office:value="1.13937" calcext:value-type="float">
            <text:p>1.139370</text:p>
          </table:table-cell>
          <table:table-cell office:value-type="float" office:value="1.19162" calcext:value-type="float">
            <text:p>1.191620</text:p>
          </table:table-cell>
          <table:table-cell table:style-name="ce5" table:formula="of:=AVERAGE([.B626:.D626];[.F626])" office:value-type="float" office:value="1.180605" calcext:value-type="float">
            <text:p>1.18060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11" office:value-type="float" office:value="1.20304" calcext:value-type="float">
            <text:p>1.203040</text:p>
          </table:table-cell>
          <table:table-cell table:style-name="ce11" office:value-type="float" office:value="1.19505" calcext:value-type="float">
            <text:p>1.195050</text:p>
          </table:table-cell>
          <table:table-cell office:value-type="float" office:value="1.17205" calcext:value-type="float">
            <text:p>1.172050</text:p>
          </table:table-cell>
          <table:table-cell office:value-type="float" office:value="1.14983" calcext:value-type="float">
            <text:p>1.149830</text:p>
          </table:table-cell>
          <table:table-cell table:style-name="ce11" office:value-type="float" office:value="1.20777" calcext:value-type="float">
            <text:p>1.207770</text:p>
          </table:table-cell>
          <table:table-cell table:style-name="ce4" table:formula="of:=AVERAGE([.B627:.D627];[.F627])" office:value-type="float" office:value="1.1944775" calcext:value-type="float">
            <text:p>1.194478</text:p>
          </table:table-cell>
        </table:table-row>
        <table:table-row table:style-name="ro1">
          <table:table-cell office:value-type="float" office:value="2.40000000000001" calcext:value-type="float">
            <text:p>2.4</text:p>
          </table:table-cell>
          <table:table-cell office:value-type="float" office:value="1.22251" calcext:value-type="float">
            <text:p>1.222510</text:p>
          </table:table-cell>
          <table:table-cell office:value-type="float" office:value="1.21134" calcext:value-type="float">
            <text:p>1.211340</text:p>
          </table:table-cell>
          <table:table-cell office:value-type="float" office:value="1.18856" calcext:value-type="float">
            <text:p>1.188560</text:p>
          </table:table-cell>
          <table:table-cell office:value-type="float" office:value="1.16318" calcext:value-type="float">
            <text:p>1.163180</text:p>
          </table:table-cell>
          <table:table-cell office:value-type="float" office:value="1.22679" calcext:value-type="float">
            <text:p>1.226790</text:p>
          </table:table-cell>
          <table:table-cell table:style-name="ce5" table:formula="of:=AVERAGE([.B628:.D628];[.F628])" office:value-type="float" office:value="1.2123" calcext:value-type="float">
            <text:p>1.2123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23355" calcext:value-type="float">
            <text:p>1.233550</text:p>
          </table:table-cell>
          <table:table-cell office:value-type="float" office:value="1.22317" calcext:value-type="float">
            <text:p>1.223170</text:p>
          </table:table-cell>
          <table:table-cell table:style-name="ce11" office:value-type="float" office:value="1.19795" calcext:value-type="float">
            <text:p>1.197950</text:p>
          </table:table-cell>
          <table:table-cell office:value-type="float" office:value="1.17143" calcext:value-type="float">
            <text:p>1.171430</text:p>
          </table:table-cell>
          <table:table-cell office:value-type="float" office:value="1.23963" calcext:value-type="float">
            <text:p>1.239630</text:p>
          </table:table-cell>
          <table:table-cell table:style-name="ce5" table:formula="of:=AVERAGE([.B629:.D629];[.F629])" office:value-type="float" office:value="1.223575" calcext:value-type="float">
            <text:p>1.22357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5352" calcext:value-type="float">
            <text:p>1.253520</text:p>
          </table:table-cell>
          <table:table-cell office:value-type="float" office:value="1.24192" calcext:value-type="float">
            <text:p>1.241920</text:p>
          </table:table-cell>
          <table:table-cell office:value-type="float" office:value="1.21607" calcext:value-type="float">
            <text:p>1.216070</text:p>
          </table:table-cell>
          <table:table-cell office:value-type="float" office:value="1.18746" calcext:value-type="float">
            <text:p>1.187460</text:p>
          </table:table-cell>
          <table:table-cell office:value-type="float" office:value="1.26063" calcext:value-type="float">
            <text:p>1.260630</text:p>
          </table:table-cell>
          <table:table-cell table:style-name="ce5" table:formula="of:=AVERAGE([.B630:.D630];[.F630])" office:value-type="float" office:value="1.243035" calcext:value-type="float">
            <text:p>1.24303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813" calcext:value-type="float">
            <text:p>1.268130</text:p>
          </table:table-cell>
          <table:table-cell office:value-type="float" office:value="1.25486" calcext:value-type="float">
            <text:p>1.254860</text:p>
          </table:table-cell>
          <table:table-cell office:value-type="float" office:value="1.22749" calcext:value-type="float">
            <text:p>1.227490</text:p>
          </table:table-cell>
          <table:table-cell table:style-name="ce11" office:value-type="float" office:value="1.19825" calcext:value-type="float">
            <text:p>1.198250</text:p>
          </table:table-cell>
          <table:table-cell office:value-type="float" office:value="1.27548" calcext:value-type="float">
            <text:p>1.275480</text:p>
          </table:table-cell>
          <table:table-cell table:style-name="ce5" table:formula="of:=AVERAGE([.B631:.D631];[.F631])" office:value-type="float" office:value="1.25649" calcext:value-type="float">
            <text:p>1.25649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28626" calcext:value-type="float">
            <text:p>1.286260</text:p>
          </table:table-cell>
          <table:table-cell office:value-type="float" office:value="1.27068" calcext:value-type="float">
            <text:p>1.270680</text:p>
          </table:table-cell>
          <table:table-cell office:value-type="float" office:value="1.24349" calcext:value-type="float">
            <text:p>1.243490</text:p>
          </table:table-cell>
          <table:table-cell office:value-type="float" office:value="1.21174" calcext:value-type="float">
            <text:p>1.211740</text:p>
          </table:table-cell>
          <table:table-cell office:value-type="float" office:value="1.29322" calcext:value-type="float">
            <text:p>1.293220</text:p>
          </table:table-cell>
          <table:table-cell table:style-name="ce5" table:formula="of:=AVERAGE([.B632:.D632];[.F632])" office:value-type="float" office:value="1.2734125" calcext:value-type="float">
            <text:p>1.273413</text:p>
          </table:table-cell>
        </table:table-row>
        <table:table-row table:style-name="ro1">
          <table:table-cell office:value-type="float" office:value="2.90000000000001" calcext:value-type="float">
            <text:p>2.9</text:p>
          </table:table-cell>
          <table:table-cell office:value-type="float" office:value="1.29952" calcext:value-type="float">
            <text:p>1.299520</text:p>
          </table:table-cell>
          <table:table-cell office:value-type="float" office:value="1.28346" calcext:value-type="float">
            <text:p>1.283460</text:p>
          </table:table-cell>
          <table:table-cell office:value-type="float" office:value="1.2549" calcext:value-type="float">
            <text:p>1.254900</text:p>
          </table:table-cell>
          <table:table-cell office:value-type="float" office:value="1.22319" calcext:value-type="float">
            <text:p>1.223190</text:p>
          </table:table-cell>
          <table:table-cell office:value-type="float" office:value="1.30834" calcext:value-type="float">
            <text:p>1.308340</text:p>
          </table:table-cell>
          <table:table-cell table:style-name="ce5" table:formula="of:=AVERAGE([.B633:.D633];[.F633])" office:value-type="float" office:value="1.286555" calcext:value-type="float">
            <text:p>1.286555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1.31561" calcext:value-type="float">
            <text:p>1.315610</text:p>
          </table:table-cell>
          <table:table-cell office:value-type="float" office:value="1.30007" calcext:value-type="float">
            <text:p>1.300070</text:p>
          </table:table-cell>
          <table:table-cell office:value-type="float" office:value="1.2684" calcext:value-type="float">
            <text:p>1.268400</text:p>
          </table:table-cell>
          <table:table-cell office:value-type="float" office:value="1.23668" calcext:value-type="float">
            <text:p>1.236680</text:p>
          </table:table-cell>
          <table:table-cell office:value-type="float" office:value="1.32565" calcext:value-type="float">
            <text:p>1.325650</text:p>
          </table:table-cell>
          <table:table-cell table:style-name="ce5" table:formula="of:=AVERAGE([.B634:.D634];[.F634])" office:value-type="float" office:value="1.3024325" calcext:value-type="float">
            <text:p>1.3024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32849" calcext:value-type="float">
            <text:p>1.328490</text:p>
          </table:table-cell>
          <table:table-cell office:value-type="float" office:value="1.3132" calcext:value-type="float">
            <text:p>1.313200</text:p>
          </table:table-cell>
          <table:table-cell office:value-type="float" office:value="1.27922" calcext:value-type="float">
            <text:p>1.279220</text:p>
          </table:table-cell>
          <table:table-cell office:value-type="float" office:value="1.2487" calcext:value-type="float">
            <text:p>1.248700</text:p>
          </table:table-cell>
          <table:table-cell office:value-type="float" office:value="1.34068" calcext:value-type="float">
            <text:p>1.340680</text:p>
          </table:table-cell>
          <table:table-cell table:style-name="ce5" table:formula="of:=AVERAGE([.B635:.D635];[.F635])" office:value-type="float" office:value="1.3153975" calcext:value-type="float">
            <text:p>1.31539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34691" calcext:value-type="float">
            <text:p>1.346910</text:p>
          </table:table-cell>
          <table:table-cell office:value-type="float" office:value="1.32974" calcext:value-type="float">
            <text:p>1.329740</text:p>
          </table:table-cell>
          <table:table-cell office:value-type="float" office:value="1.29374" calcext:value-type="float">
            <text:p>1.293740</text:p>
          </table:table-cell>
          <table:table-cell office:value-type="float" office:value="1.26295" calcext:value-type="float">
            <text:p>1.262950</text:p>
          </table:table-cell>
          <table:table-cell office:value-type="float" office:value="1.35931" calcext:value-type="float">
            <text:p>1.359310</text:p>
          </table:table-cell>
          <table:table-cell table:style-name="ce5" table:formula="of:=AVERAGE([.B636:.D636];[.F636])" office:value-type="float" office:value="1.332425" calcext:value-type="float">
            <text:p>1.33242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5814" calcext:value-type="float">
            <text:p>1.358140</text:p>
          </table:table-cell>
          <table:table-cell office:value-type="float" office:value="1.34249" calcext:value-type="float">
            <text:p>1.342490</text:p>
          </table:table-cell>
          <table:table-cell office:value-type="float" office:value="1.30396" calcext:value-type="float">
            <text:p>1.303960</text:p>
          </table:table-cell>
          <table:table-cell office:value-type="float" office:value="1.27129" calcext:value-type="float">
            <text:p>1.271290</text:p>
          </table:table-cell>
          <table:table-cell office:value-type="float" office:value="1.37277" calcext:value-type="float">
            <text:p>1.372770</text:p>
          </table:table-cell>
          <table:table-cell table:style-name="ce5" table:formula="of:=AVERAGE([.B637:.D637];[.F637])" office:value-type="float" office:value="1.34434" calcext:value-type="float">
            <text:p>1.344340</text:p>
          </table:table-cell>
        </table:table-row>
        <table:table-row table:style-name="ro1">
          <table:table-cell office:value-type="float" office:value="3.40000000000001" calcext:value-type="float">
            <text:p>3.4</text:p>
          </table:table-cell>
          <table:table-cell office:value-type="float" office:value="1.37666" calcext:value-type="float">
            <text:p>1.376660</text:p>
          </table:table-cell>
          <table:table-cell office:value-type="float" office:value="1.35839" calcext:value-type="float">
            <text:p>1.358390</text:p>
          </table:table-cell>
          <table:table-cell office:value-type="float" office:value="1.32048" calcext:value-type="float">
            <text:p>1.320480</text:p>
          </table:table-cell>
          <table:table-cell office:value-type="float" office:value="1.28399" calcext:value-type="float">
            <text:p>1.283990</text:p>
          </table:table-cell>
          <table:table-cell office:value-type="float" office:value="1.39054" calcext:value-type="float">
            <text:p>1.390540</text:p>
          </table:table-cell>
          <table:table-cell table:style-name="ce5" table:formula="of:=AVERAGE([.B638:.D638];[.F638])" office:value-type="float" office:value="1.3615175" calcext:value-type="float">
            <text:p>1.36151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38918" calcext:value-type="float">
            <text:p>1.389180</text:p>
          </table:table-cell>
          <table:table-cell office:value-type="float" office:value="1.36973" calcext:value-type="float">
            <text:p>1.369730</text:p>
          </table:table-cell>
          <table:table-cell office:value-type="float" office:value="1.32988" calcext:value-type="float">
            <text:p>1.329880</text:p>
          </table:table-cell>
          <table:table-cell office:value-type="float" office:value="1.29324" calcext:value-type="float">
            <text:p>1.293240</text:p>
          </table:table-cell>
          <table:table-cell table:style-name="ce11" office:value-type="float" office:value="1.4024" calcext:value-type="float">
            <text:p>1.402400</text:p>
          </table:table-cell>
          <table:table-cell table:style-name="ce5" table:formula="of:=AVERAGE([.B639:.D639];[.F639])" office:value-type="float" office:value="1.3727975" calcext:value-type="float">
            <text:p>1.37279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11" office:value-type="float" office:value="1.40666" calcext:value-type="float">
            <text:p>1.406660</text:p>
          </table:table-cell>
          <table:table-cell office:value-type="float" office:value="1.38664" calcext:value-type="float">
            <text:p>1.386640</text:p>
          </table:table-cell>
          <table:table-cell office:value-type="float" office:value="1.34531" calcext:value-type="float">
            <text:p>1.345310</text:p>
          </table:table-cell>
          <table:table-cell office:value-type="float" office:value="1.30593" calcext:value-type="float">
            <text:p>1.305930</text:p>
          </table:table-cell>
          <table:table-cell office:value-type="float" office:value="1.41934" calcext:value-type="float">
            <text:p>1.419340</text:p>
          </table:table-cell>
          <table:table-cell table:style-name="ce5" table:formula="of:=AVERAGE([.B640:.D640];[.F640])" office:value-type="float" office:value="1.3894875" calcext:value-type="float">
            <text:p>1.38948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41853" calcext:value-type="float">
            <text:p>1.418530</text:p>
          </table:table-cell>
          <table:table-cell table:style-name="ce11" office:value-type="float" office:value="1.39766" calcext:value-type="float">
            <text:p>1.397660</text:p>
          </table:table-cell>
          <table:table-cell office:value-type="float" office:value="1.35403" calcext:value-type="float">
            <text:p>1.354030</text:p>
          </table:table-cell>
          <table:table-cell office:value-type="float" office:value="1.31568" calcext:value-type="float">
            <text:p>1.315680</text:p>
          </table:table-cell>
          <table:table-cell office:value-type="float" office:value="1.43038" calcext:value-type="float">
            <text:p>1.430380</text:p>
          </table:table-cell>
          <table:table-cell table:style-name="ce4" table:formula="of:=AVERAGE([.B641:.D641];[.F641])" office:value-type="float" office:value="1.40015" calcext:value-type="float">
            <text:p>1.40015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43396" calcext:value-type="float">
            <text:p>1.433960</text:p>
          </table:table-cell>
          <table:table-cell office:value-type="float" office:value="1.4132" calcext:value-type="float">
            <text:p>1.413200</text:p>
          </table:table-cell>
          <table:table-cell office:value-type="float" office:value="1.36769" calcext:value-type="float">
            <text:p>1.367690</text:p>
          </table:table-cell>
          <table:table-cell office:value-type="float" office:value="1.32747" calcext:value-type="float">
            <text:p>1.327470</text:p>
          </table:table-cell>
          <table:table-cell office:value-type="float" office:value="1.44893" calcext:value-type="float">
            <text:p>1.448930</text:p>
          </table:table-cell>
          <table:table-cell table:style-name="ce5" table:formula="of:=AVERAGE([.B642:.D642];[.F642])" office:value-type="float" office:value="1.415945" calcext:value-type="float">
            <text:p>1.415945</text:p>
          </table:table-cell>
        </table:table-row>
        <table:table-row table:style-name="ro1">
          <table:table-cell office:value-type="float" office:value="3.90000000000001" calcext:value-type="float">
            <text:p>3.9</text:p>
          </table:table-cell>
          <table:table-cell office:value-type="float" office:value="1.44517" calcext:value-type="float">
            <text:p>1.445170</text:p>
          </table:table-cell>
          <table:table-cell office:value-type="float" office:value="1.42277" calcext:value-type="float">
            <text:p>1.422770</text:p>
          </table:table-cell>
          <table:table-cell office:value-type="float" office:value="1.3775" calcext:value-type="float">
            <text:p>1.377500</text:p>
          </table:table-cell>
          <table:table-cell office:value-type="float" office:value="1.33722" calcext:value-type="float">
            <text:p>1.337220</text:p>
          </table:table-cell>
          <table:table-cell office:value-type="float" office:value="1.46034" calcext:value-type="float">
            <text:p>1.460340</text:p>
          </table:table-cell>
          <table:table-cell table:style-name="ce5" table:formula="of:=AVERAGE([.B643:.D643];[.F643])" office:value-type="float" office:value="1.426445" calcext:value-type="float">
            <text:p>1.426445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1.4608" calcext:value-type="float">
            <text:p>1.460800</text:p>
          </table:table-cell>
          <table:table-cell office:value-type="float" office:value="1.43692" calcext:value-type="float">
            <text:p>1.436920</text:p>
          </table:table-cell>
          <table:table-cell office:value-type="float" office:value="1.3899" calcext:value-type="float">
            <text:p>1.389900</text:p>
          </table:table-cell>
          <table:table-cell office:value-type="float" office:value="1.34982" calcext:value-type="float">
            <text:p>1.349820</text:p>
          </table:table-cell>
          <table:table-cell office:value-type="float" office:value="1.47712" calcext:value-type="float">
            <text:p>1.477120</text:p>
          </table:table-cell>
          <table:table-cell table:style-name="ce5" table:formula="of:=AVERAGE([.B644:.D644];[.F644])" office:value-type="float" office:value="1.441185" calcext:value-type="float">
            <text:p>1.441185</text:p>
          </table:table-cell>
        </table:table-row>
        <table:table-row table:style-name="ro1">
          <table:table-cell office:value-type="float" office:value="4.10000000000001" calcext:value-type="float">
            <text:p>4.1</text:p>
          </table:table-cell>
          <table:table-cell office:value-type="float" office:value="1.47297" calcext:value-type="float">
            <text:p>1.472970</text:p>
          </table:table-cell>
          <table:table-cell office:value-type="float" office:value="1.44786" calcext:value-type="float">
            <text:p>1.447860</text:p>
          </table:table-cell>
          <table:table-cell table:style-name="ce11" office:value-type="float" office:value="1.39863" calcext:value-type="float">
            <text:p>1.398630</text:p>
          </table:table-cell>
          <table:table-cell office:value-type="float" office:value="1.35864" calcext:value-type="float">
            <text:p>1.358640</text:p>
          </table:table-cell>
          <table:table-cell office:value-type="float" office:value="1.48904" calcext:value-type="float">
            <text:p>1.489040</text:p>
          </table:table-cell>
          <table:table-cell table:style-name="ce5" table:formula="of:=AVERAGE([.B645:.D645];[.F645])" office:value-type="float" office:value="1.452125" calcext:value-type="float">
            <text:p>1.4521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48978" calcext:value-type="float">
            <text:p>1.489780</text:p>
          </table:table-cell>
          <table:table-cell office:value-type="float" office:value="1.45982" calcext:value-type="float">
            <text:p>1.459820</text:p>
          </table:table-cell>
          <table:table-cell office:value-type="float" office:value="1.41288" calcext:value-type="float">
            <text:p>1.412880</text:p>
          </table:table-cell>
          <table:table-cell office:value-type="float" office:value="1.36968" calcext:value-type="float">
            <text:p>1.369680</text:p>
          </table:table-cell>
          <table:table-cell office:value-type="float" office:value="1.50373" calcext:value-type="float">
            <text:p>1.503730</text:p>
          </table:table-cell>
          <table:table-cell table:style-name="ce5" table:formula="of:=AVERAGE([.B646:.D646];[.F646])" office:value-type="float" office:value="1.4665525" calcext:value-type="float">
            <text:p>1.46655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4995" calcext:value-type="float">
            <text:p>1.499500</text:p>
          </table:table-cell>
          <table:table-cell office:value-type="float" office:value="1.46983" calcext:value-type="float">
            <text:p>1.469830</text:p>
          </table:table-cell>
          <table:table-cell office:value-type="float" office:value="1.42018" calcext:value-type="float">
            <text:p>1.420180</text:p>
          </table:table-cell>
          <table:table-cell office:value-type="float" office:value="1.37688" calcext:value-type="float">
            <text:p>1.376880</text:p>
          </table:table-cell>
          <table:table-cell office:value-type="float" office:value="1.51345" calcext:value-type="float">
            <text:p>1.513450</text:p>
          </table:table-cell>
          <table:table-cell table:style-name="ce5" table:formula="of:=AVERAGE([.B647:.D647];[.F647])" office:value-type="float" office:value="1.47574" calcext:value-type="float">
            <text:p>1.475740</text:p>
          </table:table-cell>
        </table:table-row>
        <table:table-row table:style-name="ro1">
          <table:table-cell office:value-type="float" office:value="4.40000000000001" calcext:value-type="float">
            <text:p>4.4</text:p>
          </table:table-cell>
          <table:table-cell office:value-type="float" office:value="1.51484" calcext:value-type="float">
            <text:p>1.514840</text:p>
          </table:table-cell>
          <table:table-cell office:value-type="float" office:value="1.4858" calcext:value-type="float">
            <text:p>1.485800</text:p>
          </table:table-cell>
          <table:table-cell office:value-type="float" office:value="1.43376" calcext:value-type="float">
            <text:p>1.433760</text:p>
          </table:table-cell>
          <table:table-cell office:value-type="float" office:value="1.38916" calcext:value-type="float">
            <text:p>1.389160</text:p>
          </table:table-cell>
          <table:table-cell office:value-type="float" office:value="1.52879" calcext:value-type="float">
            <text:p>1.528790</text:p>
          </table:table-cell>
          <table:table-cell table:style-name="ce5" table:formula="of:=AVERAGE([.B648:.D648];[.F648])" office:value-type="float" office:value="1.4907975" calcext:value-type="float">
            <text:p>1.49079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2438" calcext:value-type="float">
            <text:p>1.524380</text:p>
          </table:table-cell>
          <table:table-cell office:value-type="float" office:value="1.49417" calcext:value-type="float">
            <text:p>1.494170</text:p>
          </table:table-cell>
          <table:table-cell office:value-type="float" office:value="1.44114" calcext:value-type="float">
            <text:p>1.441140</text:p>
          </table:table-cell>
          <table:table-cell table:style-name="ce11" office:value-type="float" office:value="1.39652" calcext:value-type="float">
            <text:p>1.396520</text:p>
          </table:table-cell>
          <table:table-cell office:value-type="float" office:value="1.53841" calcext:value-type="float">
            <text:p>1.538410</text:p>
          </table:table-cell>
          <table:table-cell table:style-name="ce5" table:formula="of:=AVERAGE([.B649:.D649];[.F649])" office:value-type="float" office:value="1.499525" calcext:value-type="float">
            <text:p>1.499525</text:p>
          </table:table-cell>
        </table:table-row>
        <table:table-row table:style-name="ro1">
          <table:table-cell office:value-type="float" office:value="4.60000000000001" calcext:value-type="float">
            <text:p>4.6</text:p>
          </table:table-cell>
          <table:table-cell office:value-type="float" office:value="1.53915" calcext:value-type="float">
            <text:p>1.539150</text:p>
          </table:table-cell>
          <table:table-cell office:value-type="float" office:value="1.50728" calcext:value-type="float">
            <text:p>1.507280</text:p>
          </table:table-cell>
          <table:table-cell office:value-type="float" office:value="1.45438" calcext:value-type="float">
            <text:p>1.454380</text:p>
          </table:table-cell>
          <table:table-cell office:value-type="float" office:value="1.4083" calcext:value-type="float">
            <text:p>1.408300</text:p>
          </table:table-cell>
          <table:table-cell office:value-type="float" office:value="1.55363" calcext:value-type="float">
            <text:p>1.553630</text:p>
          </table:table-cell>
          <table:table-cell table:style-name="ce5" table:formula="of:=AVERAGE([.B650:.D650];[.F650])" office:value-type="float" office:value="1.51361" calcext:value-type="float">
            <text:p>1.51361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54731" calcext:value-type="float">
            <text:p>1.547310</text:p>
          </table:table-cell>
          <table:table-cell office:value-type="float" office:value="1.51527" calcext:value-type="float">
            <text:p>1.515270</text:p>
          </table:table-cell>
          <table:table-cell office:value-type="float" office:value="1.46142" calcext:value-type="float">
            <text:p>1.461420</text:p>
          </table:table-cell>
          <table:table-cell office:value-type="float" office:value="1.41583" calcext:value-type="float">
            <text:p>1.415830</text:p>
          </table:table-cell>
          <table:table-cell office:value-type="float" office:value="1.56217" calcext:value-type="float">
            <text:p>1.562170</text:p>
          </table:table-cell>
          <table:table-cell table:style-name="ce5" table:formula="of:=AVERAGE([.B651:.D651];[.F651])" office:value-type="float" office:value="1.5215425" calcext:value-type="float">
            <text:p>1.52154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55852" calcext:value-type="float">
            <text:p>1.558520</text:p>
          </table:table-cell>
          <table:table-cell office:value-type="float" office:value="1.52788" calcext:value-type="float">
            <text:p>1.527880</text:p>
          </table:table-cell>
          <table:table-cell office:value-type="float" office:value="1.47466" calcext:value-type="float">
            <text:p>1.474660</text:p>
          </table:table-cell>
          <table:table-cell office:value-type="float" office:value="1.42655" calcext:value-type="float">
            <text:p>1.426550</text:p>
          </table:table-cell>
          <table:table-cell office:value-type="float" office:value="1.57635" calcext:value-type="float">
            <text:p>1.576350</text:p>
          </table:table-cell>
          <table:table-cell table:style-name="ce5" table:formula="of:=AVERAGE([.B652:.D652];[.F652])" office:value-type="float" office:value="1.5343525" calcext:value-type="float">
            <text:p>1.534353</text:p>
          </table:table-cell>
        </table:table-row>
        <table:table-row table:style-name="ro1">
          <table:table-cell office:value-type="float" office:value="4.90000000000001" calcext:value-type="float">
            <text:p>4.9</text:p>
          </table:table-cell>
          <table:table-cell office:value-type="float" office:value="1.56787" calcext:value-type="float">
            <text:p>1.567870</text:p>
          </table:table-cell>
          <table:table-cell office:value-type="float" office:value="1.53873" calcext:value-type="float">
            <text:p>1.538730</text:p>
          </table:table-cell>
          <table:table-cell office:value-type="float" office:value="1.48305" calcext:value-type="float">
            <text:p>1.483050</text:p>
          </table:table-cell>
          <table:table-cell office:value-type="float" office:value="1.43554" calcext:value-type="float">
            <text:p>1.435540</text:p>
          </table:table-cell>
          <table:table-cell office:value-type="float" office:value="1.5868" calcext:value-type="float">
            <text:p>1.586800</text:p>
          </table:table-cell>
          <table:table-cell table:style-name="ce5" table:formula="of:=AVERAGE([.B653:.D653];[.F653])" office:value-type="float" office:value="1.5441125" calcext:value-type="float">
            <text:p>1.544113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1.57965" calcext:value-type="float">
            <text:p>1.579650</text:p>
          </table:table-cell>
          <table:table-cell office:value-type="float" office:value="1.55015" calcext:value-type="float">
            <text:p>1.550150</text:p>
          </table:table-cell>
          <table:table-cell office:value-type="float" office:value="1.4932" calcext:value-type="float">
            <text:p>1.493200</text:p>
          </table:table-cell>
          <table:table-cell office:value-type="float" office:value="1.44355" calcext:value-type="float">
            <text:p>1.443550</text:p>
          </table:table-cell>
          <table:table-cell table:style-name="ce11" office:value-type="float" office:value="1.59798" calcext:value-type="float">
            <text:p>1.597980</text:p>
          </table:table-cell>
          <table:table-cell table:style-name="ce5" table:formula="of:=AVERAGE([.B654:.D654];[.F654])" office:value-type="float" office:value="1.555245" calcext:value-type="float">
            <text:p>1.555245</text:p>
          </table:table-cell>
        </table:table-row>
        <table:table-row table:style-name="ro1">
          <table:table-cell office:value-type="float" office:value="5.10000000000001" calcext:value-type="float">
            <text:p>5.1</text:p>
          </table:table-cell>
          <table:table-cell office:value-type="float" office:value="1.58911" calcext:value-type="float">
            <text:p>1.589110</text:p>
          </table:table-cell>
          <table:table-cell office:value-type="float" office:value="1.55991" calcext:value-type="float">
            <text:p>1.559910</text:p>
          </table:table-cell>
          <table:table-cell office:value-type="float" office:value="1.50193" calcext:value-type="float">
            <text:p>1.501930</text:p>
          </table:table-cell>
          <table:table-cell office:value-type="float" office:value="1.45206" calcext:value-type="float">
            <text:p>1.452060</text:p>
          </table:table-cell>
          <table:table-cell office:value-type="float" office:value="1.60871" calcext:value-type="float">
            <text:p>1.608710</text:p>
          </table:table-cell>
          <table:table-cell table:style-name="ce5" table:formula="of:=AVERAGE([.B655:.D655];[.F655])" office:value-type="float" office:value="1.564915" calcext:value-type="float">
            <text:p>1.56491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11" office:value-type="float" office:value="1.59975" calcext:value-type="float">
            <text:p>1.599750</text:p>
          </table:table-cell>
          <table:table-cell office:value-type="float" office:value="1.56954" calcext:value-type="float">
            <text:p>1.569540</text:p>
          </table:table-cell>
          <table:table-cell office:value-type="float" office:value="1.51367" calcext:value-type="float">
            <text:p>1.513670</text:p>
          </table:table-cell>
          <table:table-cell office:value-type="float" office:value="1.46253" calcext:value-type="float">
            <text:p>1.462530</text:p>
          </table:table-cell>
          <table:table-cell office:value-type="float" office:value="1.62438" calcext:value-type="float">
            <text:p>1.624380</text:p>
          </table:table-cell>
          <table:table-cell table:style-name="ce5" table:formula="of:=AVERAGE([.B656:.D656];[.F656])" office:value-type="float" office:value="1.576835" calcext:value-type="float">
            <text:p>1.57683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60706" calcext:value-type="float">
            <text:p>1.607060</text:p>
          </table:table-cell>
          <table:table-cell office:value-type="float" office:value="1.57698" calcext:value-type="float">
            <text:p>1.576980</text:p>
          </table:table-cell>
          <table:table-cell office:value-type="float" office:value="1.52013" calcext:value-type="float">
            <text:p>1.520130</text:p>
          </table:table-cell>
          <table:table-cell office:value-type="float" office:value="1.46989" calcext:value-type="float">
            <text:p>1.469890</text:p>
          </table:table-cell>
          <table:table-cell office:value-type="float" office:value="1.63187" calcext:value-type="float">
            <text:p>1.631870</text:p>
          </table:table-cell>
          <table:table-cell table:style-name="ce5" table:formula="of:=AVERAGE([.B657:.D657];[.F657])" office:value-type="float" office:value="1.58401" calcext:value-type="float">
            <text:p>1.584010</text:p>
          </table:table-cell>
        </table:table-row>
        <table:table-row table:style-name="ro1">
          <table:table-cell office:value-type="float" office:value="5.40000000000001" calcext:value-type="float">
            <text:p>5.4</text:p>
          </table:table-cell>
          <table:table-cell office:value-type="float" office:value="1.61946" calcext:value-type="float">
            <text:p>1.619460</text:p>
          </table:table-cell>
          <table:table-cell office:value-type="float" office:value="1.58784" calcext:value-type="float">
            <text:p>1.587840</text:p>
          </table:table-cell>
          <table:table-cell office:value-type="float" office:value="1.53312" calcext:value-type="float">
            <text:p>1.533120</text:p>
          </table:table-cell>
          <table:table-cell office:value-type="float" office:value="1.48021" calcext:value-type="float">
            <text:p>1.480210</text:p>
          </table:table-cell>
          <table:table-cell office:value-type="float" office:value="1.64373" calcext:value-type="float">
            <text:p>1.643730</text:p>
          </table:table-cell>
          <table:table-cell table:style-name="ce5" table:formula="of:=AVERAGE([.B658:.D658];[.F658])" office:value-type="float" office:value="1.5960375" calcext:value-type="float">
            <text:p>1.59603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62639" calcext:value-type="float">
            <text:p>1.626390</text:p>
          </table:table-cell>
          <table:table-cell table:style-name="ce11" office:value-type="float" office:value="1.5961" calcext:value-type="float">
            <text:p>1.596100</text:p>
          </table:table-cell>
          <table:table-cell office:value-type="float" office:value="1.54008" calcext:value-type="float">
            <text:p>1.540080</text:p>
          </table:table-cell>
          <table:table-cell office:value-type="float" office:value="1.48577" calcext:value-type="float">
            <text:p>1.485770</text:p>
          </table:table-cell>
          <table:table-cell office:value-type="float" office:value="1.6518" calcext:value-type="float">
            <text:p>1.651800</text:p>
          </table:table-cell>
          <table:table-cell table:style-name="ce4" table:formula="of:=AVERAGE([.B659:.D659];[.F659])" office:value-type="float" office:value="1.6035925" calcext:value-type="float">
            <text:p>1.603593</text:p>
          </table:table-cell>
        </table:table-row>
        <table:table-row table:style-name="ro1">
          <table:table-cell office:value-type="float" office:value="5.60000000000001" calcext:value-type="float">
            <text:p>5.6</text:p>
          </table:table-cell>
          <table:table-cell office:value-type="float" office:value="1.6377" calcext:value-type="float">
            <text:p>1.637700</text:p>
          </table:table-cell>
          <table:table-cell office:value-type="float" office:value="1.60794" calcext:value-type="float">
            <text:p>1.607940</text:p>
          </table:table-cell>
          <table:table-cell office:value-type="float" office:value="1.5514" calcext:value-type="float">
            <text:p>1.551400</text:p>
          </table:table-cell>
          <table:table-cell office:value-type="float" office:value="1.49527" calcext:value-type="float">
            <text:p>1.495270</text:p>
          </table:table-cell>
          <table:table-cell office:value-type="float" office:value="1.66411" calcext:value-type="float">
            <text:p>1.664110</text:p>
          </table:table-cell>
          <table:table-cell table:style-name="ce5" table:formula="of:=AVERAGE([.B660:.D660];[.F660])" office:value-type="float" office:value="1.6152875" calcext:value-type="float">
            <text:p>1.61528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6435" calcext:value-type="float">
            <text:p>1.643500</text:p>
          </table:table-cell>
          <table:table-cell office:value-type="float" office:value="1.61476" calcext:value-type="float">
            <text:p>1.614760</text:p>
          </table:table-cell>
          <table:table-cell office:value-type="float" office:value="1.55793" calcext:value-type="float">
            <text:p>1.557930</text:p>
          </table:table-cell>
          <table:table-cell office:value-type="float" office:value="1.50084" calcext:value-type="float">
            <text:p>1.500840</text:p>
          </table:table-cell>
          <table:table-cell office:value-type="float" office:value="1.67204" calcext:value-type="float">
            <text:p>1.672040</text:p>
          </table:table-cell>
          <table:table-cell table:style-name="ce5" table:formula="of:=AVERAGE([.B661:.D661];[.F661])" office:value-type="float" office:value="1.6220575" calcext:value-type="float">
            <text:p>1.62205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65228" calcext:value-type="float">
            <text:p>1.652280</text:p>
          </table:table-cell>
          <table:table-cell office:value-type="float" office:value="1.62551" calcext:value-type="float">
            <text:p>1.625510</text:p>
          </table:table-cell>
          <table:table-cell office:value-type="float" office:value="1.568" calcext:value-type="float">
            <text:p>1.568000</text:p>
          </table:table-cell>
          <table:table-cell office:value-type="float" office:value="1.50894" calcext:value-type="float">
            <text:p>1.508940</text:p>
          </table:table-cell>
          <table:table-cell office:value-type="float" office:value="1.68156" calcext:value-type="float">
            <text:p>1.681560</text:p>
          </table:table-cell>
          <table:table-cell table:style-name="ce5" table:formula="of:=AVERAGE([.B662:.D662];[.F662])" office:value-type="float" office:value="1.6318375" calcext:value-type="float">
            <text:p>1.631838</text:p>
          </table:table-cell>
        </table:table-row>
        <table:table-row table:style-name="ro1">
          <table:table-cell office:value-type="float" office:value="5.90000000000001" calcext:value-type="float">
            <text:p>5.9</text:p>
          </table:table-cell>
          <table:table-cell office:value-type="float" office:value="1.65938" calcext:value-type="float">
            <text:p>1.659380</text:p>
          </table:table-cell>
          <table:table-cell office:value-type="float" office:value="1.63334" calcext:value-type="float">
            <text:p>1.633340</text:p>
          </table:table-cell>
          <table:table-cell office:value-type="float" office:value="1.57529" calcext:value-type="float">
            <text:p>1.575290</text:p>
          </table:table-cell>
          <table:table-cell office:value-type="float" office:value="1.51581" calcext:value-type="float">
            <text:p>1.515810</text:p>
          </table:table-cell>
          <table:table-cell office:value-type="float" office:value="1.68981" calcext:value-type="float">
            <text:p>1.689810</text:p>
          </table:table-cell>
          <table:table-cell table:style-name="ce5" table:formula="of:=AVERAGE([.B663:.D663];[.F663])" office:value-type="float" office:value="1.639455" calcext:value-type="float">
            <text:p>1.639455</text:p>
          </table:table-cell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1.66688" calcext:value-type="float">
            <text:p>1.666880</text:p>
          </table:table-cell>
          <table:table-cell office:value-type="float" office:value="1.64234" calcext:value-type="float">
            <text:p>1.642340</text:p>
          </table:table-cell>
          <table:table-cell office:value-type="float" office:value="1.58409" calcext:value-type="float">
            <text:p>1.584090</text:p>
          </table:table-cell>
          <table:table-cell office:value-type="float" office:value="1.52245" calcext:value-type="float">
            <text:p>1.522450</text:p>
          </table:table-cell>
          <table:table-cell office:value-type="float" office:value="1.69903" calcext:value-type="float">
            <text:p>1.699030</text:p>
          </table:table-cell>
          <table:table-cell table:style-name="ce5" table:formula="of:=AVERAGE([.B664:.D664];[.F664])" office:value-type="float" office:value="1.648085" calcext:value-type="float">
            <text:p>1.648085</text:p>
          </table:table-cell>
        </table:table-row>
        <table:table-row table:style-name="ro1">
          <table:table-cell office:value-type="float" office:value="6.10000000000001" calcext:value-type="float">
            <text:p>6.1</text:p>
          </table:table-cell>
          <table:table-cell office:value-type="float" office:value="1.67494" calcext:value-type="float">
            <text:p>1.674940</text:p>
          </table:table-cell>
          <table:table-cell office:value-type="float" office:value="1.64998" calcext:value-type="float">
            <text:p>1.649980</text:p>
          </table:table-cell>
          <table:table-cell office:value-type="float" office:value="1.59172" calcext:value-type="float">
            <text:p>1.591720</text:p>
          </table:table-cell>
          <table:table-cell office:value-type="float" office:value="1.52965" calcext:value-type="float">
            <text:p>1.529650</text:p>
          </table:table-cell>
          <table:table-cell office:value-type="float" office:value="1.7073" calcext:value-type="float">
            <text:p>1.707300</text:p>
          </table:table-cell>
          <table:table-cell table:style-name="ce5" table:formula="of:=AVERAGE([.B665:.D665];[.F665])" office:value-type="float" office:value="1.655985" calcext:value-type="float">
            <text:p>1.65598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68233" calcext:value-type="float">
            <text:p>1.682330</text:p>
          </table:table-cell>
          <table:table-cell office:value-type="float" office:value="1.65905" calcext:value-type="float">
            <text:p>1.659050</text:p>
          </table:table-cell>
          <table:table-cell table:style-name="ce11" office:value-type="float" office:value="1.60052" calcext:value-type="float">
            <text:p>1.600520</text:p>
          </table:table-cell>
          <table:table-cell office:value-type="float" office:value="1.53865" calcext:value-type="float">
            <text:p>1.538650</text:p>
          </table:table-cell>
          <table:table-cell office:value-type="float" office:value="1.7165" calcext:value-type="float">
            <text:p>1.716500</text:p>
          </table:table-cell>
          <table:table-cell table:style-name="ce5" table:formula="of:=AVERAGE([.B666:.D666];[.F666])" office:value-type="float" office:value="1.6646" calcext:value-type="float">
            <text:p>1.66460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68944" calcext:value-type="float">
            <text:p>1.689440</text:p>
          </table:table-cell>
          <table:table-cell office:value-type="float" office:value="1.66611" calcext:value-type="float">
            <text:p>1.666110</text:p>
          </table:table-cell>
          <table:table-cell office:value-type="float" office:value="1.60615" calcext:value-type="float">
            <text:p>1.606150</text:p>
          </table:table-cell>
          <table:table-cell office:value-type="float" office:value="1.54404" calcext:value-type="float">
            <text:p>1.544040</text:p>
          </table:table-cell>
          <table:table-cell office:value-type="float" office:value="1.72347" calcext:value-type="float">
            <text:p>1.723470</text:p>
          </table:table-cell>
          <table:table-cell table:style-name="ce5" table:formula="of:=AVERAGE([.B667:.D667];[.F667])" office:value-type="float" office:value="1.6712925" calcext:value-type="float">
            <text:p>1.671293</text:p>
          </table:table-cell>
        </table:table-row>
        <table:table-row table:style-name="ro1">
          <table:table-cell office:value-type="float" office:value="6.40000000000001" calcext:value-type="float">
            <text:p>6.4</text:p>
          </table:table-cell>
          <table:table-cell office:value-type="float" office:value="1.69685" calcext:value-type="float">
            <text:p>1.696850</text:p>
          </table:table-cell>
          <table:table-cell office:value-type="float" office:value="1.67485" calcext:value-type="float">
            <text:p>1.674850</text:p>
          </table:table-cell>
          <table:table-cell office:value-type="float" office:value="1.61562" calcext:value-type="float">
            <text:p>1.615620</text:p>
          </table:table-cell>
          <table:table-cell office:value-type="float" office:value="1.55124" calcext:value-type="float">
            <text:p>1.551240</text:p>
          </table:table-cell>
          <table:table-cell office:value-type="float" office:value="1.73286" calcext:value-type="float">
            <text:p>1.732860</text:p>
          </table:table-cell>
          <table:table-cell table:style-name="ce5" table:formula="of:=AVERAGE([.B668:.D668];[.F668])" office:value-type="float" office:value="1.680045" calcext:value-type="float">
            <text:p>1.6800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70275" calcext:value-type="float">
            <text:p>1.702750</text:p>
          </table:table-cell>
          <table:table-cell office:value-type="float" office:value="1.68055" calcext:value-type="float">
            <text:p>1.680550</text:p>
          </table:table-cell>
          <table:table-cell office:value-type="float" office:value="1.6225" calcext:value-type="float">
            <text:p>1.622500</text:p>
          </table:table-cell>
          <table:table-cell office:value-type="float" office:value="1.55582" calcext:value-type="float">
            <text:p>1.555820</text:p>
          </table:table-cell>
          <table:table-cell office:value-type="float" office:value="1.73903" calcext:value-type="float">
            <text:p>1.739030</text:p>
          </table:table-cell>
          <table:table-cell table:style-name="ce5" table:formula="of:=AVERAGE([.B669:.D669];[.F669])" office:value-type="float" office:value="1.6862075" calcext:value-type="float">
            <text:p>1.686208</text:p>
          </table:table-cell>
        </table:table-row>
        <table:table-row table:style-name="ro1">
          <table:table-cell office:value-type="float" office:value="6.60000000000001" calcext:value-type="float">
            <text:p>6.6</text:p>
          </table:table-cell>
          <table:table-cell office:value-type="float" office:value="1.71163" calcext:value-type="float">
            <text:p>1.711630</text:p>
          </table:table-cell>
          <table:table-cell office:value-type="float" office:value="1.68939" calcext:value-type="float">
            <text:p>1.689390</text:p>
          </table:table-cell>
          <table:table-cell office:value-type="float" office:value="1.63031" calcext:value-type="float">
            <text:p>1.630310</text:p>
          </table:table-cell>
          <table:table-cell office:value-type="float" office:value="1.56327" calcext:value-type="float">
            <text:p>1.563270</text:p>
          </table:table-cell>
          <table:table-cell office:value-type="float" office:value="1.74849" calcext:value-type="float">
            <text:p>1.748490</text:p>
          </table:table-cell>
          <table:table-cell table:style-name="ce5" table:formula="of:=AVERAGE([.B670:.D670];[.F670])" office:value-type="float" office:value="1.694955" calcext:value-type="float">
            <text:p>1.69495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71678" calcext:value-type="float">
            <text:p>1.716780</text:p>
          </table:table-cell>
          <table:table-cell office:value-type="float" office:value="1.69463" calcext:value-type="float">
            <text:p>1.694630</text:p>
          </table:table-cell>
          <table:table-cell office:value-type="float" office:value="1.63559" calcext:value-type="float">
            <text:p>1.635590</text:p>
          </table:table-cell>
          <table:table-cell office:value-type="float" office:value="1.5685" calcext:value-type="float">
            <text:p>1.568500</text:p>
          </table:table-cell>
          <table:table-cell office:value-type="float" office:value="1.75508" calcext:value-type="float">
            <text:p>1.755080</text:p>
          </table:table-cell>
          <table:table-cell table:style-name="ce5" table:formula="of:=AVERAGE([.B671:.D671];[.F671])" office:value-type="float" office:value="1.70052" calcext:value-type="float">
            <text:p>1.70052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72433" calcext:value-type="float">
            <text:p>1.724330</text:p>
          </table:table-cell>
          <table:table-cell office:value-type="float" office:value="1.70327" calcext:value-type="float">
            <text:p>1.703270</text:p>
          </table:table-cell>
          <table:table-cell office:value-type="float" office:value="1.6453" calcext:value-type="float">
            <text:p>1.645300</text:p>
          </table:table-cell>
          <table:table-cell office:value-type="float" office:value="1.57587" calcext:value-type="float">
            <text:p>1.575870</text:p>
          </table:table-cell>
          <table:table-cell office:value-type="float" office:value="1.76305" calcext:value-type="float">
            <text:p>1.763050</text:p>
          </table:table-cell>
          <table:table-cell table:style-name="ce5" table:formula="of:=AVERAGE([.B672:.D672];[.F672])" office:value-type="float" office:value="1.7089875" calcext:value-type="float">
            <text:p>1.708988</text:p>
          </table:table-cell>
        </table:table-row>
        <table:table-row table:style-name="ro1">
          <table:table-cell office:value-type="float" office:value="6.90000000000001" calcext:value-type="float">
            <text:p>6.9</text:p>
          </table:table-cell>
          <table:table-cell office:value-type="float" office:value="1.72836" calcext:value-type="float">
            <text:p>1.728360</text:p>
          </table:table-cell>
          <table:table-cell office:value-type="float" office:value="1.70779" calcext:value-type="float">
            <text:p>1.707790</text:p>
          </table:table-cell>
          <table:table-cell office:value-type="float" office:value="1.65108" calcext:value-type="float">
            <text:p>1.651080</text:p>
          </table:table-cell>
          <table:table-cell office:value-type="float" office:value="1.58061" calcext:value-type="float">
            <text:p>1.580610</text:p>
          </table:table-cell>
          <table:table-cell office:value-type="float" office:value="1.7698" calcext:value-type="float">
            <text:p>1.769800</text:p>
          </table:table-cell>
          <table:table-cell table:style-name="ce5" table:formula="of:=AVERAGE([.B673:.D673];[.F673])" office:value-type="float" office:value="1.7142575" calcext:value-type="float">
            <text:p>1.714258</text:p>
          </table:table-cell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1.73555" calcext:value-type="float">
            <text:p>1.735550</text:p>
          </table:table-cell>
          <table:table-cell office:value-type="float" office:value="1.71669" calcext:value-type="float">
            <text:p>1.716690</text:p>
          </table:table-cell>
          <table:table-cell office:value-type="float" office:value="1.65922" calcext:value-type="float">
            <text:p>1.659220</text:p>
          </table:table-cell>
          <table:table-cell office:value-type="float" office:value="1.58977" calcext:value-type="float">
            <text:p>1.589770</text:p>
          </table:table-cell>
          <table:table-cell office:value-type="float" office:value="1.77756" calcext:value-type="float">
            <text:p>1.777560</text:p>
          </table:table-cell>
          <table:table-cell table:style-name="ce5" table:formula="of:=AVERAGE([.B674:.D674];[.F674])" office:value-type="float" office:value="1.722255" calcext:value-type="float">
            <text:p>1.722255</text:p>
          </table:table-cell>
        </table:table-row>
        <table:table-row table:style-name="ro1">
          <table:table-cell office:value-type="float" office:value="7.10000000000001" calcext:value-type="float">
            <text:p>7.1</text:p>
          </table:table-cell>
          <table:table-cell office:value-type="float" office:value="1.73985" calcext:value-type="float">
            <text:p>1.739850</text:p>
          </table:table-cell>
          <table:table-cell office:value-type="float" office:value="1.72174" calcext:value-type="float">
            <text:p>1.721740</text:p>
          </table:table-cell>
          <table:table-cell office:value-type="float" office:value="1.66592" calcext:value-type="float">
            <text:p>1.665920</text:p>
          </table:table-cell>
          <table:table-cell office:value-type="float" office:value="1.59566" calcext:value-type="float">
            <text:p>1.595660</text:p>
          </table:table-cell>
          <table:table-cell office:value-type="float" office:value="1.78221" calcext:value-type="float">
            <text:p>1.782210</text:p>
          </table:table-cell>
          <table:table-cell table:style-name="ce5" table:formula="of:=AVERAGE([.B675:.D675];[.F675])" office:value-type="float" office:value="1.72743" calcext:value-type="float">
            <text:p>1.72743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74688" calcext:value-type="float">
            <text:p>1.746880</text:p>
          </table:table-cell>
          <table:table-cell office:value-type="float" office:value="1.72946" calcext:value-type="float">
            <text:p>1.729460</text:p>
          </table:table-cell>
          <table:table-cell office:value-type="float" office:value="1.67456" calcext:value-type="float">
            <text:p>1.674560</text:p>
          </table:table-cell>
          <table:table-cell table:style-name="ce11" office:value-type="float" office:value="1.6032" calcext:value-type="float">
            <text:p>1.603200</text:p>
          </table:table-cell>
          <table:table-cell office:value-type="float" office:value="1.7906" calcext:value-type="float">
            <text:p>1.790600</text:p>
          </table:table-cell>
          <table:table-cell table:style-name="ce5" table:formula="of:=AVERAGE([.B676:.D676];[.F676])" office:value-type="float" office:value="1.735375" calcext:value-type="float">
            <text:p>1.73537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75081" calcext:value-type="float">
            <text:p>1.750810</text:p>
          </table:table-cell>
          <table:table-cell office:value-type="float" office:value="1.73498" calcext:value-type="float">
            <text:p>1.734980</text:p>
          </table:table-cell>
          <table:table-cell office:value-type="float" office:value="1.67842" calcext:value-type="float">
            <text:p>1.678420</text:p>
          </table:table-cell>
          <table:table-cell office:value-type="float" office:value="1.60793" calcext:value-type="float">
            <text:p>1.607930</text:p>
          </table:table-cell>
          <table:table-cell office:value-type="float" office:value="1.79599" calcext:value-type="float">
            <text:p>1.795990</text:p>
          </table:table-cell>
          <table:table-cell table:style-name="ce5" table:formula="of:=AVERAGE([.B677:.D677];[.F677])" office:value-type="float" office:value="1.74005" calcext:value-type="float">
            <text:p>1.740050</text:p>
          </table:table-cell>
        </table:table-row>
        <table:table-row table:style-name="ro1">
          <table:table-cell office:value-type="float" office:value="7.40000000000001" calcext:value-type="float">
            <text:p>7.4</text:p>
          </table:table-cell>
          <table:table-cell office:value-type="float" office:value="1.75613" calcext:value-type="float">
            <text:p>1.756130</text:p>
          </table:table-cell>
          <table:table-cell office:value-type="float" office:value="1.74344" calcext:value-type="float">
            <text:p>1.743440</text:p>
          </table:table-cell>
          <table:table-cell office:value-type="float" office:value="1.68697" calcext:value-type="float">
            <text:p>1.686970</text:p>
          </table:table-cell>
          <table:table-cell office:value-type="float" office:value="1.61448" calcext:value-type="float">
            <text:p>1.614480</text:p>
          </table:table-cell>
          <table:table-cell office:value-type="float" office:value="1.80386" calcext:value-type="float">
            <text:p>1.803860</text:p>
          </table:table-cell>
          <table:table-cell table:style-name="ce5" table:formula="of:=AVERAGE([.B678:.D678];[.F678])" office:value-type="float" office:value="1.7476" calcext:value-type="float">
            <text:p>1.74760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74971" calcext:value-type="float">
            <text:p>1.749710</text:p>
          </table:table-cell>
          <table:table-cell office:value-type="float" office:value="1.69241" calcext:value-type="float">
            <text:p>1.692410</text:p>
          </table:table-cell>
          <table:table-cell office:value-type="float" office:value="1.61955" calcext:value-type="float">
            <text:p>1.619550</text:p>
          </table:table-cell>
          <table:table-cell office:value-type="float" office:value="1.80875" calcext:value-type="float">
            <text:p>1.808750</text:p>
          </table:table-cell>
          <table:table-cell table:style-name="ce5" table:formula="of:=AVERAGE([.B679:.D679];[.F679])" office:value-type="float" office:value="1.7530175" calcext:value-type="float">
            <text:p>1.753018</text:p>
          </table:table-cell>
        </table:table-row>
        <table:table-row table:style-name="ro1">
          <table:table-cell office:value-type="float" office:value="7.60000000000001" calcext:value-type="float">
            <text:p>7.6</text:p>
          </table:table-cell>
          <table:table-cell office:value-type="float" office:value="1.76792" calcext:value-type="float">
            <text:p>1.767920</text:p>
          </table:table-cell>
          <table:table-cell office:value-type="float" office:value="1.75751" calcext:value-type="float">
            <text:p>1.757510</text:p>
          </table:table-cell>
          <table:table-cell office:value-type="float" office:value="1.69928" calcext:value-type="float">
            <text:p>1.699280</text:p>
          </table:table-cell>
          <table:table-cell office:value-type="float" office:value="1.62799" calcext:value-type="float">
            <text:p>1.627990</text:p>
          </table:table-cell>
          <table:table-cell office:value-type="float" office:value="1.81459" calcext:value-type="float">
            <text:p>1.814590</text:p>
          </table:table-cell>
          <table:table-cell table:style-name="ce5" table:formula="of:=AVERAGE([.B680:.D680];[.F680])" office:value-type="float" office:value="1.759825" calcext:value-type="float">
            <text:p>1.75982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77183" calcext:value-type="float">
            <text:p>1.771830</text:p>
          </table:table-cell>
          <table:table-cell office:value-type="float" office:value="1.762" calcext:value-type="float">
            <text:p>1.762000</text:p>
          </table:table-cell>
          <table:table-cell office:value-type="float" office:value="1.70296" calcext:value-type="float">
            <text:p>1.702960</text:p>
          </table:table-cell>
          <table:table-cell office:value-type="float" office:value="1.63184" calcext:value-type="float">
            <text:p>1.631840</text:p>
          </table:table-cell>
          <table:table-cell office:value-type="float" office:value="1.81975" calcext:value-type="float">
            <text:p>1.819750</text:p>
          </table:table-cell>
          <table:table-cell table:style-name="ce5" table:formula="of:=AVERAGE([.B681:.D681];[.F681])" office:value-type="float" office:value="1.764135" calcext:value-type="float">
            <text:p>1.76413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77848" calcext:value-type="float">
            <text:p>1.778480</text:p>
          </table:table-cell>
          <table:table-cell office:value-type="float" office:value="1.76927" calcext:value-type="float">
            <text:p>1.769270</text:p>
          </table:table-cell>
          <table:table-cell office:value-type="float" office:value="1.709" calcext:value-type="float">
            <text:p>1.709000</text:p>
          </table:table-cell>
          <table:table-cell office:value-type="float" office:value="1.63888" calcext:value-type="float">
            <text:p>1.638880</text:p>
          </table:table-cell>
          <table:table-cell office:value-type="float" office:value="1.82718" calcext:value-type="float">
            <text:p>1.827180</text:p>
          </table:table-cell>
          <table:table-cell table:style-name="ce5" table:formula="of:=AVERAGE([.B682:.D682];[.F682])" office:value-type="float" office:value="1.7709825" calcext:value-type="float">
            <text:p>1.770983</text:p>
          </table:table-cell>
        </table:table-row>
        <table:table-row table:style-name="ro1">
          <table:table-cell office:value-type="float" office:value="7.90000000000001" calcext:value-type="float">
            <text:p>7.9</text:p>
          </table:table-cell>
          <table:table-cell office:value-type="float" office:value="1.78271" calcext:value-type="float">
            <text:p>1.782710</text:p>
          </table:table-cell>
          <table:table-cell office:value-type="float" office:value="1.7737" calcext:value-type="float">
            <text:p>1.773700</text:p>
          </table:table-cell>
          <table:table-cell office:value-type="float" office:value="1.71437" calcext:value-type="float">
            <text:p>1.714370</text:p>
          </table:table-cell>
          <table:table-cell office:value-type="float" office:value="1.64248" calcext:value-type="float">
            <text:p>1.642480</text:p>
          </table:table-cell>
          <table:table-cell office:value-type="float" office:value="1.83099" calcext:value-type="float">
            <text:p>1.830990</text:p>
          </table:table-cell>
          <table:table-cell table:style-name="ce5" table:formula="of:=AVERAGE([.B683:.D683];[.F683])" office:value-type="float" office:value="1.7754425" calcext:value-type="float">
            <text:p>1.775443</text:p>
          </table:table-cell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1.78908" calcext:value-type="float">
            <text:p>1.789080</text:p>
          </table:table-cell>
          <table:table-cell office:value-type="float" office:value="1.78256" calcext:value-type="float">
            <text:p>1.782560</text:p>
          </table:table-cell>
          <table:table-cell office:value-type="float" office:value="1.72332" calcext:value-type="float">
            <text:p>1.723320</text:p>
          </table:table-cell>
          <table:table-cell office:value-type="float" office:value="1.64919" calcext:value-type="float">
            <text:p>1.649190</text:p>
          </table:table-cell>
          <table:table-cell office:value-type="float" office:value="1.83699" calcext:value-type="float">
            <text:p>1.836990</text:p>
          </table:table-cell>
          <table:table-cell table:style-name="ce5" table:formula="of:=AVERAGE([.B684:.D684];[.F684])" office:value-type="float" office:value="1.7829875" calcext:value-type="float">
            <text:p>1.782988</text:p>
          </table:table-cell>
        </table:table-row>
        <table:table-row table:style-name="ro1">
          <table:table-cell office:value-type="float" office:value="8.10000000000001" calcext:value-type="float">
            <text:p>8.1</text:p>
          </table:table-cell>
          <table:table-cell office:value-type="float" office:value="1.79321" calcext:value-type="float">
            <text:p>1.793210</text:p>
          </table:table-cell>
          <table:table-cell office:value-type="float" office:value="1.7868" calcext:value-type="float">
            <text:p>1.786800</text:p>
          </table:table-cell>
          <table:table-cell office:value-type="float" office:value="1.7276" calcext:value-type="float">
            <text:p>1.727600</text:p>
          </table:table-cell>
          <table:table-cell office:value-type="float" office:value="1.65377" calcext:value-type="float">
            <text:p>1.653770</text:p>
          </table:table-cell>
          <table:table-cell office:value-type="float" office:value="1.84163" calcext:value-type="float">
            <text:p>1.841630</text:p>
          </table:table-cell>
          <table:table-cell table:style-name="ce5" table:formula="of:=AVERAGE([.B685:.D685];[.F685])" office:value-type="float" office:value="1.78731" calcext:value-type="float">
            <text:p>1.78731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style-name="ce11" office:value-type="float" office:value="1.79844" calcext:value-type="float">
            <text:p>1.798440</text:p>
          </table:table-cell>
          <table:table-cell office:value-type="float" office:value="1.79333" calcext:value-type="float">
            <text:p>1.793330</text:p>
          </table:table-cell>
          <table:table-cell office:value-type="float" office:value="1.73539" calcext:value-type="float">
            <text:p>1.735390</text:p>
          </table:table-cell>
          <table:table-cell office:value-type="float" office:value="1.65876" calcext:value-type="float">
            <text:p>1.658760</text:p>
          </table:table-cell>
          <table:table-cell office:value-type="float" office:value="1.84729" calcext:value-type="float">
            <text:p>1.847290</text:p>
          </table:table-cell>
          <table:table-cell table:style-name="ce5" table:formula="of:=AVERAGE([.B686:.D686];[.F686])" office:value-type="float" office:value="1.7936125" calcext:value-type="float">
            <text:p>1.79361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80229" calcext:value-type="float">
            <text:p>1.802290</text:p>
          </table:table-cell>
          <table:table-cell office:value-type="float" office:value="1.79747" calcext:value-type="float">
            <text:p>1.797470</text:p>
          </table:table-cell>
          <table:table-cell office:value-type="float" office:value="1.73925" calcext:value-type="float">
            <text:p>1.739250</text:p>
          </table:table-cell>
          <table:table-cell office:value-type="float" office:value="1.66203" calcext:value-type="float">
            <text:p>1.662030</text:p>
          </table:table-cell>
          <table:table-cell office:value-type="float" office:value="1.84987" calcext:value-type="float">
            <text:p>1.849870</text:p>
          </table:table-cell>
          <table:table-cell table:style-name="ce4" table:formula="of:=AVERAGE([.B687:.D687];[.F687])" office:value-type="float" office:value="1.79722" calcext:value-type="float">
            <text:p>1.797220</text:p>
          </table:table-cell>
        </table:table-row>
        <table:table-row table:style-name="ro1">
          <table:table-cell office:value-type="float" office:value="8.40000000000001" calcext:value-type="float">
            <text:p>8.4</text:p>
          </table:table-cell>
          <table:table-cell office:value-type="float" office:value="1.80835" calcext:value-type="float">
            <text:p>1.808350</text:p>
          </table:table-cell>
          <table:table-cell table:style-name="ce11" office:value-type="float" office:value="1.80273" calcext:value-type="float">
            <text:p>1.802730</text:p>
          </table:table-cell>
          <table:table-cell office:value-type="float" office:value="1.74695" calcext:value-type="float">
            <text:p>1.746950</text:p>
          </table:table-cell>
          <table:table-cell office:value-type="float" office:value="1.66792" calcext:value-type="float">
            <text:p>1.667920</text:p>
          </table:table-cell>
          <table:table-cell office:value-type="float" office:value="1.85418" calcext:value-type="float">
            <text:p>1.854180</text:p>
          </table:table-cell>
          <table:table-cell table:style-name="ce5" table:formula="of:=AVERAGE([.B688:.D688];[.F688])" office:value-type="float" office:value="1.8030525" calcext:value-type="float">
            <text:p>1.80305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8121" calcext:value-type="float">
            <text:p>1.812100</text:p>
          </table:table-cell>
          <table:table-cell office:value-type="float" office:value="1.8065" calcext:value-type="float">
            <text:p>1.806500</text:p>
          </table:table-cell>
          <table:table-cell office:value-type="float" office:value="1.75165" calcext:value-type="float">
            <text:p>1.751650</text:p>
          </table:table-cell>
          <table:table-cell office:value-type="float" office:value="1.67307" calcext:value-type="float">
            <text:p>1.673070</text:p>
          </table:table-cell>
          <table:table-cell office:value-type="float" office:value="1.858" calcext:value-type="float">
            <text:p>1.858000</text:p>
          </table:table-cell>
          <table:table-cell table:style-name="ce5" table:formula="of:=AVERAGE([.B689:.D689];[.F689])" office:value-type="float" office:value="1.8070625" calcext:value-type="float">
            <text:p>1.807063</text:p>
          </table:table-cell>
        </table:table-row>
        <table:table-row table:style-name="ro1">
          <table:table-cell office:value-type="float" office:value="8.60000000000001" calcext:value-type="float">
            <text:p>8.6</text:p>
          </table:table-cell>
          <table:table-cell office:value-type="float" office:value="1.81621" calcext:value-type="float">
            <text:p>1.816210</text:p>
          </table:table-cell>
          <table:table-cell office:value-type="float" office:value="1.81165" calcext:value-type="float">
            <text:p>1.811650</text:p>
          </table:table-cell>
          <table:table-cell office:value-type="float" office:value="1.75877" calcext:value-type="float">
            <text:p>1.758770</text:p>
          </table:table-cell>
          <table:table-cell office:value-type="float" office:value="1.67904" calcext:value-type="float">
            <text:p>1.679040</text:p>
          </table:table-cell>
          <table:table-cell office:value-type="float" office:value="1.86222" calcext:value-type="float">
            <text:p>1.862220</text:p>
          </table:table-cell>
          <table:table-cell table:style-name="ce5" table:formula="of:=AVERAGE([.B690:.D690];[.F690])" office:value-type="float" office:value="1.8122125" calcext:value-type="float">
            <text:p>1.81221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81967" calcext:value-type="float">
            <text:p>1.819670</text:p>
          </table:table-cell>
          <table:table-cell office:value-type="float" office:value="1.81459" calcext:value-type="float">
            <text:p>1.814590</text:p>
          </table:table-cell>
          <table:table-cell office:value-type="float" office:value="1.76162" calcext:value-type="float">
            <text:p>1.761620</text:p>
          </table:table-cell>
          <table:table-cell office:value-type="float" office:value="1.68174" calcext:value-type="float">
            <text:p>1.681740</text:p>
          </table:table-cell>
          <table:table-cell office:value-type="float" office:value="1.86464" calcext:value-type="float">
            <text:p>1.864640</text:p>
          </table:table-cell>
          <table:table-cell table:style-name="ce5" table:formula="of:=AVERAGE([.B691:.D691];[.F691])" office:value-type="float" office:value="1.81513" calcext:value-type="float">
            <text:p>1.81513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82359" calcext:value-type="float">
            <text:p>1.823590</text:p>
          </table:table-cell>
          <table:table-cell office:value-type="float" office:value="1.82092" calcext:value-type="float">
            <text:p>1.820920</text:p>
          </table:table-cell>
          <table:table-cell office:value-type="float" office:value="1.76699" calcext:value-type="float">
            <text:p>1.766990</text:p>
          </table:table-cell>
          <table:table-cell office:value-type="float" office:value="1.68683" calcext:value-type="float">
            <text:p>1.686830</text:p>
          </table:table-cell>
          <table:table-cell office:value-type="float" office:value="1.8687" calcext:value-type="float">
            <text:p>1.868700</text:p>
          </table:table-cell>
          <table:table-cell table:style-name="ce5" table:formula="of:=AVERAGE([.B692:.D692];[.F692])" office:value-type="float" office:value="1.82005" calcext:value-type="float">
            <text:p>1.820050</text:p>
          </table:table-cell>
        </table:table-row>
        <table:table-row table:style-name="ro1">
          <table:table-cell office:value-type="float" office:value="8.90000000000001" calcext:value-type="float">
            <text:p>8.9</text:p>
          </table:table-cell>
          <table:table-cell office:value-type="float" office:value="1.82678" calcext:value-type="float">
            <text:p>1.826780</text:p>
          </table:table-cell>
          <table:table-cell office:value-type="float" office:value="1.82517" calcext:value-type="float">
            <text:p>1.825170</text:p>
          </table:table-cell>
          <table:table-cell office:value-type="float" office:value="1.77069" calcext:value-type="float">
            <text:p>1.770690</text:p>
          </table:table-cell>
          <table:table-cell office:value-type="float" office:value="1.69075" calcext:value-type="float">
            <text:p>1.690750</text:p>
          </table:table-cell>
          <table:table-cell office:value-type="float" office:value="1.87135" calcext:value-type="float">
            <text:p>1.871350</text:p>
          </table:table-cell>
          <table:table-cell table:style-name="ce5" table:formula="of:=AVERAGE([.B693:.D693];[.F693])" office:value-type="float" office:value="1.8234975" calcext:value-type="float">
            <text:p>1.823498</text:p>
          </table:table-cell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1.83277" calcext:value-type="float">
            <text:p>1.832770</text:p>
          </table:table-cell>
          <table:table-cell office:value-type="float" office:value="1.82976" calcext:value-type="float">
            <text:p>1.829760</text:p>
          </table:table-cell>
          <table:table-cell office:value-type="float" office:value="1.77597" calcext:value-type="float">
            <text:p>1.775970</text:p>
          </table:table-cell>
          <table:table-cell office:value-type="float" office:value="1.6973" calcext:value-type="float">
            <text:p>1.697300</text:p>
          </table:table-cell>
          <table:table-cell office:value-type="float" office:value="1.87604" calcext:value-type="float">
            <text:p>1.876040</text:p>
          </table:table-cell>
          <table:table-cell table:style-name="ce5" table:formula="of:=AVERAGE([.B694:.D694];[.F694])" office:value-type="float" office:value="1.828635" calcext:value-type="float">
            <text:p>1.828635</text:p>
          </table:table-cell>
        </table:table-row>
        <table:table-row table:style-name="ro1">
          <table:table-cell office:value-type="float" office:value="9.10000000000001" calcext:value-type="float">
            <text:p>9.1</text:p>
          </table:table-cell>
          <table:table-cell office:value-type="float" office:value="1.83559" calcext:value-type="float">
            <text:p>1.835590</text:p>
          </table:table-cell>
          <table:table-cell office:value-type="float" office:value="1.8338" calcext:value-type="float">
            <text:p>1.833800</text:p>
          </table:table-cell>
          <table:table-cell office:value-type="float" office:value="1.77958" calcext:value-type="float">
            <text:p>1.779580</text:p>
          </table:table-cell>
          <table:table-cell office:value-type="float" office:value="1.70146" calcext:value-type="float">
            <text:p>1.701460</text:p>
          </table:table-cell>
          <table:table-cell office:value-type="float" office:value="1.87739" calcext:value-type="float">
            <text:p>1.877390</text:p>
          </table:table-cell>
          <table:table-cell table:style-name="ce5" table:formula="of:=AVERAGE([.B695:.D695];[.F695])" office:value-type="float" office:value="1.83159" calcext:value-type="float">
            <text:p>1.83159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84178" calcext:value-type="float">
            <text:p>1.841780</text:p>
          </table:table-cell>
          <table:table-cell office:value-type="float" office:value="1.83858" calcext:value-type="float">
            <text:p>1.838580</text:p>
          </table:table-cell>
          <table:table-cell office:value-type="float" office:value="1.7862" calcext:value-type="float">
            <text:p>1.786200</text:p>
          </table:table-cell>
          <table:table-cell office:value-type="float" office:value="1.70702" calcext:value-type="float">
            <text:p>1.707020</text:p>
          </table:table-cell>
          <table:table-cell office:value-type="float" office:value="1.88055" calcext:value-type="float">
            <text:p>1.880550</text:p>
          </table:table-cell>
          <table:table-cell table:style-name="ce5" table:formula="of:=AVERAGE([.B696:.D696];[.F696])" office:value-type="float" office:value="1.8367775" calcext:value-type="float">
            <text:p>1.83677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84496" calcext:value-type="float">
            <text:p>1.844960</text:p>
          </table:table-cell>
          <table:table-cell office:value-type="float" office:value="1.84207" calcext:value-type="float">
            <text:p>1.842070</text:p>
          </table:table-cell>
          <table:table-cell office:value-type="float" office:value="1.78888" calcext:value-type="float">
            <text:p>1.788880</text:p>
          </table:table-cell>
          <table:table-cell office:value-type="float" office:value="1.70989" calcext:value-type="float">
            <text:p>1.709890</text:p>
          </table:table-cell>
          <table:table-cell office:value-type="float" office:value="1.88297" calcext:value-type="float">
            <text:p>1.882970</text:p>
          </table:table-cell>
          <table:table-cell table:style-name="ce5" table:formula="of:=AVERAGE([.B697:.D697];[.F697])" office:value-type="float" office:value="1.83972" calcext:value-type="float">
            <text:p>1.839720</text:p>
          </table:table-cell>
        </table:table-row>
        <table:table-row table:style-name="ro1">
          <table:table-cell office:value-type="float" office:value="9.40000000000001" calcext:value-type="float">
            <text:p>9.4</text:p>
          </table:table-cell>
          <table:table-cell office:value-type="float" office:value="1.84824" calcext:value-type="float">
            <text:p>1.848240</text:p>
          </table:table-cell>
          <table:table-cell office:value-type="float" office:value="1.8463" calcext:value-type="float">
            <text:p>1.846300</text:p>
          </table:table-cell>
          <table:table-cell office:value-type="float" office:value="1.79416" calcext:value-type="float">
            <text:p>1.794160</text:p>
          </table:table-cell>
          <table:table-cell office:value-type="float" office:value="1.71586" calcext:value-type="float">
            <text:p>1.715860</text:p>
          </table:table-cell>
          <table:table-cell office:value-type="float" office:value="1.88657" calcext:value-type="float">
            <text:p>1.886570</text:p>
          </table:table-cell>
          <table:table-cell table:style-name="ce5" table:formula="of:=AVERAGE([.B698:.D698];[.F698])" office:value-type="float" office:value="1.8438175" calcext:value-type="float">
            <text:p>1.84381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5113" calcext:value-type="float">
            <text:p>1.851130</text:p>
          </table:table-cell>
          <table:table-cell office:value-type="float" office:value="1.85005" calcext:value-type="float">
            <text:p>1.850050</text:p>
          </table:table-cell>
          <table:table-cell office:value-type="float" office:value="1.79735" calcext:value-type="float">
            <text:p>1.797350</text:p>
          </table:table-cell>
          <table:table-cell office:value-type="float" office:value="1.7188" calcext:value-type="float">
            <text:p>1.718800</text:p>
          </table:table-cell>
          <table:table-cell office:value-type="float" office:value="1.88891" calcext:value-type="float">
            <text:p>1.888910</text:p>
          </table:table-cell>
          <table:table-cell table:style-name="ce5" table:formula="of:=AVERAGE([.B699:.D699];[.F699])" office:value-type="float" office:value="1.84686" calcext:value-type="float">
            <text:p>1.846860</text:p>
          </table:table-cell>
        </table:table-row>
        <table:table-row table:style-name="ro1">
          <table:table-cell office:value-type="float" office:value="9.60000000000001" calcext:value-type="float">
            <text:p>9.6</text:p>
          </table:table-cell>
          <table:table-cell office:value-type="float" office:value="1.85524" calcext:value-type="float">
            <text:p>1.855240</text:p>
          </table:table-cell>
          <table:table-cell office:value-type="float" office:value="1.85475" calcext:value-type="float">
            <text:p>1.854750</text:p>
          </table:table-cell>
          <table:table-cell table:style-name="ce11" office:value-type="float" office:value="1.80196" calcext:value-type="float">
            <text:p>1.801960</text:p>
          </table:table-cell>
          <table:table-cell office:value-type="float" office:value="1.72519" calcext:value-type="float">
            <text:p>1.725190</text:p>
          </table:table-cell>
          <table:table-cell office:value-type="float" office:value="1.89115" calcext:value-type="float">
            <text:p>1.891150</text:p>
          </table:table-cell>
          <table:table-cell table:style-name="ce5" table:formula="of:=AVERAGE([.B700:.D700];[.F700])" office:value-type="float" office:value="1.850775" calcext:value-type="float">
            <text:p>1.85077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85832" calcext:value-type="float">
            <text:p>1.858320</text:p>
          </table:table-cell>
          <table:table-cell office:value-type="float" office:value="1.85685" calcext:value-type="float">
            <text:p>1.856850</text:p>
          </table:table-cell>
          <table:table-cell office:value-type="float" office:value="1.80581" calcext:value-type="float">
            <text:p>1.805810</text:p>
          </table:table-cell>
          <table:table-cell office:value-type="float" office:value="1.72797" calcext:value-type="float">
            <text:p>1.727970</text:p>
          </table:table-cell>
          <table:table-cell office:value-type="float" office:value="1.89315" calcext:value-type="float">
            <text:p>1.893150</text:p>
          </table:table-cell>
          <table:table-cell table:style-name="ce5" table:formula="of:=AVERAGE([.B701:.D701];[.F701])" office:value-type="float" office:value="1.8535325" calcext:value-type="float">
            <text:p>1.8535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86205" calcext:value-type="float">
            <text:p>1.862050</text:p>
          </table:table-cell>
          <table:table-cell office:value-type="float" office:value="1.8607" calcext:value-type="float">
            <text:p>1.860700</text:p>
          </table:table-cell>
          <table:table-cell office:value-type="float" office:value="1.81018" calcext:value-type="float">
            <text:p>1.810180</text:p>
          </table:table-cell>
          <table:table-cell office:value-type="float" office:value="1.73369" calcext:value-type="float">
            <text:p>1.733690</text:p>
          </table:table-cell>
          <table:table-cell office:value-type="float" office:value="1.89625" calcext:value-type="float">
            <text:p>1.896250</text:p>
          </table:table-cell>
          <table:table-cell table:style-name="ce5" table:formula="of:=AVERAGE([.B702:.D702];[.F702])" office:value-type="float" office:value="1.857295" calcext:value-type="float">
            <text:p>1.857295</text:p>
          </table:table-cell>
        </table:table-row>
        <table:table-row table:style-name="ro1">
          <table:table-cell office:value-type="float" office:value="9.90000000000001" calcext:value-type="float">
            <text:p>9.9</text:p>
          </table:table-cell>
          <table:table-cell office:value-type="float" office:value="1.86559" calcext:value-type="float">
            <text:p>1.865590</text:p>
          </table:table-cell>
          <table:table-cell office:value-type="float" office:value="1.86354" calcext:value-type="float">
            <text:p>1.863540</text:p>
          </table:table-cell>
          <table:table-cell office:value-type="float" office:value="1.81362" calcext:value-type="float">
            <text:p>1.813620</text:p>
          </table:table-cell>
          <table:table-cell office:value-type="float" office:value="1.73737" calcext:value-type="float">
            <text:p>1.737370</text:p>
          </table:table-cell>
          <table:table-cell office:value-type="float" office:value="1.8975" calcext:value-type="float">
            <text:p>1.897500</text:p>
          </table:table-cell>
          <table:table-cell table:style-name="ce5" table:formula="of:=AVERAGE([.B703:.D703];[.F703])" office:value-type="float" office:value="1.8600625" calcext:value-type="float">
            <text:p>1.860063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.86942" calcext:value-type="float">
            <text:p>1.869420</text:p>
          </table:table-cell>
          <table:table-cell office:value-type="float" office:value="1.86777" calcext:value-type="float">
            <text:p>1.867770</text:p>
          </table:table-cell>
          <table:table-cell office:value-type="float" office:value="1.81789" calcext:value-type="float">
            <text:p>1.817890</text:p>
          </table:table-cell>
          <table:table-cell office:value-type="float" office:value="1.74383" calcext:value-type="float">
            <text:p>1.743830</text:p>
          </table:table-cell>
          <table:table-cell office:value-type="float" office:value="1.899" calcext:value-type="float">
            <text:p>1.899000</text:p>
          </table:table-cell>
          <table:table-cell table:style-name="ce5" table:formula="of:=AVERAGE([.B704:.D704];[.F704])" office:value-type="float" office:value="1.86352" calcext:value-type="float">
            <text:p>1.86352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87306" calcext:value-type="float">
            <text:p>1.873060</text:p>
          </table:table-cell>
          <table:table-cell office:value-type="float" office:value="1.87117" calcext:value-type="float">
            <text:p>1.871170</text:p>
          </table:table-cell>
          <table:table-cell office:value-type="float" office:value="1.82182" calcext:value-type="float">
            <text:p>1.821820</text:p>
          </table:table-cell>
          <table:table-cell office:value-type="float" office:value="1.74809" calcext:value-type="float">
            <text:p>1.748090</text:p>
          </table:table-cell>
          <table:table-cell office:value-type="float" office:value="1.90085" calcext:value-type="float">
            <text:p>1.900850</text:p>
          </table:table-cell>
          <table:table-cell table:style-name="ce5" table:formula="of:=AVERAGE([.B705:.D705];[.F705])" office:value-type="float" office:value="1.866725" calcext:value-type="float">
            <text:p>1.86672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87802" calcext:value-type="float">
            <text:p>1.878020</text:p>
          </table:table-cell>
          <table:table-cell office:value-type="float" office:value="1.87412" calcext:value-type="float">
            <text:p>1.874120</text:p>
          </table:table-cell>
          <table:table-cell office:value-type="float" office:value="1.8256" calcext:value-type="float">
            <text:p>1.825600</text:p>
          </table:table-cell>
          <table:table-cell office:value-type="float" office:value="1.75365" calcext:value-type="float">
            <text:p>1.753650</text:p>
          </table:table-cell>
          <table:table-cell office:value-type="float" office:value="1.90335" calcext:value-type="float">
            <text:p>1.903350</text:p>
          </table:table-cell>
          <table:table-cell table:style-name="ce5" table:formula="of:=AVERAGE([.B706:.D706];[.F706])" office:value-type="float" office:value="1.8702725" calcext:value-type="float">
            <text:p>1.870273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88046" calcext:value-type="float">
            <text:p>1.880460</text:p>
          </table:table-cell>
          <table:table-cell office:value-type="float" office:value="1.87642" calcext:value-type="float">
            <text:p>1.876420</text:p>
          </table:table-cell>
          <table:table-cell office:value-type="float" office:value="1.82786" calcext:value-type="float">
            <text:p>1.827860</text:p>
          </table:table-cell>
          <table:table-cell office:value-type="float" office:value="1.75799" calcext:value-type="float">
            <text:p>1.757990</text:p>
          </table:table-cell>
          <table:table-cell office:value-type="float" office:value="1.90485" calcext:value-type="float">
            <text:p>1.904850</text:p>
          </table:table-cell>
          <table:table-cell table:style-name="ce5" table:formula="of:=AVERAGE([.B707:.D707];[.F707])" office:value-type="float" office:value="1.8723975" calcext:value-type="float">
            <text:p>1.87239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88346" calcext:value-type="float">
            <text:p>1.883460</text:p>
          </table:table-cell>
          <table:table-cell office:value-type="float" office:value="1.88046" calcext:value-type="float">
            <text:p>1.880460</text:p>
          </table:table-cell>
          <table:table-cell office:value-type="float" office:value="1.83164" calcext:value-type="float">
            <text:p>1.831640</text:p>
          </table:table-cell>
          <table:table-cell office:value-type="float" office:value="1.76306" calcext:value-type="float">
            <text:p>1.763060</text:p>
          </table:table-cell>
          <table:table-cell office:value-type="float" office:value="1.907" calcext:value-type="float">
            <text:p>1.907000</text:p>
          </table:table-cell>
          <table:table-cell table:style-name="ce5" table:formula="of:=AVERAGE([.B708:.D708];[.F708])" office:value-type="float" office:value="1.87564" calcext:value-type="float">
            <text:p>1.87564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88552" calcext:value-type="float">
            <text:p>1.885520</text:p>
          </table:table-cell>
          <table:table-cell office:value-type="float" office:value="1.88267" calcext:value-type="float">
            <text:p>1.882670</text:p>
          </table:table-cell>
          <table:table-cell office:value-type="float" office:value="1.83449" calcext:value-type="float">
            <text:p>1.834490</text:p>
          </table:table-cell>
          <table:table-cell office:value-type="float" office:value="1.76658" calcext:value-type="float">
            <text:p>1.766580</text:p>
          </table:table-cell>
          <table:table-cell office:value-type="float" office:value="1.90835" calcext:value-type="float">
            <text:p>1.908350</text:p>
          </table:table-cell>
          <table:table-cell table:style-name="ce5" table:formula="of:=AVERAGE([.B709:.D709];[.F709])" office:value-type="float" office:value="1.8777575" calcext:value-type="float">
            <text:p>1.87775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8884" calcext:value-type="float">
            <text:p>1.888400</text:p>
          </table:table-cell>
          <table:table-cell office:value-type="float" office:value="1.88615" calcext:value-type="float">
            <text:p>1.886150</text:p>
          </table:table-cell>
          <table:table-cell office:value-type="float" office:value="1.83785" calcext:value-type="float">
            <text:p>1.837850</text:p>
          </table:table-cell>
          <table:table-cell office:value-type="float" office:value="1.77173" calcext:value-type="float">
            <text:p>1.771730</text:p>
          </table:table-cell>
          <table:table-cell office:value-type="float" office:value="1.90962" calcext:value-type="float">
            <text:p>1.909620</text:p>
          </table:table-cell>
          <table:table-cell table:style-name="ce5" table:formula="of:=AVERAGE([.B710:.D710];[.F710])" office:value-type="float" office:value="1.880505" calcext:value-type="float">
            <text:p>1.88050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89074" calcext:value-type="float">
            <text:p>1.890740</text:p>
          </table:table-cell>
          <table:table-cell office:value-type="float" office:value="1.88815" calcext:value-type="float">
            <text:p>1.888150</text:p>
          </table:table-cell>
          <table:table-cell office:value-type="float" office:value="1.84062" calcext:value-type="float">
            <text:p>1.840620</text:p>
          </table:table-cell>
          <table:table-cell office:value-type="float" office:value="1.77492" calcext:value-type="float">
            <text:p>1.774920</text:p>
          </table:table-cell>
          <table:table-cell office:value-type="float" office:value="1.91121" calcext:value-type="float">
            <text:p>1.911210</text:p>
          </table:table-cell>
          <table:table-cell table:style-name="ce5" table:formula="of:=AVERAGE([.B711:.D711];[.F711])" office:value-type="float" office:value="1.88268" calcext:value-type="float">
            <text:p>1.88268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89344" calcext:value-type="float">
            <text:p>1.893440</text:p>
          </table:table-cell>
          <table:table-cell office:value-type="float" office:value="1.89073" calcext:value-type="float">
            <text:p>1.890730</text:p>
          </table:table-cell>
          <table:table-cell office:value-type="float" office:value="1.84431" calcext:value-type="float">
            <text:p>1.844310</text:p>
          </table:table-cell>
          <table:table-cell office:value-type="float" office:value="1.78089" calcext:value-type="float">
            <text:p>1.780890</text:p>
          </table:table-cell>
          <table:table-cell office:value-type="float" office:value="1.9129" calcext:value-type="float">
            <text:p>1.912900</text:p>
          </table:table-cell>
          <table:table-cell table:style-name="ce5" table:formula="of:=AVERAGE([.B712:.D712];[.F712])" office:value-type="float" office:value="1.885345" calcext:value-type="float">
            <text:p>1.88534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89596" calcext:value-type="float">
            <text:p>1.895960</text:p>
          </table:table-cell>
          <table:table-cell office:value-type="float" office:value="1.89349" calcext:value-type="float">
            <text:p>1.893490</text:p>
          </table:table-cell>
          <table:table-cell office:value-type="float" office:value="1.84767" calcext:value-type="float">
            <text:p>1.847670</text:p>
          </table:table-cell>
          <table:table-cell office:value-type="float" office:value="1.78382" calcext:value-type="float">
            <text:p>1.783820</text:p>
          </table:table-cell>
          <table:table-cell office:value-type="float" office:value="1.91391" calcext:value-type="float">
            <text:p>1.913910</text:p>
          </table:table-cell>
          <table:table-cell table:style-name="ce5" table:formula="of:=AVERAGE([.B713:.D713];[.F713])" office:value-type="float" office:value="1.8877575" calcext:value-type="float">
            <text:p>1.887758</text:p>
          </table:table-cell>
        </table:table-row>
        <table:table-row table:style-name="ro1">
          <table:table-cell office:value-type="float" office:value="11" calcext:value-type="float">
            <text:p>11.0</text:p>
          </table:table-cell>
          <table:table-cell office:value-type="float" office:value="1.89915" calcext:value-type="float">
            <text:p>1.899150</text:p>
          </table:table-cell>
          <table:table-cell office:value-type="float" office:value="1.89626" calcext:value-type="float">
            <text:p>1.896260</text:p>
          </table:table-cell>
          <table:table-cell office:value-type="float" office:value="1.85077" calcext:value-type="float">
            <text:p>1.850770</text:p>
          </table:table-cell>
          <table:table-cell office:value-type="float" office:value="1.78947" calcext:value-type="float">
            <text:p>1.789470</text:p>
          </table:table-cell>
          <table:table-cell office:value-type="float" office:value="1.91568" calcext:value-type="float">
            <text:p>1.915680</text:p>
          </table:table-cell>
          <table:table-cell table:style-name="ce5" table:formula="of:=AVERAGE([.B714:.D714];[.F714])" office:value-type="float" office:value="1.890465" calcext:value-type="float">
            <text:p>1.89046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90158" calcext:value-type="float">
            <text:p>1.901580</text:p>
          </table:table-cell>
          <table:table-cell office:value-type="float" office:value="1.89818" calcext:value-type="float">
            <text:p>1.898180</text:p>
          </table:table-cell>
          <table:table-cell office:value-type="float" office:value="1.85303" calcext:value-type="float">
            <text:p>1.853030</text:p>
          </table:table-cell>
          <table:table-cell office:value-type="float" office:value="1.79315" calcext:value-type="float">
            <text:p>1.793150</text:p>
          </table:table-cell>
          <table:table-cell office:value-type="float" office:value="1.91711" calcext:value-type="float">
            <text:p>1.917110</text:p>
          </table:table-cell>
          <table:table-cell table:style-name="ce5" table:formula="of:=AVERAGE([.B715:.D715];[.F715])" office:value-type="float" office:value="1.892475" calcext:value-type="float">
            <text:p>1.89247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90511" calcext:value-type="float">
            <text:p>1.905110</text:p>
          </table:table-cell>
          <table:table-cell office:value-type="float" office:value="1.90148" calcext:value-type="float">
            <text:p>1.901480</text:p>
          </table:table-cell>
          <table:table-cell office:value-type="float" office:value="1.85605" calcext:value-type="float">
            <text:p>1.856050</text:p>
          </table:table-cell>
          <table:table-cell office:value-type="float" office:value="1.79741" calcext:value-type="float">
            <text:p>1.797410</text:p>
          </table:table-cell>
          <table:table-cell office:value-type="float" office:value="1.91972" calcext:value-type="float">
            <text:p>1.919720</text:p>
          </table:table-cell>
          <table:table-cell table:style-name="ce5" table:formula="of:=AVERAGE([.B716:.D716];[.F716])" office:value-type="float" office:value="1.89559" calcext:value-type="float">
            <text:p>1.89559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90678" calcext:value-type="float">
            <text:p>1.906780</text:p>
          </table:table-cell>
          <table:table-cell office:value-type="float" office:value="1.90305" calcext:value-type="float">
            <text:p>1.903050</text:p>
          </table:table-cell>
          <table:table-cell office:value-type="float" office:value="1.85832" calcext:value-type="float">
            <text:p>1.858320</text:p>
          </table:table-cell>
          <table:table-cell table:style-name="ce11" office:value-type="float" office:value="1.80044" calcext:value-type="float">
            <text:p>1.800440</text:p>
          </table:table-cell>
          <table:table-cell office:value-type="float" office:value="1.92113" calcext:value-type="float">
            <text:p>1.921130</text:p>
          </table:table-cell>
          <table:table-cell table:style-name="ce5" table:formula="of:=AVERAGE([.B717:.D717];[.F717])" office:value-type="float" office:value="1.89732" calcext:value-type="float">
            <text:p>1.89732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90958" calcext:value-type="float">
            <text:p>1.909580</text:p>
          </table:table-cell>
          <table:table-cell office:value-type="float" office:value="1.90543" calcext:value-type="float">
            <text:p>1.905430</text:p>
          </table:table-cell>
          <table:table-cell office:value-type="float" office:value="1.8615" calcext:value-type="float">
            <text:p>1.861500</text:p>
          </table:table-cell>
          <table:table-cell office:value-type="float" office:value="1.80519" calcext:value-type="float">
            <text:p>1.805190</text:p>
          </table:table-cell>
          <table:table-cell office:value-type="float" office:value="1.92271" calcext:value-type="float">
            <text:p>1.922710</text:p>
          </table:table-cell>
          <table:table-cell table:style-name="ce5" table:formula="of:=AVERAGE([.B718:.D718];[.F718])" office:value-type="float" office:value="1.899805" calcext:value-type="float">
            <text:p>1.89980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91211" calcext:value-type="float">
            <text:p>1.912110</text:p>
          </table:table-cell>
          <table:table-cell office:value-type="float" office:value="1.90681" calcext:value-type="float">
            <text:p>1.906810</text:p>
          </table:table-cell>
          <table:table-cell office:value-type="float" office:value="1.86393" calcext:value-type="float">
            <text:p>1.863930</text:p>
          </table:table-cell>
          <table:table-cell office:value-type="float" office:value="1.8078" calcext:value-type="float">
            <text:p>1.807800</text:p>
          </table:table-cell>
          <table:table-cell office:value-type="float" office:value="1.92405" calcext:value-type="float">
            <text:p>1.924050</text:p>
          </table:table-cell>
          <table:table-cell table:style-name="ce5" table:formula="of:=AVERAGE([.B719:.D719];[.F719])" office:value-type="float" office:value="1.901725" calcext:value-type="float">
            <text:p>1.90172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91565" calcext:value-type="float">
            <text:p>1.915650</text:p>
          </table:table-cell>
          <table:table-cell office:value-type="float" office:value="1.91002" calcext:value-type="float">
            <text:p>1.910020</text:p>
          </table:table-cell>
          <table:table-cell office:value-type="float" office:value="1.86729" calcext:value-type="float">
            <text:p>1.867290</text:p>
          </table:table-cell>
          <table:table-cell office:value-type="float" office:value="1.81206" calcext:value-type="float">
            <text:p>1.812060</text:p>
          </table:table-cell>
          <table:table-cell office:value-type="float" office:value="1.92587" calcext:value-type="float">
            <text:p>1.925870</text:p>
          </table:table-cell>
          <table:table-cell table:style-name="ce5" table:formula="of:=AVERAGE([.B720:.D720];[.F720])" office:value-type="float" office:value="1.9047075" calcext:value-type="float">
            <text:p>1.90470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91705" calcext:value-type="float">
            <text:p>1.917050</text:p>
          </table:table-cell>
          <table:table-cell office:value-type="float" office:value="1.91168" calcext:value-type="float">
            <text:p>1.911680</text:p>
          </table:table-cell>
          <table:table-cell office:value-type="float" office:value="1.86914" calcext:value-type="float">
            <text:p>1.869140</text:p>
          </table:table-cell>
          <table:table-cell office:value-type="float" office:value="1.81583" calcext:value-type="float">
            <text:p>1.815830</text:p>
          </table:table-cell>
          <table:table-cell office:value-type="float" office:value="1.92654" calcext:value-type="float">
            <text:p>1.926540</text:p>
          </table:table-cell>
          <table:table-cell table:style-name="ce5" table:formula="of:=AVERAGE([.B721:.D721];[.F721])" office:value-type="float" office:value="1.9061025" calcext:value-type="float">
            <text:p>1.90610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91976" calcext:value-type="float">
            <text:p>1.919760</text:p>
          </table:table-cell>
          <table:table-cell office:value-type="float" office:value="1.91416" calcext:value-type="float">
            <text:p>1.914160</text:p>
          </table:table-cell>
          <table:table-cell office:value-type="float" office:value="1.87291" calcext:value-type="float">
            <text:p>1.872910</text:p>
          </table:table-cell>
          <table:table-cell office:value-type="float" office:value="1.81959" calcext:value-type="float">
            <text:p>1.819590</text:p>
          </table:table-cell>
          <table:table-cell office:value-type="float" office:value="1.92796" calcext:value-type="float">
            <text:p>1.927960</text:p>
          </table:table-cell>
          <table:table-cell table:style-name="ce5" table:formula="of:=AVERAGE([.B722:.D722];[.F722])" office:value-type="float" office:value="1.9086975" calcext:value-type="float">
            <text:p>1.90869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92116" calcext:value-type="float">
            <text:p>1.921160</text:p>
          </table:table-cell>
          <table:table-cell office:value-type="float" office:value="1.91655" calcext:value-type="float">
            <text:p>1.916550</text:p>
          </table:table-cell>
          <table:table-cell office:value-type="float" office:value="1.87526" calcext:value-type="float">
            <text:p>1.875260</text:p>
          </table:table-cell>
          <table:table-cell office:value-type="float" office:value="1.8227" calcext:value-type="float">
            <text:p>1.822700</text:p>
          </table:table-cell>
          <table:table-cell office:value-type="float" office:value="1.92912" calcext:value-type="float">
            <text:p>1.929120</text:p>
          </table:table-cell>
          <table:table-cell table:style-name="ce5" table:formula="of:=AVERAGE([.B723:.D723];[.F723])" office:value-type="float" office:value="1.9105225" calcext:value-type="float">
            <text:p>1.910523</text:p>
          </table:table-cell>
        </table:table-row>
        <table:table-row table:style-name="ro1">
          <table:table-cell office:value-type="float" office:value="12" calcext:value-type="float">
            <text:p>12.0</text:p>
          </table:table-cell>
          <table:table-cell office:value-type="float" office:value="1.92284" calcext:value-type="float">
            <text:p>1.922840</text:p>
          </table:table-cell>
          <table:table-cell office:value-type="float" office:value="1.92004" calcext:value-type="float">
            <text:p>1.920040</text:p>
          </table:table-cell>
          <table:table-cell office:value-type="float" office:value="1.87811" calcext:value-type="float">
            <text:p>1.878110</text:p>
          </table:table-cell>
          <table:table-cell office:value-type="float" office:value="1.82607" calcext:value-type="float">
            <text:p>1.826070</text:p>
          </table:table-cell>
          <table:table-cell office:value-type="float" office:value="1.93012" calcext:value-type="float">
            <text:p>1.930120</text:p>
          </table:table-cell>
          <table:table-cell table:style-name="ce5" table:formula="of:=AVERAGE([.B724:.D724];[.F724])" office:value-type="float" office:value="1.9127775" calcext:value-type="float">
            <text:p>1.91277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.92462" calcext:value-type="float">
            <text:p>1.924620</text:p>
          </table:table-cell>
          <table:table-cell office:value-type="float" office:value="1.92188" calcext:value-type="float">
            <text:p>1.921880</text:p>
          </table:table-cell>
          <table:table-cell office:value-type="float" office:value="1.8802" calcext:value-type="float">
            <text:p>1.880200</text:p>
          </table:table-cell>
          <table:table-cell office:value-type="float" office:value="1.82819" calcext:value-type="float">
            <text:p>1.828190</text:p>
          </table:table-cell>
          <table:table-cell office:value-type="float" office:value="1.93088" calcext:value-type="float">
            <text:p>1.930880</text:p>
          </table:table-cell>
          <table:table-cell table:style-name="ce5" table:formula="of:=AVERAGE([.B725:.D725];[.F725])" office:value-type="float" office:value="1.914395" calcext:value-type="float">
            <text:p>1.91439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92743" calcext:value-type="float">
            <text:p>1.927430</text:p>
          </table:table-cell>
          <table:table-cell office:value-type="float" office:value="1.92372" calcext:value-type="float">
            <text:p>1.923720</text:p>
          </table:table-cell>
          <table:table-cell office:value-type="float" office:value="1.88239" calcext:value-type="float">
            <text:p>1.882390</text:p>
          </table:table-cell>
          <table:table-cell office:value-type="float" office:value="1.83286" calcext:value-type="float">
            <text:p>1.832860</text:p>
          </table:table-cell>
          <table:table-cell office:value-type="float" office:value="1.93221" calcext:value-type="float">
            <text:p>1.932210</text:p>
          </table:table-cell>
          <table:table-cell table:style-name="ce5" table:formula="of:=AVERAGE([.B726:.D726];[.F726])" office:value-type="float" office:value="1.9164375" calcext:value-type="float">
            <text:p>1.91643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92921" calcext:value-type="float">
            <text:p>1.929210</text:p>
          </table:table-cell>
          <table:table-cell office:value-type="float" office:value="1.92583" calcext:value-type="float">
            <text:p>1.925830</text:p>
          </table:table-cell>
          <table:table-cell office:value-type="float" office:value="1.88373" calcext:value-type="float">
            <text:p>1.883730</text:p>
          </table:table-cell>
          <table:table-cell office:value-type="float" office:value="1.83523" calcext:value-type="float">
            <text:p>1.835230</text:p>
          </table:table-cell>
          <table:table-cell office:value-type="float" office:value="1.93296" calcext:value-type="float">
            <text:p>1.932960</text:p>
          </table:table-cell>
          <table:table-cell table:style-name="ce5" table:formula="of:=AVERAGE([.B727:.D727];[.F727])" office:value-type="float" office:value="1.9179325" calcext:value-type="float">
            <text:p>1.91793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93193" calcext:value-type="float">
            <text:p>1.931930</text:p>
          </table:table-cell>
          <table:table-cell office:value-type="float" office:value="1.92729" calcext:value-type="float">
            <text:p>1.927290</text:p>
          </table:table-cell>
          <table:table-cell office:value-type="float" office:value="1.88649" calcext:value-type="float">
            <text:p>1.886490</text:p>
          </table:table-cell>
          <table:table-cell office:value-type="float" office:value="1.83825" calcext:value-type="float">
            <text:p>1.838250</text:p>
          </table:table-cell>
          <table:table-cell office:value-type="float" office:value="1.93435" calcext:value-type="float">
            <text:p>1.934350</text:p>
          </table:table-cell>
          <table:table-cell table:style-name="ce5" table:formula="of:=AVERAGE([.B728:.D728];[.F728])" office:value-type="float" office:value="1.920015" calcext:value-type="float">
            <text:p>1.9200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9336" calcext:value-type="float">
            <text:p>1.933600</text:p>
          </table:table-cell>
          <table:table-cell office:value-type="float" office:value="1.92987" calcext:value-type="float">
            <text:p>1.929870</text:p>
          </table:table-cell>
          <table:table-cell office:value-type="float" office:value="1.88909" calcext:value-type="float">
            <text:p>1.889090</text:p>
          </table:table-cell>
          <table:table-cell office:value-type="float" office:value="1.84061" calcext:value-type="float">
            <text:p>1.840610</text:p>
          </table:table-cell>
          <table:table-cell office:value-type="float" office:value="1.93468" calcext:value-type="float">
            <text:p>1.934680</text:p>
          </table:table-cell>
          <table:table-cell table:style-name="ce5" table:formula="of:=AVERAGE([.B729:.D729];[.F729])" office:value-type="float" office:value="1.92181" calcext:value-type="float">
            <text:p>1.92181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93502" calcext:value-type="float">
            <text:p>1.935020</text:p>
          </table:table-cell>
          <table:table-cell office:value-type="float" office:value="1.93179" calcext:value-type="float">
            <text:p>1.931790</text:p>
          </table:table-cell>
          <table:table-cell office:value-type="float" office:value="1.89119" calcext:value-type="float">
            <text:p>1.891190</text:p>
          </table:table-cell>
          <table:table-cell office:value-type="float" office:value="1.8447" calcext:value-type="float">
            <text:p>1.844700</text:p>
          </table:table-cell>
          <table:table-cell office:value-type="float" office:value="1.93552" calcext:value-type="float">
            <text:p>1.935520</text:p>
          </table:table-cell>
          <table:table-cell table:style-name="ce5" table:formula="of:=AVERAGE([.B730:.D730];[.F730])" office:value-type="float" office:value="1.92338" calcext:value-type="float">
            <text:p>1.92338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93661" calcext:value-type="float">
            <text:p>1.936610</text:p>
          </table:table-cell>
          <table:table-cell office:value-type="float" office:value="1.93299" calcext:value-type="float">
            <text:p>1.932990</text:p>
          </table:table-cell>
          <table:table-cell office:value-type="float" office:value="1.89278" calcext:value-type="float">
            <text:p>1.892780</text:p>
          </table:table-cell>
          <table:table-cell office:value-type="float" office:value="1.84781" calcext:value-type="float">
            <text:p>1.847810</text:p>
          </table:table-cell>
          <table:table-cell office:value-type="float" office:value="1.93601" calcext:value-type="float">
            <text:p>1.936010</text:p>
          </table:table-cell>
          <table:table-cell table:style-name="ce5" table:formula="of:=AVERAGE([.B731:.D731];[.F731])" office:value-type="float" office:value="1.9245975" calcext:value-type="float">
            <text:p>1.92459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.93906" calcext:value-type="float">
            <text:p>1.939060</text:p>
          </table:table-cell>
          <table:table-cell office:value-type="float" office:value="1.93483" calcext:value-type="float">
            <text:p>1.934830</text:p>
          </table:table-cell>
          <table:table-cell office:value-type="float" office:value="1.89563" calcext:value-type="float">
            <text:p>1.895630</text:p>
          </table:table-cell>
          <table:table-cell office:value-type="float" office:value="1.85091" calcext:value-type="float">
            <text:p>1.850910</text:p>
          </table:table-cell>
          <table:table-cell office:value-type="float" office:value="1.93709" calcext:value-type="float">
            <text:p>1.937090</text:p>
          </table:table-cell>
          <table:table-cell table:style-name="ce5" table:formula="of:=AVERAGE([.B732:.D732];[.F732])" office:value-type="float" office:value="1.9266525" calcext:value-type="float">
            <text:p>1.92665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93952" calcext:value-type="float">
            <text:p>1.939520</text:p>
          </table:table-cell>
          <table:table-cell office:value-type="float" office:value="1.93584" calcext:value-type="float">
            <text:p>1.935840</text:p>
          </table:table-cell>
          <table:table-cell office:value-type="float" office:value="1.89646" calcext:value-type="float">
            <text:p>1.896460</text:p>
          </table:table-cell>
          <table:table-cell office:value-type="float" office:value="1.85263" calcext:value-type="float">
            <text:p>1.852630</text:p>
          </table:table-cell>
          <table:table-cell office:value-type="float" office:value="1.93768" calcext:value-type="float">
            <text:p>1.937680</text:p>
          </table:table-cell>
          <table:table-cell table:style-name="ce5" table:formula="of:=AVERAGE([.B733:.D733];[.F733])" office:value-type="float" office:value="1.927375" calcext:value-type="float">
            <text:p>1.927375</text:p>
          </table:table-cell>
        </table:table-row>
        <table:table-row table:style-name="ro1">
          <table:table-cell office:value-type="float" office:value="13" calcext:value-type="float">
            <text:p>13.0</text:p>
          </table:table-cell>
          <table:table-cell office:value-type="float" office:value="1.94112" calcext:value-type="float">
            <text:p>1.941120</text:p>
          </table:table-cell>
          <table:table-cell office:value-type="float" office:value="1.93732" calcext:value-type="float">
            <text:p>1.937320</text:p>
          </table:table-cell>
          <table:table-cell office:value-type="float" office:value="1.8989" calcext:value-type="float">
            <text:p>1.898900</text:p>
          </table:table-cell>
          <table:table-cell office:value-type="float" office:value="1.8563" calcext:value-type="float">
            <text:p>1.856300</text:p>
          </table:table-cell>
          <table:table-cell office:value-type="float" office:value="1.93901" calcext:value-type="float">
            <text:p>1.939010</text:p>
          </table:table-cell>
          <table:table-cell table:style-name="ce5" table:formula="of:=AVERAGE([.B734:.D734];[.F734])" office:value-type="float" office:value="1.9290875" calcext:value-type="float">
            <text:p>1.92908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94215" calcext:value-type="float">
            <text:p>1.942150</text:p>
          </table:table-cell>
          <table:table-cell office:value-type="float" office:value="1.93833" calcext:value-type="float">
            <text:p>1.938330</text:p>
          </table:table-cell>
          <table:table-cell office:value-type="float" office:value="1.90049" calcext:value-type="float">
            <text:p>1.900490</text:p>
          </table:table-cell>
          <table:table-cell office:value-type="float" office:value="1.85884" calcext:value-type="float">
            <text:p>1.858840</text:p>
          </table:table-cell>
          <table:table-cell office:value-type="float" office:value="1.93994" calcext:value-type="float">
            <text:p>1.939940</text:p>
          </table:table-cell>
          <table:table-cell table:style-name="ce5" table:formula="of:=AVERAGE([.B735:.D735];[.F735])" office:value-type="float" office:value="1.9302275" calcext:value-type="float">
            <text:p>1.93022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94355" calcext:value-type="float">
            <text:p>1.943550</text:p>
          </table:table-cell>
          <table:table-cell office:value-type="float" office:value="1.94053" calcext:value-type="float">
            <text:p>1.940530</text:p>
          </table:table-cell>
          <table:table-cell office:value-type="float" office:value="1.90225" calcext:value-type="float">
            <text:p>1.902250</text:p>
          </table:table-cell>
          <table:table-cell office:value-type="float" office:value="1.86309" calcext:value-type="float">
            <text:p>1.863090</text:p>
          </table:table-cell>
          <table:table-cell office:value-type="float" office:value="1.94083" calcext:value-type="float">
            <text:p>1.940830</text:p>
          </table:table-cell>
          <table:table-cell table:style-name="ce5" table:formula="of:=AVERAGE([.B736:.D736];[.F736])" office:value-type="float" office:value="1.93179" calcext:value-type="float">
            <text:p>1.93179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94459" calcext:value-type="float">
            <text:p>1.944590</text:p>
          </table:table-cell>
          <table:table-cell office:value-type="float" office:value="1.94182" calcext:value-type="float">
            <text:p>1.941820</text:p>
          </table:table-cell>
          <table:table-cell office:value-type="float" office:value="1.90334" calcext:value-type="float">
            <text:p>1.903340</text:p>
          </table:table-cell>
          <table:table-cell office:value-type="float" office:value="1.86448" calcext:value-type="float">
            <text:p>1.864480</text:p>
          </table:table-cell>
          <table:table-cell office:value-type="float" office:value="1.94142" calcext:value-type="float">
            <text:p>1.941420</text:p>
          </table:table-cell>
          <table:table-cell table:style-name="ce5" table:formula="of:=AVERAGE([.B737:.D737];[.F737])" office:value-type="float" office:value="1.9327925" calcext:value-type="float">
            <text:p>1.93279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94627" calcext:value-type="float">
            <text:p>1.946270</text:p>
          </table:table-cell>
          <table:table-cell office:value-type="float" office:value="1.94348" calcext:value-type="float">
            <text:p>1.943480</text:p>
          </table:table-cell>
          <table:table-cell office:value-type="float" office:value="1.9051" calcext:value-type="float">
            <text:p>1.905100</text:p>
          </table:table-cell>
          <table:table-cell office:value-type="float" office:value="1.86694" calcext:value-type="float">
            <text:p>1.866940</text:p>
          </table:table-cell>
          <table:table-cell office:value-type="float" office:value="1.9425" calcext:value-type="float">
            <text:p>1.942500</text:p>
          </table:table-cell>
          <table:table-cell table:style-name="ce5" table:formula="of:=AVERAGE([.B738:.D738];[.F738])" office:value-type="float" office:value="1.9343375" calcext:value-type="float">
            <text:p>1.93433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9473" calcext:value-type="float">
            <text:p>1.947300</text:p>
          </table:table-cell>
          <table:table-cell office:value-type="float" office:value="1.94495" calcext:value-type="float">
            <text:p>1.944950</text:p>
          </table:table-cell>
          <table:table-cell office:value-type="float" office:value="1.90669" calcext:value-type="float">
            <text:p>1.906690</text:p>
          </table:table-cell>
          <table:table-cell office:value-type="float" office:value="1.86882" calcext:value-type="float">
            <text:p>1.868820</text:p>
          </table:table-cell>
          <table:table-cell office:value-type="float" office:value="1.94299" calcext:value-type="float">
            <text:p>1.942990</text:p>
          </table:table-cell>
          <table:table-cell table:style-name="ce5" table:formula="of:=AVERAGE([.B739:.D739];[.F739])" office:value-type="float" office:value="1.9354825" calcext:value-type="float">
            <text:p>1.93548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94889" calcext:value-type="float">
            <text:p>1.948890</text:p>
          </table:table-cell>
          <table:table-cell office:value-type="float" office:value="1.94633" calcext:value-type="float">
            <text:p>1.946330</text:p>
          </table:table-cell>
          <table:table-cell office:value-type="float" office:value="1.90787" calcext:value-type="float">
            <text:p>1.907870</text:p>
          </table:table-cell>
          <table:table-cell office:value-type="float" office:value="1.87235" calcext:value-type="float">
            <text:p>1.872350</text:p>
          </table:table-cell>
          <table:table-cell office:value-type="float" office:value="1.94383" calcext:value-type="float">
            <text:p>1.943830</text:p>
          </table:table-cell>
          <table:table-cell table:style-name="ce5" table:formula="of:=AVERAGE([.B740:.D740];[.F740])" office:value-type="float" office:value="1.93673" calcext:value-type="float">
            <text:p>1.93673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94973" calcext:value-type="float">
            <text:p>1.949730</text:p>
          </table:table-cell>
          <table:table-cell office:value-type="float" office:value="1.94743" calcext:value-type="float">
            <text:p>1.947430</text:p>
          </table:table-cell>
          <table:table-cell office:value-type="float" office:value="1.90954" calcext:value-type="float">
            <text:p>1.909540</text:p>
          </table:table-cell>
          <table:table-cell office:value-type="float" office:value="1.87423" calcext:value-type="float">
            <text:p>1.874230</text:p>
          </table:table-cell>
          <table:table-cell office:value-type="float" office:value="1.94458" calcext:value-type="float">
            <text:p>1.944580</text:p>
          </table:table-cell>
          <table:table-cell table:style-name="ce5" table:formula="of:=AVERAGE([.B741:.D741];[.F741])" office:value-type="float" office:value="1.93782" calcext:value-type="float">
            <text:p>1.93782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95076" calcext:value-type="float">
            <text:p>1.950760</text:p>
          </table:table-cell>
          <table:table-cell office:value-type="float" office:value="1.94927" calcext:value-type="float">
            <text:p>1.949270</text:p>
          </table:table-cell>
          <table:table-cell office:value-type="float" office:value="1.91189" calcext:value-type="float">
            <text:p>1.911890</text:p>
          </table:table-cell>
          <table:table-cell office:value-type="float" office:value="1.87725" calcext:value-type="float">
            <text:p>1.877250</text:p>
          </table:table-cell>
          <table:table-cell office:value-type="float" office:value="1.94566" calcext:value-type="float">
            <text:p>1.945660</text:p>
          </table:table-cell>
          <table:table-cell table:style-name="ce5" table:formula="of:=AVERAGE([.B742:.D742];[.F742])" office:value-type="float" office:value="1.939395" calcext:value-type="float">
            <text:p>1.93939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95114" calcext:value-type="float">
            <text:p>1.951140</text:p>
          </table:table-cell>
          <table:table-cell office:value-type="float" office:value="1.95047" calcext:value-type="float">
            <text:p>1.950470</text:p>
          </table:table-cell>
          <table:table-cell office:value-type="float" office:value="1.91332" calcext:value-type="float">
            <text:p>1.913320</text:p>
          </table:table-cell>
          <table:table-cell office:value-type="float" office:value="1.87897" calcext:value-type="float">
            <text:p>1.878970</text:p>
          </table:table-cell>
          <table:table-cell office:value-type="float" office:value="1.94591" calcext:value-type="float">
            <text:p>1.945910</text:p>
          </table:table-cell>
          <table:table-cell table:style-name="ce5" table:formula="of:=AVERAGE([.B743:.D743];[.F743])" office:value-type="float" office:value="1.94021" calcext:value-type="float">
            <text:p>1.940210</text:p>
          </table:table-cell>
        </table:table-row>
        <table:table-row table:style-name="ro1">
          <table:table-cell office:value-type="float" office:value="14" calcext:value-type="float">
            <text:p>14.0</text:p>
          </table:table-cell>
          <table:table-cell office:value-type="float" office:value="1.95246" calcext:value-type="float">
            <text:p>1.952460</text:p>
          </table:table-cell>
          <table:table-cell office:value-type="float" office:value="1.95176" calcext:value-type="float">
            <text:p>1.951760</text:p>
          </table:table-cell>
          <table:table-cell office:value-type="float" office:value="1.91466" calcext:value-type="float">
            <text:p>1.914660</text:p>
          </table:table-cell>
          <table:table-cell office:value-type="float" office:value="1.88069" calcext:value-type="float">
            <text:p>1.880690</text:p>
          </table:table-cell>
          <table:table-cell office:value-type="float" office:value="1.9469" calcext:value-type="float">
            <text:p>1.946900</text:p>
          </table:table-cell>
          <table:table-cell table:style-name="ce5" table:formula="of:=AVERAGE([.B744:.D744];[.F744])" office:value-type="float" office:value="1.941445" calcext:value-type="float">
            <text:p>1.94144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95358" calcext:value-type="float">
            <text:p>1.953580</text:p>
          </table:table-cell>
          <table:table-cell office:value-type="float" office:value="1.95287" calcext:value-type="float">
            <text:p>1.952870</text:p>
          </table:table-cell>
          <table:table-cell office:value-type="float" office:value="1.91617" calcext:value-type="float">
            <text:p>1.916170</text:p>
          </table:table-cell>
          <table:table-cell office:value-type="float" office:value="1.88224" calcext:value-type="float">
            <text:p>1.882240</text:p>
          </table:table-cell>
          <table:table-cell office:value-type="float" office:value="1.94715" calcext:value-type="float">
            <text:p>1.947150</text:p>
          </table:table-cell>
          <table:table-cell table:style-name="ce5" table:formula="of:=AVERAGE([.B745:.D745];[.F745])" office:value-type="float" office:value="1.9424425" calcext:value-type="float">
            <text:p>1.94244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95499" calcext:value-type="float">
            <text:p>1.954990</text:p>
          </table:table-cell>
          <table:table-cell office:value-type="float" office:value="1.95434" calcext:value-type="float">
            <text:p>1.954340</text:p>
          </table:table-cell>
          <table:table-cell office:value-type="float" office:value="1.91742" calcext:value-type="float">
            <text:p>1.917420</text:p>
          </table:table-cell>
          <table:table-cell office:value-type="float" office:value="1.88576" calcext:value-type="float">
            <text:p>1.885760</text:p>
          </table:table-cell>
          <table:table-cell office:value-type="float" office:value="1.94841" calcext:value-type="float">
            <text:p>1.948410</text:p>
          </table:table-cell>
          <table:table-cell table:style-name="ce5" table:formula="of:=AVERAGE([.B746:.D746];[.F746])" office:value-type="float" office:value="1.94379" calcext:value-type="float">
            <text:p>1.94379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9563" calcext:value-type="float">
            <text:p>1.956300</text:p>
          </table:table-cell>
          <table:table-cell office:value-type="float" office:value="1.95517" calcext:value-type="float">
            <text:p>1.955170</text:p>
          </table:table-cell>
          <table:table-cell office:value-type="float" office:value="1.91826" calcext:value-type="float">
            <text:p>1.918260</text:p>
          </table:table-cell>
          <table:table-cell office:value-type="float" office:value="1.88789" calcext:value-type="float">
            <text:p>1.887890</text:p>
          </table:table-cell>
          <table:table-cell office:value-type="float" office:value="1.94899" calcext:value-type="float">
            <text:p>1.948990</text:p>
          </table:table-cell>
          <table:table-cell table:style-name="ce5" table:formula="of:=AVERAGE([.B747:.D747];[.F747])" office:value-type="float" office:value="1.94468" calcext:value-type="float">
            <text:p>1.94468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95761" calcext:value-type="float">
            <text:p>1.957610</text:p>
          </table:table-cell>
          <table:table-cell office:value-type="float" office:value="1.95673" calcext:value-type="float">
            <text:p>1.956730</text:p>
          </table:table-cell>
          <table:table-cell office:value-type="float" office:value="1.91994" calcext:value-type="float">
            <text:p>1.919940</text:p>
          </table:table-cell>
          <table:table-cell office:value-type="float" office:value="1.89058" calcext:value-type="float">
            <text:p>1.890580</text:p>
          </table:table-cell>
          <table:table-cell office:value-type="float" office:value="1.94983" calcext:value-type="float">
            <text:p>1.949830</text:p>
          </table:table-cell>
          <table:table-cell table:style-name="ce5" table:formula="of:=AVERAGE([.B748:.D748];[.F748])" office:value-type="float" office:value="1.9460275" calcext:value-type="float">
            <text:p>1.94602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95808" calcext:value-type="float">
            <text:p>1.958080</text:p>
          </table:table-cell>
          <table:table-cell office:value-type="float" office:value="1.95746" calcext:value-type="float">
            <text:p>1.957460</text:p>
          </table:table-cell>
          <table:table-cell office:value-type="float" office:value="1.92103" calcext:value-type="float">
            <text:p>1.921030</text:p>
          </table:table-cell>
          <table:table-cell office:value-type="float" office:value="1.89197" calcext:value-type="float">
            <text:p>1.891970</text:p>
          </table:table-cell>
          <table:table-cell office:value-type="float" office:value="1.95033" calcext:value-type="float">
            <text:p>1.950330</text:p>
          </table:table-cell>
          <table:table-cell table:style-name="ce5" table:formula="of:=AVERAGE([.B749:.D749];[.F749])" office:value-type="float" office:value="1.946725" calcext:value-type="float">
            <text:p>1.94672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95929" calcext:value-type="float">
            <text:p>1.959290</text:p>
          </table:table-cell>
          <table:table-cell office:value-type="float" office:value="1.95939" calcext:value-type="float">
            <text:p>1.959390</text:p>
          </table:table-cell>
          <table:table-cell office:value-type="float" office:value="1.92296" calcext:value-type="float">
            <text:p>1.922960</text:p>
          </table:table-cell>
          <table:table-cell office:value-type="float" office:value="1.89394" calcext:value-type="float">
            <text:p>1.893940</text:p>
          </table:table-cell>
          <table:table-cell office:value-type="float" office:value="1.95117" calcext:value-type="float">
            <text:p>1.951170</text:p>
          </table:table-cell>
          <table:table-cell table:style-name="ce5" table:formula="of:=AVERAGE([.B750:.D750];[.F750])" office:value-type="float" office:value="1.9482025" calcext:value-type="float">
            <text:p>1.948203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96032" calcext:value-type="float">
            <text:p>1.960320</text:p>
          </table:table-cell>
          <table:table-cell office:value-type="float" office:value="1.95995" calcext:value-type="float">
            <text:p>1.959950</text:p>
          </table:table-cell>
          <table:table-cell office:value-type="float" office:value="1.92413" calcext:value-type="float">
            <text:p>1.924130</text:p>
          </table:table-cell>
          <table:table-cell office:value-type="float" office:value="1.89557" calcext:value-type="float">
            <text:p>1.895570</text:p>
          </table:table-cell>
          <table:table-cell office:value-type="float" office:value="1.95142" calcext:value-type="float">
            <text:p>1.951420</text:p>
          </table:table-cell>
          <table:table-cell table:style-name="ce5" table:formula="of:=AVERAGE([.B751:.D751];[.F751])" office:value-type="float" office:value="1.948955" calcext:value-type="float">
            <text:p>1.94895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96163" calcext:value-type="float">
            <text:p>1.961630</text:p>
          </table:table-cell>
          <table:table-cell office:value-type="float" office:value="1.96132" calcext:value-type="float">
            <text:p>1.961320</text:p>
          </table:table-cell>
          <table:table-cell office:value-type="float" office:value="1.92656" calcext:value-type="float">
            <text:p>1.926560</text:p>
          </table:table-cell>
          <table:table-cell office:value-type="float" office:value="1.89712" calcext:value-type="float">
            <text:p>1.897120</text:p>
          </table:table-cell>
          <table:table-cell office:value-type="float" office:value="1.95217" calcext:value-type="float">
            <text:p>1.952170</text:p>
          </table:table-cell>
          <table:table-cell table:style-name="ce5" table:formula="of:=AVERAGE([.B752:.D752];[.F752])" office:value-type="float" office:value="1.95042" calcext:value-type="float">
            <text:p>1.95042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96255" calcext:value-type="float">
            <text:p>1.962550</text:p>
          </table:table-cell>
          <table:table-cell office:value-type="float" office:value="1.96197" calcext:value-type="float">
            <text:p>1.961970</text:p>
          </table:table-cell>
          <table:table-cell office:value-type="float" office:value="1.92798" calcext:value-type="float">
            <text:p>1.927980</text:p>
          </table:table-cell>
          <table:table-cell office:value-type="float" office:value="1.89811" calcext:value-type="float">
            <text:p>1.898110</text:p>
          </table:table-cell>
          <table:table-cell office:value-type="float" office:value="1.95267" calcext:value-type="float">
            <text:p>1.952670</text:p>
          </table:table-cell>
          <table:table-cell table:style-name="ce5" table:formula="of:=AVERAGE([.B753:.D753];[.F753])" office:value-type="float" office:value="1.9512925" calcext:value-type="float">
            <text:p>1.951293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.9634" calcext:value-type="float">
            <text:p>1.963400</text:p>
          </table:table-cell>
          <table:table-cell office:value-type="float" office:value="1.96279" calcext:value-type="float">
            <text:p>1.962790</text:p>
          </table:table-cell>
          <table:table-cell office:value-type="float" office:value="1.92958" calcext:value-type="float">
            <text:p>1.929580</text:p>
          </table:table-cell>
          <table:table-cell office:value-type="float" office:value="1.89991" calcext:value-type="float">
            <text:p>1.899910</text:p>
          </table:table-cell>
          <table:table-cell office:value-type="float" office:value="1.9541" calcext:value-type="float">
            <text:p>1.954100</text:p>
          </table:table-cell>
          <table:table-cell table:style-name="ce5" table:formula="of:=AVERAGE([.B754:.D754];[.F754])" office:value-type="float" office:value="1.9524675" calcext:value-type="float">
            <text:p>1.95246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96377" calcext:value-type="float">
            <text:p>1.963770</text:p>
          </table:table-cell>
          <table:table-cell office:value-type="float" office:value="1.96353" calcext:value-type="float">
            <text:p>1.963530</text:p>
          </table:table-cell>
          <table:table-cell office:value-type="float" office:value="1.93084" calcext:value-type="float">
            <text:p>1.930840</text:p>
          </table:table-cell>
          <table:table-cell office:value-type="float" office:value="1.90122" calcext:value-type="float">
            <text:p>1.901220</text:p>
          </table:table-cell>
          <table:table-cell office:value-type="float" office:value="1.95468" calcext:value-type="float">
            <text:p>1.954680</text:p>
          </table:table-cell>
          <table:table-cell table:style-name="ce5" table:formula="of:=AVERAGE([.B755:.D755];[.F755])" office:value-type="float" office:value="1.953205" calcext:value-type="float">
            <text:p>1.95320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96481" calcext:value-type="float">
            <text:p>1.964810</text:p>
          </table:table-cell>
          <table:table-cell office:value-type="float" office:value="1.96427" calcext:value-type="float">
            <text:p>1.964270</text:p>
          </table:table-cell>
          <table:table-cell office:value-type="float" office:value="1.93252" calcext:value-type="float">
            <text:p>1.932520</text:p>
          </table:table-cell>
          <table:table-cell office:value-type="float" office:value="1.90441" calcext:value-type="float">
            <text:p>1.904410</text:p>
          </table:table-cell>
          <table:table-cell office:value-type="float" office:value="1.95534" calcext:value-type="float">
            <text:p>1.955340</text:p>
          </table:table-cell>
          <table:table-cell table:style-name="ce5" table:formula="of:=AVERAGE([.B756:.D756];[.F756])" office:value-type="float" office:value="1.954235" calcext:value-type="float">
            <text:p>1.95423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96518" calcext:value-type="float">
            <text:p>1.965180</text:p>
          </table:table-cell>
          <table:table-cell office:value-type="float" office:value="1.96473" calcext:value-type="float">
            <text:p>1.964730</text:p>
          </table:table-cell>
          <table:table-cell office:value-type="float" office:value="1.93344" calcext:value-type="float">
            <text:p>1.933440</text:p>
          </table:table-cell>
          <table:table-cell office:value-type="float" office:value="1.90572" calcext:value-type="float">
            <text:p>1.905720</text:p>
          </table:table-cell>
          <table:table-cell office:value-type="float" office:value="1.95584" calcext:value-type="float">
            <text:p>1.955840</text:p>
          </table:table-cell>
          <table:table-cell table:style-name="ce5" table:formula="of:=AVERAGE([.B757:.D757];[.F757])" office:value-type="float" office:value="1.9547975" calcext:value-type="float">
            <text:p>1.95479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96584" calcext:value-type="float">
            <text:p>1.965840</text:p>
          </table:table-cell>
          <table:table-cell office:value-type="float" office:value="1.96619" calcext:value-type="float">
            <text:p>1.966190</text:p>
          </table:table-cell>
          <table:table-cell office:value-type="float" office:value="1.93436" calcext:value-type="float">
            <text:p>1.934360</text:p>
          </table:table-cell>
          <table:table-cell office:value-type="float" office:value="1.90768" calcext:value-type="float">
            <text:p>1.907680</text:p>
          </table:table-cell>
          <table:table-cell office:value-type="float" office:value="1.95592" calcext:value-type="float">
            <text:p>1.955920</text:p>
          </table:table-cell>
          <table:table-cell table:style-name="ce5" table:formula="of:=AVERAGE([.B758:.D758];[.F758])" office:value-type="float" office:value="1.9555775" calcext:value-type="float">
            <text:p>1.95557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96677" calcext:value-type="float">
            <text:p>1.966770</text:p>
          </table:table-cell>
          <table:table-cell office:value-type="float" office:value="1.96693" calcext:value-type="float">
            <text:p>1.966930</text:p>
          </table:table-cell>
          <table:table-cell office:value-type="float" office:value="1.9352" calcext:value-type="float">
            <text:p>1.935200</text:p>
          </table:table-cell>
          <table:table-cell office:value-type="float" office:value="1.90858" calcext:value-type="float">
            <text:p>1.908580</text:p>
          </table:table-cell>
          <table:table-cell office:value-type="float" office:value="1.95617" calcext:value-type="float">
            <text:p>1.956170</text:p>
          </table:table-cell>
          <table:table-cell table:style-name="ce5" table:formula="of:=AVERAGE([.B759:.D759];[.F759])" office:value-type="float" office:value="1.9562675" calcext:value-type="float">
            <text:p>1.95626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96761" calcext:value-type="float">
            <text:p>1.967610</text:p>
          </table:table-cell>
          <table:table-cell office:value-type="float" office:value="1.96785" calcext:value-type="float">
            <text:p>1.967850</text:p>
          </table:table-cell>
          <table:table-cell office:value-type="float" office:value="1.93687" calcext:value-type="float">
            <text:p>1.936870</text:p>
          </table:table-cell>
          <table:table-cell office:value-type="float" office:value="1.91047" calcext:value-type="float">
            <text:p>1.910470</text:p>
          </table:table-cell>
          <table:table-cell office:value-type="float" office:value="1.95692" calcext:value-type="float">
            <text:p>1.956920</text:p>
          </table:table-cell>
          <table:table-cell table:style-name="ce5" table:formula="of:=AVERAGE([.B760:.D760];[.F760])" office:value-type="float" office:value="1.9573125" calcext:value-type="float">
            <text:p>1.95731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96798" calcext:value-type="float">
            <text:p>1.967980</text:p>
          </table:table-cell>
          <table:table-cell office:value-type="float" office:value="1.96868" calcext:value-type="float">
            <text:p>1.968680</text:p>
          </table:table-cell>
          <table:table-cell office:value-type="float" office:value="1.93771" calcext:value-type="float">
            <text:p>1.937710</text:p>
          </table:table-cell>
          <table:table-cell office:value-type="float" office:value="1.91128" calcext:value-type="float">
            <text:p>1.911280</text:p>
          </table:table-cell>
          <table:table-cell office:value-type="float" office:value="1.95709" calcext:value-type="float">
            <text:p>1.957090</text:p>
          </table:table-cell>
          <table:table-cell table:style-name="ce5" table:formula="of:=AVERAGE([.B761:.D761];[.F761])" office:value-type="float" office:value="1.957865" calcext:value-type="float">
            <text:p>1.95786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96901" calcext:value-type="float">
            <text:p>1.969010</text:p>
          </table:table-cell>
          <table:table-cell office:value-type="float" office:value="1.9695" calcext:value-type="float">
            <text:p>1.969500</text:p>
          </table:table-cell>
          <table:table-cell office:value-type="float" office:value="1.93922" calcext:value-type="float">
            <text:p>1.939220</text:p>
          </table:table-cell>
          <table:table-cell office:value-type="float" office:value="1.91333" calcext:value-type="float">
            <text:p>1.913330</text:p>
          </table:table-cell>
          <table:table-cell office:value-type="float" office:value="1.95775" calcext:value-type="float">
            <text:p>1.957750</text:p>
          </table:table-cell>
          <table:table-cell table:style-name="ce5" table:formula="of:=AVERAGE([.B762:.D762];[.F762])" office:value-type="float" office:value="1.95887" calcext:value-type="float">
            <text:p>1.95887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96939" calcext:value-type="float">
            <text:p>1.969390</text:p>
          </table:table-cell>
          <table:table-cell office:value-type="float" office:value="1.97033" calcext:value-type="float">
            <text:p>1.970330</text:p>
          </table:table-cell>
          <table:table-cell office:value-type="float" office:value="1.94022" calcext:value-type="float">
            <text:p>1.940220</text:p>
          </table:table-cell>
          <table:table-cell office:value-type="float" office:value="1.91431" calcext:value-type="float">
            <text:p>1.914310</text:p>
          </table:table-cell>
          <table:table-cell office:value-type="float" office:value="1.958" calcext:value-type="float">
            <text:p>1.958000</text:p>
          </table:table-cell>
          <table:table-cell table:style-name="ce5" table:formula="of:=AVERAGE([.B763:.D763];[.F763])" office:value-type="float" office:value="1.959485" calcext:value-type="float">
            <text:p>1.959485</text:p>
          </table:table-cell>
        </table:table-row>
        <table:table-row table:style-name="ro1">
          <table:table-cell office:value-type="float" office:value="16" calcext:value-type="float">
            <text:p>16.0</text:p>
          </table:table-cell>
          <table:table-cell office:value-type="float" office:value="1.97024" calcext:value-type="float">
            <text:p>1.970240</text:p>
          </table:table-cell>
          <table:table-cell office:value-type="float" office:value="1.97097" calcext:value-type="float">
            <text:p>1.970970</text:p>
          </table:table-cell>
          <table:table-cell office:value-type="float" office:value="1.9419" calcext:value-type="float">
            <text:p>1.941900</text:p>
          </table:table-cell>
          <table:table-cell office:value-type="float" office:value="1.91587" calcext:value-type="float">
            <text:p>1.915870</text:p>
          </table:table-cell>
          <table:table-cell office:value-type="float" office:value="1.95875" calcext:value-type="float">
            <text:p>1.958750</text:p>
          </table:table-cell>
          <table:table-cell table:style-name="ce5" table:formula="of:=AVERAGE([.B764:.D764];[.F764])" office:value-type="float" office:value="1.960465" calcext:value-type="float">
            <text:p>1.96046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97108" calcext:value-type="float">
            <text:p>1.971080</text:p>
          </table:table-cell>
          <table:table-cell office:value-type="float" office:value="1.9719" calcext:value-type="float">
            <text:p>1.971900</text:p>
          </table:table-cell>
          <table:table-cell office:value-type="float" office:value="1.9424" calcext:value-type="float">
            <text:p>1.942400</text:p>
          </table:table-cell>
          <table:table-cell office:value-type="float" office:value="1.91733" calcext:value-type="float">
            <text:p>1.917330</text:p>
          </table:table-cell>
          <table:table-cell office:value-type="float" office:value="1.95934" calcext:value-type="float">
            <text:p>1.959340</text:p>
          </table:table-cell>
          <table:table-cell table:style-name="ce5" table:formula="of:=AVERAGE([.B765:.D765];[.F765])" office:value-type="float" office:value="1.96118" calcext:value-type="float">
            <text:p>1.96118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97174" calcext:value-type="float">
            <text:p>1.971740</text:p>
          </table:table-cell>
          <table:table-cell office:value-type="float" office:value="1.97254" calcext:value-type="float">
            <text:p>1.972540</text:p>
          </table:table-cell>
          <table:table-cell office:value-type="float" office:value="1.94307" calcext:value-type="float">
            <text:p>1.943070</text:p>
          </table:table-cell>
          <table:table-cell office:value-type="float" office:value="1.91947" calcext:value-type="float">
            <text:p>1.919470</text:p>
          </table:table-cell>
          <table:table-cell office:value-type="float" office:value="1.95959" calcext:value-type="float">
            <text:p>1.959590</text:p>
          </table:table-cell>
          <table:table-cell table:style-name="ce5" table:formula="of:=AVERAGE([.B766:.D766];[.F766])" office:value-type="float" office:value="1.961735" calcext:value-type="float">
            <text:p>1.96173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97269" calcext:value-type="float">
            <text:p>1.972690</text:p>
          </table:table-cell>
          <table:table-cell office:value-type="float" office:value="1.97281" calcext:value-type="float">
            <text:p>1.972810</text:p>
          </table:table-cell>
          <table:table-cell office:value-type="float" office:value="1.94374" calcext:value-type="float">
            <text:p>1.943740</text:p>
          </table:table-cell>
          <table:table-cell office:value-type="float" office:value="1.92077" calcext:value-type="float">
            <text:p>1.920770</text:p>
          </table:table-cell>
          <table:table-cell office:value-type="float" office:value="1.95992" calcext:value-type="float">
            <text:p>1.959920</text:p>
          </table:table-cell>
          <table:table-cell table:style-name="ce5" table:formula="of:=AVERAGE([.B767:.D767];[.F767])" office:value-type="float" office:value="1.96229" calcext:value-type="float">
            <text:p>1.96229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97354" calcext:value-type="float">
            <text:p>1.973540</text:p>
          </table:table-cell>
          <table:table-cell office:value-type="float" office:value="1.97345" calcext:value-type="float">
            <text:p>1.973450</text:p>
          </table:table-cell>
          <table:table-cell office:value-type="float" office:value="1.94474" calcext:value-type="float">
            <text:p>1.944740</text:p>
          </table:table-cell>
          <table:table-cell office:value-type="float" office:value="1.92199" calcext:value-type="float">
            <text:p>1.921990</text:p>
          </table:table-cell>
          <table:table-cell office:value-type="float" office:value="1.96075" calcext:value-type="float">
            <text:p>1.960750</text:p>
          </table:table-cell>
          <table:table-cell table:style-name="ce5" table:formula="of:=AVERAGE([.B768:.D768];[.F768])" office:value-type="float" office:value="1.96312" calcext:value-type="float">
            <text:p>1.96312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97382" calcext:value-type="float">
            <text:p>1.973820</text:p>
          </table:table-cell>
          <table:table-cell office:value-type="float" office:value="1.97429" calcext:value-type="float">
            <text:p>1.974290</text:p>
          </table:table-cell>
          <table:table-cell office:value-type="float" office:value="1.94567" calcext:value-type="float">
            <text:p>1.945670</text:p>
          </table:table-cell>
          <table:table-cell office:value-type="float" office:value="1.92339" calcext:value-type="float">
            <text:p>1.923390</text:p>
          </table:table-cell>
          <table:table-cell office:value-type="float" office:value="1.96108" calcext:value-type="float">
            <text:p>1.961080</text:p>
          </table:table-cell>
          <table:table-cell table:style-name="ce5" table:formula="of:=AVERAGE([.B769:.D769];[.F769])" office:value-type="float" office:value="1.963715" calcext:value-type="float">
            <text:p>1.96371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.97437" calcext:value-type="float">
            <text:p>1.974370</text:p>
          </table:table-cell>
          <table:table-cell office:value-type="float" office:value="1.97502" calcext:value-type="float">
            <text:p>1.975020</text:p>
          </table:table-cell>
          <table:table-cell office:value-type="float" office:value="1.946" calcext:value-type="float">
            <text:p>1.946000</text:p>
          </table:table-cell>
          <table:table-cell office:value-type="float" office:value="1.92462" calcext:value-type="float">
            <text:p>1.924620</text:p>
          </table:table-cell>
          <table:table-cell office:value-type="float" office:value="1.96164" calcext:value-type="float">
            <text:p>1.961640</text:p>
          </table:table-cell>
          <table:table-cell table:style-name="ce5" table:formula="of:=AVERAGE([.B770:.D770];[.F770])" office:value-type="float" office:value="1.9642575" calcext:value-type="float">
            <text:p>1.96425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.97465" calcext:value-type="float">
            <text:p>1.974650</text:p>
          </table:table-cell>
          <table:table-cell office:value-type="float" office:value="1.97548" calcext:value-type="float">
            <text:p>1.975480</text:p>
          </table:table-cell>
          <table:table-cell office:value-type="float" office:value="1.94709" calcext:value-type="float">
            <text:p>1.947090</text:p>
          </table:table-cell>
          <table:table-cell office:value-type="float" office:value="1.9256" calcext:value-type="float">
            <text:p>1.925600</text:p>
          </table:table-cell>
          <table:table-cell office:value-type="float" office:value="1.96207" calcext:value-type="float">
            <text:p>1.962070</text:p>
          </table:table-cell>
          <table:table-cell table:style-name="ce5" table:formula="of:=AVERAGE([.B771:.D771];[.F771])" office:value-type="float" office:value="1.9648225" calcext:value-type="float">
            <text:p>1.96482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.9754" calcext:value-type="float">
            <text:p>1.975400</text:p>
          </table:table-cell>
          <table:table-cell office:value-type="float" office:value="1.97603" calcext:value-type="float">
            <text:p>1.976030</text:p>
          </table:table-cell>
          <table:table-cell office:value-type="float" office:value="1.94835" calcext:value-type="float">
            <text:p>1.948350</text:p>
          </table:table-cell>
          <table:table-cell office:value-type="float" office:value="1.92658" calcext:value-type="float">
            <text:p>1.926580</text:p>
          </table:table-cell>
          <table:table-cell office:value-type="float" office:value="1.96247" calcext:value-type="float">
            <text:p>1.962470</text:p>
          </table:table-cell>
          <table:table-cell table:style-name="ce5" table:formula="of:=AVERAGE([.B772:.D772];[.F772])" office:value-type="float" office:value="1.9655625" calcext:value-type="float">
            <text:p>1.965563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.97567" calcext:value-type="float">
            <text:p>1.975670</text:p>
          </table:table-cell>
          <table:table-cell office:value-type="float" office:value="1.9764" calcext:value-type="float">
            <text:p>1.976400</text:p>
          </table:table-cell>
          <table:table-cell office:value-type="float" office:value="1.94961" calcext:value-type="float">
            <text:p>1.949610</text:p>
          </table:table-cell>
          <table:table-cell office:value-type="float" office:value="1.92716" calcext:value-type="float">
            <text:p>1.927160</text:p>
          </table:table-cell>
          <table:table-cell office:value-type="float" office:value="1.96289" calcext:value-type="float">
            <text:p>1.962890</text:p>
          </table:table-cell>
          <table:table-cell table:style-name="ce5" table:formula="of:=AVERAGE([.B773:.D773];[.F773])" office:value-type="float" office:value="1.9661425" calcext:value-type="float">
            <text:p>1.966143</text:p>
          </table:table-cell>
        </table:table-row>
        <table:table-row table:style-name="ro1">
          <table:table-cell office:value-type="float" office:value="17" calcext:value-type="float">
            <text:p>17.0</text:p>
          </table:table-cell>
          <table:table-cell office:value-type="float" office:value="1.97632" calcext:value-type="float">
            <text:p>1.976320</text:p>
          </table:table-cell>
          <table:table-cell office:value-type="float" office:value="1.97695" calcext:value-type="float">
            <text:p>1.976950</text:p>
          </table:table-cell>
          <table:table-cell office:value-type="float" office:value="1.95095" calcext:value-type="float">
            <text:p>1.950950</text:p>
          </table:table-cell>
          <table:table-cell office:value-type="float" office:value="1.92806" calcext:value-type="float">
            <text:p>1.928060</text:p>
          </table:table-cell>
          <table:table-cell office:value-type="float" office:value="1.96339" calcext:value-type="float">
            <text:p>1.963390</text:p>
          </table:table-cell>
          <table:table-cell table:style-name="ce5" table:formula="of:=AVERAGE([.B774:.D774];[.F774])" office:value-type="float" office:value="1.9669025" calcext:value-type="float">
            <text:p>1.96690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.9767" calcext:value-type="float">
            <text:p>1.976700</text:p>
          </table:table-cell>
          <table:table-cell office:value-type="float" office:value="1.97741" calcext:value-type="float">
            <text:p>1.977410</text:p>
          </table:table-cell>
          <table:table-cell office:value-type="float" office:value="1.95162" calcext:value-type="float">
            <text:p>1.951620</text:p>
          </table:table-cell>
          <table:table-cell office:value-type="float" office:value="1.92871" calcext:value-type="float">
            <text:p>1.928710</text:p>
          </table:table-cell>
          <table:table-cell office:value-type="float" office:value="1.96339" calcext:value-type="float">
            <text:p>1.963390</text:p>
          </table:table-cell>
          <table:table-cell table:style-name="ce5" table:formula="of:=AVERAGE([.B775:.D775];[.F775])" office:value-type="float" office:value="1.96728" calcext:value-type="float">
            <text:p>1.96728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.9782" calcext:value-type="float">
            <text:p>1.978200</text:p>
          </table:table-cell>
          <table:table-cell office:value-type="float" office:value="1.97787" calcext:value-type="float">
            <text:p>1.977870</text:p>
          </table:table-cell>
          <table:table-cell office:value-type="float" office:value="1.95305" calcext:value-type="float">
            <text:p>1.953050</text:p>
          </table:table-cell>
          <table:table-cell office:value-type="float" office:value="1.93035" calcext:value-type="float">
            <text:p>1.930350</text:p>
          </table:table-cell>
          <table:table-cell office:value-type="float" office:value="1.96388" calcext:value-type="float">
            <text:p>1.963880</text:p>
          </table:table-cell>
          <table:table-cell table:style-name="ce5" table:formula="of:=AVERAGE([.B776:.D776];[.F776])" office:value-type="float" office:value="1.96825" calcext:value-type="float">
            <text:p>1.968250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.97839" calcext:value-type="float">
            <text:p>1.978390</text:p>
          </table:table-cell>
          <table:table-cell office:value-type="float" office:value="1.97842" calcext:value-type="float">
            <text:p>1.978420</text:p>
          </table:table-cell>
          <table:table-cell office:value-type="float" office:value="1.95388" calcext:value-type="float">
            <text:p>1.953880</text:p>
          </table:table-cell>
          <table:table-cell office:value-type="float" office:value="1.93125" calcext:value-type="float">
            <text:p>1.931250</text:p>
          </table:table-cell>
          <table:table-cell office:value-type="float" office:value="1.96421" calcext:value-type="float">
            <text:p>1.964210</text:p>
          </table:table-cell>
          <table:table-cell table:style-name="ce5" table:formula="of:=AVERAGE([.B777:.D777];[.F777])" office:value-type="float" office:value="1.968725" calcext:value-type="float">
            <text:p>1.96872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.97905" calcext:value-type="float">
            <text:p>1.979050</text:p>
          </table:table-cell>
          <table:table-cell office:value-type="float" office:value="1.97925" calcext:value-type="float">
            <text:p>1.979250</text:p>
          </table:table-cell>
          <table:table-cell office:value-type="float" office:value="1.95447" calcext:value-type="float">
            <text:p>1.954470</text:p>
          </table:table-cell>
          <table:table-cell office:value-type="float" office:value="1.93232" calcext:value-type="float">
            <text:p>1.932320</text:p>
          </table:table-cell>
          <table:table-cell office:value-type="float" office:value="1.9647" calcext:value-type="float">
            <text:p>1.964700</text:p>
          </table:table-cell>
          <table:table-cell table:style-name="ce5" table:formula="of:=AVERAGE([.B778:.D778];[.F778])" office:value-type="float" office:value="1.9693675" calcext:value-type="float">
            <text:p>1.96936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7942" calcext:value-type="float">
            <text:p>1.979420</text:p>
          </table:table-cell>
          <table:table-cell office:value-type="float" office:value="1.97962" calcext:value-type="float">
            <text:p>1.979620</text:p>
          </table:table-cell>
          <table:table-cell office:value-type="float" office:value="1.95472" calcext:value-type="float">
            <text:p>1.954720</text:p>
          </table:table-cell>
          <table:table-cell office:value-type="float" office:value="1.9333" calcext:value-type="float">
            <text:p>1.933300</text:p>
          </table:table-cell>
          <table:table-cell office:value-type="float" office:value="1.96511" calcext:value-type="float">
            <text:p>1.965110</text:p>
          </table:table-cell>
          <table:table-cell table:style-name="ce5" table:formula="of:=AVERAGE([.B779:.D779];[.F779])" office:value-type="float" office:value="1.9697175" calcext:value-type="float">
            <text:p>1.96971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.98008" calcext:value-type="float">
            <text:p>1.980080</text:p>
          </table:table-cell>
          <table:table-cell office:value-type="float" office:value="1.98026" calcext:value-type="float">
            <text:p>1.980260</text:p>
          </table:table-cell>
          <table:table-cell office:value-type="float" office:value="1.95548" calcext:value-type="float">
            <text:p>1.955480</text:p>
          </table:table-cell>
          <table:table-cell office:value-type="float" office:value="1.93485" calcext:value-type="float">
            <text:p>1.934850</text:p>
          </table:table-cell>
          <table:table-cell office:value-type="float" office:value="1.96511" calcext:value-type="float">
            <text:p>1.965110</text:p>
          </table:table-cell>
          <table:table-cell table:style-name="ce5" table:formula="of:=AVERAGE([.B780:.D780];[.F780])" office:value-type="float" office:value="1.9702325" calcext:value-type="float">
            <text:p>1.97023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.98036" calcext:value-type="float">
            <text:p>1.980360</text:p>
          </table:table-cell>
          <table:table-cell office:value-type="float" office:value="1.98054" calcext:value-type="float">
            <text:p>1.980540</text:p>
          </table:table-cell>
          <table:table-cell office:value-type="float" office:value="1.95623" calcext:value-type="float">
            <text:p>1.956230</text:p>
          </table:table-cell>
          <table:table-cell office:value-type="float" office:value="1.93583" calcext:value-type="float">
            <text:p>1.935830</text:p>
          </table:table-cell>
          <table:table-cell office:value-type="float" office:value="1.96544" calcext:value-type="float">
            <text:p>1.965440</text:p>
          </table:table-cell>
          <table:table-cell table:style-name="ce5" table:formula="of:=AVERAGE([.B781:.D781];[.F781])" office:value-type="float" office:value="1.9706425" calcext:value-type="float">
            <text:p>1.97064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.98111" calcext:value-type="float">
            <text:p>1.981110</text:p>
          </table:table-cell>
          <table:table-cell office:value-type="float" office:value="1.981" calcext:value-type="float">
            <text:p>1.981000</text:p>
          </table:table-cell>
          <table:table-cell office:value-type="float" office:value="1.9574" calcext:value-type="float">
            <text:p>1.957400</text:p>
          </table:table-cell>
          <table:table-cell office:value-type="float" office:value="1.93779" calcext:value-type="float">
            <text:p>1.937790</text:p>
          </table:table-cell>
          <table:table-cell office:value-type="float" office:value="1.96561" calcext:value-type="float">
            <text:p>1.965610</text:p>
          </table:table-cell>
          <table:table-cell table:style-name="ce5" table:formula="of:=AVERAGE([.B782:.D782];[.F782])" office:value-type="float" office:value="1.97128" calcext:value-type="float">
            <text:p>1.971280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.98176" calcext:value-type="float">
            <text:p>1.981760</text:p>
          </table:table-cell>
          <table:table-cell office:value-type="float" office:value="1.98146" calcext:value-type="float">
            <text:p>1.981460</text:p>
          </table:table-cell>
          <table:table-cell office:value-type="float" office:value="1.95849" calcext:value-type="float">
            <text:p>1.958490</text:p>
          </table:table-cell>
          <table:table-cell office:value-type="float" office:value="1.93869" calcext:value-type="float">
            <text:p>1.938690</text:p>
          </table:table-cell>
          <table:table-cell office:value-type="float" office:value="1.96594" calcext:value-type="float">
            <text:p>1.965940</text:p>
          </table:table-cell>
          <table:table-cell table:style-name="ce5" table:formula="of:=AVERAGE([.B783:.D783];[.F783])" office:value-type="float" office:value="1.9719125" calcext:value-type="float">
            <text:p>1.971913</text:p>
          </table:table-cell>
        </table:table-row>
        <table:table-row table:style-name="ro1">
          <table:table-cell office:value-type="float" office:value="18" calcext:value-type="float">
            <text:p>18.0</text:p>
          </table:table-cell>
          <table:table-cell office:value-type="float" office:value="1.98251" calcext:value-type="float">
            <text:p>1.982510</text:p>
          </table:table-cell>
          <table:table-cell office:value-type="float" office:value="1.9821" calcext:value-type="float">
            <text:p>1.982100</text:p>
          </table:table-cell>
          <table:table-cell office:value-type="float" office:value="1.95908" calcext:value-type="float">
            <text:p>1.959080</text:p>
          </table:table-cell>
          <table:table-cell office:value-type="float" office:value="1.93984" calcext:value-type="float">
            <text:p>1.939840</text:p>
          </table:table-cell>
          <table:table-cell office:value-type="float" office:value="1.96636" calcext:value-type="float">
            <text:p>1.966360</text:p>
          </table:table-cell>
          <table:table-cell table:style-name="ce5" table:formula="of:=AVERAGE([.B784:.D784];[.F784])" office:value-type="float" office:value="1.9725125" calcext:value-type="float">
            <text:p>1.97251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.98288" calcext:value-type="float">
            <text:p>1.982880</text:p>
          </table:table-cell>
          <table:table-cell office:value-type="float" office:value="1.98311" calcext:value-type="float">
            <text:p>1.983110</text:p>
          </table:table-cell>
          <table:table-cell office:value-type="float" office:value="1.95992" calcext:value-type="float">
            <text:p>1.959920</text:p>
          </table:table-cell>
          <table:table-cell office:value-type="float" office:value="1.94066" calcext:value-type="float">
            <text:p>1.940660</text:p>
          </table:table-cell>
          <table:table-cell office:value-type="float" office:value="1.96661" calcext:value-type="float">
            <text:p>1.966610</text:p>
          </table:table-cell>
          <table:table-cell table:style-name="ce5" table:formula="of:=AVERAGE([.B785:.D785];[.F785])" office:value-type="float" office:value="1.97313" calcext:value-type="float">
            <text:p>1.97313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98326" calcext:value-type="float">
            <text:p>1.983260</text:p>
          </table:table-cell>
          <table:table-cell office:value-type="float" office:value="1.98375" calcext:value-type="float">
            <text:p>1.983750</text:p>
          </table:table-cell>
          <table:table-cell office:value-type="float" office:value="1.96042" calcext:value-type="float">
            <text:p>1.960420</text:p>
          </table:table-cell>
          <table:table-cell office:value-type="float" office:value="1.9423" calcext:value-type="float">
            <text:p>1.942300</text:p>
          </table:table-cell>
          <table:table-cell office:value-type="float" office:value="1.96693" calcext:value-type="float">
            <text:p>1.966930</text:p>
          </table:table-cell>
          <table:table-cell table:style-name="ce5" table:formula="of:=AVERAGE([.B786:.D786];[.F786])" office:value-type="float" office:value="1.97359" calcext:value-type="float">
            <text:p>1.973590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.98335" calcext:value-type="float">
            <text:p>1.983350</text:p>
          </table:table-cell>
          <table:table-cell office:value-type="float" office:value="1.98403" calcext:value-type="float">
            <text:p>1.984030</text:p>
          </table:table-cell>
          <table:table-cell office:value-type="float" office:value="1.96092" calcext:value-type="float">
            <text:p>1.960920</text:p>
          </table:table-cell>
          <table:table-cell office:value-type="float" office:value="1.9432" calcext:value-type="float">
            <text:p>1.943200</text:p>
          </table:table-cell>
          <table:table-cell office:value-type="float" office:value="1.96701" calcext:value-type="float">
            <text:p>1.967010</text:p>
          </table:table-cell>
          <table:table-cell table:style-name="ce5" table:formula="of:=AVERAGE([.B787:.D787];[.F787])" office:value-type="float" office:value="1.9738275" calcext:value-type="float">
            <text:p>1.97382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98373" calcext:value-type="float">
            <text:p>1.983730</text:p>
          </table:table-cell>
          <table:table-cell office:value-type="float" office:value="1.9844" calcext:value-type="float">
            <text:p>1.984400</text:p>
          </table:table-cell>
          <table:table-cell office:value-type="float" office:value="1.96193" calcext:value-type="float">
            <text:p>1.961930</text:p>
          </table:table-cell>
          <table:table-cell office:value-type="float" office:value="1.9441" calcext:value-type="float">
            <text:p>1.944100</text:p>
          </table:table-cell>
          <table:table-cell office:value-type="float" office:value="1.96726" calcext:value-type="float">
            <text:p>1.967260</text:p>
          </table:table-cell>
          <table:table-cell table:style-name="ce5" table:formula="of:=AVERAGE([.B788:.D788];[.F788])" office:value-type="float" office:value="1.97433" calcext:value-type="float">
            <text:p>1.97433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98411" calcext:value-type="float">
            <text:p>1.984110</text:p>
          </table:table-cell>
          <table:table-cell office:value-type="float" office:value="1.98477" calcext:value-type="float">
            <text:p>1.984770</text:p>
          </table:table-cell>
          <table:table-cell office:value-type="float" office:value="1.96277" calcext:value-type="float">
            <text:p>1.962770</text:p>
          </table:table-cell>
          <table:table-cell office:value-type="float" office:value="1.94459" calcext:value-type="float">
            <text:p>1.944590</text:p>
          </table:table-cell>
          <table:table-cell office:value-type="float" office:value="1.96768" calcext:value-type="float">
            <text:p>1.967680</text:p>
          </table:table-cell>
          <table:table-cell table:style-name="ce5" table:formula="of:=AVERAGE([.B789:.D789];[.F789])" office:value-type="float" office:value="1.9748325" calcext:value-type="float">
            <text:p>1.97483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98468" calcext:value-type="float">
            <text:p>1.984680</text:p>
          </table:table-cell>
          <table:table-cell office:value-type="float" office:value="1.98496" calcext:value-type="float">
            <text:p>1.984960</text:p>
          </table:table-cell>
          <table:table-cell office:value-type="float" office:value="1.9636" calcext:value-type="float">
            <text:p>1.963600</text:p>
          </table:table-cell>
          <table:table-cell office:value-type="float" office:value="1.94541" calcext:value-type="float">
            <text:p>1.945410</text:p>
          </table:table-cell>
          <table:table-cell office:value-type="float" office:value="1.96802" calcext:value-type="float">
            <text:p>1.968020</text:p>
          </table:table-cell>
          <table:table-cell table:style-name="ce5" table:formula="of:=AVERAGE([.B790:.D790];[.F790])" office:value-type="float" office:value="1.975315" calcext:value-type="float">
            <text:p>1.97531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98496" calcext:value-type="float">
            <text:p>1.984960</text:p>
          </table:table-cell>
          <table:table-cell office:value-type="float" office:value="1.98505" calcext:value-type="float">
            <text:p>1.985050</text:p>
          </table:table-cell>
          <table:table-cell office:value-type="float" office:value="1.96402" calcext:value-type="float">
            <text:p>1.964020</text:p>
          </table:table-cell>
          <table:table-cell office:value-type="float" office:value="1.94623" calcext:value-type="float">
            <text:p>1.946230</text:p>
          </table:table-cell>
          <table:table-cell office:value-type="float" office:value="1.96826" calcext:value-type="float">
            <text:p>1.968260</text:p>
          </table:table-cell>
          <table:table-cell table:style-name="ce5" table:formula="of:=AVERAGE([.B791:.D791];[.F791])" office:value-type="float" office:value="1.9755725" calcext:value-type="float">
            <text:p>1.97557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98533" calcext:value-type="float">
            <text:p>1.985330</text:p>
          </table:table-cell>
          <table:table-cell office:value-type="float" office:value="1.98579" calcext:value-type="float">
            <text:p>1.985790</text:p>
          </table:table-cell>
          <table:table-cell office:value-type="float" office:value="1.96544" calcext:value-type="float">
            <text:p>1.965440</text:p>
          </table:table-cell>
          <table:table-cell office:value-type="float" office:value="1.94729" calcext:value-type="float">
            <text:p>1.947290</text:p>
          </table:table-cell>
          <table:table-cell office:value-type="float" office:value="1.96859" calcext:value-type="float">
            <text:p>1.968590</text:p>
          </table:table-cell>
          <table:table-cell table:style-name="ce5" table:formula="of:=AVERAGE([.B792:.D792];[.F792])" office:value-type="float" office:value="1.9762875" calcext:value-type="float">
            <text:p>1.97628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98543" calcext:value-type="float">
            <text:p>1.985430</text:p>
          </table:table-cell>
          <table:table-cell office:value-type="float" office:value="1.98606" calcext:value-type="float">
            <text:p>1.986060</text:p>
          </table:table-cell>
          <table:table-cell office:value-type="float" office:value="1.96594" calcext:value-type="float">
            <text:p>1.965940</text:p>
          </table:table-cell>
          <table:table-cell office:value-type="float" office:value="1.94811" calcext:value-type="float">
            <text:p>1.948110</text:p>
          </table:table-cell>
          <table:table-cell office:value-type="float" office:value="1.96885" calcext:value-type="float">
            <text:p>1.968850</text:p>
          </table:table-cell>
          <table:table-cell table:style-name="ce5" table:formula="of:=AVERAGE([.B793:.D793];[.F793])" office:value-type="float" office:value="1.97657" calcext:value-type="float">
            <text:p>1.976570</text:p>
          </table:table-cell>
        </table:table-row>
        <table:table-row table:style-name="ro1">
          <table:table-cell office:value-type="float" office:value="19" calcext:value-type="float">
            <text:p>19.0</text:p>
          </table:table-cell>
          <table:table-cell office:value-type="float" office:value="1.9859" calcext:value-type="float">
            <text:p>1.985900</text:p>
          </table:table-cell>
          <table:table-cell office:value-type="float" office:value="1.98625" calcext:value-type="float">
            <text:p>1.986250</text:p>
          </table:table-cell>
          <table:table-cell office:value-type="float" office:value="1.9667" calcext:value-type="float">
            <text:p>1.966700</text:p>
          </table:table-cell>
          <table:table-cell office:value-type="float" office:value="1.94959" calcext:value-type="float">
            <text:p>1.949590</text:p>
          </table:table-cell>
          <table:table-cell office:value-type="float" office:value="1.96919" calcext:value-type="float">
            <text:p>1.969190</text:p>
          </table:table-cell>
          <table:table-cell table:style-name="ce5" table:formula="of:=AVERAGE([.B794:.D794];[.F794])" office:value-type="float" office:value="1.97701" calcext:value-type="float">
            <text:p>1.977010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98599" calcext:value-type="float">
            <text:p>1.985990</text:p>
          </table:table-cell>
          <table:table-cell office:value-type="float" office:value="1.98671" calcext:value-type="float">
            <text:p>1.986710</text:p>
          </table:table-cell>
          <table:table-cell office:value-type="float" office:value="1.96695" calcext:value-type="float">
            <text:p>1.966950</text:p>
          </table:table-cell>
          <table:table-cell office:value-type="float" office:value="1.95057" calcext:value-type="float">
            <text:p>1.950570</text:p>
          </table:table-cell>
          <table:table-cell office:value-type="float" office:value="1.96944" calcext:value-type="float">
            <text:p>1.969440</text:p>
          </table:table-cell>
          <table:table-cell table:style-name="ce5" table:formula="of:=AVERAGE([.B795:.D795];[.F795])" office:value-type="float" office:value="1.9772725" calcext:value-type="float">
            <text:p>1.97727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98656" calcext:value-type="float">
            <text:p>1.986560</text:p>
          </table:table-cell>
          <table:table-cell office:value-type="float" office:value="1.98708" calcext:value-type="float">
            <text:p>1.987080</text:p>
          </table:table-cell>
          <table:table-cell office:value-type="float" office:value="1.96762" calcext:value-type="float">
            <text:p>1.967620</text:p>
          </table:table-cell>
          <table:table-cell office:value-type="float" office:value="1.95212" calcext:value-type="float">
            <text:p>1.952120</text:p>
          </table:table-cell>
          <table:table-cell office:value-type="float" office:value="1.96984" calcext:value-type="float">
            <text:p>1.969840</text:p>
          </table:table-cell>
          <table:table-cell table:style-name="ce5" table:formula="of:=AVERAGE([.B796:.D796];[.F796])" office:value-type="float" office:value="1.977775" calcext:value-type="float">
            <text:p>1.97777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98693" calcext:value-type="float">
            <text:p>1.986930</text:p>
          </table:table-cell>
          <table:table-cell office:value-type="float" office:value="1.98763" calcext:value-type="float">
            <text:p>1.987630</text:p>
          </table:table-cell>
          <table:table-cell office:value-type="float" office:value="1.96779" calcext:value-type="float">
            <text:p>1.967790</text:p>
          </table:table-cell>
          <table:table-cell office:value-type="float" office:value="1.9527" calcext:value-type="float">
            <text:p>1.952700</text:p>
          </table:table-cell>
          <table:table-cell office:value-type="float" office:value="1.97041" calcext:value-type="float">
            <text:p>1.970410</text:p>
          </table:table-cell>
          <table:table-cell table:style-name="ce5" table:formula="of:=AVERAGE([.B797:.D797];[.F797])" office:value-type="float" office:value="1.97819" calcext:value-type="float">
            <text:p>1.97819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98712" calcext:value-type="float">
            <text:p>1.987120</text:p>
          </table:table-cell>
          <table:table-cell office:value-type="float" office:value="1.98827" calcext:value-type="float">
            <text:p>1.988270</text:p>
          </table:table-cell>
          <table:table-cell office:value-type="float" office:value="1.96838" calcext:value-type="float">
            <text:p>1.968380</text:p>
          </table:table-cell>
          <table:table-cell office:value-type="float" office:value="1.95368" calcext:value-type="float">
            <text:p>1.953680</text:p>
          </table:table-cell>
          <table:table-cell office:value-type="float" office:value="1.97058" calcext:value-type="float">
            <text:p>1.970580</text:p>
          </table:table-cell>
          <table:table-cell table:style-name="ce5" table:formula="of:=AVERAGE([.B798:.D798];[.F798])" office:value-type="float" office:value="1.9785875" calcext:value-type="float">
            <text:p>1.97858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98758" calcext:value-type="float">
            <text:p>1.987580</text:p>
          </table:table-cell>
          <table:table-cell office:value-type="float" office:value="1.98845" calcext:value-type="float">
            <text:p>1.988450</text:p>
          </table:table-cell>
          <table:table-cell office:value-type="float" office:value="1.96964" calcext:value-type="float">
            <text:p>1.969640</text:p>
          </table:table-cell>
          <table:table-cell office:value-type="float" office:value="1.95466" calcext:value-type="float">
            <text:p>1.954660</text:p>
          </table:table-cell>
          <table:table-cell office:value-type="float" office:value="1.97058" calcext:value-type="float">
            <text:p>1.970580</text:p>
          </table:table-cell>
          <table:table-cell table:style-name="ce5" table:formula="of:=AVERAGE([.B799:.D799];[.F799])" office:value-type="float" office:value="1.9790625" calcext:value-type="float">
            <text:p>1.97906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98787" calcext:value-type="float">
            <text:p>1.987870</text:p>
          </table:table-cell>
          <table:table-cell office:value-type="float" office:value="1.98855" calcext:value-type="float">
            <text:p>1.988550</text:p>
          </table:table-cell>
          <table:table-cell office:value-type="float" office:value="1.97031" calcext:value-type="float">
            <text:p>1.970310</text:p>
          </table:table-cell>
          <table:table-cell office:value-type="float" office:value="1.95573" calcext:value-type="float">
            <text:p>1.955730</text:p>
          </table:table-cell>
          <table:table-cell office:value-type="float" office:value="1.97092" calcext:value-type="float">
            <text:p>1.970920</text:p>
          </table:table-cell>
          <table:table-cell table:style-name="ce5" table:formula="of:=AVERAGE([.B800:.D800];[.F800])" office:value-type="float" office:value="1.9794125" calcext:value-type="float">
            <text:p>1.979413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98834" calcext:value-type="float">
            <text:p>1.988340</text:p>
          </table:table-cell>
          <table:table-cell office:value-type="float" office:value="1.989" calcext:value-type="float">
            <text:p>1.989000</text:p>
          </table:table-cell>
          <table:table-cell office:value-type="float" office:value="1.97098" calcext:value-type="float">
            <text:p>1.970980</text:p>
          </table:table-cell>
          <table:table-cell office:value-type="float" office:value="1.95614" calcext:value-type="float">
            <text:p>1.956140</text:p>
          </table:table-cell>
          <table:table-cell office:value-type="float" office:value="1.97134" calcext:value-type="float">
            <text:p>1.971340</text:p>
          </table:table-cell>
          <table:table-cell table:style-name="ce5" table:formula="of:=AVERAGE([.B801:.D801];[.F801])" office:value-type="float" office:value="1.979915" calcext:value-type="float">
            <text:p>1.97991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98862" calcext:value-type="float">
            <text:p>1.988620</text:p>
          </table:table-cell>
          <table:table-cell office:value-type="float" office:value="1.98928" calcext:value-type="float">
            <text:p>1.989280</text:p>
          </table:table-cell>
          <table:table-cell office:value-type="float" office:value="1.9719" calcext:value-type="float">
            <text:p>1.971900</text:p>
          </table:table-cell>
          <table:table-cell office:value-type="float" office:value="1.95712" calcext:value-type="float">
            <text:p>1.957120</text:p>
          </table:table-cell>
          <table:table-cell office:value-type="float" office:value="1.97167" calcext:value-type="float">
            <text:p>1.971670</text:p>
          </table:table-cell>
          <table:table-cell table:style-name="ce5" table:formula="of:=AVERAGE([.B802:.D802];[.F802])" office:value-type="float" office:value="1.9803675" calcext:value-type="float">
            <text:p>1.98036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.9888" calcext:value-type="float">
            <text:p>1.988800</text:p>
          </table:table-cell>
          <table:table-cell office:value-type="float" office:value="1.98983" calcext:value-type="float">
            <text:p>1.989830</text:p>
          </table:table-cell>
          <table:table-cell office:value-type="float" office:value="1.97266" calcext:value-type="float">
            <text:p>1.972660</text:p>
          </table:table-cell>
          <table:table-cell office:value-type="float" office:value="1.95777" calcext:value-type="float">
            <text:p>1.957770</text:p>
          </table:table-cell>
          <table:table-cell office:value-type="float" office:value="1.97191" calcext:value-type="float">
            <text:p>1.971910</text:p>
          </table:table-cell>
          <table:table-cell table:style-name="ce5" table:formula="of:=AVERAGE([.B803:.D803];[.F803])" office:value-type="float" office:value="1.9808" calcext:value-type="float">
            <text:p>1.980800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1.98909" calcext:value-type="float">
            <text:p>1.989090</text:p>
          </table:table-cell>
          <table:table-cell office:value-type="float" office:value="1.99066" calcext:value-type="float">
            <text:p>1.990660</text:p>
          </table:table-cell>
          <table:table-cell office:value-type="float" office:value="1.97349" calcext:value-type="float">
            <text:p>1.973490</text:p>
          </table:table-cell>
          <table:table-cell office:value-type="float" office:value="1.95867" calcext:value-type="float">
            <text:p>1.958670</text:p>
          </table:table-cell>
          <table:table-cell office:value-type="float" office:value="1.97215" calcext:value-type="float">
            <text:p>1.972150</text:p>
          </table:table-cell>
          <table:table-cell table:style-name="ce5" table:formula="of:=AVERAGE([.B804:.D804];[.F804])" office:value-type="float" office:value="1.9813475" calcext:value-type="float">
            <text:p>1.98134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.98927" calcext:value-type="float">
            <text:p>1.989270</text:p>
          </table:table-cell>
          <table:table-cell office:value-type="float" office:value="1.99084" calcext:value-type="float">
            <text:p>1.990840</text:p>
          </table:table-cell>
          <table:table-cell office:value-type="float" office:value="1.97425" calcext:value-type="float">
            <text:p>1.974250</text:p>
          </table:table-cell>
          <table:table-cell office:value-type="float" office:value="1.95875" calcext:value-type="float">
            <text:p>1.958750</text:p>
          </table:table-cell>
          <table:table-cell office:value-type="float" office:value="1.97239" calcext:value-type="float">
            <text:p>1.972390</text:p>
          </table:table-cell>
          <table:table-cell table:style-name="ce5" table:formula="of:=AVERAGE([.B805:.D805];[.F805])" office:value-type="float" office:value="1.9816875" calcext:value-type="float">
            <text:p>1.98168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.98956" calcext:value-type="float">
            <text:p>1.989560</text:p>
          </table:table-cell>
          <table:table-cell office:value-type="float" office:value="1.99112" calcext:value-type="float">
            <text:p>1.991120</text:p>
          </table:table-cell>
          <table:table-cell office:value-type="float" office:value="1.97475" calcext:value-type="float">
            <text:p>1.974750</text:p>
          </table:table-cell>
          <table:table-cell office:value-type="float" office:value="1.96006" calcext:value-type="float">
            <text:p>1.960060</text:p>
          </table:table-cell>
          <table:table-cell office:value-type="float" office:value="1.97264" calcext:value-type="float">
            <text:p>1.972640</text:p>
          </table:table-cell>
          <table:table-cell table:style-name="ce5" table:formula="of:=AVERAGE([.B806:.D806];[.F806])" office:value-type="float" office:value="1.9820175" calcext:value-type="float">
            <text:p>1.982018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.98974" calcext:value-type="float">
            <text:p>1.989740</text:p>
          </table:table-cell>
          <table:table-cell office:value-type="float" office:value="1.99158" calcext:value-type="float">
            <text:p>1.991580</text:p>
          </table:table-cell>
          <table:table-cell office:value-type="float" office:value="1.97551" calcext:value-type="float">
            <text:p>1.975510</text:p>
          </table:table-cell>
          <table:table-cell office:value-type="float" office:value="1.96055" calcext:value-type="float">
            <text:p>1.960550</text:p>
          </table:table-cell>
          <table:table-cell office:value-type="float" office:value="1.97289" calcext:value-type="float">
            <text:p>1.972890</text:p>
          </table:table-cell>
          <table:table-cell table:style-name="ce5" table:formula="of:=AVERAGE([.B807:.D807];[.F807])" office:value-type="float" office:value="1.98243" calcext:value-type="float">
            <text:p>1.98243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.98984" calcext:value-type="float">
            <text:p>1.989840</text:p>
          </table:table-cell>
          <table:table-cell office:value-type="float" office:value="1.99213" calcext:value-type="float">
            <text:p>1.992130</text:p>
          </table:table-cell>
          <table:table-cell office:value-type="float" office:value="1.97584" calcext:value-type="float">
            <text:p>1.975840</text:p>
          </table:table-cell>
          <table:table-cell office:value-type="float" office:value="1.96129" calcext:value-type="float">
            <text:p>1.961290</text:p>
          </table:table-cell>
          <table:table-cell office:value-type="float" office:value="1.97321" calcext:value-type="float">
            <text:p>1.973210</text:p>
          </table:table-cell>
          <table:table-cell table:style-name="ce5" table:formula="of:=AVERAGE([.B808:.D808];[.F808])" office:value-type="float" office:value="1.982755" calcext:value-type="float">
            <text:p>1.98275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9021" calcext:value-type="float">
            <text:p>1.990210</text:p>
          </table:table-cell>
          <table:table-cell office:value-type="float" office:value="1.99241" calcext:value-type="float">
            <text:p>1.992410</text:p>
          </table:table-cell>
          <table:table-cell office:value-type="float" office:value="1.9766" calcext:value-type="float">
            <text:p>1.976600</text:p>
          </table:table-cell>
          <table:table-cell office:value-type="float" office:value="1.96203" calcext:value-type="float">
            <text:p>1.962030</text:p>
          </table:table-cell>
          <table:table-cell office:value-type="float" office:value="1.9733" calcext:value-type="float">
            <text:p>1.973300</text:p>
          </table:table-cell>
          <table:table-cell table:style-name="ce5" table:formula="of:=AVERAGE([.B809:.D809];[.F809])" office:value-type="float" office:value="1.98313" calcext:value-type="float">
            <text:p>1.983130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.99049" calcext:value-type="float">
            <text:p>1.990490</text:p>
          </table:table-cell>
          <table:table-cell office:value-type="float" office:value="1.99259" calcext:value-type="float">
            <text:p>1.992590</text:p>
          </table:table-cell>
          <table:table-cell office:value-type="float" office:value="1.97719" calcext:value-type="float">
            <text:p>1.977190</text:p>
          </table:table-cell>
          <table:table-cell office:value-type="float" office:value="1.96268" calcext:value-type="float">
            <text:p>1.962680</text:p>
          </table:table-cell>
          <table:table-cell office:value-type="float" office:value="1.97347" calcext:value-type="float">
            <text:p>1.973470</text:p>
          </table:table-cell>
          <table:table-cell table:style-name="ce5" table:formula="of:=AVERAGE([.B810:.D810];[.F810])" office:value-type="float" office:value="1.983435" calcext:value-type="float">
            <text:p>1.98343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.99058" calcext:value-type="float">
            <text:p>1.990580</text:p>
          </table:table-cell>
          <table:table-cell office:value-type="float" office:value="1.99296" calcext:value-type="float">
            <text:p>1.992960</text:p>
          </table:table-cell>
          <table:table-cell office:value-type="float" office:value="1.97778" calcext:value-type="float">
            <text:p>1.977780</text:p>
          </table:table-cell>
          <table:table-cell office:value-type="float" office:value="1.9635" calcext:value-type="float">
            <text:p>1.963500</text:p>
          </table:table-cell>
          <table:table-cell office:value-type="float" office:value="1.97397" calcext:value-type="float">
            <text:p>1.973970</text:p>
          </table:table-cell>
          <table:table-cell table:style-name="ce5" table:formula="of:=AVERAGE([.B811:.D811];[.F811])" office:value-type="float" office:value="1.9838225" calcext:value-type="float">
            <text:p>1.98382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.99077" calcext:value-type="float">
            <text:p>1.990770</text:p>
          </table:table-cell>
          <table:table-cell office:value-type="float" office:value="1.9936" calcext:value-type="float">
            <text:p>1.993600</text:p>
          </table:table-cell>
          <table:table-cell office:value-type="float" office:value="1.97836" calcext:value-type="float">
            <text:p>1.978360</text:p>
          </table:table-cell>
          <table:table-cell office:value-type="float" office:value="1.96416" calcext:value-type="float">
            <text:p>1.964160</text:p>
          </table:table-cell>
          <table:table-cell office:value-type="float" office:value="1.97429" calcext:value-type="float">
            <text:p>1.974290</text:p>
          </table:table-cell>
          <table:table-cell table:style-name="ce5" table:formula="of:=AVERAGE([.B812:.D812];[.F812])" office:value-type="float" office:value="1.984255" calcext:value-type="float">
            <text:p>1.98425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.99095" calcext:value-type="float">
            <text:p>1.990950</text:p>
          </table:table-cell>
          <table:table-cell office:value-type="float" office:value="1.99396" calcext:value-type="float">
            <text:p>1.993960</text:p>
          </table:table-cell>
          <table:table-cell office:value-type="float" office:value="1.9787" calcext:value-type="float">
            <text:p>1.978700</text:p>
          </table:table-cell>
          <table:table-cell office:value-type="float" office:value="1.96424" calcext:value-type="float">
            <text:p>1.964240</text:p>
          </table:table-cell>
          <table:table-cell office:value-type="float" office:value="1.97446" calcext:value-type="float">
            <text:p>1.974460</text:p>
          </table:table-cell>
          <table:table-cell table:style-name="ce5" table:formula="of:=AVERAGE([.B813:.D813];[.F813])" office:value-type="float" office:value="1.9845175" calcext:value-type="float">
            <text:p>1.984518</text:p>
          </table:table-cell>
        </table:table-row>
        <table:table-row table:style-name="ro1">
          <table:table-cell office:value-type="float" office:value="21" calcext:value-type="float">
            <text:p>21.0</text:p>
          </table:table-cell>
          <table:table-cell office:value-type="float" office:value="1.99105" calcext:value-type="float">
            <text:p>1.991050</text:p>
          </table:table-cell>
          <table:table-cell office:value-type="float" office:value="1.99396" calcext:value-type="float">
            <text:p>1.993960</text:p>
          </table:table-cell>
          <table:table-cell office:value-type="float" office:value="1.9792" calcext:value-type="float">
            <text:p>1.979200</text:p>
          </table:table-cell>
          <table:table-cell office:value-type="float" office:value="1.96481" calcext:value-type="float">
            <text:p>1.964810</text:p>
          </table:table-cell>
          <table:table-cell office:value-type="float" office:value="1.97497" calcext:value-type="float">
            <text:p>1.974970</text:p>
          </table:table-cell>
          <table:table-cell table:style-name="ce5" table:formula="of:=AVERAGE([.B814:.D814];[.F814])" office:value-type="float" office:value="1.984795" calcext:value-type="float">
            <text:p>1.98479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.99114" calcext:value-type="float">
            <text:p>1.991140</text:p>
          </table:table-cell>
          <table:table-cell office:value-type="float" office:value="1.99433" calcext:value-type="float">
            <text:p>1.994330</text:p>
          </table:table-cell>
          <table:table-cell office:value-type="float" office:value="1.97979" calcext:value-type="float">
            <text:p>1.979790</text:p>
          </table:table-cell>
          <table:table-cell office:value-type="float" office:value="1.96547" calcext:value-type="float">
            <text:p>1.965470</text:p>
          </table:table-cell>
          <table:table-cell office:value-type="float" office:value="1.97521" calcext:value-type="float">
            <text:p>1.975210</text:p>
          </table:table-cell>
          <table:table-cell table:style-name="ce5" table:formula="of:=AVERAGE([.B815:.D815];[.F815])" office:value-type="float" office:value="1.9851175" calcext:value-type="float">
            <text:p>1.98511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.99133" calcext:value-type="float">
            <text:p>1.991330</text:p>
          </table:table-cell>
          <table:table-cell office:value-type="float" office:value="1.9947" calcext:value-type="float">
            <text:p>1.994700</text:p>
          </table:table-cell>
          <table:table-cell office:value-type="float" office:value="1.98055" calcext:value-type="float">
            <text:p>1.980550</text:p>
          </table:table-cell>
          <table:table-cell office:value-type="float" office:value="1.96596" calcext:value-type="float">
            <text:p>1.965960</text:p>
          </table:table-cell>
          <table:table-cell office:value-type="float" office:value="1.97547" calcext:value-type="float">
            <text:p>1.975470</text:p>
          </table:table-cell>
          <table:table-cell table:style-name="ce5" table:formula="of:=AVERAGE([.B816:.D816];[.F816])" office:value-type="float" office:value="1.9855125" calcext:value-type="float">
            <text:p>1.98551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.99152" calcext:value-type="float">
            <text:p>1.991520</text:p>
          </table:table-cell>
          <table:table-cell office:value-type="float" office:value="1.99497" calcext:value-type="float">
            <text:p>1.994970</text:p>
          </table:table-cell>
          <table:table-cell office:value-type="float" office:value="1.98138" calcext:value-type="float">
            <text:p>1.981380</text:p>
          </table:table-cell>
          <table:table-cell office:value-type="float" office:value="1.96604" calcext:value-type="float">
            <text:p>1.966040</text:p>
          </table:table-cell>
          <table:table-cell office:value-type="float" office:value="1.97573" calcext:value-type="float">
            <text:p>1.975730</text:p>
          </table:table-cell>
          <table:table-cell table:style-name="ce5" table:formula="of:=AVERAGE([.B817:.D817];[.F817])" office:value-type="float" office:value="1.9859" calcext:value-type="float">
            <text:p>1.985900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.9917" calcext:value-type="float">
            <text:p>1.991700</text:p>
          </table:table-cell>
          <table:table-cell office:value-type="float" office:value="1.99525" calcext:value-type="float">
            <text:p>1.995250</text:p>
          </table:table-cell>
          <table:table-cell office:value-type="float" office:value="1.98189" calcext:value-type="float">
            <text:p>1.981890</text:p>
          </table:table-cell>
          <table:table-cell office:value-type="float" office:value="1.96678" calcext:value-type="float">
            <text:p>1.966780</text:p>
          </table:table-cell>
          <table:table-cell office:value-type="float" office:value="1.97598" calcext:value-type="float">
            <text:p>1.975980</text:p>
          </table:table-cell>
          <table:table-cell table:style-name="ce5" table:formula="of:=AVERAGE([.B818:.D818];[.F818])" office:value-type="float" office:value="1.986205" calcext:value-type="float">
            <text:p>1.98620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99189" calcext:value-type="float">
            <text:p>1.991890</text:p>
          </table:table-cell>
          <table:table-cell office:value-type="float" office:value="1.99534" calcext:value-type="float">
            <text:p>1.995340</text:p>
          </table:table-cell>
          <table:table-cell office:value-type="float" office:value="1.98248" calcext:value-type="float">
            <text:p>1.982480</text:p>
          </table:table-cell>
          <table:table-cell office:value-type="float" office:value="1.96719" calcext:value-type="float">
            <text:p>1.967190</text:p>
          </table:table-cell>
          <table:table-cell office:value-type="float" office:value="1.97614" calcext:value-type="float">
            <text:p>1.976140</text:p>
          </table:table-cell>
          <table:table-cell table:style-name="ce5" table:formula="of:=AVERAGE([.B819:.D819];[.F819])" office:value-type="float" office:value="1.9864625" calcext:value-type="float">
            <text:p>1.98646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.99208" calcext:value-type="float">
            <text:p>1.992080</text:p>
          </table:table-cell>
          <table:table-cell office:value-type="float" office:value="1.99552" calcext:value-type="float">
            <text:p>1.995520</text:p>
          </table:table-cell>
          <table:table-cell office:value-type="float" office:value="1.98323" calcext:value-type="float">
            <text:p>1.983230</text:p>
          </table:table-cell>
          <table:table-cell office:value-type="float" office:value="1.96727" calcext:value-type="float">
            <text:p>1.967270</text:p>
          </table:table-cell>
          <table:table-cell office:value-type="float" office:value="1.97656" calcext:value-type="float">
            <text:p>1.976560</text:p>
          </table:table-cell>
          <table:table-cell table:style-name="ce5" table:formula="of:=AVERAGE([.B820:.D820];[.F820])" office:value-type="float" office:value="1.9868475" calcext:value-type="float">
            <text:p>1.98684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.99208" calcext:value-type="float">
            <text:p>1.992080</text:p>
          </table:table-cell>
          <table:table-cell office:value-type="float" office:value="1.99561" calcext:value-type="float">
            <text:p>1.995610</text:p>
          </table:table-cell>
          <table:table-cell office:value-type="float" office:value="1.98348" calcext:value-type="float">
            <text:p>1.983480</text:p>
          </table:table-cell>
          <table:table-cell office:value-type="float" office:value="1.9676" calcext:value-type="float">
            <text:p>1.967600</text:p>
          </table:table-cell>
          <table:table-cell office:value-type="float" office:value="1.97681" calcext:value-type="float">
            <text:p>1.976810</text:p>
          </table:table-cell>
          <table:table-cell table:style-name="ce5" table:formula="of:=AVERAGE([.B821:.D821];[.F821])" office:value-type="float" office:value="1.986995" calcext:value-type="float">
            <text:p>1.98699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.99227" calcext:value-type="float">
            <text:p>1.992270</text:p>
          </table:table-cell>
          <table:table-cell office:value-type="float" office:value="1.99598" calcext:value-type="float">
            <text:p>1.995980</text:p>
          </table:table-cell>
          <table:table-cell office:value-type="float" office:value="1.98449" calcext:value-type="float">
            <text:p>1.984490</text:p>
          </table:table-cell>
          <table:table-cell office:value-type="float" office:value="1.96834" calcext:value-type="float">
            <text:p>1.968340</text:p>
          </table:table-cell>
          <table:table-cell office:value-type="float" office:value="1.97723" calcext:value-type="float">
            <text:p>1.977230</text:p>
          </table:table-cell>
          <table:table-cell table:style-name="ce5" table:formula="of:=AVERAGE([.B822:.D822];[.F822])" office:value-type="float" office:value="1.9874925" calcext:value-type="float">
            <text:p>1.98749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.99236" calcext:value-type="float">
            <text:p>1.992360</text:p>
          </table:table-cell>
          <table:table-cell office:value-type="float" office:value="1.99626" calcext:value-type="float">
            <text:p>1.996260</text:p>
          </table:table-cell>
          <table:table-cell office:value-type="float" office:value="1.98499" calcext:value-type="float">
            <text:p>1.984990</text:p>
          </table:table-cell>
          <table:table-cell office:value-type="float" office:value="1.96883" calcext:value-type="float">
            <text:p>1.968830</text:p>
          </table:table-cell>
          <table:table-cell office:value-type="float" office:value="1.97765" calcext:value-type="float">
            <text:p>1.977650</text:p>
          </table:table-cell>
          <table:table-cell table:style-name="ce5" table:formula="of:=AVERAGE([.B823:.D823];[.F823])" office:value-type="float" office:value="1.987815" calcext:value-type="float">
            <text:p>1.987815</text:p>
          </table:table-cell>
        </table:table-row>
        <table:table-row table:style-name="ro1">
          <table:table-cell office:value-type="float" office:value="22" calcext:value-type="float">
            <text:p>22.0</text:p>
          </table:table-cell>
          <table:table-cell office:value-type="float" office:value="1.99264" calcext:value-type="float">
            <text:p>1.992640</text:p>
          </table:table-cell>
          <table:table-cell office:value-type="float" office:value="1.99644" calcext:value-type="float">
            <text:p>1.996440</text:p>
          </table:table-cell>
          <table:table-cell office:value-type="float" office:value="1.98533" calcext:value-type="float">
            <text:p>1.985330</text:p>
          </table:table-cell>
          <table:table-cell office:value-type="float" office:value="1.96989" calcext:value-type="float">
            <text:p>1.969890</text:p>
          </table:table-cell>
          <table:table-cell office:value-type="float" office:value="1.97791" calcext:value-type="float">
            <text:p>1.977910</text:p>
          </table:table-cell>
          <table:table-cell table:style-name="ce5" table:formula="of:=AVERAGE([.B824:.D824];[.F824])" office:value-type="float" office:value="1.98808" calcext:value-type="float">
            <text:p>1.988080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.99273" calcext:value-type="float">
            <text:p>1.992730</text:p>
          </table:table-cell>
          <table:table-cell office:value-type="float" office:value="1.99671" calcext:value-type="float">
            <text:p>1.996710</text:p>
          </table:table-cell>
          <table:table-cell office:value-type="float" office:value="1.98608" calcext:value-type="float">
            <text:p>1.986080</text:p>
          </table:table-cell>
          <table:table-cell office:value-type="float" office:value="1.97006" calcext:value-type="float">
            <text:p>1.970060</text:p>
          </table:table-cell>
          <table:table-cell office:value-type="float" office:value="1.97823" calcext:value-type="float">
            <text:p>1.978230</text:p>
          </table:table-cell>
          <table:table-cell table:style-name="ce5" table:formula="of:=AVERAGE([.B825:.D825];[.F825])" office:value-type="float" office:value="1.9884375" calcext:value-type="float">
            <text:p>1.98843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.99291" calcext:value-type="float">
            <text:p>1.992910</text:p>
          </table:table-cell>
          <table:table-cell office:value-type="float" office:value="1.9968" calcext:value-type="float">
            <text:p>1.996800</text:p>
          </table:table-cell>
          <table:table-cell office:value-type="float" office:value="1.98684" calcext:value-type="float">
            <text:p>1.986840</text:p>
          </table:table-cell>
          <table:table-cell office:value-type="float" office:value="1.97063" calcext:value-type="float">
            <text:p>1.970630</text:p>
          </table:table-cell>
          <table:table-cell office:value-type="float" office:value="1.97848" calcext:value-type="float">
            <text:p>1.978480</text:p>
          </table:table-cell>
          <table:table-cell table:style-name="ce5" table:formula="of:=AVERAGE([.B826:.D826];[.F826])" office:value-type="float" office:value="1.9887575" calcext:value-type="float">
            <text:p>1.98875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.9932" calcext:value-type="float">
            <text:p>1.993200</text:p>
          </table:table-cell>
          <table:table-cell office:value-type="float" office:value="1.99689" calcext:value-type="float">
            <text:p>1.996890</text:p>
          </table:table-cell>
          <table:table-cell office:value-type="float" office:value="1.98717" calcext:value-type="float">
            <text:p>1.987170</text:p>
          </table:table-cell>
          <table:table-cell office:value-type="float" office:value="1.97161" calcext:value-type="float">
            <text:p>1.971610</text:p>
          </table:table-cell>
          <table:table-cell office:value-type="float" office:value="1.97865" calcext:value-type="float">
            <text:p>1.978650</text:p>
          </table:table-cell>
          <table:table-cell table:style-name="ce5" table:formula="of:=AVERAGE([.B827:.D827];[.F827])" office:value-type="float" office:value="1.9889775" calcext:value-type="float">
            <text:p>1.98897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.99348" calcext:value-type="float">
            <text:p>1.993480</text:p>
          </table:table-cell>
          <table:table-cell office:value-type="float" office:value="1.99689" calcext:value-type="float">
            <text:p>1.996890</text:p>
          </table:table-cell>
          <table:table-cell office:value-type="float" office:value="1.98751" calcext:value-type="float">
            <text:p>1.987510</text:p>
          </table:table-cell>
          <table:table-cell office:value-type="float" office:value="1.9721" calcext:value-type="float">
            <text:p>1.972100</text:p>
          </table:table-cell>
          <table:table-cell office:value-type="float" office:value="1.97899" calcext:value-type="float">
            <text:p>1.978990</text:p>
          </table:table-cell>
          <table:table-cell table:style-name="ce5" table:formula="of:=AVERAGE([.B828:.D828];[.F828])" office:value-type="float" office:value="1.9892175" calcext:value-type="float">
            <text:p>1.98921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99358" calcext:value-type="float">
            <text:p>1.993580</text:p>
          </table:table-cell>
          <table:table-cell office:value-type="float" office:value="1.99708" calcext:value-type="float">
            <text:p>1.997080</text:p>
          </table:table-cell>
          <table:table-cell office:value-type="float" office:value="1.98768" calcext:value-type="float">
            <text:p>1.987680</text:p>
          </table:table-cell>
          <table:table-cell office:value-type="float" office:value="1.97251" calcext:value-type="float">
            <text:p>1.972510</text:p>
          </table:table-cell>
          <table:table-cell office:value-type="float" office:value="1.97907" calcext:value-type="float">
            <text:p>1.979070</text:p>
          </table:table-cell>
          <table:table-cell table:style-name="ce5" table:formula="of:=AVERAGE([.B829:.D829];[.F829])" office:value-type="float" office:value="1.9893525" calcext:value-type="float">
            <text:p>1.98935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.99376" calcext:value-type="float">
            <text:p>1.993760</text:p>
          </table:table-cell>
          <table:table-cell office:value-type="float" office:value="1.99745" calcext:value-type="float">
            <text:p>1.997450</text:p>
          </table:table-cell>
          <table:table-cell office:value-type="float" office:value="1.98801" calcext:value-type="float">
            <text:p>1.988010</text:p>
          </table:table-cell>
          <table:table-cell office:value-type="float" office:value="1.97301" calcext:value-type="float">
            <text:p>1.973010</text:p>
          </table:table-cell>
          <table:table-cell office:value-type="float" office:value="1.97932" calcext:value-type="float">
            <text:p>1.979320</text:p>
          </table:table-cell>
          <table:table-cell table:style-name="ce5" table:formula="of:=AVERAGE([.B830:.D830];[.F830])" office:value-type="float" office:value="1.989635" calcext:value-type="float">
            <text:p>1.98963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.99395" calcext:value-type="float">
            <text:p>1.993950</text:p>
          </table:table-cell>
          <table:table-cell office:value-type="float" office:value="1.99772" calcext:value-type="float">
            <text:p>1.997720</text:p>
          </table:table-cell>
          <table:table-cell office:value-type="float" office:value="1.98851" calcext:value-type="float">
            <text:p>1.988510</text:p>
          </table:table-cell>
          <table:table-cell office:value-type="float" office:value="1.97358" calcext:value-type="float">
            <text:p>1.973580</text:p>
          </table:table-cell>
          <table:table-cell office:value-type="float" office:value="1.97957" calcext:value-type="float">
            <text:p>1.979570</text:p>
          </table:table-cell>
          <table:table-cell table:style-name="ce5" table:formula="of:=AVERAGE([.B831:.D831];[.F831])" office:value-type="float" office:value="1.9899375" calcext:value-type="float">
            <text:p>1.98993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.99404" calcext:value-type="float">
            <text:p>1.994040</text:p>
          </table:table-cell>
          <table:table-cell office:value-type="float" office:value="1.99781" calcext:value-type="float">
            <text:p>1.997810</text:p>
          </table:table-cell>
          <table:table-cell office:value-type="float" office:value="1.98885" calcext:value-type="float">
            <text:p>1.988850</text:p>
          </table:table-cell>
          <table:table-cell office:value-type="float" office:value="1.97374" calcext:value-type="float">
            <text:p>1.973740</text:p>
          </table:table-cell>
          <table:table-cell office:value-type="float" office:value="1.97982" calcext:value-type="float">
            <text:p>1.979820</text:p>
          </table:table-cell>
          <table:table-cell table:style-name="ce5" table:formula="of:=AVERAGE([.B832:.D832];[.F832])" office:value-type="float" office:value="1.99013" calcext:value-type="float">
            <text:p>1.990130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.99413" calcext:value-type="float">
            <text:p>1.994130</text:p>
          </table:table-cell>
          <table:table-cell office:value-type="float" office:value="1.998" calcext:value-type="float">
            <text:p>1.998000</text:p>
          </table:table-cell>
          <table:table-cell office:value-type="float" office:value="1.98893" calcext:value-type="float">
            <text:p>1.988930</text:p>
          </table:table-cell>
          <table:table-cell office:value-type="float" office:value="1.97407" calcext:value-type="float">
            <text:p>1.974070</text:p>
          </table:table-cell>
          <table:table-cell office:value-type="float" office:value="1.97999" calcext:value-type="float">
            <text:p>1.979990</text:p>
          </table:table-cell>
          <table:table-cell table:style-name="ce5" table:formula="of:=AVERAGE([.B833:.D833];[.F833])" office:value-type="float" office:value="1.9902625" calcext:value-type="float">
            <text:p>1.990263</text:p>
          </table:table-cell>
        </table:table-row>
        <table:table-row table:style-name="ro1">
          <table:table-cell office:value-type="float" office:value="23" calcext:value-type="float">
            <text:p>23.0</text:p>
          </table:table-cell>
          <table:table-cell office:value-type="float" office:value="1.99432" calcext:value-type="float">
            <text:p>1.994320</text:p>
          </table:table-cell>
          <table:table-cell office:value-type="float" office:value="1.998" calcext:value-type="float">
            <text:p>1.998000</text:p>
          </table:table-cell>
          <table:table-cell office:value-type="float" office:value="1.98952" calcext:value-type="float">
            <text:p>1.989520</text:p>
          </table:table-cell>
          <table:table-cell office:value-type="float" office:value="1.97457" calcext:value-type="float">
            <text:p>1.974570</text:p>
          </table:table-cell>
          <table:table-cell office:value-type="float" office:value="1.98007" calcext:value-type="float">
            <text:p>1.980070</text:p>
          </table:table-cell>
          <table:table-cell table:style-name="ce5" table:formula="of:=AVERAGE([.B834:.D834];[.F834])" office:value-type="float" office:value="1.9904775" calcext:value-type="float">
            <text:p>1.99047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.99451" calcext:value-type="float">
            <text:p>1.994510</text:p>
          </table:table-cell>
          <table:table-cell office:value-type="float" office:value="1.998" calcext:value-type="float">
            <text:p>1.998000</text:p>
          </table:table-cell>
          <table:table-cell office:value-type="float" office:value="1.98986" calcext:value-type="float">
            <text:p>1.989860</text:p>
          </table:table-cell>
          <table:table-cell office:value-type="float" office:value="1.97489" calcext:value-type="float">
            <text:p>1.974890</text:p>
          </table:table-cell>
          <table:table-cell office:value-type="float" office:value="1.98016" calcext:value-type="float">
            <text:p>1.980160</text:p>
          </table:table-cell>
          <table:table-cell table:style-name="ce5" table:formula="of:=AVERAGE([.B835:.D835];[.F835])" office:value-type="float" office:value="1.9906325" calcext:value-type="float">
            <text:p>1.99063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.99461" calcext:value-type="float">
            <text:p>1.994610</text:p>
          </table:table-cell>
          <table:table-cell office:value-type="float" office:value="1.99809" calcext:value-type="float">
            <text:p>1.998090</text:p>
          </table:table-cell>
          <table:table-cell office:value-type="float" office:value="1.98994" calcext:value-type="float">
            <text:p>1.989940</text:p>
          </table:table-cell>
          <table:table-cell office:value-type="float" office:value="1.97522" calcext:value-type="float">
            <text:p>1.975220</text:p>
          </table:table-cell>
          <table:table-cell office:value-type="float" office:value="1.98048" calcext:value-type="float">
            <text:p>1.980480</text:p>
          </table:table-cell>
          <table:table-cell table:style-name="ce5" table:formula="of:=AVERAGE([.B836:.D836];[.F836])" office:value-type="float" office:value="1.99078" calcext:value-type="float">
            <text:p>1.990780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.9947" calcext:value-type="float">
            <text:p>1.994700</text:p>
          </table:table-cell>
          <table:table-cell office:value-type="float" office:value="1.99828" calcext:value-type="float">
            <text:p>1.998280</text:p>
          </table:table-cell>
          <table:table-cell office:value-type="float" office:value="1.99019" calcext:value-type="float">
            <text:p>1.990190</text:p>
          </table:table-cell>
          <table:table-cell office:value-type="float" office:value="1.97522" calcext:value-type="float">
            <text:p>1.975220</text:p>
          </table:table-cell>
          <table:table-cell office:value-type="float" office:value="1.98065" calcext:value-type="float">
            <text:p>1.980650</text:p>
          </table:table-cell>
          <table:table-cell table:style-name="ce5" table:formula="of:=AVERAGE([.B837:.D837];[.F837])" office:value-type="float" office:value="1.990955" calcext:value-type="float">
            <text:p>1.99095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.9947" calcext:value-type="float">
            <text:p>1.994700</text:p>
          </table:table-cell>
          <table:table-cell office:value-type="float" office:value="1.99828" calcext:value-type="float">
            <text:p>1.998280</text:p>
          </table:table-cell>
          <table:table-cell office:value-type="float" office:value="1.99053" calcext:value-type="float">
            <text:p>1.990530</text:p>
          </table:table-cell>
          <table:table-cell office:value-type="float" office:value="1.97555" calcext:value-type="float">
            <text:p>1.975550</text:p>
          </table:table-cell>
          <table:table-cell office:value-type="float" office:value="1.98099" calcext:value-type="float">
            <text:p>1.980990</text:p>
          </table:table-cell>
          <table:table-cell table:style-name="ce5" table:formula="of:=AVERAGE([.B838:.D838];[.F838])" office:value-type="float" office:value="1.991125" calcext:value-type="float">
            <text:p>1.99112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.9947" calcext:value-type="float">
            <text:p>1.994700</text:p>
          </table:table-cell>
          <table:table-cell office:value-type="float" office:value="1.99828" calcext:value-type="float">
            <text:p>1.998280</text:p>
          </table:table-cell>
          <table:table-cell office:value-type="float" office:value="1.99078" calcext:value-type="float">
            <text:p>1.990780</text:p>
          </table:table-cell>
          <table:table-cell office:value-type="float" office:value="1.97612" calcext:value-type="float">
            <text:p>1.976120</text:p>
          </table:table-cell>
          <table:table-cell office:value-type="float" office:value="1.98116" calcext:value-type="float">
            <text:p>1.981160</text:p>
          </table:table-cell>
          <table:table-cell table:style-name="ce5" table:formula="of:=AVERAGE([.B839:.D839];[.F839])" office:value-type="float" office:value="1.99123" calcext:value-type="float">
            <text:p>1.991230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.99479" calcext:value-type="float">
            <text:p>1.994790</text:p>
          </table:table-cell>
          <table:table-cell office:value-type="float" office:value="1.99828" calcext:value-type="float">
            <text:p>1.998280</text:p>
          </table:table-cell>
          <table:table-cell office:value-type="float" office:value="1.99111" calcext:value-type="float">
            <text:p>1.991110</text:p>
          </table:table-cell>
          <table:table-cell office:value-type="float" office:value="1.97661" calcext:value-type="float">
            <text:p>1.976610</text:p>
          </table:table-cell>
          <table:table-cell office:value-type="float" office:value="1.98141" calcext:value-type="float">
            <text:p>1.981410</text:p>
          </table:table-cell>
          <table:table-cell table:style-name="ce5" table:formula="of:=AVERAGE([.B840:.D840];[.F840])" office:value-type="float" office:value="1.9913975" calcext:value-type="float">
            <text:p>1.991398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.99489" calcext:value-type="float">
            <text:p>1.994890</text:p>
          </table:table-cell>
          <table:table-cell office:value-type="float" office:value="1.99846" calcext:value-type="float">
            <text:p>1.998460</text:p>
          </table:table-cell>
          <table:table-cell office:value-type="float" office:value="1.9912" calcext:value-type="float">
            <text:p>1.991200</text:p>
          </table:table-cell>
          <table:table-cell office:value-type="float" office:value="1.97685" calcext:value-type="float">
            <text:p>1.976850</text:p>
          </table:table-cell>
          <table:table-cell office:value-type="float" office:value="1.98166" calcext:value-type="float">
            <text:p>1.981660</text:p>
          </table:table-cell>
          <table:table-cell table:style-name="ce5" table:formula="of:=AVERAGE([.B841:.D841];[.F841])" office:value-type="float" office:value="1.9915525" calcext:value-type="float">
            <text:p>1.99155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99489" calcext:value-type="float">
            <text:p>1.994890</text:p>
          </table:table-cell>
          <table:table-cell office:value-type="float" office:value="1.99846" calcext:value-type="float">
            <text:p>1.998460</text:p>
          </table:table-cell>
          <table:table-cell office:value-type="float" office:value="1.99153" calcext:value-type="float">
            <text:p>1.991530</text:p>
          </table:table-cell>
          <table:table-cell office:value-type="float" office:value="1.97702" calcext:value-type="float">
            <text:p>1.977020</text:p>
          </table:table-cell>
          <table:table-cell office:value-type="float" office:value="1.98182" calcext:value-type="float">
            <text:p>1.981820</text:p>
          </table:table-cell>
          <table:table-cell table:style-name="ce5" table:formula="of:=AVERAGE([.B842:.D842];[.F842])" office:value-type="float" office:value="1.991675" calcext:value-type="float">
            <text:p>1.99167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.99489" calcext:value-type="float">
            <text:p>1.99489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178" calcext:value-type="float">
            <text:p>1.991780</text:p>
          </table:table-cell>
          <table:table-cell office:value-type="float" office:value="1.97702" calcext:value-type="float">
            <text:p>1.977020</text:p>
          </table:table-cell>
          <table:table-cell office:value-type="float" office:value="1.98216" calcext:value-type="float">
            <text:p>1.982160</text:p>
          </table:table-cell>
          <table:table-cell table:style-name="ce5" table:formula="of:=AVERAGE([.B843:.D843];[.F843])" office:value-type="float" office:value="1.9918925" calcext:value-type="float">
            <text:p>1.991893</text:p>
          </table:table-cell>
        </table:table-row>
        <table:table-row table:style-name="ro1">
          <table:table-cell office:value-type="float" office:value="24" calcext:value-type="float">
            <text:p>24.0</text:p>
          </table:table-cell>
          <table:table-cell office:value-type="float" office:value="1.99498" calcext:value-type="float">
            <text:p>1.99498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203" calcext:value-type="float">
            <text:p>1.992030</text:p>
          </table:table-cell>
          <table:table-cell office:value-type="float" office:value="1.97734" calcext:value-type="float">
            <text:p>1.977340</text:p>
          </table:table-cell>
          <table:table-cell office:value-type="float" office:value="1.9825" calcext:value-type="float">
            <text:p>1.982500</text:p>
          </table:table-cell>
          <table:table-cell table:style-name="ce5" table:formula="of:=AVERAGE([.B844:.D844];[.F844])" office:value-type="float" office:value="1.9920625" calcext:value-type="float">
            <text:p>1.99206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.99498" calcext:value-type="float">
            <text:p>1.99498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237" calcext:value-type="float">
            <text:p>1.992370</text:p>
          </table:table-cell>
          <table:table-cell office:value-type="float" office:value="1.97759" calcext:value-type="float">
            <text:p>1.977590</text:p>
          </table:table-cell>
          <table:table-cell office:value-type="float" office:value="1.9825" calcext:value-type="float">
            <text:p>1.982500</text:p>
          </table:table-cell>
          <table:table-cell table:style-name="ce5" table:formula="of:=AVERAGE([.B845:.D845];[.F845])" office:value-type="float" office:value="1.9921475" calcext:value-type="float">
            <text:p>1.99214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.99527" calcext:value-type="float">
            <text:p>1.99527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262" calcext:value-type="float">
            <text:p>1.992620</text:p>
          </table:table-cell>
          <table:table-cell office:value-type="float" office:value="1.97767" calcext:value-type="float">
            <text:p>1.977670</text:p>
          </table:table-cell>
          <table:table-cell office:value-type="float" office:value="1.98266" calcext:value-type="float">
            <text:p>1.982660</text:p>
          </table:table-cell>
          <table:table-cell table:style-name="ce5" table:formula="of:=AVERAGE([.B846:.D846];[.F846])" office:value-type="float" office:value="1.9923225" calcext:value-type="float">
            <text:p>1.99232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.99527" calcext:value-type="float">
            <text:p>1.99527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287" calcext:value-type="float">
            <text:p>1.992870</text:p>
          </table:table-cell>
          <table:table-cell office:value-type="float" office:value="1.97783" calcext:value-type="float">
            <text:p>1.977830</text:p>
          </table:table-cell>
          <table:table-cell office:value-type="float" office:value="1.98266" calcext:value-type="float">
            <text:p>1.982660</text:p>
          </table:table-cell>
          <table:table-cell table:style-name="ce5" table:formula="of:=AVERAGE([.B847:.D847];[.F847])" office:value-type="float" office:value="1.992385" calcext:value-type="float">
            <text:p>1.99238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99546" calcext:value-type="float">
            <text:p>1.995460</text:p>
          </table:table-cell>
          <table:table-cell office:value-type="float" office:value="1.99892" calcext:value-type="float">
            <text:p>1.998920</text:p>
          </table:table-cell>
          <table:table-cell office:value-type="float" office:value="1.99287" calcext:value-type="float">
            <text:p>1.992870</text:p>
          </table:table-cell>
          <table:table-cell office:value-type="float" office:value="1.97799" calcext:value-type="float">
            <text:p>1.977990</text:p>
          </table:table-cell>
          <table:table-cell office:value-type="float" office:value="1.98291" calcext:value-type="float">
            <text:p>1.982910</text:p>
          </table:table-cell>
          <table:table-cell table:style-name="ce5" table:formula="of:=AVERAGE([.B848:.D848];[.F848])" office:value-type="float" office:value="1.99254" calcext:value-type="float">
            <text:p>1.99254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.99555" calcext:value-type="float">
            <text:p>1.995550</text:p>
          </table:table-cell>
          <table:table-cell office:value-type="float" office:value="1.99892" calcext:value-type="float">
            <text:p>1.998920</text:p>
          </table:table-cell>
          <table:table-cell office:value-type="float" office:value="1.99304" calcext:value-type="float">
            <text:p>1.993040</text:p>
          </table:table-cell>
          <table:table-cell office:value-type="float" office:value="1.97808" calcext:value-type="float">
            <text:p>1.978080</text:p>
          </table:table-cell>
          <table:table-cell office:value-type="float" office:value="1.98307" calcext:value-type="float">
            <text:p>1.983070</text:p>
          </table:table-cell>
          <table:table-cell table:style-name="ce5" table:formula="of:=AVERAGE([.B849:.D849];[.F849])" office:value-type="float" office:value="1.992645" calcext:value-type="float">
            <text:p>1.99264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.99564" calcext:value-type="float">
            <text:p>1.995640</text:p>
          </table:table-cell>
          <table:table-cell office:value-type="float" office:value="1.99901" calcext:value-type="float">
            <text:p>1.999010</text:p>
          </table:table-cell>
          <table:table-cell office:value-type="float" office:value="1.99313" calcext:value-type="float">
            <text:p>1.993130</text:p>
          </table:table-cell>
          <table:table-cell office:value-type="float" office:value="1.97816" calcext:value-type="float">
            <text:p>1.978160</text:p>
          </table:table-cell>
          <table:table-cell office:value-type="float" office:value="1.98315" calcext:value-type="float">
            <text:p>1.983150</text:p>
          </table:table-cell>
          <table:table-cell table:style-name="ce5" table:formula="of:=AVERAGE([.B850:.D850];[.F850])" office:value-type="float" office:value="1.9927325" calcext:value-type="float">
            <text:p>1.99273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.99564" calcext:value-type="float">
            <text:p>1.995640</text:p>
          </table:table-cell>
          <table:table-cell office:value-type="float" office:value="1.99901" calcext:value-type="float">
            <text:p>1.999010</text:p>
          </table:table-cell>
          <table:table-cell office:value-type="float" office:value="1.99321" calcext:value-type="float">
            <text:p>1.993210</text:p>
          </table:table-cell>
          <table:table-cell office:value-type="float" office:value="1.97832" calcext:value-type="float">
            <text:p>1.978320</text:p>
          </table:table-cell>
          <table:table-cell office:value-type="float" office:value="1.98315" calcext:value-type="float">
            <text:p>1.983150</text:p>
          </table:table-cell>
          <table:table-cell table:style-name="ce5" table:formula="of:=AVERAGE([.B851:.D851];[.F851])" office:value-type="float" office:value="1.9927525" calcext:value-type="float">
            <text:p>1.99275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.99592" calcext:value-type="float">
            <text:p>1.995920</text:p>
          </table:table-cell>
          <table:table-cell office:value-type="float" office:value="1.9991" calcext:value-type="float">
            <text:p>1.999100</text:p>
          </table:table-cell>
          <table:table-cell office:value-type="float" office:value="1.99321" calcext:value-type="float">
            <text:p>1.993210</text:p>
          </table:table-cell>
          <table:table-cell office:value-type="float" office:value="1.97857" calcext:value-type="float">
            <text:p>1.978570</text:p>
          </table:table-cell>
          <table:table-cell office:value-type="float" office:value="1.98315" calcext:value-type="float">
            <text:p>1.983150</text:p>
          </table:table-cell>
          <table:table-cell table:style-name="ce5" table:formula="of:=AVERAGE([.B852:.D852];[.F852])" office:value-type="float" office:value="1.992845" calcext:value-type="float">
            <text:p>1.992845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.99611" calcext:value-type="float">
            <text:p>1.996110</text:p>
          </table:table-cell>
          <table:table-cell office:value-type="float" office:value="1.9991" calcext:value-type="float">
            <text:p>1.999100</text:p>
          </table:table-cell>
          <table:table-cell office:value-type="float" office:value="1.99329" calcext:value-type="float">
            <text:p>1.993290</text:p>
          </table:table-cell>
          <table:table-cell office:value-type="float" office:value="1.97857" calcext:value-type="float">
            <text:p>1.978570</text:p>
          </table:table-cell>
          <table:table-cell office:value-type="float" office:value="1.98323" calcext:value-type="float">
            <text:p>1.983230</text:p>
          </table:table-cell>
          <table:table-cell table:style-name="ce5" table:formula="of:=AVERAGE([.B853:.D853];[.F853])" office:value-type="float" office:value="1.9929325" calcext:value-type="float">
            <text:p>1.992933</text:p>
          </table:table-cell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1.9962" calcext:value-type="float">
            <text:p>1.996200</text:p>
          </table:table-cell>
          <table:table-cell office:value-type="float" office:value="1.9991" calcext:value-type="float">
            <text:p>1.999100</text:p>
          </table:table-cell>
          <table:table-cell office:value-type="float" office:value="1.99338" calcext:value-type="float">
            <text:p>1.993380</text:p>
          </table:table-cell>
          <table:table-cell office:value-type="float" office:value="1.97906" calcext:value-type="float">
            <text:p>1.979060</text:p>
          </table:table-cell>
          <table:table-cell office:value-type="float" office:value="1.9834" calcext:value-type="float">
            <text:p>1.983400</text:p>
          </table:table-cell>
          <table:table-cell table:style-name="ce5" table:formula="of:=AVERAGE([.B854:.D854];[.F854])" office:value-type="float" office:value="1.99302" calcext:value-type="float">
            <text:p>1.993020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.99639" calcext:value-type="float">
            <text:p>1.996390</text:p>
          </table:table-cell>
          <table:table-cell office:value-type="float" office:value="1.9991" calcext:value-type="float">
            <text:p>1.999100</text:p>
          </table:table-cell>
          <table:table-cell office:value-type="float" office:value="1.9938" calcext:value-type="float">
            <text:p>1.993800</text:p>
          </table:table-cell>
          <table:table-cell office:value-type="float" office:value="1.97914" calcext:value-type="float">
            <text:p>1.979140</text:p>
          </table:table-cell>
          <table:table-cell office:value-type="float" office:value="1.98356" calcext:value-type="float">
            <text:p>1.983560</text:p>
          </table:table-cell>
          <table:table-cell table:style-name="ce5" table:formula="of:=AVERAGE([.B855:.D855];[.F855])" office:value-type="float" office:value="1.9932125" calcext:value-type="float">
            <text:p>1.993213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.99648" calcext:value-type="float">
            <text:p>1.996480</text:p>
          </table:table-cell>
          <table:table-cell office:value-type="float" office:value="1.99919" calcext:value-type="float">
            <text:p>1.999190</text:p>
          </table:table-cell>
          <table:table-cell office:value-type="float" office:value="1.99405" calcext:value-type="float">
            <text:p>1.994050</text:p>
          </table:table-cell>
          <table:table-cell office:value-type="float" office:value="1.97922" calcext:value-type="float">
            <text:p>1.979220</text:p>
          </table:table-cell>
          <table:table-cell office:value-type="float" office:value="1.98373" calcext:value-type="float">
            <text:p>1.983730</text:p>
          </table:table-cell>
          <table:table-cell table:style-name="ce5" table:formula="of:=AVERAGE([.B856:.D856];[.F856])" office:value-type="float" office:value="1.9933625" calcext:value-type="float">
            <text:p>1.993363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.99657" calcext:value-type="float">
            <text:p>1.996570</text:p>
          </table:table-cell>
          <table:table-cell office:value-type="float" office:value="1.99919" calcext:value-type="float">
            <text:p>1.999190</text:p>
          </table:table-cell>
          <table:table-cell office:value-type="float" office:value="1.9943" calcext:value-type="float">
            <text:p>1.994300</text:p>
          </table:table-cell>
          <table:table-cell office:value-type="float" office:value="1.97939" calcext:value-type="float">
            <text:p>1.979390</text:p>
          </table:table-cell>
          <table:table-cell office:value-type="float" office:value="1.98373" calcext:value-type="float">
            <text:p>1.983730</text:p>
          </table:table-cell>
          <table:table-cell table:style-name="ce5" table:formula="of:=AVERAGE([.B857:.D857];[.F857])" office:value-type="float" office:value="1.9934475" calcext:value-type="float">
            <text:p>1.99344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.99666" calcext:value-type="float">
            <text:p>1.996660</text:p>
          </table:table-cell>
          <table:table-cell office:value-type="float" office:value="1.99938" calcext:value-type="float">
            <text:p>1.999380</text:p>
          </table:table-cell>
          <table:table-cell office:value-type="float" office:value="1.99447" calcext:value-type="float">
            <text:p>1.994470</text:p>
          </table:table-cell>
          <table:table-cell office:value-type="float" office:value="1.97963" calcext:value-type="float">
            <text:p>1.979630</text:p>
          </table:table-cell>
          <table:table-cell office:value-type="float" office:value="1.9839" calcext:value-type="float">
            <text:p>1.983900</text:p>
          </table:table-cell>
          <table:table-cell table:style-name="ce5" table:formula="of:=AVERAGE([.B858:.D858];[.F858])" office:value-type="float" office:value="1.9936025" calcext:value-type="float">
            <text:p>1.99360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.99666" calcext:value-type="float">
            <text:p>1.996660</text:p>
          </table:table-cell>
          <table:table-cell office:value-type="float" office:value="1.99938" calcext:value-type="float">
            <text:p>1.999380</text:p>
          </table:table-cell>
          <table:table-cell office:value-type="float" office:value="1.99464" calcext:value-type="float">
            <text:p>1.994640</text:p>
          </table:table-cell>
          <table:table-cell office:value-type="float" office:value="1.97988" calcext:value-type="float">
            <text:p>1.979880</text:p>
          </table:table-cell>
          <table:table-cell office:value-type="float" office:value="1.98406" calcext:value-type="float">
            <text:p>1.984060</text:p>
          </table:table-cell>
          <table:table-cell table:style-name="ce5" table:formula="of:=AVERAGE([.B859:.D859];[.F859])" office:value-type="float" office:value="1.993685" calcext:value-type="float">
            <text:p>1.99368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.99685" calcext:value-type="float">
            <text:p>1.996850</text:p>
          </table:table-cell>
          <table:table-cell office:value-type="float" office:value="1.99938" calcext:value-type="float">
            <text:p>1.999380</text:p>
          </table:table-cell>
          <table:table-cell office:value-type="float" office:value="1.9948" calcext:value-type="float">
            <text:p>1.994800</text:p>
          </table:table-cell>
          <table:table-cell office:value-type="float" office:value="1.98053" calcext:value-type="float">
            <text:p>1.980530</text:p>
          </table:table-cell>
          <table:table-cell office:value-type="float" office:value="1.98414" calcext:value-type="float">
            <text:p>1.984140</text:p>
          </table:table-cell>
          <table:table-cell table:style-name="ce5" table:formula="of:=AVERAGE([.B860:.D860];[.F860])" office:value-type="float" office:value="1.9937925" calcext:value-type="float">
            <text:p>1.99379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.99685" calcext:value-type="float">
            <text:p>1.996850</text:p>
          </table:table-cell>
          <table:table-cell office:value-type="float" office:value="1.99946" calcext:value-type="float">
            <text:p>1.999460</text:p>
          </table:table-cell>
          <table:table-cell office:value-type="float" office:value="1.99489" calcext:value-type="float">
            <text:p>1.994890</text:p>
          </table:table-cell>
          <table:table-cell office:value-type="float" office:value="1.98053" calcext:value-type="float">
            <text:p>1.980530</text:p>
          </table:table-cell>
          <table:table-cell office:value-type="float" office:value="1.98422" calcext:value-type="float">
            <text:p>1.984220</text:p>
          </table:table-cell>
          <table:table-cell table:style-name="ce5" table:formula="of:=AVERAGE([.B861:.D861];[.F861])" office:value-type="float" office:value="1.993855" calcext:value-type="float">
            <text:p>1.99385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.99694" calcext:value-type="float">
            <text:p>1.996940</text:p>
          </table:table-cell>
          <table:table-cell office:value-type="float" office:value="1.99946" calcext:value-type="float">
            <text:p>1.999460</text:p>
          </table:table-cell>
          <table:table-cell office:value-type="float" office:value="1.99514" calcext:value-type="float">
            <text:p>1.995140</text:p>
          </table:table-cell>
          <table:table-cell office:value-type="float" office:value="1.98061" calcext:value-type="float">
            <text:p>1.980610</text:p>
          </table:table-cell>
          <table:table-cell office:value-type="float" office:value="1.98446" calcext:value-type="float">
            <text:p>1.984460</text:p>
          </table:table-cell>
          <table:table-cell table:style-name="ce5" table:formula="of:=AVERAGE([.B862:.D862];[.F862])" office:value-type="float" office:value="1.994" calcext:value-type="float">
            <text:p>1.994000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.99703" calcext:value-type="float">
            <text:p>1.997030</text:p>
          </table:table-cell>
          <table:table-cell office:value-type="float" office:value="1.99946" calcext:value-type="float">
            <text:p>1.999460</text:p>
          </table:table-cell>
          <table:table-cell office:value-type="float" office:value="1.99548" calcext:value-type="float">
            <text:p>1.995480</text:p>
          </table:table-cell>
          <table:table-cell office:value-type="float" office:value="1.98061" calcext:value-type="float">
            <text:p>1.980610</text:p>
          </table:table-cell>
          <table:table-cell office:value-type="float" office:value="1.98454" calcext:value-type="float">
            <text:p>1.984540</text:p>
          </table:table-cell>
          <table:table-cell table:style-name="ce5" table:formula="of:=AVERAGE([.B863:.D863];[.F863])" office:value-type="float" office:value="1.9941275" calcext:value-type="float">
            <text:p>1.994128</text:p>
          </table:table-cell>
        </table:table-row>
        <table:table-row table:style-name="ro1">
          <table:table-cell office:value-type="float" office:value="26" calcext:value-type="float">
            <text:p>26.0</text:p>
          </table:table-cell>
          <table:table-cell office:value-type="float" office:value="1.99713" calcext:value-type="float">
            <text:p>1.997130</text:p>
          </table:table-cell>
          <table:table-cell office:value-type="float" office:value="1.99955" calcext:value-type="float">
            <text:p>1.999550</text:p>
          </table:table-cell>
          <table:table-cell office:value-type="float" office:value="1.99565" calcext:value-type="float">
            <text:p>1.995650</text:p>
          </table:table-cell>
          <table:table-cell office:value-type="float" office:value="1.98086" calcext:value-type="float">
            <text:p>1.980860</text:p>
          </table:table-cell>
          <table:table-cell office:value-type="float" office:value="1.98463" calcext:value-type="float">
            <text:p>1.984630</text:p>
          </table:table-cell>
          <table:table-cell table:style-name="ce5" table:formula="of:=AVERAGE([.B864:.D864];[.F864])" office:value-type="float" office:value="1.99424" calcext:value-type="float">
            <text:p>1.994240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.99722" calcext:value-type="float">
            <text:p>1.997220</text:p>
          </table:table-cell>
          <table:table-cell office:value-type="float" office:value="1.99955" calcext:value-type="float">
            <text:p>1.999550</text:p>
          </table:table-cell>
          <table:table-cell office:value-type="float" office:value="1.99565" calcext:value-type="float">
            <text:p>1.995650</text:p>
          </table:table-cell>
          <table:table-cell office:value-type="float" office:value="1.98102" calcext:value-type="float">
            <text:p>1.981020</text:p>
          </table:table-cell>
          <table:table-cell office:value-type="float" office:value="1.98463" calcext:value-type="float">
            <text:p>1.984630</text:p>
          </table:table-cell>
          <table:table-cell table:style-name="ce5" table:formula="of:=AVERAGE([.B865:.D865];[.F865])" office:value-type="float" office:value="1.9942625" calcext:value-type="float">
            <text:p>1.99426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.99732" calcext:value-type="float">
            <text:p>1.997320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1.9959" calcext:value-type="float">
            <text:p>1.995900</text:p>
          </table:table-cell>
          <table:table-cell office:value-type="float" office:value="1.98151" calcext:value-type="float">
            <text:p>1.981510</text:p>
          </table:table-cell>
          <table:table-cell office:value-type="float" office:value="1.98471" calcext:value-type="float">
            <text:p>1.984710</text:p>
          </table:table-cell>
          <table:table-cell table:style-name="ce5" table:formula="of:=AVERAGE([.B866:.D866];[.F866])" office:value-type="float" office:value="1.9943925" calcext:value-type="float">
            <text:p>1.99439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.99732" calcext:value-type="float">
            <text:p>1.997320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1.9959" calcext:value-type="float">
            <text:p>1.995900</text:p>
          </table:table-cell>
          <table:table-cell office:value-type="float" office:value="1.98151" calcext:value-type="float">
            <text:p>1.981510</text:p>
          </table:table-cell>
          <table:table-cell office:value-type="float" office:value="1.98495" calcext:value-type="float">
            <text:p>1.984950</text:p>
          </table:table-cell>
          <table:table-cell table:style-name="ce5" table:formula="of:=AVERAGE([.B867:.D867];[.F867])" office:value-type="float" office:value="1.9944525" calcext:value-type="float">
            <text:p>1.99445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.99732" calcext:value-type="float">
            <text:p>1.997320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1.99607" calcext:value-type="float">
            <text:p>1.996070</text:p>
          </table:table-cell>
          <table:table-cell office:value-type="float" office:value="1.98168" calcext:value-type="float">
            <text:p>1.981680</text:p>
          </table:table-cell>
          <table:table-cell office:value-type="float" office:value="1.98512" calcext:value-type="float">
            <text:p>1.985120</text:p>
          </table:table-cell>
          <table:table-cell table:style-name="ce5" table:formula="of:=AVERAGE([.B868:.D868];[.F868])" office:value-type="float" office:value="1.9945375" calcext:value-type="float">
            <text:p>1.99453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.99741" calcext:value-type="float">
            <text:p>1.997410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1.99607" calcext:value-type="float">
            <text:p>1.996070</text:p>
          </table:table-cell>
          <table:table-cell office:value-type="float" office:value="1.98184" calcext:value-type="float">
            <text:p>1.981840</text:p>
          </table:table-cell>
          <table:table-cell office:value-type="float" office:value="1.9852" calcext:value-type="float">
            <text:p>1.985200</text:p>
          </table:table-cell>
          <table:table-cell table:style-name="ce5" table:formula="of:=AVERAGE([.B869:.D869];[.F869])" office:value-type="float" office:value="1.99458" calcext:value-type="float">
            <text:p>1.99458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.9975" calcext:value-type="float">
            <text:p>1.997500</text:p>
          </table:table-cell>
          <table:table-cell office:value-type="float" office:value="1.99973" calcext:value-type="float">
            <text:p>1.999730</text:p>
          </table:table-cell>
          <table:table-cell office:value-type="float" office:value="1.99615" calcext:value-type="float">
            <text:p>1.996150</text:p>
          </table:table-cell>
          <table:table-cell office:value-type="float" office:value="1.98225" calcext:value-type="float">
            <text:p>1.982250</text:p>
          </table:table-cell>
          <table:table-cell office:value-type="float" office:value="1.98537" calcext:value-type="float">
            <text:p>1.985370</text:p>
          </table:table-cell>
          <table:table-cell table:style-name="ce5" table:formula="of:=AVERAGE([.B870:.D870];[.F870])" office:value-type="float" office:value="1.9946875" calcext:value-type="float">
            <text:p>1.99468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.99759" calcext:value-type="float">
            <text:p>1.997590</text:p>
          </table:table-cell>
          <table:table-cell office:value-type="float" office:value="1.99973" calcext:value-type="float">
            <text:p>1.999730</text:p>
          </table:table-cell>
          <table:table-cell office:value-type="float" office:value="1.99615" calcext:value-type="float">
            <text:p>1.996150</text:p>
          </table:table-cell>
          <table:table-cell office:value-type="float" office:value="1.98241" calcext:value-type="float">
            <text:p>1.982410</text:p>
          </table:table-cell>
          <table:table-cell office:value-type="float" office:value="1.98553" calcext:value-type="float">
            <text:p>1.985530</text:p>
          </table:table-cell>
          <table:table-cell table:style-name="ce5" table:formula="of:=AVERAGE([.B871:.D871];[.F871])" office:value-type="float" office:value="1.99475" calcext:value-type="float">
            <text:p>1.994750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.99759" calcext:value-type="float">
            <text:p>1.997590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1.99615" calcext:value-type="float">
            <text:p>1.996150</text:p>
          </table:table-cell>
          <table:table-cell office:value-type="float" office:value="1.98274" calcext:value-type="float">
            <text:p>1.982740</text:p>
          </table:table-cell>
          <table:table-cell office:value-type="float" office:value="1.9857" calcext:value-type="float">
            <text:p>1.985700</text:p>
          </table:table-cell>
          <table:table-cell table:style-name="ce5" table:formula="of:=AVERAGE([.B872:.D872];[.F872])" office:value-type="float" office:value="1.994815" calcext:value-type="float">
            <text:p>1.99481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.99759" calcext:value-type="float">
            <text:p>1.997590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1.99623" calcext:value-type="float">
            <text:p>1.996230</text:p>
          </table:table-cell>
          <table:table-cell office:value-type="float" office:value="1.98282" calcext:value-type="float">
            <text:p>1.982820</text:p>
          </table:table-cell>
          <table:table-cell office:value-type="float" office:value="1.98587" calcext:value-type="float">
            <text:p>1.985870</text:p>
          </table:table-cell>
          <table:table-cell table:style-name="ce5" table:formula="of:=AVERAGE([.B873:.D873];[.F873])" office:value-type="float" office:value="1.9948775" calcext:value-type="float">
            <text:p>1.994878</text:p>
          </table:table-cell>
        </table:table-row>
        <table:table-row table:style-name="ro1">
          <table:table-cell office:value-type="float" office:value="27" calcext:value-type="float">
            <text:p>27.0</text:p>
          </table:table-cell>
          <table:table-cell office:value-type="float" office:value="1.99769" calcext:value-type="float">
            <text:p>1.997690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1.9964" calcext:value-type="float">
            <text:p>1.996400</text:p>
          </table:table-cell>
          <table:table-cell office:value-type="float" office:value="1.98307" calcext:value-type="float">
            <text:p>1.983070</text:p>
          </table:table-cell>
          <table:table-cell office:value-type="float" office:value="1.98595" calcext:value-type="float">
            <text:p>1.985950</text:p>
          </table:table-cell>
          <table:table-cell table:style-name="ce5" table:formula="of:=AVERAGE([.B874:.D874];[.F874])" office:value-type="float" office:value="1.994965" calcext:value-type="float">
            <text:p>1.99496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.99778" calcext:value-type="float">
            <text:p>1.99778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64" calcext:value-type="float">
            <text:p>1.996400</text:p>
          </table:table-cell>
          <table:table-cell office:value-type="float" office:value="1.98323" calcext:value-type="float">
            <text:p>1.983230</text:p>
          </table:table-cell>
          <table:table-cell office:value-type="float" office:value="1.98604" calcext:value-type="float">
            <text:p>1.986040</text:p>
          </table:table-cell>
          <table:table-cell table:style-name="ce5" table:formula="of:=AVERAGE([.B875:.D875];[.F875])" office:value-type="float" office:value="1.9950325" calcext:value-type="float">
            <text:p>1.99503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.99806" calcext:value-type="float">
            <text:p>1.99806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57" calcext:value-type="float">
            <text:p>1.996570</text:p>
          </table:table-cell>
          <table:table-cell office:value-type="float" office:value="1.98339" calcext:value-type="float">
            <text:p>1.983390</text:p>
          </table:table-cell>
          <table:table-cell office:value-type="float" office:value="1.98621" calcext:value-type="float">
            <text:p>1.986210</text:p>
          </table:table-cell>
          <table:table-cell table:style-name="ce5" table:formula="of:=AVERAGE([.B876:.D876];[.F876])" office:value-type="float" office:value="1.99521" calcext:value-type="float">
            <text:p>1.995210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.99806" calcext:value-type="float">
            <text:p>1.99806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65" calcext:value-type="float">
            <text:p>1.996650</text:p>
          </table:table-cell>
          <table:table-cell office:value-type="float" office:value="1.98348" calcext:value-type="float">
            <text:p>1.983480</text:p>
          </table:table-cell>
          <table:table-cell office:value-type="float" office:value="1.98628" calcext:value-type="float">
            <text:p>1.986280</text:p>
          </table:table-cell>
          <table:table-cell table:style-name="ce5" table:formula="of:=AVERAGE([.B877:.D877];[.F877])" office:value-type="float" office:value="1.9952475" calcext:value-type="float">
            <text:p>1.99524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.99815" calcext:value-type="float">
            <text:p>1.9981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65" calcext:value-type="float">
            <text:p>1.996650</text:p>
          </table:table-cell>
          <table:table-cell office:value-type="float" office:value="1.98388" calcext:value-type="float">
            <text:p>1.983880</text:p>
          </table:table-cell>
          <table:table-cell office:value-type="float" office:value="1.98637" calcext:value-type="float">
            <text:p>1.986370</text:p>
          </table:table-cell>
          <table:table-cell table:style-name="ce5" table:formula="of:=AVERAGE([.B878:.D878];[.F878])" office:value-type="float" office:value="1.9952925" calcext:value-type="float">
            <text:p>1.995293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.99815" calcext:value-type="float">
            <text:p>1.9981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74" calcext:value-type="float">
            <text:p>1.996740</text:p>
          </table:table-cell>
          <table:table-cell office:value-type="float" office:value="1.98388" calcext:value-type="float">
            <text:p>1.983880</text:p>
          </table:table-cell>
          <table:table-cell office:value-type="float" office:value="1.98645" calcext:value-type="float">
            <text:p>1.986450</text:p>
          </table:table-cell>
          <table:table-cell table:style-name="ce5" table:formula="of:=AVERAGE([.B879:.D879];[.F879])" office:value-type="float" office:value="1.995335" calcext:value-type="float">
            <text:p>1.99533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.99824" calcext:value-type="float">
            <text:p>1.9982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82" calcext:value-type="float">
            <text:p>1.996820</text:p>
          </table:table-cell>
          <table:table-cell office:value-type="float" office:value="1.98396" calcext:value-type="float">
            <text:p>1.983960</text:p>
          </table:table-cell>
          <table:table-cell office:value-type="float" office:value="1.98653" calcext:value-type="float">
            <text:p>1.986530</text:p>
          </table:table-cell>
          <table:table-cell table:style-name="ce5" table:formula="of:=AVERAGE([.B880:.D880];[.F880])" office:value-type="float" office:value="1.9953975" calcext:value-type="float">
            <text:p>1.99539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.99843" calcext:value-type="float">
            <text:p>1.99843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82" calcext:value-type="float">
            <text:p>1.996820</text:p>
          </table:table-cell>
          <table:table-cell office:value-type="float" office:value="1.98396" calcext:value-type="float">
            <text:p>1.983960</text:p>
          </table:table-cell>
          <table:table-cell office:value-type="float" office:value="1.98661" calcext:value-type="float">
            <text:p>1.986610</text:p>
          </table:table-cell>
          <table:table-cell table:style-name="ce5" table:formula="of:=AVERAGE([.B881:.D881];[.F881])" office:value-type="float" office:value="1.995465" calcext:value-type="float">
            <text:p>1.99546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.99861" calcext:value-type="float">
            <text:p>1.9986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699" calcext:value-type="float">
            <text:p>1.996990</text:p>
          </table:table-cell>
          <table:table-cell office:value-type="float" office:value="1.98429" calcext:value-type="float">
            <text:p>1.984290</text:p>
          </table:table-cell>
          <table:table-cell office:value-type="float" office:value="1.98686" calcext:value-type="float">
            <text:p>1.986860</text:p>
          </table:table-cell>
          <table:table-cell table:style-name="ce5" table:formula="of:=AVERAGE([.B882:.D882];[.F882])" office:value-type="float" office:value="1.995615" calcext:value-type="float">
            <text:p>1.99561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.99861" calcext:value-type="float">
            <text:p>1.9986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07" calcext:value-type="float">
            <text:p>1.997070</text:p>
          </table:table-cell>
          <table:table-cell office:value-type="float" office:value="1.98445" calcext:value-type="float">
            <text:p>1.984450</text:p>
          </table:table-cell>
          <table:table-cell office:value-type="float" office:value="1.98686" calcext:value-type="float">
            <text:p>1.986860</text:p>
          </table:table-cell>
          <table:table-cell table:style-name="ce5" table:formula="of:=AVERAGE([.B883:.D883];[.F883])" office:value-type="float" office:value="1.995635" calcext:value-type="float">
            <text:p>1.995635</text:p>
          </table:table-cell>
        </table:table-row>
        <table:table-row table:style-name="ro1">
          <table:table-cell office:value-type="float" office:value="28" calcext:value-type="float">
            <text:p>28.0</text:p>
          </table:table-cell>
          <table:table-cell office:value-type="float" office:value="1.9988" calcext:value-type="float">
            <text:p>1.99880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16" calcext:value-type="float">
            <text:p>1.997160</text:p>
          </table:table-cell>
          <table:table-cell office:value-type="float" office:value="1.98453" calcext:value-type="float">
            <text:p>1.984530</text:p>
          </table:table-cell>
          <table:table-cell office:value-type="float" office:value="1.98702" calcext:value-type="float">
            <text:p>1.987020</text:p>
          </table:table-cell>
          <table:table-cell table:style-name="ce5" table:formula="of:=AVERAGE([.B884:.D884];[.F884])" office:value-type="float" office:value="1.995745" calcext:value-type="float">
            <text:p>1.99574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.99899" calcext:value-type="float">
            <text:p>1.99899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16" calcext:value-type="float">
            <text:p>1.997160</text:p>
          </table:table-cell>
          <table:table-cell office:value-type="float" office:value="1.98461" calcext:value-type="float">
            <text:p>1.984610</text:p>
          </table:table-cell>
          <table:table-cell office:value-type="float" office:value="1.98719" calcext:value-type="float">
            <text:p>1.987190</text:p>
          </table:table-cell>
          <table:table-cell table:style-name="ce5" table:formula="of:=AVERAGE([.B885:.D885];[.F885])" office:value-type="float" office:value="1.995835" calcext:value-type="float">
            <text:p>1.99583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.99908" calcext:value-type="float">
            <text:p>1.99908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16" calcext:value-type="float">
            <text:p>1.997160</text:p>
          </table:table-cell>
          <table:table-cell office:value-type="float" office:value="1.9847" calcext:value-type="float">
            <text:p>1.984700</text:p>
          </table:table-cell>
          <table:table-cell office:value-type="float" office:value="1.98726" calcext:value-type="float">
            <text:p>1.987260</text:p>
          </table:table-cell>
          <table:table-cell table:style-name="ce5" table:formula="of:=AVERAGE([.B886:.D886];[.F886])" office:value-type="float" office:value="1.995875" calcext:value-type="float">
            <text:p>1.99587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.99908" calcext:value-type="float">
            <text:p>1.99908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32" calcext:value-type="float">
            <text:p>1.997320</text:p>
          </table:table-cell>
          <table:table-cell office:value-type="float" office:value="1.98494" calcext:value-type="float">
            <text:p>1.984940</text:p>
          </table:table-cell>
          <table:table-cell office:value-type="float" office:value="1.98726" calcext:value-type="float">
            <text:p>1.987260</text:p>
          </table:table-cell>
          <table:table-cell table:style-name="ce5" table:formula="of:=AVERAGE([.B887:.D887];[.F887])" office:value-type="float" office:value="1.995915" calcext:value-type="float">
            <text:p>1.99591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.99936" calcext:value-type="float">
            <text:p>1.99936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32" calcext:value-type="float">
            <text:p>1.997320</text:p>
          </table:table-cell>
          <table:table-cell office:value-type="float" office:value="1.98527" calcext:value-type="float">
            <text:p>1.985270</text:p>
          </table:table-cell>
          <table:table-cell office:value-type="float" office:value="1.98743" calcext:value-type="float">
            <text:p>1.987430</text:p>
          </table:table-cell>
          <table:table-cell table:style-name="ce5" table:formula="of:=AVERAGE([.B888:.D888];[.F888])" office:value-type="float" office:value="1.9960275" calcext:value-type="float">
            <text:p>1.99602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41" calcext:value-type="float">
            <text:p>1.997410</text:p>
          </table:table-cell>
          <table:table-cell office:value-type="float" office:value="1.98535" calcext:value-type="float">
            <text:p>1.985350</text:p>
          </table:table-cell>
          <table:table-cell office:value-type="float" office:value="1.98751" calcext:value-type="float">
            <text:p>1.987510</text:p>
          </table:table-cell>
          <table:table-cell table:style-name="ce5" table:formula="of:=AVERAGE([.B889:.D889];[.F889])" office:value-type="float" office:value="1.9960925" calcext:value-type="float">
            <text:p>1.99609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41" calcext:value-type="float">
            <text:p>1.997410</text:p>
          </table:table-cell>
          <table:table-cell office:value-type="float" office:value="1.9856" calcext:value-type="float">
            <text:p>1.985600</text:p>
          </table:table-cell>
          <table:table-cell office:value-type="float" office:value="1.98784" calcext:value-type="float">
            <text:p>1.987840</text:p>
          </table:table-cell>
          <table:table-cell table:style-name="ce5" table:formula="of:=AVERAGE([.B890:.D890];[.F890])" office:value-type="float" office:value="1.996175" calcext:value-type="float">
            <text:p>1.99617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57" calcext:value-type="float">
            <text:p>1.997570</text:p>
          </table:table-cell>
          <table:table-cell office:value-type="float" office:value="1.9856" calcext:value-type="float">
            <text:p>1.985600</text:p>
          </table:table-cell>
          <table:table-cell office:value-type="float" office:value="1.98792" calcext:value-type="float">
            <text:p>1.987920</text:p>
          </table:table-cell>
          <table:table-cell table:style-name="ce5" table:formula="of:=AVERAGE([.B891:.D891];[.F891])" office:value-type="float" office:value="1.996235" calcext:value-type="float">
            <text:p>1.99623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66" calcext:value-type="float">
            <text:p>1.997660</text:p>
          </table:table-cell>
          <table:table-cell office:value-type="float" office:value="1.98568" calcext:value-type="float">
            <text:p>1.985680</text:p>
          </table:table-cell>
          <table:table-cell office:value-type="float" office:value="1.988" calcext:value-type="float">
            <text:p>1.988000</text:p>
          </table:table-cell>
          <table:table-cell table:style-name="ce5" table:formula="of:=AVERAGE([.B892:.D892];[.F892])" office:value-type="float" office:value="1.9962775" calcext:value-type="float">
            <text:p>1.996278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66" calcext:value-type="float">
            <text:p>1.997660</text:p>
          </table:table-cell>
          <table:table-cell office:value-type="float" office:value="1.98576" calcext:value-type="float">
            <text:p>1.985760</text:p>
          </table:table-cell>
          <table:table-cell office:value-type="float" office:value="1.98818" calcext:value-type="float">
            <text:p>1.988180</text:p>
          </table:table-cell>
          <table:table-cell table:style-name="ce5" table:formula="of:=AVERAGE([.B893:.D893];[.F893])" office:value-type="float" office:value="1.9963225" calcext:value-type="float">
            <text:p>1.996323</text:p>
          </table:table-cell>
        </table:table-row>
        <table:table-row table:style-name="ro1">
          <table:table-cell office:value-type="float" office:value="29" calcext:value-type="float">
            <text:p>29.0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66" calcext:value-type="float">
            <text:p>1.997660</text:p>
          </table:table-cell>
          <table:table-cell office:value-type="float" office:value="1.98601" calcext:value-type="float">
            <text:p>1.986010</text:p>
          </table:table-cell>
          <table:table-cell office:value-type="float" office:value="1.98826" calcext:value-type="float">
            <text:p>1.988260</text:p>
          </table:table-cell>
          <table:table-cell table:style-name="ce5" table:formula="of:=AVERAGE([.B894:.D894];[.F894])" office:value-type="float" office:value="1.9963425" calcext:value-type="float">
            <text:p>1.99634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83" calcext:value-type="float">
            <text:p>1.997830</text:p>
          </table:table-cell>
          <table:table-cell office:value-type="float" office:value="1.98625" calcext:value-type="float">
            <text:p>1.986250</text:p>
          </table:table-cell>
          <table:table-cell office:value-type="float" office:value="1.98826" calcext:value-type="float">
            <text:p>1.988260</text:p>
          </table:table-cell>
          <table:table-cell table:style-name="ce5" table:formula="of:=AVERAGE([.B895:.D895];[.F895])" office:value-type="float" office:value="1.996385" calcext:value-type="float">
            <text:p>1.99638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.99945" calcext:value-type="float">
            <text:p>1.99945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83" calcext:value-type="float">
            <text:p>1.997830</text:p>
          </table:table-cell>
          <table:table-cell office:value-type="float" office:value="1.98666" calcext:value-type="float">
            <text:p>1.986660</text:p>
          </table:table-cell>
          <table:table-cell office:value-type="float" office:value="1.98851" calcext:value-type="float">
            <text:p>1.988510</text:p>
          </table:table-cell>
          <table:table-cell table:style-name="ce5" table:formula="of:=AVERAGE([.B896:.D896];[.F896])" office:value-type="float" office:value="1.9964475" calcext:value-type="float">
            <text:p>1.996448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99954" calcext:value-type="float">
            <text:p>1.9995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783" calcext:value-type="float">
            <text:p>1.997830</text:p>
          </table:table-cell>
          <table:table-cell office:value-type="float" office:value="1.98666" calcext:value-type="float">
            <text:p>1.986660</text:p>
          </table:table-cell>
          <table:table-cell office:value-type="float" office:value="1.98867" calcext:value-type="float">
            <text:p>1.988670</text:p>
          </table:table-cell>
          <table:table-cell table:style-name="ce5" table:formula="of:=AVERAGE([.B897:.D897];[.F897])" office:value-type="float" office:value="1.99651" calcext:value-type="float">
            <text:p>1.996510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.99954" calcext:value-type="float">
            <text:p>1.9995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691" calcext:value-type="float">
            <text:p>1.986910</text:p>
          </table:table-cell>
          <table:table-cell office:value-type="float" office:value="1.989" calcext:value-type="float">
            <text:p>1.989000</text:p>
          </table:table-cell>
          <table:table-cell table:style-name="ce5" table:formula="of:=AVERAGE([.B898:.D898];[.F898])" office:value-type="float" office:value="1.996655" calcext:value-type="float">
            <text:p>1.99665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99954" calcext:value-type="float">
            <text:p>1.9995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724" calcext:value-type="float">
            <text:p>1.987240</text:p>
          </table:table-cell>
          <table:table-cell office:value-type="float" office:value="1.98908" calcext:value-type="float">
            <text:p>1.989080</text:p>
          </table:table-cell>
          <table:table-cell table:style-name="ce5" table:formula="of:=AVERAGE([.B899:.D899];[.F899])" office:value-type="float" office:value="1.996675" calcext:value-type="float">
            <text:p>1.99667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732" calcext:value-type="float">
            <text:p>1.987320</text:p>
          </table:table-cell>
          <table:table-cell office:value-type="float" office:value="1.98908" calcext:value-type="float">
            <text:p>1.989080</text:p>
          </table:table-cell>
          <table:table-cell table:style-name="ce5" table:formula="of:=AVERAGE([.B900:.D900];[.F900])" office:value-type="float" office:value="1.9967" calcext:value-type="float">
            <text:p>1.99670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748" calcext:value-type="float">
            <text:p>1.987480</text:p>
          </table:table-cell>
          <table:table-cell office:value-type="float" office:value="1.98933" calcext:value-type="float">
            <text:p>1.989330</text:p>
          </table:table-cell>
          <table:table-cell table:style-name="ce5" table:formula="of:=AVERAGE([.B901:.D901];[.F901])" office:value-type="float" office:value="1.9967625" calcext:value-type="float">
            <text:p>1.99676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773" calcext:value-type="float">
            <text:p>1.987730</text:p>
          </table:table-cell>
          <table:table-cell office:value-type="float" office:value="1.98949" calcext:value-type="float">
            <text:p>1.989490</text:p>
          </table:table-cell>
          <table:table-cell table:style-name="ce5" table:formula="of:=AVERAGE([.B902:.D902];[.F902])" office:value-type="float" office:value="1.9968025" calcext:value-type="float">
            <text:p>1.996803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08" calcext:value-type="float">
            <text:p>1.998080</text:p>
          </table:table-cell>
          <table:table-cell office:value-type="float" office:value="1.98781" calcext:value-type="float">
            <text:p>1.987810</text:p>
          </table:table-cell>
          <table:table-cell office:value-type="float" office:value="1.98957" calcext:value-type="float">
            <text:p>1.989570</text:p>
          </table:table-cell>
          <table:table-cell table:style-name="ce5" table:formula="of:=AVERAGE([.B903:.D903];[.F903])" office:value-type="float" office:value="1.9968225" calcext:value-type="float">
            <text:p>1.996823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16" calcext:value-type="float">
            <text:p>1.998160</text:p>
          </table:table-cell>
          <table:table-cell office:value-type="float" office:value="1.98781" calcext:value-type="float">
            <text:p>1.987810</text:p>
          </table:table-cell>
          <table:table-cell office:value-type="float" office:value="1.98981" calcext:value-type="float">
            <text:p>1.989810</text:p>
          </table:table-cell>
          <table:table-cell table:style-name="ce5" table:formula="of:=AVERAGE([.B904:.D904];[.F904])" office:value-type="float" office:value="1.9969025" calcext:value-type="float">
            <text:p>1.99690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16" calcext:value-type="float">
            <text:p>1.998160</text:p>
          </table:table-cell>
          <table:table-cell office:value-type="float" office:value="1.98814" calcext:value-type="float">
            <text:p>1.988140</text:p>
          </table:table-cell>
          <table:table-cell office:value-type="float" office:value="1.98981" calcext:value-type="float">
            <text:p>1.989810</text:p>
          </table:table-cell>
          <table:table-cell table:style-name="ce5" table:formula="of:=AVERAGE([.B905:.D905];[.F905])" office:value-type="float" office:value="1.9969025" calcext:value-type="float">
            <text:p>1.99690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16" calcext:value-type="float">
            <text:p>1.998160</text:p>
          </table:table-cell>
          <table:table-cell office:value-type="float" office:value="1.98838" calcext:value-type="float">
            <text:p>1.988380</text:p>
          </table:table-cell>
          <table:table-cell office:value-type="float" office:value="1.98981" calcext:value-type="float">
            <text:p>1.989810</text:p>
          </table:table-cell>
          <table:table-cell table:style-name="ce5" table:formula="of:=AVERAGE([.B906:.D906];[.F906])" office:value-type="float" office:value="1.9969025" calcext:value-type="float">
            <text:p>1.996903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.99964" calcext:value-type="float">
            <text:p>1.99964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24" calcext:value-type="float">
            <text:p>1.998240</text:p>
          </table:table-cell>
          <table:table-cell office:value-type="float" office:value="1.98863" calcext:value-type="float">
            <text:p>1.988630</text:p>
          </table:table-cell>
          <table:table-cell office:value-type="float" office:value="1.98981" calcext:value-type="float">
            <text:p>1.989810</text:p>
          </table:table-cell>
          <table:table-cell table:style-name="ce5" table:formula="of:=AVERAGE([.B907:.D907];[.F907])" office:value-type="float" office:value="1.9969225" calcext:value-type="float">
            <text:p>1.99692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.99973" calcext:value-type="float">
            <text:p>1.99973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24" calcext:value-type="float">
            <text:p>1.998240</text:p>
          </table:table-cell>
          <table:table-cell office:value-type="float" office:value="1.98887" calcext:value-type="float">
            <text:p>1.988870</text:p>
          </table:table-cell>
          <table:table-cell office:value-type="float" office:value="1.98981" calcext:value-type="float">
            <text:p>1.989810</text:p>
          </table:table-cell>
          <table:table-cell table:style-name="ce5" table:formula="of:=AVERAGE([.B908:.D908];[.F908])" office:value-type="float" office:value="1.996945" calcext:value-type="float">
            <text:p>1.99694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33" calcext:value-type="float">
            <text:p>1.998330</text:p>
          </table:table-cell>
          <table:table-cell office:value-type="float" office:value="1.98895" calcext:value-type="float">
            <text:p>1.988950</text:p>
          </table:table-cell>
          <table:table-cell office:value-type="float" office:value="1.9899" calcext:value-type="float">
            <text:p>1.989900</text:p>
          </table:table-cell>
          <table:table-cell table:style-name="ce5" table:formula="of:=AVERAGE([.B909:.D909];[.F909])" office:value-type="float" office:value="1.9970125" calcext:value-type="float">
            <text:p>1.99701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1" calcext:value-type="float">
            <text:p>1.998410</text:p>
          </table:table-cell>
          <table:table-cell office:value-type="float" office:value="1.9892" calcext:value-type="float">
            <text:p>1.989200</text:p>
          </table:table-cell>
          <table:table-cell office:value-type="float" office:value="1.98998" calcext:value-type="float">
            <text:p>1.989980</text:p>
          </table:table-cell>
          <table:table-cell table:style-name="ce5" table:formula="of:=AVERAGE([.B910:.D910];[.F910])" office:value-type="float" office:value="1.9970525" calcext:value-type="float">
            <text:p>1.99705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1" calcext:value-type="float">
            <text:p>1.998410</text:p>
          </table:table-cell>
          <table:table-cell office:value-type="float" office:value="1.98945" calcext:value-type="float">
            <text:p>1.989450</text:p>
          </table:table-cell>
          <table:table-cell office:value-type="float" office:value="1.98998" calcext:value-type="float">
            <text:p>1.989980</text:p>
          </table:table-cell>
          <table:table-cell table:style-name="ce5" table:formula="of:=AVERAGE([.B911:.D911];[.F911])" office:value-type="float" office:value="1.9970525" calcext:value-type="float">
            <text:p>1.997053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1" calcext:value-type="float">
            <text:p>1.998410</text:p>
          </table:table-cell>
          <table:table-cell office:value-type="float" office:value="1.98993" calcext:value-type="float">
            <text:p>1.989930</text:p>
          </table:table-cell>
          <table:table-cell office:value-type="float" office:value="1.99006" calcext:value-type="float">
            <text:p>1.990060</text:p>
          </table:table-cell>
          <table:table-cell table:style-name="ce5" table:formula="of:=AVERAGE([.B912:.D912];[.F912])" office:value-type="float" office:value="1.9970725" calcext:value-type="float">
            <text:p>1.99707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1" calcext:value-type="float">
            <text:p>1.998410</text:p>
          </table:table-cell>
          <table:table-cell office:value-type="float" office:value="1.99002" calcext:value-type="float">
            <text:p>1.990020</text:p>
          </table:table-cell>
          <table:table-cell office:value-type="float" office:value="1.99006" calcext:value-type="float">
            <text:p>1.990060</text:p>
          </table:table-cell>
          <table:table-cell table:style-name="ce5" table:formula="of:=AVERAGE([.B913:.D913];[.F913])" office:value-type="float" office:value="1.9970725" calcext:value-type="float">
            <text:p>1.997073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9" calcext:value-type="float">
            <text:p>1.998490</text:p>
          </table:table-cell>
          <table:table-cell office:value-type="float" office:value="1.99002" calcext:value-type="float">
            <text:p>1.990020</text:p>
          </table:table-cell>
          <table:table-cell office:value-type="float" office:value="1.99014" calcext:value-type="float">
            <text:p>1.990140</text:p>
          </table:table-cell>
          <table:table-cell table:style-name="ce5" table:formula="of:=AVERAGE([.B914:.D914];[.F914])" office:value-type="float" office:value="1.9971125" calcext:value-type="float">
            <text:p>1.99711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49" calcext:value-type="float">
            <text:p>1.998490</text:p>
          </table:table-cell>
          <table:table-cell office:value-type="float" office:value="1.9901" calcext:value-type="float">
            <text:p>1.990100</text:p>
          </table:table-cell>
          <table:table-cell office:value-type="float" office:value="1.99031" calcext:value-type="float">
            <text:p>1.990310</text:p>
          </table:table-cell>
          <table:table-cell table:style-name="ce5" table:formula="of:=AVERAGE([.B915:.D915];[.F915])" office:value-type="float" office:value="1.997155" calcext:value-type="float">
            <text:p>1.99715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.99982" calcext:value-type="float">
            <text:p>1.99982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58" calcext:value-type="float">
            <text:p>1.998580</text:p>
          </table:table-cell>
          <table:table-cell office:value-type="float" office:value="1.99018" calcext:value-type="float">
            <text:p>1.990180</text:p>
          </table:table-cell>
          <table:table-cell office:value-type="float" office:value="1.99031" calcext:value-type="float">
            <text:p>1.990310</text:p>
          </table:table-cell>
          <table:table-cell table:style-name="ce5" table:formula="of:=AVERAGE([.B916:.D916];[.F916])" office:value-type="float" office:value="1.9971775" calcext:value-type="float">
            <text:p>1.99717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66" calcext:value-type="float">
            <text:p>1.998660</text:p>
          </table:table-cell>
          <table:table-cell office:value-type="float" office:value="1.99026" calcext:value-type="float">
            <text:p>1.990260</text:p>
          </table:table-cell>
          <table:table-cell office:value-type="float" office:value="1.99039" calcext:value-type="float">
            <text:p>1.990390</text:p>
          </table:table-cell>
          <table:table-cell table:style-name="ce5" table:formula="of:=AVERAGE([.B917:.D917];[.F917])" office:value-type="float" office:value="1.99724" calcext:value-type="float">
            <text:p>1.997240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66" calcext:value-type="float">
            <text:p>1.998660</text:p>
          </table:table-cell>
          <table:table-cell office:value-type="float" office:value="1.99034" calcext:value-type="float">
            <text:p>1.990340</text:p>
          </table:table-cell>
          <table:table-cell office:value-type="float" office:value="1.99073" calcext:value-type="float">
            <text:p>1.990730</text:p>
          </table:table-cell>
          <table:table-cell table:style-name="ce5" table:formula="of:=AVERAGE([.B918:.D918];[.F918])" office:value-type="float" office:value="1.997325" calcext:value-type="float">
            <text:p>1.99732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66" calcext:value-type="float">
            <text:p>1.998660</text:p>
          </table:table-cell>
          <table:table-cell office:value-type="float" office:value="1.99043" calcext:value-type="float">
            <text:p>1.990430</text:p>
          </table:table-cell>
          <table:table-cell office:value-type="float" office:value="1.99073" calcext:value-type="float">
            <text:p>1.990730</text:p>
          </table:table-cell>
          <table:table-cell table:style-name="ce5" table:formula="of:=AVERAGE([.B919:.D919];[.F919])" office:value-type="float" office:value="1.997325" calcext:value-type="float">
            <text:p>1.99732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059" calcext:value-type="float">
            <text:p>1.990590</text:p>
          </table:table-cell>
          <table:table-cell office:value-type="float" office:value="1.99107" calcext:value-type="float">
            <text:p>1.991070</text:p>
          </table:table-cell>
          <table:table-cell table:style-name="ce5" table:formula="of:=AVERAGE([.B920:.D920];[.F920])" office:value-type="float" office:value="1.99743" calcext:value-type="float">
            <text:p>1.99743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2" calcext:value-type="float">
            <text:p>2.00000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059" calcext:value-type="float">
            <text:p>1.990590</text:p>
          </table:table-cell>
          <table:table-cell office:value-type="float" office:value="1.99132" calcext:value-type="float">
            <text:p>1.991320</text:p>
          </table:table-cell>
          <table:table-cell table:style-name="ce5" table:formula="of:=AVERAGE([.B921:.D921];[.F921])" office:value-type="float" office:value="1.9974925" calcext:value-type="float">
            <text:p>1.99749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874" calcext:value-type="float">
            <text:p>1.998740</text:p>
          </table:table-cell>
          <table:table-cell office:value-type="float" office:value="1.99059" calcext:value-type="float">
            <text:p>1.990590</text:p>
          </table:table-cell>
          <table:table-cell office:value-type="float" office:value="1.99165" calcext:value-type="float">
            <text:p>1.991650</text:p>
          </table:table-cell>
          <table:table-cell table:style-name="ce5" table:formula="of:=AVERAGE([.B922:.D922];[.F922])" office:value-type="float" office:value="1.9975975" calcext:value-type="float">
            <text:p>1.99759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883" calcext:value-type="float">
            <text:p>1.998830</text:p>
          </table:table-cell>
          <table:table-cell office:value-type="float" office:value="1.99075" calcext:value-type="float">
            <text:p>1.990750</text:p>
          </table:table-cell>
          <table:table-cell office:value-type="float" office:value="1.99165" calcext:value-type="float">
            <text:p>1.991650</text:p>
          </table:table-cell>
          <table:table-cell table:style-name="ce5" table:formula="of:=AVERAGE([.B923:.D923];[.F923])" office:value-type="float" office:value="1.99762" calcext:value-type="float">
            <text:p>1.997620</text:p>
          </table:table-cell>
        </table:table-row>
        <table:table-row table:style-name="ro1">
          <table:table-cell office:value-type="float" office:value="32" calcext:value-type="float">
            <text:p>32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891" calcext:value-type="float">
            <text:p>1.998910</text:p>
          </table:table-cell>
          <table:table-cell office:value-type="float" office:value="1.99099" calcext:value-type="float">
            <text:p>1.990990</text:p>
          </table:table-cell>
          <table:table-cell office:value-type="float" office:value="1.99174" calcext:value-type="float">
            <text:p>1.991740</text:p>
          </table:table-cell>
          <table:table-cell table:style-name="ce5" table:formula="of:=AVERAGE([.B924:.D924];[.F924])" office:value-type="float" office:value="1.9976625" calcext:value-type="float">
            <text:p>1.997663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891" calcext:value-type="float">
            <text:p>1.998910</text:p>
          </table:table-cell>
          <table:table-cell office:value-type="float" office:value="1.99107" calcext:value-type="float">
            <text:p>1.991070</text:p>
          </table:table-cell>
          <table:table-cell office:value-type="float" office:value="1.99174" calcext:value-type="float">
            <text:p>1.991740</text:p>
          </table:table-cell>
          <table:table-cell table:style-name="ce5" table:formula="of:=AVERAGE([.B925:.D925];[.F925])" office:value-type="float" office:value="1.9976625" calcext:value-type="float">
            <text:p>1.99766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891" calcext:value-type="float">
            <text:p>1.998910</text:p>
          </table:table-cell>
          <table:table-cell office:value-type="float" office:value="1.99116" calcext:value-type="float">
            <text:p>1.991160</text:p>
          </table:table-cell>
          <table:table-cell office:value-type="float" office:value="1.99182" calcext:value-type="float">
            <text:p>1.991820</text:p>
          </table:table-cell>
          <table:table-cell table:style-name="ce5" table:formula="of:=AVERAGE([.B926:.D926];[.F926])" office:value-type="float" office:value="1.9976825" calcext:value-type="float">
            <text:p>1.997683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" calcext:value-type="float">
            <text:p>1.999000</text:p>
          </table:table-cell>
          <table:table-cell office:value-type="float" office:value="1.99132" calcext:value-type="float">
            <text:p>1.991320</text:p>
          </table:table-cell>
          <table:table-cell office:value-type="float" office:value="1.99198" calcext:value-type="float">
            <text:p>1.991980</text:p>
          </table:table-cell>
          <table:table-cell table:style-name="ce5" table:formula="of:=AVERAGE([.B927:.D927];[.F927])" office:value-type="float" office:value="1.997745" calcext:value-type="float">
            <text:p>1.99774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08" calcext:value-type="float">
            <text:p>1.999080</text:p>
          </table:table-cell>
          <table:table-cell office:value-type="float" office:value="1.9914" calcext:value-type="float">
            <text:p>1.991400</text:p>
          </table:table-cell>
          <table:table-cell office:value-type="float" office:value="1.99223" calcext:value-type="float">
            <text:p>1.992230</text:p>
          </table:table-cell>
          <table:table-cell table:style-name="ce5" table:formula="of:=AVERAGE([.B928:.D928];[.F928])" office:value-type="float" office:value="1.9978275" calcext:value-type="float">
            <text:p>1.99782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4" calcext:value-type="float">
            <text:p>1.991400</text:p>
          </table:table-cell>
          <table:table-cell office:value-type="float" office:value="1.99231" calcext:value-type="float">
            <text:p>1.992310</text:p>
          </table:table-cell>
          <table:table-cell table:style-name="ce5" table:formula="of:=AVERAGE([.B929:.D929];[.F929])" office:value-type="float" office:value="1.9978675" calcext:value-type="float">
            <text:p>1.99786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4" calcext:value-type="float">
            <text:p>1.991400</text:p>
          </table:table-cell>
          <table:table-cell office:value-type="float" office:value="1.99247" calcext:value-type="float">
            <text:p>1.992470</text:p>
          </table:table-cell>
          <table:table-cell table:style-name="ce5" table:formula="of:=AVERAGE([.B930:.D930];[.F930])" office:value-type="float" office:value="1.9979075" calcext:value-type="float">
            <text:p>1.997908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49" calcext:value-type="float">
            <text:p>1.991490</text:p>
          </table:table-cell>
          <table:table-cell office:value-type="float" office:value="1.99264" calcext:value-type="float">
            <text:p>1.992640</text:p>
          </table:table-cell>
          <table:table-cell table:style-name="ce5" table:formula="of:=AVERAGE([.B931:.D931];[.F931])" office:value-type="float" office:value="1.99795" calcext:value-type="float">
            <text:p>1.997950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65" calcext:value-type="float">
            <text:p>1.991650</text:p>
          </table:table-cell>
          <table:table-cell office:value-type="float" office:value="1.99281" calcext:value-type="float">
            <text:p>1.992810</text:p>
          </table:table-cell>
          <table:table-cell table:style-name="ce5" table:formula="of:=AVERAGE([.B932:.D932];[.F932])" office:value-type="float" office:value="1.9979925" calcext:value-type="float">
            <text:p>1.997993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65" calcext:value-type="float">
            <text:p>1.991650</text:p>
          </table:table-cell>
          <table:table-cell office:value-type="float" office:value="1.99281" calcext:value-type="float">
            <text:p>1.992810</text:p>
          </table:table-cell>
          <table:table-cell table:style-name="ce5" table:formula="of:=AVERAGE([.B933:.D933];[.F933])" office:value-type="float" office:value="1.9979925" calcext:value-type="float">
            <text:p>1.997993</text:p>
          </table:table-cell>
        </table:table-row>
        <table:table-row table:style-name="ro1">
          <table:table-cell office:value-type="float" office:value="33" calcext:value-type="float">
            <text:p>33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9" calcext:value-type="float">
            <text:p>1.991900</text:p>
          </table:table-cell>
          <table:table-cell office:value-type="float" office:value="1.99297" calcext:value-type="float">
            <text:p>1.992970</text:p>
          </table:table-cell>
          <table:table-cell table:style-name="ce5" table:formula="of:=AVERAGE([.B934:.D934];[.F934])" office:value-type="float" office:value="1.9980325" calcext:value-type="float">
            <text:p>1.998033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19" calcext:value-type="float">
            <text:p>1.991900</text:p>
          </table:table-cell>
          <table:table-cell office:value-type="float" office:value="1.9933" calcext:value-type="float">
            <text:p>1.993300</text:p>
          </table:table-cell>
          <table:table-cell table:style-name="ce5" table:formula="of:=AVERAGE([.B935:.D935];[.F935])" office:value-type="float" office:value="1.998115" calcext:value-type="float">
            <text:p>1.99811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206" calcext:value-type="float">
            <text:p>1.992060</text:p>
          </table:table-cell>
          <table:table-cell office:value-type="float" office:value="1.99347" calcext:value-type="float">
            <text:p>1.993470</text:p>
          </table:table-cell>
          <table:table-cell table:style-name="ce5" table:formula="of:=AVERAGE([.B936:.D936];[.F936])" office:value-type="float" office:value="1.9981575" calcext:value-type="float">
            <text:p>1.99815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206" calcext:value-type="float">
            <text:p>1.992060</text:p>
          </table:table-cell>
          <table:table-cell office:value-type="float" office:value="1.99356" calcext:value-type="float">
            <text:p>1.993560</text:p>
          </table:table-cell>
          <table:table-cell table:style-name="ce5" table:formula="of:=AVERAGE([.B937:.D937];[.F937])" office:value-type="float" office:value="1.99818" calcext:value-type="float">
            <text:p>1.998180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16" calcext:value-type="float">
            <text:p>1.999160</text:p>
          </table:table-cell>
          <table:table-cell office:value-type="float" office:value="1.99214" calcext:value-type="float">
            <text:p>1.992140</text:p>
          </table:table-cell>
          <table:table-cell office:value-type="float" office:value="1.99364" calcext:value-type="float">
            <text:p>1.993640</text:p>
          </table:table-cell>
          <table:table-cell table:style-name="ce5" table:formula="of:=AVERAGE([.B938:.D938];[.F938])" office:value-type="float" office:value="1.9982" calcext:value-type="float">
            <text:p>1.99820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25" calcext:value-type="float">
            <text:p>1.999250</text:p>
          </table:table-cell>
          <table:table-cell office:value-type="float" office:value="1.99214" calcext:value-type="float">
            <text:p>1.992140</text:p>
          </table:table-cell>
          <table:table-cell office:value-type="float" office:value="1.99373" calcext:value-type="float">
            <text:p>1.993730</text:p>
          </table:table-cell>
          <table:table-cell table:style-name="ce5" table:formula="of:=AVERAGE([.B939:.D939];[.F939])" office:value-type="float" office:value="1.998245" calcext:value-type="float">
            <text:p>1.99824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33" calcext:value-type="float">
            <text:p>1.999330</text:p>
          </table:table-cell>
          <table:table-cell office:value-type="float" office:value="1.99247" calcext:value-type="float">
            <text:p>1.992470</text:p>
          </table:table-cell>
          <table:table-cell office:value-type="float" office:value="1.99373" calcext:value-type="float">
            <text:p>1.993730</text:p>
          </table:table-cell>
          <table:table-cell table:style-name="ce5" table:formula="of:=AVERAGE([.B940:.D940];[.F940])" office:value-type="float" office:value="1.998265" calcext:value-type="float">
            <text:p>1.998265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33" calcext:value-type="float">
            <text:p>1.999330</text:p>
          </table:table-cell>
          <table:table-cell office:value-type="float" office:value="1.99247" calcext:value-type="float">
            <text:p>1.992470</text:p>
          </table:table-cell>
          <table:table-cell office:value-type="float" office:value="1.99373" calcext:value-type="float">
            <text:p>1.993730</text:p>
          </table:table-cell>
          <table:table-cell table:style-name="ce5" table:formula="of:=AVERAGE([.B941:.D941];[.F941])" office:value-type="float" office:value="1.998265" calcext:value-type="float">
            <text:p>1.99826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33" calcext:value-type="float">
            <text:p>1.999330</text:p>
          </table:table-cell>
          <table:table-cell office:value-type="float" office:value="1.99263" calcext:value-type="float">
            <text:p>1.992630</text:p>
          </table:table-cell>
          <table:table-cell office:value-type="float" office:value="1.99373" calcext:value-type="float">
            <text:p>1.993730</text:p>
          </table:table-cell>
          <table:table-cell table:style-name="ce5" table:formula="of:=AVERAGE([.B942:.D942];[.F942])" office:value-type="float" office:value="1.998265" calcext:value-type="float">
            <text:p>1.99826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41" calcext:value-type="float">
            <text:p>1.999410</text:p>
          </table:table-cell>
          <table:table-cell office:value-type="float" office:value="1.99271" calcext:value-type="float">
            <text:p>1.992710</text:p>
          </table:table-cell>
          <table:table-cell office:value-type="float" office:value="1.99373" calcext:value-type="float">
            <text:p>1.993730</text:p>
          </table:table-cell>
          <table:table-cell table:style-name="ce5" table:formula="of:=AVERAGE([.B943:.D943];[.F943])" office:value-type="float" office:value="1.998285" calcext:value-type="float">
            <text:p>1.998285</text:p>
          </table:table-cell>
        </table:table-row>
        <table:table-row table:style-name="ro1">
          <table:table-cell office:value-type="float" office:value="34" calcext:value-type="float">
            <text:p>34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41" calcext:value-type="float">
            <text:p>1.999410</text:p>
          </table:table-cell>
          <table:table-cell office:value-type="float" office:value="1.99304" calcext:value-type="float">
            <text:p>1.993040</text:p>
          </table:table-cell>
          <table:table-cell office:value-type="float" office:value="1.99382" calcext:value-type="float">
            <text:p>1.993820</text:p>
          </table:table-cell>
          <table:table-cell table:style-name="ce5" table:formula="of:=AVERAGE([.B944:.D944];[.F944])" office:value-type="float" office:value="1.9983075" calcext:value-type="float">
            <text:p>1.998308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" calcext:value-type="float">
            <text:p>1.999500</text:p>
          </table:table-cell>
          <table:table-cell office:value-type="float" office:value="1.99312" calcext:value-type="float">
            <text:p>1.993120</text:p>
          </table:table-cell>
          <table:table-cell office:value-type="float" office:value="1.99397" calcext:value-type="float">
            <text:p>1.993970</text:p>
          </table:table-cell>
          <table:table-cell table:style-name="ce5" table:formula="of:=AVERAGE([.B945:.D945];[.F945])" office:value-type="float" office:value="1.9983675" calcext:value-type="float">
            <text:p>1.998368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" calcext:value-type="float">
            <text:p>1.999500</text:p>
          </table:table-cell>
          <table:table-cell office:value-type="float" office:value="1.9937" calcext:value-type="float">
            <text:p>1.993700</text:p>
          </table:table-cell>
          <table:table-cell office:value-type="float" office:value="1.99397" calcext:value-type="float">
            <text:p>1.993970</text:p>
          </table:table-cell>
          <table:table-cell table:style-name="ce5" table:formula="of:=AVERAGE([.B946:.D946];[.F946])" office:value-type="float" office:value="1.9983675" calcext:value-type="float">
            <text:p>1.998368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" calcext:value-type="float">
            <text:p>1.999500</text:p>
          </table:table-cell>
          <table:table-cell office:value-type="float" office:value="1.99395" calcext:value-type="float">
            <text:p>1.993950</text:p>
          </table:table-cell>
          <table:table-cell office:value-type="float" office:value="1.99397" calcext:value-type="float">
            <text:p>1.993970</text:p>
          </table:table-cell>
          <table:table-cell table:style-name="ce5" table:formula="of:=AVERAGE([.B947:.D947];[.F947])" office:value-type="float" office:value="1.9983675" calcext:value-type="float">
            <text:p>1.99836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8" calcext:value-type="float">
            <text:p>1.999580</text:p>
          </table:table-cell>
          <table:table-cell office:value-type="float" office:value="1.99403" calcext:value-type="float">
            <text:p>1.994030</text:p>
          </table:table-cell>
          <table:table-cell office:value-type="float" office:value="1.99406" calcext:value-type="float">
            <text:p>1.994060</text:p>
          </table:table-cell>
          <table:table-cell table:style-name="ce5" table:formula="of:=AVERAGE([.B948:.D948];[.F948])" office:value-type="float" office:value="1.99841" calcext:value-type="float">
            <text:p>1.998410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8" calcext:value-type="float">
            <text:p>1.999580</text:p>
          </table:table-cell>
          <table:table-cell office:value-type="float" office:value="1.99419" calcext:value-type="float">
            <text:p>1.994190</text:p>
          </table:table-cell>
          <table:table-cell office:value-type="float" office:value="1.99406" calcext:value-type="float">
            <text:p>1.994060</text:p>
          </table:table-cell>
          <table:table-cell table:style-name="ce5" table:formula="of:=AVERAGE([.B949:.D949];[.F949])" office:value-type="float" office:value="1.99841" calcext:value-type="float">
            <text:p>1.998410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8" calcext:value-type="float">
            <text:p>1.999580</text:p>
          </table:table-cell>
          <table:table-cell office:value-type="float" office:value="1.99444" calcext:value-type="float">
            <text:p>1.994440</text:p>
          </table:table-cell>
          <table:table-cell office:value-type="float" office:value="1.99406" calcext:value-type="float">
            <text:p>1.994060</text:p>
          </table:table-cell>
          <table:table-cell table:style-name="ce5" table:formula="of:=AVERAGE([.B950:.D950];[.F950])" office:value-type="float" office:value="1.99841" calcext:value-type="float">
            <text:p>1.998410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58" calcext:value-type="float">
            <text:p>1.999580</text:p>
          </table:table-cell>
          <table:table-cell office:value-type="float" office:value="1.99477" calcext:value-type="float">
            <text:p>1.994770</text:p>
          </table:table-cell>
          <table:table-cell office:value-type="float" office:value="1.99423" calcext:value-type="float">
            <text:p>1.994230</text:p>
          </table:table-cell>
          <table:table-cell table:style-name="ce5" table:formula="of:=AVERAGE([.B951:.D951];[.F951])" office:value-type="float" office:value="1.9984525" calcext:value-type="float">
            <text:p>1.99845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01" calcext:value-type="float">
            <text:p>1.995010</text:p>
          </table:table-cell>
          <table:table-cell office:value-type="float" office:value="1.99439" calcext:value-type="float">
            <text:p>1.994390</text:p>
          </table:table-cell>
          <table:table-cell table:style-name="ce5" table:formula="of:=AVERAGE([.B952:.D952];[.F952])" office:value-type="float" office:value="1.9985125" calcext:value-type="float">
            <text:p>1.998513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1" calcext:value-type="float">
            <text:p>1.995100</text:p>
          </table:table-cell>
          <table:table-cell office:value-type="float" office:value="1.99439" calcext:value-type="float">
            <text:p>1.994390</text:p>
          </table:table-cell>
          <table:table-cell table:style-name="ce5" table:formula="of:=AVERAGE([.B953:.D953];[.F953])" office:value-type="float" office:value="1.9985125" calcext:value-type="float">
            <text:p>1.998513</text:p>
          </table:table-cell>
        </table:table-row>
        <table:table-row table:style-name="ro1">
          <table:table-cell office:value-type="float" office:value="35" calcext:value-type="float">
            <text:p>35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18" calcext:value-type="float">
            <text:p>1.995180</text:p>
          </table:table-cell>
          <table:table-cell office:value-type="float" office:value="1.99448" calcext:value-type="float">
            <text:p>1.994480</text:p>
          </table:table-cell>
          <table:table-cell table:style-name="ce5" table:formula="of:=AVERAGE([.B954:.D954];[.F954])" office:value-type="float" office:value="1.998535" calcext:value-type="float">
            <text:p>1.99853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18" calcext:value-type="float">
            <text:p>1.995180</text:p>
          </table:table-cell>
          <table:table-cell office:value-type="float" office:value="1.99448" calcext:value-type="float">
            <text:p>1.994480</text:p>
          </table:table-cell>
          <table:table-cell table:style-name="ce5" table:formula="of:=AVERAGE([.B955:.D955];[.F955])" office:value-type="float" office:value="1.998535" calcext:value-type="float">
            <text:p>1.998535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43" calcext:value-type="float">
            <text:p>1.995430</text:p>
          </table:table-cell>
          <table:table-cell office:value-type="float" office:value="1.99455" calcext:value-type="float">
            <text:p>1.994550</text:p>
          </table:table-cell>
          <table:table-cell table:style-name="ce5" table:formula="of:=AVERAGE([.B956:.D956];[.F956])" office:value-type="float" office:value="1.9985525" calcext:value-type="float">
            <text:p>1.99855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67" calcext:value-type="float">
            <text:p>1.995670</text:p>
          </table:table-cell>
          <table:table-cell office:value-type="float" office:value="1.99472" calcext:value-type="float">
            <text:p>1.994720</text:p>
          </table:table-cell>
          <table:table-cell table:style-name="ce5" table:formula="of:=AVERAGE([.B957:.D957];[.F957])" office:value-type="float" office:value="1.998595" calcext:value-type="float">
            <text:p>1.99859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75" calcext:value-type="float">
            <text:p>1.995750</text:p>
          </table:table-cell>
          <table:table-cell office:value-type="float" office:value="1.99489" calcext:value-type="float">
            <text:p>1.994890</text:p>
          </table:table-cell>
          <table:table-cell table:style-name="ce5" table:formula="of:=AVERAGE([.B958:.D958];[.F958])" office:value-type="float" office:value="1.9986375" calcext:value-type="float">
            <text:p>1.99863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591" calcext:value-type="float">
            <text:p>1.995910</text:p>
          </table:table-cell>
          <table:table-cell office:value-type="float" office:value="1.99505" calcext:value-type="float">
            <text:p>1.995050</text:p>
          </table:table-cell>
          <table:table-cell table:style-name="ce5" table:formula="of:=AVERAGE([.B959:.D959];[.F959])" office:value-type="float" office:value="1.9986775" calcext:value-type="float">
            <text:p>1.99867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" calcext:value-type="float">
            <text:p>1.996000</text:p>
          </table:table-cell>
          <table:table-cell office:value-type="float" office:value="1.99505" calcext:value-type="float">
            <text:p>1.995050</text:p>
          </table:table-cell>
          <table:table-cell table:style-name="ce5" table:formula="of:=AVERAGE([.B960:.D960];[.F960])" office:value-type="float" office:value="1.9986775" calcext:value-type="float">
            <text:p>1.99867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16" calcext:value-type="float">
            <text:p>1.996160</text:p>
          </table:table-cell>
          <table:table-cell office:value-type="float" office:value="1.99521" calcext:value-type="float">
            <text:p>1.995210</text:p>
          </table:table-cell>
          <table:table-cell table:style-name="ce5" table:formula="of:=AVERAGE([.B961:.D961];[.F961])" office:value-type="float" office:value="1.9987175" calcext:value-type="float">
            <text:p>1.99871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32" calcext:value-type="float">
            <text:p>1.996320</text:p>
          </table:table-cell>
          <table:table-cell office:value-type="float" office:value="1.99521" calcext:value-type="float">
            <text:p>1.995210</text:p>
          </table:table-cell>
          <table:table-cell table:style-name="ce5" table:formula="of:=AVERAGE([.B962:.D962];[.F962])" office:value-type="float" office:value="1.9987175" calcext:value-type="float">
            <text:p>1.998718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4" calcext:value-type="float">
            <text:p>1.996400</text:p>
          </table:table-cell>
          <table:table-cell office:value-type="float" office:value="1.99521" calcext:value-type="float">
            <text:p>1.995210</text:p>
          </table:table-cell>
          <table:table-cell table:style-name="ce5" table:formula="of:=AVERAGE([.B963:.D963];[.F963])" office:value-type="float" office:value="1.9987175" calcext:value-type="float">
            <text:p>1.998718</text:p>
          </table:table-cell>
        </table:table-row>
        <table:table-row table:style-name="ro1">
          <table:table-cell office:value-type="float" office:value="36" calcext:value-type="float">
            <text:p>36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4" calcext:value-type="float">
            <text:p>1.996400</text:p>
          </table:table-cell>
          <table:table-cell office:value-type="float" office:value="1.99521" calcext:value-type="float">
            <text:p>1.995210</text:p>
          </table:table-cell>
          <table:table-cell table:style-name="ce5" table:formula="of:=AVERAGE([.B964:.D964];[.F964])" office:value-type="float" office:value="1.9987175" calcext:value-type="float">
            <text:p>1.99871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57" calcext:value-type="float">
            <text:p>1.996570</text:p>
          </table:table-cell>
          <table:table-cell office:value-type="float" office:value="1.9953" calcext:value-type="float">
            <text:p>1.995300</text:p>
          </table:table-cell>
          <table:table-cell table:style-name="ce5" table:formula="of:=AVERAGE([.B965:.D965];[.F965])" office:value-type="float" office:value="1.99874" calcext:value-type="float">
            <text:p>1.998740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66" calcext:value-type="float">
            <text:p>1.999660</text:p>
          </table:table-cell>
          <table:table-cell office:value-type="float" office:value="1.99665" calcext:value-type="float">
            <text:p>1.996650</text:p>
          </table:table-cell>
          <table:table-cell office:value-type="float" office:value="1.99538" calcext:value-type="float">
            <text:p>1.995380</text:p>
          </table:table-cell>
          <table:table-cell table:style-name="ce5" table:formula="of:=AVERAGE([.B966:.D966];[.F966])" office:value-type="float" office:value="1.99876" calcext:value-type="float">
            <text:p>1.998760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75" calcext:value-type="float">
            <text:p>1.999750</text:p>
          </table:table-cell>
          <table:table-cell office:value-type="float" office:value="1.99673" calcext:value-type="float">
            <text:p>1.996730</text:p>
          </table:table-cell>
          <table:table-cell office:value-type="float" office:value="1.99538" calcext:value-type="float">
            <text:p>1.995380</text:p>
          </table:table-cell>
          <table:table-cell table:style-name="ce5" table:formula="of:=AVERAGE([.B967:.D967];[.F967])" office:value-type="float" office:value="1.9987825" calcext:value-type="float">
            <text:p>1.99878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75" calcext:value-type="float">
            <text:p>1.999750</text:p>
          </table:table-cell>
          <table:table-cell office:value-type="float" office:value="1.99673" calcext:value-type="float">
            <text:p>1.996730</text:p>
          </table:table-cell>
          <table:table-cell office:value-type="float" office:value="1.99538" calcext:value-type="float">
            <text:p>1.995380</text:p>
          </table:table-cell>
          <table:table-cell table:style-name="ce5" table:formula="of:=AVERAGE([.B968:.D968];[.F968])" office:value-type="float" office:value="1.9987825" calcext:value-type="float">
            <text:p>1.99878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81" calcext:value-type="float">
            <text:p>1.996810</text:p>
          </table:table-cell>
          <table:table-cell office:value-type="float" office:value="1.99564" calcext:value-type="float">
            <text:p>1.995640</text:p>
          </table:table-cell>
          <table:table-cell table:style-name="ce5" table:formula="of:=AVERAGE([.B969:.D969];[.F969])" office:value-type="float" office:value="1.9988675" calcext:value-type="float">
            <text:p>1.998868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81" calcext:value-type="float">
            <text:p>1.996810</text:p>
          </table:table-cell>
          <table:table-cell office:value-type="float" office:value="1.99581" calcext:value-type="float">
            <text:p>1.995810</text:p>
          </table:table-cell>
          <table:table-cell table:style-name="ce5" table:formula="of:=AVERAGE([.B970:.D970];[.F970])" office:value-type="float" office:value="1.99891" calcext:value-type="float">
            <text:p>1.998910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81" calcext:value-type="float">
            <text:p>1.996810</text:p>
          </table:table-cell>
          <table:table-cell office:value-type="float" office:value="1.99589" calcext:value-type="float">
            <text:p>1.995890</text:p>
          </table:table-cell>
          <table:table-cell table:style-name="ce5" table:formula="of:=AVERAGE([.B971:.D971];[.F971])" office:value-type="float" office:value="1.99893" calcext:value-type="float">
            <text:p>1.99893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81" calcext:value-type="float">
            <text:p>1.996810</text:p>
          </table:table-cell>
          <table:table-cell office:value-type="float" office:value="1.99597" calcext:value-type="float">
            <text:p>1.995970</text:p>
          </table:table-cell>
          <table:table-cell table:style-name="ce5" table:formula="of:=AVERAGE([.B972:.D972];[.F972])" office:value-type="float" office:value="1.99895" calcext:value-type="float">
            <text:p>1.998950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81" calcext:value-type="float">
            <text:p>1.996810</text:p>
          </table:table-cell>
          <table:table-cell office:value-type="float" office:value="1.99597" calcext:value-type="float">
            <text:p>1.995970</text:p>
          </table:table-cell>
          <table:table-cell table:style-name="ce5" table:formula="of:=AVERAGE([.B973:.D973];[.F973])" office:value-type="float" office:value="1.99895" calcext:value-type="float">
            <text:p>1.998950</text:p>
          </table:table-cell>
        </table:table-row>
        <table:table-row table:style-name="ro1">
          <table:table-cell office:value-type="float" office:value="37" calcext:value-type="float">
            <text:p>37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698" calcext:value-type="float">
            <text:p>1.996980</text:p>
          </table:table-cell>
          <table:table-cell office:value-type="float" office:value="1.99614" calcext:value-type="float">
            <text:p>1.996140</text:p>
          </table:table-cell>
          <table:table-cell table:style-name="ce5" table:formula="of:=AVERAGE([.B974:.D974];[.F974])" office:value-type="float" office:value="1.9989925" calcext:value-type="float">
            <text:p>1.99899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706" calcext:value-type="float">
            <text:p>1.997060</text:p>
          </table:table-cell>
          <table:table-cell office:value-type="float" office:value="1.99614" calcext:value-type="float">
            <text:p>1.996140</text:p>
          </table:table-cell>
          <table:table-cell table:style-name="ce5" table:formula="of:=AVERAGE([.B975:.D975];[.F975])" office:value-type="float" office:value="1.9989925" calcext:value-type="float">
            <text:p>1.99899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714" calcext:value-type="float">
            <text:p>1.997140</text:p>
          </table:table-cell>
          <table:table-cell office:value-type="float" office:value="1.99639" calcext:value-type="float">
            <text:p>1.996390</text:p>
          </table:table-cell>
          <table:table-cell table:style-name="ce5" table:formula="of:=AVERAGE([.B976:.D976];[.F976])" office:value-type="float" office:value="1.999055" calcext:value-type="float">
            <text:p>1.999055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83" calcext:value-type="float">
            <text:p>1.999830</text:p>
          </table:table-cell>
          <table:table-cell office:value-type="float" office:value="1.99714" calcext:value-type="float">
            <text:p>1.997140</text:p>
          </table:table-cell>
          <table:table-cell office:value-type="float" office:value="1.99639" calcext:value-type="float">
            <text:p>1.996390</text:p>
          </table:table-cell>
          <table:table-cell table:style-name="ce5" table:formula="of:=AVERAGE([.B977:.D977];[.F977])" office:value-type="float" office:value="1.999055" calcext:value-type="float">
            <text:p>1.99905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14" calcext:value-type="float">
            <text:p>1.997140</text:p>
          </table:table-cell>
          <table:table-cell office:value-type="float" office:value="1.99656" calcext:value-type="float">
            <text:p>1.996560</text:p>
          </table:table-cell>
          <table:table-cell table:style-name="ce5" table:formula="of:=AVERAGE([.B978:.D978];[.F978])" office:value-type="float" office:value="1.9991175" calcext:value-type="float">
            <text:p>1.999118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22" calcext:value-type="float">
            <text:p>1.997220</text:p>
          </table:table-cell>
          <table:table-cell office:value-type="float" office:value="1.99656" calcext:value-type="float">
            <text:p>1.996560</text:p>
          </table:table-cell>
          <table:table-cell table:style-name="ce5" table:formula="of:=AVERAGE([.B979:.D979];[.F979])" office:value-type="float" office:value="1.9991175" calcext:value-type="float">
            <text:p>1.999118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38" calcext:value-type="float">
            <text:p>1.997380</text:p>
          </table:table-cell>
          <table:table-cell office:value-type="float" office:value="1.99656" calcext:value-type="float">
            <text:p>1.996560</text:p>
          </table:table-cell>
          <table:table-cell table:style-name="ce5" table:formula="of:=AVERAGE([.B980:.D980];[.F980])" office:value-type="float" office:value="1.9991175" calcext:value-type="float">
            <text:p>1.999118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55" calcext:value-type="float">
            <text:p>1.997550</text:p>
          </table:table-cell>
          <table:table-cell office:value-type="float" office:value="1.99664" calcext:value-type="float">
            <text:p>1.996640</text:p>
          </table:table-cell>
          <table:table-cell table:style-name="ce5" table:formula="of:=AVERAGE([.B981:.D981];[.F981])" office:value-type="float" office:value="1.9991375" calcext:value-type="float">
            <text:p>1.999138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63" calcext:value-type="float">
            <text:p>1.997630</text:p>
          </table:table-cell>
          <table:table-cell office:value-type="float" office:value="1.99681" calcext:value-type="float">
            <text:p>1.996810</text:p>
          </table:table-cell>
          <table:table-cell table:style-name="ce5" table:formula="of:=AVERAGE([.B982:.D982];[.F982])" office:value-type="float" office:value="1.99918" calcext:value-type="float">
            <text:p>1.999180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71" calcext:value-type="float">
            <text:p>1.997710</text:p>
          </table:table-cell>
          <table:table-cell office:value-type="float" office:value="1.99681" calcext:value-type="float">
            <text:p>1.996810</text:p>
          </table:table-cell>
          <table:table-cell table:style-name="ce5" table:formula="of:=AVERAGE([.B983:.D983];[.F983])" office:value-type="float" office:value="1.99918" calcext:value-type="float">
            <text:p>1.999180</text:p>
          </table:table-cell>
        </table:table-row>
        <table:table-row table:style-name="ro1">
          <table:table-cell office:value-type="float" office:value="38" calcext:value-type="float">
            <text:p>38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79" calcext:value-type="float">
            <text:p>1.997790</text:p>
          </table:table-cell>
          <table:table-cell office:value-type="float" office:value="1.99698" calcext:value-type="float">
            <text:p>1.996980</text:p>
          </table:table-cell>
          <table:table-cell table:style-name="ce5" table:formula="of:=AVERAGE([.B984:.D984];[.F984])" office:value-type="float" office:value="1.9992225" calcext:value-type="float">
            <text:p>1.999223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79" calcext:value-type="float">
            <text:p>1.997790</text:p>
          </table:table-cell>
          <table:table-cell office:value-type="float" office:value="1.99706" calcext:value-type="float">
            <text:p>1.997060</text:p>
          </table:table-cell>
          <table:table-cell table:style-name="ce5" table:formula="of:=AVERAGE([.B985:.D985];[.F985])" office:value-type="float" office:value="1.9992425" calcext:value-type="float">
            <text:p>1.999243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79" calcext:value-type="float">
            <text:p>1.997790</text:p>
          </table:table-cell>
          <table:table-cell office:value-type="float" office:value="1.99723" calcext:value-type="float">
            <text:p>1.997230</text:p>
          </table:table-cell>
          <table:table-cell table:style-name="ce5" table:formula="of:=AVERAGE([.B986:.D986];[.F986])" office:value-type="float" office:value="1.999285" calcext:value-type="float">
            <text:p>1.99928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79" calcext:value-type="float">
            <text:p>1.997790</text:p>
          </table:table-cell>
          <table:table-cell office:value-type="float" office:value="1.99765" calcext:value-type="float">
            <text:p>1.997650</text:p>
          </table:table-cell>
          <table:table-cell table:style-name="ce5" table:formula="of:=AVERAGE([.B987:.D987];[.F987])" office:value-type="float" office:value="1.99939" calcext:value-type="float">
            <text:p>1.999390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787" calcext:value-type="float">
            <text:p>1.997870</text:p>
          </table:table-cell>
          <table:table-cell office:value-type="float" office:value="1.99773" calcext:value-type="float">
            <text:p>1.997730</text:p>
          </table:table-cell>
          <table:table-cell table:style-name="ce5" table:formula="of:=AVERAGE([.B988:.D988];[.F988])" office:value-type="float" office:value="1.99941" calcext:value-type="float">
            <text:p>1.999410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04" calcext:value-type="float">
            <text:p>1.998040</text:p>
          </table:table-cell>
          <table:table-cell office:value-type="float" office:value="1.9979" calcext:value-type="float">
            <text:p>1.997900</text:p>
          </table:table-cell>
          <table:table-cell table:style-name="ce5" table:formula="of:=AVERAGE([.B989:.D989];[.F989])" office:value-type="float" office:value="1.9994525" calcext:value-type="float">
            <text:p>1.999453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79" calcext:value-type="float">
            <text:p>1.997900</text:p>
          </table:table-cell>
          <table:table-cell table:style-name="ce5" table:formula="of:=AVERAGE([.B990:.D990];[.F990])" office:value-type="float" office:value="1.9994525" calcext:value-type="float">
            <text:p>1.99945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807" calcext:value-type="float">
            <text:p>1.998070</text:p>
          </table:table-cell>
          <table:table-cell table:style-name="ce5" table:formula="of:=AVERAGE([.B991:.D991];[.F991])" office:value-type="float" office:value="1.999495" calcext:value-type="float">
            <text:p>1.999495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807" calcext:value-type="float">
            <text:p>1.998070</text:p>
          </table:table-cell>
          <table:table-cell table:style-name="ce5" table:formula="of:=AVERAGE([.B992:.D992];[.F992])" office:value-type="float" office:value="1.999495" calcext:value-type="float">
            <text:p>1.999495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807" calcext:value-type="float">
            <text:p>1.998070</text:p>
          </table:table-cell>
          <table:table-cell table:style-name="ce5" table:formula="of:=AVERAGE([.B993:.D993];[.F993])" office:value-type="float" office:value="1.999495" calcext:value-type="float">
            <text:p>1.999495</text:p>
          </table:table-cell>
        </table:table-row>
        <table:table-row table:style-name="ro1">
          <table:table-cell office:value-type="float" office:value="39" calcext:value-type="float">
            <text:p>39.0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815" calcext:value-type="float">
            <text:p>1.998150</text:p>
          </table:table-cell>
          <table:table-cell table:style-name="ce5" table:formula="of:=AVERAGE([.B994:.D994];[.F994])" office:value-type="float" office:value="1.999515" calcext:value-type="float">
            <text:p>1.999515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12" calcext:value-type="float">
            <text:p>1.998120</text:p>
          </table:table-cell>
          <table:table-cell office:value-type="float" office:value="1.99815" calcext:value-type="float">
            <text:p>1.998150</text:p>
          </table:table-cell>
          <table:table-cell table:style-name="ce5" table:formula="of:=AVERAGE([.B995:.D995];[.F995])" office:value-type="float" office:value="1.999515" calcext:value-type="float">
            <text:p>1.999515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2" calcext:value-type="float">
            <text:p>1.998200</text:p>
          </table:table-cell>
          <table:table-cell office:value-type="float" office:value="1.99839" calcext:value-type="float">
            <text:p>1.998390</text:p>
          </table:table-cell>
          <table:table-cell table:style-name="ce5" table:formula="of:=AVERAGE([.B996:.D996];[.F996])" office:value-type="float" office:value="1.999575" calcext:value-type="float">
            <text:p>1.999575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28" calcext:value-type="float">
            <text:p>1.998280</text:p>
          </table:table-cell>
          <table:table-cell office:value-type="float" office:value="1.99839" calcext:value-type="float">
            <text:p>1.998390</text:p>
          </table:table-cell>
          <table:table-cell table:style-name="ce5" table:formula="of:=AVERAGE([.B997:.D997];[.F997])" office:value-type="float" office:value="1.999575" calcext:value-type="float">
            <text:p>1.99957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36" calcext:value-type="float">
            <text:p>1.998360</text:p>
          </table:table-cell>
          <table:table-cell office:value-type="float" office:value="1.99847" calcext:value-type="float">
            <text:p>1.998470</text:p>
          </table:table-cell>
          <table:table-cell table:style-name="ce5" table:formula="of:=AVERAGE([.B998:.D998];[.F998])" office:value-type="float" office:value="1.999595" calcext:value-type="float">
            <text:p>1.999595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36" calcext:value-type="float">
            <text:p>1.998360</text:p>
          </table:table-cell>
          <table:table-cell office:value-type="float" office:value="1.99847" calcext:value-type="float">
            <text:p>1.998470</text:p>
          </table:table-cell>
          <table:table-cell table:style-name="ce5" table:formula="of:=AVERAGE([.B999:.D999];[.F999])" office:value-type="float" office:value="1.999595" calcext:value-type="float">
            <text:p>1.99959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36" calcext:value-type="float">
            <text:p>1.998360</text:p>
          </table:table-cell>
          <table:table-cell office:value-type="float" office:value="1.99855" calcext:value-type="float">
            <text:p>1.998550</text:p>
          </table:table-cell>
          <table:table-cell table:style-name="ce5" table:formula="of:=AVERAGE([.B1000:.D1000];[.F1000])" office:value-type="float" office:value="1.999615" calcext:value-type="float">
            <text:p>1.99961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table:number-columns-repeated="2" office:value-type="float" office:value="2" calcext:value-type="float">
            <text:p>2.000000</text:p>
          </table:table-cell>
          <table:table-cell office:value-type="float" office:value="1.99991" calcext:value-type="float">
            <text:p>1.999910</text:p>
          </table:table-cell>
          <table:table-cell office:value-type="float" office:value="1.99836" calcext:value-type="float">
            <text:p>1.998360</text:p>
          </table:table-cell>
          <table:table-cell office:value-type="float" office:value="1.99855" calcext:value-type="float">
            <text:p>1.998550</text:p>
          </table:table-cell>
          <table:table-cell table:style-name="ce5" table:formula="of:=AVERAGE([.B1001:.D1001];[.F1001])" office:value-type="float" office:value="1.999615" calcext:value-type="float">
            <text:p>1.999615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36" calcext:value-type="float">
            <text:p>1.998360</text:p>
          </table:table-cell>
          <table:table-cell office:value-type="float" office:value="1.99855" calcext:value-type="float">
            <text:p>1.998550</text:p>
          </table:table-cell>
          <table:table-cell table:style-name="ce5" table:formula="of:=AVERAGE([.B1002:.D1002];[.F1002])" office:value-type="float" office:value="1.9996375" calcext:value-type="float">
            <text:p>1.999638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45" calcext:value-type="float">
            <text:p>1.998450</text:p>
          </table:table-cell>
          <table:table-cell office:value-type="float" office:value="1.99855" calcext:value-type="float">
            <text:p>1.998550</text:p>
          </table:table-cell>
          <table:table-cell table:style-name="ce5" table:formula="of:=AVERAGE([.B1003:.D1003];[.F1003])" office:value-type="float" office:value="1.9996375" calcext:value-type="float">
            <text:p>1.999638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45" calcext:value-type="float">
            <text:p>1.998450</text:p>
          </table:table-cell>
          <table:table-cell office:value-type="float" office:value="1.99855" calcext:value-type="float">
            <text:p>1.998550</text:p>
          </table:table-cell>
          <table:table-cell table:style-name="ce5" table:formula="of:=AVERAGE([.B1004:.D1004];[.F1004])" office:value-type="float" office:value="1.9996375" calcext:value-type="float">
            <text:p>1.99963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45" calcext:value-type="float">
            <text:p>1.998450</text:p>
          </table:table-cell>
          <table:table-cell office:value-type="float" office:value="1.99863" calcext:value-type="float">
            <text:p>1.998630</text:p>
          </table:table-cell>
          <table:table-cell table:style-name="ce5" table:formula="of:=AVERAGE([.B1005:.D1005];[.F1005])" office:value-type="float" office:value="1.9996575" calcext:value-type="float">
            <text:p>1.999658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45" calcext:value-type="float">
            <text:p>1.998450</text:p>
          </table:table-cell>
          <table:table-cell office:value-type="float" office:value="1.99863" calcext:value-type="float">
            <text:p>1.998630</text:p>
          </table:table-cell>
          <table:table-cell table:style-name="ce5" table:formula="of:=AVERAGE([.B1006:.D1006];[.F1006])" office:value-type="float" office:value="1.9996575" calcext:value-type="float">
            <text:p>1.999658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53" calcext:value-type="float">
            <text:p>1.998530</text:p>
          </table:table-cell>
          <table:table-cell office:value-type="float" office:value="1.99879" calcext:value-type="float">
            <text:p>1.998790</text:p>
          </table:table-cell>
          <table:table-cell table:style-name="ce5" table:formula="of:=AVERAGE([.B1007:.D1007];[.F1007])" office:value-type="float" office:value="1.9996975" calcext:value-type="float">
            <text:p>1.999698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1" calcext:value-type="float">
            <text:p>1.998610</text:p>
          </table:table-cell>
          <table:table-cell office:value-type="float" office:value="1.99896" calcext:value-type="float">
            <text:p>1.998960</text:p>
          </table:table-cell>
          <table:table-cell table:style-name="ce5" table:formula="of:=AVERAGE([.B1008:.D1008];[.F1008])" office:value-type="float" office:value="1.99974" calcext:value-type="float">
            <text:p>1.99974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1" calcext:value-type="float">
            <text:p>1.998610</text:p>
          </table:table-cell>
          <table:table-cell office:value-type="float" office:value="1.99896" calcext:value-type="float">
            <text:p>1.998960</text:p>
          </table:table-cell>
          <table:table-cell table:style-name="ce5" table:formula="of:=AVERAGE([.B1009:.D1009];[.F1009])" office:value-type="float" office:value="1.99974" calcext:value-type="float">
            <text:p>1.999740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896" calcext:value-type="float">
            <text:p>1.998960</text:p>
          </table:table-cell>
          <table:table-cell table:style-name="ce5" table:formula="of:=AVERAGE([.B1010:.D1010];[.F1010])" office:value-type="float" office:value="1.99974" calcext:value-type="float">
            <text:p>1.999740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1:.D1011];[.F1011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2:.D1012];[.F1012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3:.D1013];[.F1013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" calcext:value-type="float">
            <text:p>41.0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4:.D1014];[.F1014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69" calcext:value-type="float">
            <text:p>1.99869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5:.D1015];[.F1015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86" calcext:value-type="float">
            <text:p>1.99886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6:.D1016];[.F1016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94" calcext:value-type="float">
            <text:p>1.99894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7:.D1017];[.F1017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94" calcext:value-type="float">
            <text:p>1.99894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8:.D1018];[.F1018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894" calcext:value-type="float">
            <text:p>1.998940</text:p>
          </table:table-cell>
          <table:table-cell office:value-type="float" office:value="1.99904" calcext:value-type="float">
            <text:p>1.999040</text:p>
          </table:table-cell>
          <table:table-cell table:style-name="ce5" table:formula="of:=AVERAGE([.B1019:.D1019];[.F1019])" office:value-type="float" office:value="1.99976" calcext:value-type="float">
            <text:p>1.999760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1" calcext:value-type="float">
            <text:p>1.999100</text:p>
          </table:table-cell>
          <table:table-cell office:value-type="float" office:value="1.99912" calcext:value-type="float">
            <text:p>1.999120</text:p>
          </table:table-cell>
          <table:table-cell table:style-name="ce5" table:formula="of:=AVERAGE([.B1020:.D1020];[.F1020])" office:value-type="float" office:value="1.99978" calcext:value-type="float">
            <text:p>1.999780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27" calcext:value-type="float">
            <text:p>1.999270</text:p>
          </table:table-cell>
          <table:table-cell office:value-type="float" office:value="1.9992" calcext:value-type="float">
            <text:p>1.999200</text:p>
          </table:table-cell>
          <table:table-cell table:style-name="ce5" table:formula="of:=AVERAGE([.B1021:.D1021];[.F1021])" office:value-type="float" office:value="1.9998" calcext:value-type="float">
            <text:p>1.999800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28" calcext:value-type="float">
            <text:p>1.999280</text:p>
          </table:table-cell>
          <table:table-cell table:style-name="ce5" table:formula="of:=AVERAGE([.B1022:.D1022];[.F1022])" office:value-type="float" office:value="1.99982" calcext:value-type="float">
            <text:p>1.999820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28" calcext:value-type="float">
            <text:p>1.999280</text:p>
          </table:table-cell>
          <table:table-cell table:style-name="ce5" table:formula="of:=AVERAGE([.B1023:.D1023];[.F1023])" office:value-type="float" office:value="1.99982" calcext:value-type="float">
            <text:p>1.999820</text:p>
          </table:table-cell>
        </table:table-row>
        <table:table-row table:style-name="ro1">
          <table:table-cell office:value-type="float" office:value="42" calcext:value-type="float">
            <text:p>42.0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36" calcext:value-type="float">
            <text:p>1.999360</text:p>
          </table:table-cell>
          <table:table-cell table:style-name="ce5" table:formula="of:=AVERAGE([.B1024:.D1024];[.F1024])" office:value-type="float" office:value="1.99984" calcext:value-type="float">
            <text:p>1.999840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36" calcext:value-type="float">
            <text:p>1.999360</text:p>
          </table:table-cell>
          <table:table-cell table:style-name="ce5" table:formula="of:=AVERAGE([.B1025:.D1025];[.F1025])" office:value-type="float" office:value="1.99984" calcext:value-type="float">
            <text:p>1.999840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44" calcext:value-type="float">
            <text:p>1.999440</text:p>
          </table:table-cell>
          <table:table-cell table:style-name="ce5" table:formula="of:=AVERAGE([.B1026:.D1026];[.F1026])" office:value-type="float" office:value="1.99986" calcext:value-type="float">
            <text:p>1.999860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44" calcext:value-type="float">
            <text:p>1.999440</text:p>
          </table:table-cell>
          <table:table-cell table:style-name="ce5" table:formula="of:=AVERAGE([.B1027:.D1027];[.F1027])" office:value-type="float" office:value="1.99986" calcext:value-type="float">
            <text:p>1.999860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44" calcext:value-type="float">
            <text:p>1.999440</text:p>
          </table:table-cell>
          <table:table-cell table:style-name="ce5" table:formula="of:=AVERAGE([.B1028:.D1028];[.F1028])" office:value-type="float" office:value="1.99986" calcext:value-type="float">
            <text:p>1.999860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35" calcext:value-type="float">
            <text:p>1.999350</text:p>
          </table:table-cell>
          <table:table-cell office:value-type="float" office:value="1.99944" calcext:value-type="float">
            <text:p>1.999440</text:p>
          </table:table-cell>
          <table:table-cell table:style-name="ce5" table:formula="of:=AVERAGE([.B1029:.D1029];[.F1029])" office:value-type="float" office:value="1.99986" calcext:value-type="float">
            <text:p>1.999860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44" calcext:value-type="float">
            <text:p>1.999440</text:p>
          </table:table-cell>
          <table:table-cell table:style-name="ce5" table:formula="of:=AVERAGE([.B1030:.D1030];[.F1030])" office:value-type="float" office:value="1.99986" calcext:value-type="float">
            <text:p>1.999860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53" calcext:value-type="float">
            <text:p>1.999530</text:p>
          </table:table-cell>
          <table:table-cell table:style-name="ce5" table:formula="of:=AVERAGE([.B1031:.D1031];[.F1031])" office:value-type="float" office:value="1.9998825" calcext:value-type="float">
            <text:p>1.99988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53" calcext:value-type="float">
            <text:p>1.999530</text:p>
          </table:table-cell>
          <table:table-cell table:style-name="ce5" table:formula="of:=AVERAGE([.B1032:.D1032];[.F1032])" office:value-type="float" office:value="1.9998825" calcext:value-type="float">
            <text:p>1.999883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53" calcext:value-type="float">
            <text:p>1.999530</text:p>
          </table:table-cell>
          <table:table-cell table:style-name="ce5" table:formula="of:=AVERAGE([.B1033:.D1033];[.F1033])" office:value-type="float" office:value="1.9998825" calcext:value-type="float">
            <text:p>1.999883</text:p>
          </table:table-cell>
        </table:table-row>
        <table:table-row table:style-name="ro1">
          <table:table-cell office:value-type="float" office:value="43" calcext:value-type="float">
            <text:p>43.0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61" calcext:value-type="float">
            <text:p>1.999610</text:p>
          </table:table-cell>
          <table:table-cell table:style-name="ce5" table:formula="of:=AVERAGE([.B1034:.D1034];[.F1034])" office:value-type="float" office:value="1.9999025" calcext:value-type="float">
            <text:p>1.999903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61" calcext:value-type="float">
            <text:p>1.999610</text:p>
          </table:table-cell>
          <table:table-cell table:style-name="ce5" table:formula="of:=AVERAGE([.B1035:.D1035];[.F1035])" office:value-type="float" office:value="1.9999025" calcext:value-type="float">
            <text:p>1.999903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43" calcext:value-type="float">
            <text:p>1.999430</text:p>
          </table:table-cell>
          <table:table-cell office:value-type="float" office:value="1.99969" calcext:value-type="float">
            <text:p>1.999690</text:p>
          </table:table-cell>
          <table:table-cell table:style-name="ce5" table:formula="of:=AVERAGE([.B1036:.D1036];[.F1036])" office:value-type="float" office:value="1.9999225" calcext:value-type="float">
            <text:p>1.999923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1" calcext:value-type="float">
            <text:p>1.999510</text:p>
          </table:table-cell>
          <table:table-cell office:value-type="float" office:value="1.99969" calcext:value-type="float">
            <text:p>1.999690</text:p>
          </table:table-cell>
          <table:table-cell table:style-name="ce5" table:formula="of:=AVERAGE([.B1037:.D1037];[.F1037])" office:value-type="float" office:value="1.9999225" calcext:value-type="float">
            <text:p>1.99992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1" calcext:value-type="float">
            <text:p>1.99951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38:.D1038];[.F1038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1" calcext:value-type="float">
            <text:p>1.99951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39:.D1039];[.F1039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1" calcext:value-type="float">
            <text:p>1.99951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0:.D1040];[.F1040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1:.D1041];[.F1041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2:.D1042];[.F1042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3:.D1043];[.F1043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" calcext:value-type="float">
            <text:p>44.0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4:.D1044];[.F1044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5:.D1045];[.F1045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59" calcext:value-type="float">
            <text:p>1.99959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6:.D1046];[.F1046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68" calcext:value-type="float">
            <text:p>1.99968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7:.D1047];[.F1047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76" calcext:value-type="float">
            <text:p>1.999760</text:p>
          </table:table-cell>
          <table:table-cell office:value-type="float" office:value="1.99977" calcext:value-type="float">
            <text:p>1.999770</text:p>
          </table:table-cell>
          <table:table-cell table:style-name="ce5" table:formula="of:=AVERAGE([.B1048:.D1048];[.F1048])" office:value-type="float" office:value="1.9999425" calcext:value-type="float">
            <text:p>1.99994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76" calcext:value-type="float">
            <text:p>1.999760</text:p>
          </table:table-cell>
          <table:table-cell office:value-type="float" office:value="1.99985" calcext:value-type="float">
            <text:p>1.999850</text:p>
          </table:table-cell>
          <table:table-cell table:style-name="ce5" table:formula="of:=AVERAGE([.B1049:.D1049];[.F1049])" office:value-type="float" office:value="1.9999625" calcext:value-type="float">
            <text:p>1.999963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76" calcext:value-type="float">
            <text:p>1.99976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0:.D1050];[.F105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table:number-columns-repeated="3" office:value-type="float" office:value="2" calcext:value-type="float">
            <text:p>2.000000</text:p>
          </table:table-cell>
          <table:table-cell office:value-type="float" office:value="1.99984" calcext:value-type="float">
            <text:p>1.99984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1:.D1051];[.F105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table:number-columns-repeated="3" office:value-type="float" office:value="2" calcext:value-type="float">
            <text:p>2.000000</text:p>
          </table:table-cell>
          <table:table-cell table:number-columns-repeated="2" office:value-type="float" office:value="1.99992" calcext:value-type="float">
            <text:p>1.999920</text:p>
          </table:table-cell>
          <table:table-cell table:style-name="ce5" table:formula="of:=AVERAGE([.B1052:.D1052];[.F105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table:number-columns-repeated="3" office:value-type="float" office:value="2" calcext:value-type="float">
            <text:p>2.000000</text:p>
          </table:table-cell>
          <table:table-cell table:number-columns-repeated="2" office:value-type="float" office:value="1.99992" calcext:value-type="float">
            <text:p>1.999920</text:p>
          </table:table-cell>
          <table:table-cell table:style-name="ce5" table:formula="of:=AVERAGE([.B1053:.D1053];[.F105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" calcext:value-type="float">
            <text:p>45.0</text:p>
          </table:table-cell>
          <table:table-cell table:number-columns-repeated="3" office:value-type="float" office:value="2" calcext:value-type="float">
            <text:p>2.000000</text:p>
          </table:table-cell>
          <table:table-cell table:number-columns-repeated="2" office:value-type="float" office:value="1.99992" calcext:value-type="float">
            <text:p>1.999920</text:p>
          </table:table-cell>
          <table:table-cell table:style-name="ce5" table:formula="of:=AVERAGE([.B1054:.D1054];[.F105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table:number-columns-repeated="3" office:value-type="float" office:value="2" calcext:value-type="float">
            <text:p>2.000000</text:p>
          </table:table-cell>
          <table:table-cell table:number-columns-repeated="2" office:value-type="float" office:value="1.99992" calcext:value-type="float">
            <text:p>1.999920</text:p>
          </table:table-cell>
          <table:table-cell table:style-name="ce5" table:formula="of:=AVERAGE([.B1055:.D1055];[.F105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6:.D1056];[.F1056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7:.D1057];[.F1057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8:.D1058];[.F1058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59:.D1059];[.F1059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0:.D1060];[.F106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1:.D1061];[.F106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2:.D1062];[.F106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3:.D1063];[.F106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" calcext:value-type="float">
            <text:p>46.0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4:.D1064];[.F106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5:.D1065];[.F106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6:.D1066];[.F1066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7:.D1067];[.F1067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8:.D1068];[.F1068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69:.D1069];[.F1069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0:.D1070];[.F107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1:.D1071];[.F107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2:.D1072];[.F107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3:.D1073];[.F107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" calcext:value-type="float">
            <text:p>47.0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4:.D1074];[.F107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5:.D1075];[.F107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6:.D1076];[.F1076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7:.D1077];[.F1077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8:.D1078];[.F1078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79:.D1079];[.F1079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0:.D1080];[.F108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1:.D1081];[.F108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2:.D1082];[.F108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3:.D1083];[.F108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" calcext:value-type="float">
            <text:p>48.0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4:.D1084];[.F108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5:.D1085];[.F108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6:.D1086];[.F1086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7:.D1087];[.F1087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8:.D1088];[.F1088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89:.D1089];[.F1089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0:.D1090];[.F109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1:.D1091];[.F109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2:.D1092];[.F109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3:.D1093];[.F109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" calcext:value-type="float">
            <text:p>49.0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4:.D1094];[.F109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5:.D1095];[.F109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6:.D1096];[.F1096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7:.D1097];[.F1097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8:.D1098];[.F1098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099:.D1099];[.F1099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0:.D1100];[.F1100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1:.D1101];[.F1101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2:.D1102];[.F1102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3:.D1103];[.F1103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50" calcext:value-type="float">
            <text:p>50.0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4:.D1104];[.F1104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table:number-columns-repeated="4" office:value-type="float" office:value="2" calcext:value-type="float">
            <text:p>2.000000</text:p>
          </table:table-cell>
          <table:table-cell office:value-type="float" office:value="1.99992" calcext:value-type="float">
            <text:p>1.999920</text:p>
          </table:table-cell>
          <table:table-cell table:style-name="ce5" table:formula="of:=AVERAGE([.B1105:.D1105];[.F1105])" office:value-type="float" office:value="1.99998" calcext:value-type="float">
            <text:p>1.999980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06:.D1106];[.F110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07:.D1107];[.F110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08:.D1108];[.F110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09:.D1109];[.F110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0:.D1110];[.F111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1:.D1111];[.F111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2:.D1112];[.F111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3:.D1113];[.F111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" calcext:value-type="float">
            <text:p>51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4:.D1114];[.F111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5:.D1115];[.F111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6:.D1116];[.F111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7:.D1117];[.F111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8:.D1118];[.F111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19:.D1119];[.F111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0:.D1120];[.F112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1:.D1121];[.F112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2:.D1122];[.F112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3:.D1123];[.F112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" calcext:value-type="float">
            <text:p>52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4:.D1124];[.F112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5:.D1125];[.F112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6:.D1126];[.F112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7:.D1127];[.F112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8:.D1128];[.F112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29:.D1129];[.F112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0:.D1130];[.F113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1:.D1131];[.F113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2:.D1132];[.F113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3:.D1133];[.F113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" calcext:value-type="float">
            <text:p>53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4:.D1134];[.F113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5:.D1135];[.F113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6:.D1136];[.F113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7:.D1137];[.F113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8:.D1138];[.F113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39:.D1139];[.F113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0:.D1140];[.F114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1:.D1141];[.F114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2:.D1142];[.F114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3:.D1143];[.F114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" calcext:value-type="float">
            <text:p>54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4:.D1144];[.F114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5:.D1145];[.F114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6:.D1146];[.F114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7:.D1147];[.F114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8:.D1148];[.F114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49:.D1149];[.F114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0:.D1150];[.F115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1:.D1151];[.F115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2:.D1152];[.F115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3:.D1153];[.F115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" calcext:value-type="float">
            <text:p>55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4:.D1154];[.F115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5:.D1155];[.F115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6:.D1156];[.F115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7:.D1157];[.F115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8:.D1158];[.F115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59:.D1159];[.F115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0:.D1160];[.F116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1:.D1161];[.F116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2:.D1162];[.F116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3:.D1163];[.F116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" calcext:value-type="float">
            <text:p>56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4:.D1164];[.F116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5:.D1165];[.F116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6:.D1166];[.F116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7:.D1167];[.F116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8:.D1168];[.F116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69:.D1169];[.F116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0:.D1170];[.F117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1:.D1171];[.F117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2:.D1172];[.F117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3:.D1173];[.F117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" calcext:value-type="float">
            <text:p>57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4:.D1174];[.F117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5:.D1175];[.F117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6:.D1176];[.F117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7:.D1177];[.F117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8:.D1178];[.F117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79:.D1179];[.F117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0:.D1180];[.F118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1:.D1181];[.F118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2:.D1182];[.F118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3:.D1183];[.F118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" calcext:value-type="float">
            <text:p>58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4:.D1184];[.F118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5:.D1185];[.F118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6:.D1186];[.F118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7:.D1187];[.F118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8:.D1188];[.F118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89:.D1189];[.F118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0:.D1190];[.F119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1:.D1191];[.F119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2:.D1192];[.F119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3:.D1193];[.F119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" calcext:value-type="float">
            <text:p>59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4:.D1194];[.F1194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5:.D1195];[.F1195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6:.D1196];[.F1196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7:.D1197];[.F1197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8:.D1198];[.F1198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199:.D1199];[.F1199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200:.D1200];[.F1200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201:.D1201];[.F1201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202:.D1202];[.F1202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203:.D1203];[.F1203])" office:value-type="float" office:value="2" calcext:value-type="float">
            <text:p>2.000000</text:p>
          </table:table-cell>
        </table:table-row>
        <table:table-row table:style-name="ro1">
          <table:table-cell office:value-type="float" office:value="60" calcext:value-type="float">
            <text:p>60.0</text:p>
          </table:table-cell>
          <table:table-cell table:number-columns-repeated="5" office:value-type="float" office:value="2" calcext:value-type="float">
            <text:p>2.000000</text:p>
          </table:table-cell>
          <table:table-cell table:style-name="ce5" table:formula="of:=AVERAGE([.B1204:.D1204];[.F1204])" office:value-type="float" office:value="2" calcext:value-type="float">
            <text:p>2.000000</text:p>
          </table:table-cell>
        </table:table-row>
        <table:table-row table:style-name="ro1" table:number-rows-repeated="5">
          <table:table-cell table:number-columns-repeated="5"/>
          <table:table-cell table:style-name="Default" table:number-columns-repeated="2"/>
        </table:table-row>
        <table:table-row table:style-name="ro1" table:number-rows-repeated="10473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2:01:26.690573500</meta:creation-date>
    <dc:date>2023-11-27T10:34:08.013943781</dc:date>
    <meta:editing-duration>P3DT11H39M43S</meta:editing-duration>
    <meta:editing-cycles>7</meta:editing-cycles>
    <meta:generator>LibreOffice/7.3.7.2$Linux_X86_64 LibreOffice_project/30$Build-2</meta:generator>
    <meta:document-statistic meta:table-count="1" meta:cell-count="8392" meta:object-count="1"/>
  </office:meta>
</office:document-meta>
</file>